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Hyperlink_BusWorking-04-CostsRev_32__40_current_41_" style:data-style-name="N0">
      <style:table-cell-properties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6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2pt solid #000000" fo:border-bottom="thin solid #000000" fo:border-left="none" fo:border-right="none" fo:background-color="#FFFFFF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style:vertical-align="automatic" fo:background-color="#FFFFFF" style:cell-protect="protected"/>
    </style:style>
    <style:style style:name="ce25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38"/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0" style:family="table-cell" style:parent-style-name="Default" style:data-style-name="N37">
      <style:table-cell-properties style:vertical-align="top"/>
    </style:style>
    <style:style style:name="ce31" style:family="table-cell" style:parent-style-name="Default" style:data-style-name="N0">
      <style:table-cell-properties style:vertical-align="top"/>
    </style:style>
    <style:style style:name="ce32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/>
    </style:style>
    <style:style style:name="ce33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4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6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7" style:family="table-cell" style:parent-style-name="Normal_Main" style:data-style-name="N4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8" style:family="table-cell" style:parent-style-name="Normal_Main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9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1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Percent" style:data-style-name="N14">
      <style:table-cell-properties style:vertical-align="automatic" fo:background-color="#FFFFFF" style:repeat-content="false"/>
      <style:paragraph-properties fo:text-align="end" fo:margin-right="0cm"/>
    </style:style>
    <style:style style:name="ce47" style:family="table-cell" style:parent-style-name="Percent" style:data-style-name="N41">
      <style:table-cell-properties style:vertical-align="automatic" fo:background-color="#FFFFFF" style:repeat-content="false"/>
      <style:paragraph-properties fo:text-align="end" fo:margin-right="0cm"/>
    </style:style>
    <style:style style:name="ce48" style:family="table-cell" style:parent-style-name="Percent" style:data-style-name="N41">
      <style:table-cell-properties fo:background-color="#FFFFFF"/>
      <style:text-properties fo:font-weight="bold" style:font-weight-asian="bold" style:font-weight-complex="bold"/>
    </style:style>
    <style:style style:name="ce49" style:family="table-cell" style:parent-style-name="Percent" style:data-style-name="N41">
      <style:table-cell-properties style:vertical-align="top" fo:background-color="#FFFFFF"/>
      <style:text-properties fo:font-weight="bold" style:font-weight-asian="bold" style:font-weight-complex="bold"/>
    </style:style>
    <style:style style:name="ce50" style:family="table-cell" style:parent-style-name="Percent" style:data-style-name="N41">
      <style:table-cell-properties style:vertical-align="top"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9685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0.465666666666667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730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51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47.25pt" style:use-optimal-row-height="false" fo:break-before="auto"/>
    </style:style>
    <style:style style:name="ro14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405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default-cell-style-name="ce1"/>
        <table:table-column table:style-name="co6" table:number-columns-repeated="16363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2"/>
          <table:table-cell table:number-columns-repeated="6" table:style-name="ce3"/>
          <table:table-cell table:number-columns-repeated="16374" table:style-name="ce1"/>
        </table:table-row>
        <table:table-row table:style-name="ro2">
          <table:table-cell office:value-type="string" table:style-name="ce4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number-columns-repeated="2" table:style-name="ce5"/>
          <table:table-cell table:style-name="ce6"/>
          <table:table-cell table:style-name="ce7"/>
          <table:table-cell table:number-columns-repeated="5" table:style-name="ce8"/>
          <table:table-cell table:number-columns-repeated="16374" table:style-name="ce1"/>
        </table:table-row>
        <table:table-row table:style-name="ro3">
          <table:table-cell office:value-type="string" table:style-name="ce9">
            <text:p>Table BUS0405a</text:p>
          </table:table-cell>
          <table:table-cell table:number-columns-repeated="3" table:style-name="ce9"/>
          <table:table-cell table:number-columns-repeated="6" table:style-name="ce3"/>
          <table:table-cell table:number-columns-repeated="16374" table:style-name="ce1"/>
        </table:table-row>
        <table:table-row table:style-name="ro4">
          <table:table-cell office:value-type="string" table:style-name="ce9">
            <text:p>Local bus fares index (at current prices<text:span text:style-name="T2">2</text:span>) by metropolitan area status and country: Great Britain, annual from 1995</text:p>
          </table:table-cell>
          <table:table-cell table:number-columns-repeated="3" table:style-name="ce9"/>
          <table:table-cell table:number-columns-repeated="6" table:style-name="ce10"/>
          <table:table-cell table:number-columns-repeated="16374" table:style-name="ce1"/>
        </table:table-row>
        <table:table-row table:style-name="ro5">
          <table:table-cell table:number-columns-repeated="5" table:style-name="ce11"/>
          <table:table-cell table:number-columns-repeated="4" table:style-name="ce12"/>
          <table:table-cell table:style-name="ce1"/>
          <table:table-cell office:value-type="string" table:style-name="ce13">
            <text:p>March 2005=100</text:p>
          </table:table-cell>
          <table:table-cell table:number-columns-repeated="16373" table:style-name="ce1"/>
        </table:table-row>
        <table:table-row table:style-name="ro6">
          <table:table-cell table:number-columns-repeated="3" table:style-name="ce14"/>
          <table:table-cell office:value-type="string" table:style-name="ce15">
            <text:p>Local bus fares index</text:p>
          </table:table-cell>
          <table:table-cell table:style-name="ce16"/>
          <table:table-cell table:style-name="ce17"/>
          <table:table-cell table:number-columns-repeated="4" table:style-name="ce18"/>
          <table:table-cell table:style-name="ce19"/>
          <table:table-cell table:style-name="ce8"/>
          <table:table-cell table:number-columns-repeated="16372" table:style-name="ce1"/>
        </table:table-row>
        <table:table-row table:style-name="ro7">
          <table:table-cell office:value-type="string" table:style-name="ce20">
            <text:p>Year<text:span text:style-name="T3">1</text:span></text:p>
          </table:table-cell>
          <table:table-cell office:value-type="string" table:style-name="ce21">
            <text:p>All items Retail Prices Index<text:span text:style-name="T3">3</text:span></text:p>
          </table:table-cell>
          <table:table-cell office:value-type="string" table:style-name="ce21">
            <text:p>All items Consumer Prices Index (CPI)</text:p>
          </table:table-cell>
          <table:table-cell office:value-type="string" table:style-name="ce21">
            <text:p>London</text:p>
          </table:table-cell>
          <table:table-cell office:value-type="string" table:style-name="ce21">
            <text:p>English metropolitan areas</text:p>
          </table:table-cell>
          <table:table-cell office:value-type="string" table:style-name="ce22">
            <text:p>English non-metropolitan areas</text:p>
          </table:table-cell>
          <table:table-cell office:value-type="string" table:style-name="ce22">
            <text:p>England</text:p>
          </table:table-cell>
          <table:table-cell office:value-type="string" table:style-name="ce21">
            <text:p>Scotland</text:p>
          </table:table-cell>
          <table:table-cell office:value-type="string" table:style-name="ce22">
            <text:p>Wales</text:p>
          </table:table-cell>
          <table:table-cell office:value-type="string" table:style-name="ce22">
            <text:p>Great Britain</text:p>
          </table:table-cell>
          <table:table-cell office:value-type="string" table:style-name="ce21">
            <text:p>England outside London</text:p>
          </table:table-cell>
          <table:table-cell table:number-columns-repeated="16373" table:style-name="ce1"/>
        </table:table-row>
        <table:table-row table:style-name="ro8">
          <table:table-cell office:value-type="float" office:value="1995" table:style-name="ce23">
            <text:p>1995</text:p>
          </table:table-cell>
          <table:table-cell office:value-type="float" office:value="77.427821522309713" table:style-name="ce24">
            <text:p>77.4</text:p>
          </table:table-cell>
          <table:table-cell office:value-type="float" office:value="85.979211266152532" table:style-name="ce24">
            <text:p>86.0</text:p>
          </table:table-cell>
          <table:table-cell office:value-type="float" office:value="71.073205401563627" table:style-name="ce25">
            <text:p>71.1</text:p>
          </table:table-cell>
          <table:table-cell office:value-type="float" office:value="61.849357011635028" table:style-name="ce25">
            <text:p>61.8</text:p>
          </table:table-cell>
          <table:table-cell office:value-type="float" office:value="61.761083743842356" table:style-name="ce25">
            <text:p>61.8</text:p>
          </table:table-cell>
          <table:table-cell office:value-type="float" office:value="63.890654799745704" table:style-name="ce26">
            <text:p>63.9</text:p>
          </table:table-cell>
          <table:table-cell office:value-type="float" office:value="70.227920227920222" table:style-name="ce25">
            <text:p>70.2</text:p>
          </table:table-cell>
          <table:table-cell office:value-type="float" office:value="63.474952441344321" table:style-name="ce25">
            <text:p>63.5</text:p>
          </table:table-cell>
          <table:table-cell office:value-type="float" office:value="64.621409921671031" table:style-name="ce26">
            <text:p>64.6</text:p>
          </table:table-cell>
          <table:table-cell office:value-type="float" office:value="61.793611793611788" table:style-name="ce26">
            <text:p>61.8</text:p>
          </table:table-cell>
          <table:table-cell table:number-columns-repeated="2" table:style-name="ce27"/>
          <table:table-cell table:number-columns-repeated="9"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1996" table:style-name="ce23">
            <text:p>1996</text:p>
          </table:table-cell>
          <table:table-cell office:value-type="float" office:value="79.527559055118104" table:style-name="ce24">
            <text:p>79.5</text:p>
          </table:table-cell>
          <table:table-cell office:value-type="float" office:value="88.181888524928425" table:style-name="ce24">
            <text:p>88.2</text:p>
          </table:table-cell>
          <table:table-cell office:value-type="float" office:value="74.271499644633977" table:style-name="ce25">
            <text:p>74.3</text:p>
          </table:table-cell>
          <table:table-cell office:value-type="float" office:value="65.217391304347828" table:style-name="ce25">
            <text:p>65.2</text:p>
          </table:table-cell>
          <table:table-cell office:value-type="float" office:value="64.716748768472897" table:style-name="ce25">
            <text:p>64.7</text:p>
          </table:table-cell>
          <table:table-cell office:value-type="float" office:value="67.005721551176094" table:style-name="ce26">
            <text:p>67.0</text:p>
          </table:table-cell>
          <table:table-cell office:value-type="float" office:value="72.435897435897431" table:style-name="ce25">
            <text:p>72.4</text:p>
          </table:table-cell>
          <table:table-cell office:value-type="float" office:value="64.48953709575143" table:style-name="ce25">
            <text:p>64.5</text:p>
          </table:table-cell>
          <table:table-cell office:value-type="float" office:value="67.558746736292434" table:style-name="ce26">
            <text:p>67.6</text:p>
          </table:table-cell>
          <table:table-cell office:value-type="float" office:value="64.926289926289925" table:style-name="ce26">
            <text:p>64.9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1997" table:style-name="ce23">
            <text:p>1997</text:p>
          </table:table-cell>
          <table:table-cell office:value-type="float" office:value="81.574803149606296" table:style-name="ce24">
            <text:p>81.6</text:p>
          </table:table-cell>
          <table:table-cell office:value-type="float" office:value="89.692037863351473" table:style-name="ce24">
            <text:p>89.7</text:p>
          </table:table-cell>
          <table:table-cell office:value-type="float" office:value="76.972281449893401" table:style-name="ce25">
            <text:p>77.0</text:p>
          </table:table-cell>
          <table:table-cell office:value-type="float" office:value="69.014084507042256" table:style-name="ce25">
            <text:p>69.0</text:p>
          </table:table-cell>
          <table:table-cell office:value-type="float" office:value="67.918719211822648" table:style-name="ce25">
            <text:p>67.9</text:p>
          </table:table-cell>
          <table:table-cell office:value-type="float" office:value="70.24793388429751" table:style-name="ce26">
            <text:p>70.2</text:p>
          </table:table-cell>
          <table:table-cell office:value-type="float" office:value="77.777777777777771" table:style-name="ce25">
            <text:p>77.8</text:p>
          </table:table-cell>
          <table:table-cell office:value-type="float" office:value="67.152821813570071" table:style-name="ce25">
            <text:p>67.2</text:p>
          </table:table-cell>
          <table:table-cell office:value-type="float" office:value="71.148825065274167" table:style-name="ce26">
            <text:p>71.1</text:p>
          </table:table-cell>
          <table:table-cell office:value-type="float" office:value="68.366093366093367" table:style-name="ce26">
            <text:p>68.4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1998" table:style-name="ce23">
            <text:p>1998</text:p>
          </table:table-cell>
          <table:table-cell office:value-type="float" office:value="84.409448818897644" table:style-name="ce24">
            <text:p>84.4</text:p>
          </table:table-cell>
          <table:table-cell office:value-type="float" office:value="91.176394728018366" table:style-name="ce24">
            <text:p>91.2</text:p>
          </table:table-cell>
          <table:table-cell office:value-type="float" office:value="80.02842928216063" table:style-name="ce25">
            <text:p>80.0</text:p>
          </table:table-cell>
          <table:table-cell office:value-type="float" office:value="72.565829761175749" table:style-name="ce25">
            <text:p>72.6</text:p>
          </table:table-cell>
          <table:table-cell office:value-type="float" office:value="71.36699507389163" table:style-name="ce25">
            <text:p>71.4</text:p>
          </table:table-cell>
          <table:table-cell office:value-type="float" office:value="73.617291799109964" table:style-name="ce26">
            <text:p>73.6</text:p>
          </table:table-cell>
          <table:table-cell office:value-type="float" office:value="84.116809116809108" table:style-name="ce25">
            <text:p>84.1</text:p>
          </table:table-cell>
          <table:table-cell office:value-type="float" office:value="71.845275840202916" table:style-name="ce25">
            <text:p>71.8</text:p>
          </table:table-cell>
          <table:table-cell office:value-type="float" office:value="74.869451697127943" table:style-name="ce26">
            <text:p>74.9</text:p>
          </table:table-cell>
          <table:table-cell office:value-type="float" office:value="71.867321867321863" table:style-name="ce26">
            <text:p>71.9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1999" table:style-name="ce23">
            <text:p>1999</text:p>
          </table:table-cell>
          <table:table-cell office:value-type="float" office:value="86.141732283464563" table:style-name="ce24">
            <text:p>86.1</text:p>
          </table:table-cell>
          <table:table-cell office:value-type="float" office:value="92.698150679631681" table:style-name="ce24">
            <text:p>92.7</text:p>
          </table:table-cell>
          <table:table-cell office:value-type="float" office:value="83.29779673063257" table:style-name="ce25">
            <text:p>83.3</text:p>
          </table:table-cell>
          <table:table-cell office:value-type="float" office:value="75.811390079608074" table:style-name="ce25">
            <text:p>75.8</text:p>
          </table:table-cell>
          <table:table-cell office:value-type="float" office:value="74.938423645320199" table:style-name="ce25">
            <text:p>74.9</text:p>
          </table:table-cell>
          <table:table-cell office:value-type="float" office:value="76.986649713922432" table:style-name="ce26">
            <text:p>77.0</text:p>
          </table:table-cell>
          <table:table-cell office:value-type="float" office:value="87.535612535612529" table:style-name="ce25">
            <text:p>87.5</text:p>
          </table:table-cell>
          <table:table-cell office:value-type="float" office:value="75.332910589727334" table:style-name="ce25">
            <text:p>75.3</text:p>
          </table:table-cell>
          <table:table-cell office:value-type="float" office:value="78.263707571801575" table:style-name="ce26">
            <text:p>78.3</text:p>
          </table:table-cell>
          <table:table-cell office:value-type="float" office:value="75.307125307125304" table:style-name="ce26">
            <text:p>75.3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2000" table:style-name="ce23">
            <text:p>2000</text:p>
          </table:table-cell>
          <table:table-cell office:value-type="float" office:value="88.39895013123359" table:style-name="ce24">
            <text:p>88.4</text:p>
          </table:table-cell>
          <table:table-cell office:value-type="float" office:value="93.288798328647687" table:style-name="ce24">
            <text:p>93.3</text:p>
          </table:table-cell>
          <table:table-cell office:value-type="float" office:value="83.155650319829434" table:style-name="ce25">
            <text:p>83.2</text:p>
          </table:table-cell>
          <table:table-cell office:value-type="float" office:value="79.056950398040414" table:style-name="ce25">
            <text:p>79.1</text:p>
          </table:table-cell>
          <table:table-cell office:value-type="float" office:value="78.448275862068968" table:style-name="ce25">
            <text:p>78.4</text:p>
          </table:table-cell>
          <table:table-cell office:value-type="float" office:value="79.593134138588681" table:style-name="ce26">
            <text:p>79.6</text:p>
          </table:table-cell>
          <table:table-cell office:value-type="float" office:value="89.601139601139593" table:style-name="ce25">
            <text:p>89.6</text:p>
          </table:table-cell>
          <table:table-cell office:value-type="float" office:value="80.342422320862397" table:style-name="ce25">
            <text:p>80.3</text:p>
          </table:table-cell>
          <table:table-cell office:value-type="float" office:value="80.874673629242835" table:style-name="ce26">
            <text:p>80.9</text:p>
          </table:table-cell>
          <table:table-cell office:value-type="float" office:value="78.746928746928731" table:style-name="ce26">
            <text:p>78.7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2001" table:style-name="ce23">
            <text:p>2001</text:p>
          </table:table-cell>
          <table:table-cell office:value-type="float" office:value="90.393700787401571" table:style-name="ce24">
            <text:p>90.4</text:p>
          </table:table-cell>
          <table:table-cell office:value-type="float" office:value="94.136081091537491" table:style-name="ce24">
            <text:p>94.1</text:p>
          </table:table-cell>
          <table:table-cell office:value-type="float" office:value="83.86638237384507" table:style-name="ce25">
            <text:p>83.9</text:p>
          </table:table-cell>
          <table:table-cell office:value-type="float" office:value="83.282302510716477" table:style-name="ce25">
            <text:p>83.3</text:p>
          </table:table-cell>
          <table:table-cell office:value-type="float" office:value="82.697044334975374" table:style-name="ce25">
            <text:p>82.7</text:p>
          </table:table-cell>
          <table:table-cell office:value-type="float" office:value="82.898919262555623" table:style-name="ce26">
            <text:p>82.9</text:p>
          </table:table-cell>
          <table:table-cell office:value-type="float" office:value="92.236467236467234" table:style-name="ce25">
            <text:p>92.2</text:p>
          </table:table-cell>
          <table:table-cell office:value-type="float" office:value="84.717818642993024" table:style-name="ce25">
            <text:p>84.7</text:p>
          </table:table-cell>
          <table:table-cell office:value-type="float" office:value="84.138381201044396" table:style-name="ce26">
            <text:p>84.1</text:p>
          </table:table-cell>
          <table:table-cell office:value-type="float" office:value="82.923832923832919" table:style-name="ce26">
            <text:p>82.9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2002" table:style-name="ce23">
            <text:p>2002</text:p>
          </table:table-cell>
          <table:table-cell office:value-type="float" office:value="91.60104986876641" table:style-name="ce24">
            <text:p>91.6</text:p>
          </table:table-cell>
          <table:table-cell office:value-type="float" office:value="95.581749245570151" table:style-name="ce24">
            <text:p>95.6</text:p>
          </table:table-cell>
          <table:table-cell office:value-type="float" office:value="81.520966595593478" table:style-name="ce25">
            <text:p>81.5</text:p>
          </table:table-cell>
          <table:table-cell office:value-type="float" office:value="87.262706674831591" table:style-name="ce25">
            <text:p>87.3</text:p>
          </table:table-cell>
          <table:table-cell office:value-type="float" office:value="86.637931034482747" table:style-name="ce25">
            <text:p>86.6</text:p>
          </table:table-cell>
          <table:table-cell office:value-type="float" office:value="85.314685314685292" table:style-name="ce26">
            <text:p>85.3</text:p>
          </table:table-cell>
          <table:table-cell office:value-type="float" office:value="93.518518518518519" table:style-name="ce25">
            <text:p>93.5</text:p>
          </table:table-cell>
          <table:table-cell office:value-type="float" office:value="88.649334178820553" table:style-name="ce25">
            <text:p>88.6</text:p>
          </table:table-cell>
          <table:table-cell office:value-type="float" office:value="86.422976501305499" table:style-name="ce26">
            <text:p>86.4</text:p>
          </table:table-cell>
          <table:table-cell office:value-type="float" office:value="86.916461916461913" table:style-name="ce26">
            <text:p>86.9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2003" table:style-name="ce23">
            <text:p>2003</text:p>
          </table:table-cell>
          <table:table-cell office:value-type="float" office:value="94.435695538057743" table:style-name="ce24">
            <text:p>94.4</text:p>
          </table:table-cell>
          <table:table-cell office:value-type="float" office:value="97.050630625983331" table:style-name="ce24">
            <text:p>97.1</text:p>
          </table:table-cell>
          <table:table-cell office:value-type="float" office:value="81.805259417199721" table:style-name="ce25">
            <text:p>81.8</text:p>
          </table:table-cell>
          <table:table-cell office:value-type="float" office:value="90.32455603184323" table:style-name="ce25">
            <text:p>90.3</text:p>
          </table:table-cell>
          <table:table-cell office:value-type="float" office:value="90.763546798029552" table:style-name="ce25">
            <text:p>90.8</text:p>
          </table:table-cell>
          <table:table-cell office:value-type="float" office:value="88.04831532104258" table:style-name="ce26">
            <text:p>88.0</text:p>
          </table:table-cell>
          <table:table-cell office:value-type="float" office:value="96.082621082621074" table:style-name="ce25">
            <text:p>96.1</text:p>
          </table:table-cell>
          <table:table-cell office:value-type="float" office:value="91.629676601141412" table:style-name="ce25">
            <text:p>91.6</text:p>
          </table:table-cell>
          <table:table-cell office:value-type="float" office:value="89.164490861618802" table:style-name="ce26">
            <text:p>89.2</text:p>
          </table:table-cell>
          <table:table-cell office:value-type="float" office:value="90.601965601965603" table:style-name="ce26">
            <text:p>90.6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2004" table:style-name="ce23">
            <text:p>2004</text:p>
          </table:table-cell>
          <table:table-cell office:value-type="float" office:value="96.902887139107605" table:style-name="ce24">
            <text:p>96.9</text:p>
          </table:table-cell>
          <table:table-cell office:value-type="float" office:value="98.124887157927304" table:style-name="ce24">
            <text:p>98.1</text:p>
          </table:table-cell>
          <table:table-cell office:value-type="float" office:value="86.851457000710752" table:style-name="ce25">
            <text:p>86.9</text:p>
          </table:table-cell>
          <table:table-cell office:value-type="float" office:value="94.733619105939979" table:style-name="ce25">
            <text:p>94.7</text:p>
          </table:table-cell>
          <table:table-cell office:value-type="float" office:value="95.25862068965516" table:style-name="ce25">
            <text:p>95.3</text:p>
          </table:table-cell>
          <table:table-cell office:value-type="float" office:value="92.689129052765409" table:style-name="ce26">
            <text:p>92.7</text:p>
          </table:table-cell>
          <table:table-cell office:value-type="float" office:value="97.079772079772084" table:style-name="ce25">
            <text:p>97.1</text:p>
          </table:table-cell>
          <table:table-cell office:value-type="float" office:value="95.814838300570699" table:style-name="ce25">
            <text:p>95.8</text:p>
          </table:table-cell>
          <table:table-cell office:value-type="float" office:value="93.40731070496085" table:style-name="ce26">
            <text:p>93.4</text:p>
          </table:table-cell>
          <table:table-cell office:value-type="float" office:value="95.08599508599508" table:style-name="ce26">
            <text:p>95.1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5"/>
          <table:table-cell table:style-name="ce28"/>
          <table:table-cell table:number-columns-repeated="16361"/>
        </table:table-row>
        <table:table-row table:style-name="ro2">
          <table:table-cell office:value-type="float" office:value="2005" table:style-name="ce23">
            <text:p>2005</text:p>
          </table:table-cell>
          <table:table-cell office:value-type="float" office:value="100" table:style-name="ce24">
            <text:p>100.0</text:p>
          </table:table-cell>
          <table:table-cell office:value-type="float" office:value="100" table:style-name="ce24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6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6">
            <text:p>100.0</text:p>
          </table:table-cell>
          <table:table-cell office:value-type="float" office:value="100" table:style-name="ce26">
            <text:p>100.0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9"/>
          <table:table-cell table:style-name="ce28"/>
          <table:table-cell table:number-columns-repeated="16361"/>
        </table:table-row>
        <table:table-row table:style-name="ro2">
          <table:table-cell office:value-type="float" office:value="2006" table:style-name="ce23">
            <text:p>2006</text:p>
          </table:table-cell>
          <table:table-cell office:value-type="float" office:value="102.36220472440945" table:style-name="ce24">
            <text:p>102.4</text:p>
          </table:table-cell>
          <table:table-cell office:value-type="float" office:value="101.81063165768228" table:style-name="ce24">
            <text:p>101.8</text:p>
          </table:table-cell>
          <table:table-cell office:value-type="float" office:value="105.67439999999999" table:style-name="ce25">
            <text:p>105.7</text:p>
          </table:table-cell>
          <table:table-cell office:value-type="float" office:value="111.89265687626742" table:style-name="ce25">
            <text:p>111.9</text:p>
          </table:table-cell>
          <table:table-cell office:value-type="float" office:value="107.76857935948155" table:style-name="ce25">
            <text:p>107.8</text:p>
          </table:table-cell>
          <table:table-cell office:value-type="float" office:value="108.31749962181007" table:style-name="ce26">
            <text:p>108.3</text:p>
          </table:table-cell>
          <table:table-cell office:value-type="float" office:value="105.1057124020229" table:style-name="ce25">
            <text:p>105.1</text:p>
          </table:table-cell>
          <table:table-cell office:value-type="float" office:value="105.0032393969976" table:style-name="ce25">
            <text:p>105.0</text:p>
          </table:table-cell>
          <table:table-cell office:value-type="float" office:value="107.88791997595133" table:style-name="ce26">
            <text:p>107.9</text:p>
          </table:table-cell>
          <table:table-cell office:value-type="float" office:value="109.56013492048643" table:style-name="ce26">
            <text:p>109.6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9"/>
          <table:table-cell table:style-name="ce28"/>
          <table:table-cell table:number-columns-repeated="16361"/>
        </table:table-row>
        <table:table-row table:style-name="ro2">
          <table:table-cell office:value-type="float" office:value="2007" table:style-name="ce23">
            <text:p>2007</text:p>
          </table:table-cell>
          <table:table-cell office:value-type="float" office:value="107.29658792650919" table:style-name="ce24">
            <text:p>107.3</text:p>
          </table:table-cell>
          <table:table-cell office:value-type="float" office:value="104.9315209821774" table:style-name="ce24">
            <text:p>104.9</text:p>
          </table:table-cell>
          <table:table-cell office:value-type="float" office:value="116.58887472959998" table:style-name="ce25">
            <text:p>116.6</text:p>
          </table:table-cell>
          <table:table-cell office:value-type="float" office:value="113.64634277094051" table:style-name="ce25">
            <text:p>113.6</text:p>
          </table:table-cell>
          <table:table-cell office:value-type="float" office:value="101.99535823286362" table:style-name="ce25">
            <text:p>102.0</text:p>
          </table:table-cell>
          <table:table-cell office:value-type="float" office:value="110.21487420654097" table:style-name="ce26">
            <text:p>110.2</text:p>
          </table:table-cell>
          <table:table-cell office:value-type="float" office:value="111.39289314777805" table:style-name="ce25">
            <text:p>111.4</text:p>
          </table:table-cell>
          <table:table-cell office:value-type="float" office:value="111.49102903793795" table:style-name="ce25">
            <text:p>111.5</text:p>
          </table:table-cell>
          <table:table-cell office:value-type="float" office:value="110.39751121883633" table:style-name="ce26">
            <text:p>110.4</text:p>
          </table:table-cell>
          <table:table-cell office:value-type="float" office:value="106.93853888518791" table:style-name="ce26">
            <text:p>106.9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9"/>
          <table:table-cell table:style-name="ce28"/>
          <table:table-cell table:number-columns-repeated="16361"/>
        </table:table-row>
        <table:table-row table:style-name="ro2">
          <table:table-cell office:value-type="float" office:value="2008" table:style-name="ce23">
            <text:p>2008</text:p>
          </table:table-cell>
          <table:table-cell office:value-type="float" office:value="111.33858267716535" table:style-name="ce24">
            <text:p>111.3</text:p>
          </table:table-cell>
          <table:table-cell office:value-type="float" office:value="107.51463722885661" table:style-name="ce24">
            <text:p>107.5</text:p>
          </table:table-cell>
          <table:table-cell office:value-type="float" office:value="111.21431181498747" table:style-name="ce25">
            <text:p>111.2</text:p>
          </table:table-cell>
          <table:table-cell office:value-type="float" office:value="121.59325692895598" table:style-name="ce25">
            <text:p>121.6</text:p>
          </table:table-cell>
          <table:table-cell office:value-type="float" office:value="106.72343801614305" table:style-name="ce25">
            <text:p>106.7</text:p>
          </table:table-cell>
          <table:table-cell office:value-type="float" office:value="112.78650768440795" table:style-name="ce26">
            <text:p>112.8</text:p>
          </table:table-cell>
          <table:table-cell office:value-type="float" office:value="116.65001262650129" table:style-name="ce25">
            <text:p>116.7</text:p>
          </table:table-cell>
          <table:table-cell office:value-type="float" office:value="117.53124170780465" table:style-name="ce25">
            <text:p>117.5</text:p>
          </table:table-cell>
          <table:table-cell office:value-type="float" office:value="113.35665161380395" table:style-name="ce26">
            <text:p>113.4</text:p>
          </table:table-cell>
          <table:table-cell office:value-type="float" office:value="112.97035905922212" table:style-name="ce26">
            <text:p>113.0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9"/>
          <table:table-cell table:style-name="ce28"/>
          <table:table-cell table:number-columns-repeated="16361"/>
        </table:table-row>
        <table:table-row table:style-name="ro2">
          <table:table-cell office:value-type="float" office:value="2009" table:style-name="ce23">
            <text:p>2009</text:p>
          </table:table-cell>
          <table:table-cell office:value-type="float" office:value="110.91863517060368" table:style-name="ce24">
            <text:p>110.9</text:p>
          </table:table-cell>
          <table:table-cell office:value-type="float" office:value="110.59683784271749" table:style-name="ce24">
            <text:p>110.6</text:p>
          </table:table-cell>
          <table:table-cell office:value-type="float" office:value="119.98300423004014" table:style-name="ce25">
            <text:p>120.0</text:p>
          </table:table-cell>
          <table:table-cell office:value-type="float" office:value="136.53660071830069" table:style-name="ce25">
            <text:p>136.5</text:p>
          </table:table-cell>
          <table:table-cell office:value-type="float" office:value="113.86212471195242" table:style-name="ce25">
            <text:p>113.9</text:p>
          </table:table-cell>
          <table:table-cell office:value-type="float" office:value="122.51906020025943" table:style-name="ce26">
            <text:p>122.5</text:p>
          </table:table-cell>
          <table:table-cell office:value-type="float" office:value="126.49131470747126" table:style-name="ce25">
            <text:p>126.5</text:p>
          </table:table-cell>
          <table:table-cell office:value-type="float" office:value="125.28757621977472" table:style-name="ce25">
            <text:p>125.3</text:p>
          </table:table-cell>
          <table:table-cell office:value-type="float" office:value="123.07846004318843" table:style-name="ce26">
            <text:p>123.1</text:p>
          </table:table-cell>
          <table:table-cell office:value-type="float" office:value="123.15796829059786" table:style-name="ce26">
            <text:p>123.2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9"/>
          <table:table-cell table:style-name="ce28"/>
          <table:table-cell table:number-columns-repeated="16361"/>
        </table:table-row>
        <table:table-row table:style-name="ro2">
          <table:table-cell office:value-type="float" office:value="2010" table:style-name="ce23">
            <text:p>2010</text:p>
          </table:table-cell>
          <table:table-cell office:value-type="float" office:value="115.85301837270342" table:style-name="ce24">
            <text:p>115.9</text:p>
          </table:table-cell>
          <table:table-cell office:value-type="float" office:value="114.33932578473602" table:style-name="ce24">
            <text:p>114.3</text:p>
          </table:table-cell>
          <table:table-cell office:value-type="float" office:value="135.22084576725524" table:style-name="ce25">
            <text:p>135.2</text:p>
          </table:table-cell>
          <table:table-cell office:value-type="float" office:value="137.64643425876918" table:style-name="ce25">
            <text:p>137.6</text:p>
          </table:table-cell>
          <table:table-cell office:value-type="float" office:value="115.64478259923203" table:style-name="ce25">
            <text:p>115.6</text:p>
          </table:table-cell>
          <table:table-cell office:value-type="float" office:value="128.84204059139418" table:style-name="ce26">
            <text:p>128.8</text:p>
          </table:table-cell>
          <table:table-cell office:value-type="float" office:value="129.54455332726144" table:style-name="ce25">
            <text:p>129.5</text:p>
          </table:table-cell>
          <table:table-cell office:value-type="float" office:value="128.65271574442619" table:style-name="ce25">
            <text:p>128.7</text:p>
          </table:table-cell>
          <table:table-cell office:value-type="float" office:value="128.9526274066742" table:style-name="ce26">
            <text:p>129.0</text:p>
          </table:table-cell>
          <table:table-cell office:value-type="float" office:value="124.70184331868117" table:style-name="ce26">
            <text:p>124.7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9"/>
          <table:table-cell table:style-name="ce28"/>
          <table:table-cell table:number-columns-repeated="16361"/>
        </table:table-row>
        <table:table-row table:style-name="ro2">
          <table:table-cell office:value-type="float" office:value="2011" table:style-name="ce23">
            <text:p>2011</text:p>
          </table:table-cell>
          <table:table-cell office:value-type="float" office:value="122.04724409448819" table:style-name="ce24">
            <text:p>122.0</text:p>
          </table:table-cell>
          <table:table-cell office:value-type="float" office:value="118.95617858708829" table:style-name="ce24">
            <text:p>119.0</text:p>
          </table:table-cell>
          <table:table-cell office:value-type="float" office:value="144.51214052161487" table:style-name="ce25">
            <text:p>144.5</text:p>
          </table:table-cell>
          <table:table-cell office:value-type="float" office:value="146.35749848410165" table:style-name="ce25">
            <text:p>146.4</text:p>
          </table:table-cell>
          <table:table-cell office:value-type="float" office:value="119.36867349542601" table:style-name="ce25">
            <text:p>119.4</text:p>
          </table:table-cell>
          <table:table-cell office:value-type="float" office:value="135.7134222737308" table:style-name="ce26">
            <text:p>135.7</text:p>
          </table:table-cell>
          <table:table-cell office:value-type="float" office:value="132.17369916054682" table:style-name="ce25">
            <text:p>132.2</text:p>
          </table:table-cell>
          <table:table-cell office:value-type="float" office:value="130.0664607851092" table:style-name="ce25">
            <text:p>130.1</text:p>
          </table:table-cell>
          <table:table-cell office:value-type="float" office:value="135.19209512756743" table:style-name="ce26">
            <text:p>135.2</text:p>
          </table:table-cell>
          <table:table-cell office:value-type="float" office:value="130.3465730604803" table:style-name="ce26">
            <text:p>130.3</text:p>
          </table:table-cell>
          <table:table-cell table:number-columns-repeated="2" table:style-name="ce27"/>
          <table:table-cell table:number-columns-repeated="7" table:style-name="ce25"/>
          <table:table-cell table:style-name="ce28"/>
          <table:table-cell table:style-name="ce29"/>
          <table:table-cell table:style-name="ce28"/>
          <table:table-cell table:number-columns-repeated="16361"/>
        </table:table-row>
        <table:table-row table:style-name="ro9">
          <table:table-cell office:value-type="float" office:value="2012" table:style-name="ce14">
            <text:p>2012</text:p>
          </table:table-cell>
          <table:table-cell office:value-type="float" office:value="126.40419947506561" table:style-name="ce24">
            <text:p>126.4</text:p>
          </table:table-cell>
          <table:table-cell office:value-type="float" office:value="123.07265739857111" table:style-name="ce24">
            <text:p>123.1</text:p>
          </table:table-cell>
          <table:table-cell office:value-type="float" office:value="152.34471545379782" table:style-name="ce25">
            <text:p>152.3</text:p>
          </table:table-cell>
          <table:table-cell office:value-type="float" office:value="156.1785365794326" table:style-name="ce25">
            <text:p>156.2</text:p>
          </table:table-cell>
          <table:table-cell office:value-type="float" office:value="127.00785815575559" table:style-name="ce25">
            <text:p>127.0</text:p>
          </table:table-cell>
          <table:table-cell office:value-type="float" office:value="144.03786119830175" table:style-name="ce26">
            <text:p>144.0</text:p>
          </table:table-cell>
          <table:table-cell office:value-type="float" office:value="139.10956287900706" table:style-name="ce25">
            <text:p>139.1</text:p>
          </table:table-cell>
          <table:table-cell office:value-type="float" office:value="137.76589714661074" table:style-name="ce25">
            <text:p>137.8</text:p>
          </table:table-cell>
          <table:table-cell office:value-type="float" office:value="143.3554167071818" table:style-name="ce26">
            <text:p>143.4</text:p>
          </table:table-cell>
          <table:table-cell office:value-type="float" office:value="138.85016145750001" table:style-name="ce26">
            <text:p>138.9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9">
          <table:table-cell office:value-type="float" office:value="2013" table:style-name="ce14">
            <text:p>2013</text:p>
          </table:table-cell>
          <table:table-cell office:value-type="float" office:value="130.55118110236219" table:style-name="ce24">
            <text:p>130.6</text:p>
          </table:table-cell>
          <table:table-cell office:value-type="float" office:value="126.55722060302803" table:style-name="ce24">
            <text:p>126.6</text:p>
          </table:table-cell>
          <table:table-cell office:value-type="float" office:value="159.37933168805475" table:style-name="ce25">
            <text:p>159.4</text:p>
          </table:table-cell>
          <table:table-cell office:value-type="float" office:value="161.26143238351275" table:style-name="ce25">
            <text:p>161.3</text:p>
          </table:table-cell>
          <table:table-cell office:value-type="float" office:value="134.28678697294163" table:style-name="ce25">
            <text:p>134.3</text:p>
          </table:table-cell>
          <table:table-cell office:value-type="float" office:value="150.8113638321623" table:style-name="ce26">
            <text:p>150.8</text:p>
          </table:table-cell>
          <table:table-cell office:value-type="float" office:value="145.11321758151965" table:style-name="ce25">
            <text:p>145.1</text:p>
          </table:table-cell>
          <table:table-cell office:value-type="float" office:value="147.22548659696236" table:style-name="ce25">
            <text:p>147.2</text:p>
          </table:table-cell>
          <table:table-cell office:value-type="float" office:value="150.12734231618276" table:style-name="ce26">
            <text:p>150.1</text:p>
          </table:table-cell>
          <table:table-cell office:value-type="float" office:value="145.4072713063637" table:style-name="ce26">
            <text:p>145.4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9">
          <table:table-cell office:value-type="float" office:value="2014" table:style-name="ce14">
            <text:p>2014</text:p>
          </table:table-cell>
          <table:table-cell office:value-type="float" office:value="133.75328083989501" table:style-name="ce24">
            <text:p>133.8</text:p>
          </table:table-cell>
          <table:table-cell office:value-type="float" office:value="128.58966753501329" table:style-name="ce24">
            <text:p>128.6</text:p>
          </table:table-cell>
          <table:table-cell office:value-type="float" office:value="164.33850561179071" table:style-name="ce25">
            <text:p>164.3</text:p>
          </table:table-cell>
          <table:table-cell office:value-type="float" office:value="165.30978780342264" table:style-name="ce25">
            <text:p>165.3</text:p>
          </table:table-cell>
          <table:table-cell office:value-type="float" office:value="138.86827370187811" table:style-name="ce25">
            <text:p>138.9</text:p>
          </table:table-cell>
          <table:table-cell office:value-type="float" office:value="155.48088997836751" table:style-name="ce26">
            <text:p>155.5</text:p>
          </table:table-cell>
          <table:table-cell office:value-type="float" office:value="149.80208079563599" table:style-name="ce25">
            <text:p>149.8</text:p>
          </table:table-cell>
          <table:table-cell office:value-type="float" office:value="149.51297855147021" table:style-name="ce25">
            <text:p>149.5</text:p>
          </table:table-cell>
          <table:table-cell office:value-type="float" office:value="154.74081301846942" table:style-name="ce26">
            <text:p>154.7</text:p>
          </table:table-cell>
          <table:table-cell office:value-type="float" office:value="149.8380096013544" table:style-name="ce26">
            <text:p>149.8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10">
          <table:table-cell office:value-type="float" office:value="2015" table:style-name="ce14">
            <text:p>2015</text:p>
          </table:table-cell>
          <table:table-cell office:value-type="float" office:value="134.96062992125985" table:style-name="ce24">
            <text:p>135.0</text:p>
          </table:table-cell>
          <table:table-cell office:value-type="float" office:value="128.57677129813518" table:style-name="ce24">
            <text:p>128.6</text:p>
          </table:table-cell>
          <table:table-cell office:value-type="float" office:value="168.79199864417512" table:style-name="ce25">
            <text:p>168.8</text:p>
          </table:table-cell>
          <table:table-cell office:value-type="float" office:value="171.43533874456043" table:style-name="ce25">
            <text:p>171.4</text:p>
          </table:table-cell>
          <table:table-cell office:value-type="float" office:value="143.84932936983378" table:style-name="ce25">
            <text:p>143.8</text:p>
          </table:table-cell>
          <table:table-cell office:value-type="float" office:value="160.5921218822705" table:style-name="ce26">
            <text:p>160.6</text:p>
          </table:table-cell>
          <table:table-cell office:value-type="float" office:value="153.21621656462941" table:style-name="ce25">
            <text:p>153.2</text:p>
          </table:table-cell>
          <table:table-cell office:value-type="float" office:value="155.79416376364262" table:style-name="ce25">
            <text:p>155.8</text:p>
          </table:table-cell>
          <table:table-cell office:value-type="float" office:value="159.71062318540962" table:style-name="ce26">
            <text:p>159.7</text:p>
          </table:table-cell>
          <table:table-cell office:value-type="float" office:value="155.28829600303686" table:style-name="ce26">
            <text:p>155.3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10">
          <table:table-cell office:value-type="float" office:value="2016" table:style-name="ce14">
            <text:p>2016</text:p>
          </table:table-cell>
          <table:table-cell office:value-type="float" office:value="137.06036745406826" table:style-name="ce24">
            <text:p>137.1</text:p>
          </table:table-cell>
          <table:table-cell office:value-type="float" office:value="129.17128781821467" table:style-name="ce24">
            <text:p>129.2</text:p>
          </table:table-cell>
          <table:table-cell office:value-type="float" office:value="170.82415306970103" table:style-name="ce25">
            <text:p>170.8</text:p>
          </table:table-cell>
          <table:table-cell office:value-type="float" office:value="175.41749614426016" table:style-name="ce25">
            <text:p>175.4</text:p>
          </table:table-cell>
          <table:table-cell office:value-type="float" office:value="146.65233583064338" table:style-name="ce25">
            <text:p>146.7</text:p>
          </table:table-cell>
          <table:table-cell office:value-type="float" office:value="163.40539449445453" table:style-name="ce26">
            <text:p>163.4</text:p>
          </table:table-cell>
          <table:table-cell office:value-type="float" office:value="157.59656263381206" table:style-name="ce25">
            <text:p>157.6</text:p>
          </table:table-cell>
          <table:table-cell office:value-type="float" office:value="156.46633554183776" table:style-name="ce25">
            <text:p>156.5</text:p>
          </table:table-cell>
          <table:table-cell office:value-type="float" office:value="162.63356153880741" table:style-name="ce26">
            <text:p>162.6</text:p>
          </table:table-cell>
          <table:table-cell office:value-type="float" office:value="158.54463843501492" table:style-name="ce26">
            <text:p>158.5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10">
          <table:table-cell office:value-type="float" office:value="2017" table:style-name="ce14">
            <text:p>2017</text:p>
          </table:table-cell>
          <table:table-cell office:value-type="float" office:value="141.36482939632546" table:style-name="ce24">
            <text:p>141.4</text:p>
          </table:table-cell>
          <table:table-cell office:value-type="float" office:value="132.16321477392898" table:style-name="ce24">
            <text:p>132.2</text:p>
          </table:table-cell>
          <table:table-cell office:value-type="float" office:value="167.70669883986665" table:style-name="ce25">
            <text:p>167.7</text:p>
          </table:table-cell>
          <table:table-cell office:value-type="float" office:value="179.9996352660672" table:style-name="ce25">
            <text:p>180.0</text:p>
          </table:table-cell>
          <table:table-cell office:value-type="float" office:value="153.45282294171793" table:style-name="ce25">
            <text:p>153.5</text:p>
          </table:table-cell>
          <table:table-cell office:value-type="float" office:value="166.06040303298983" table:style-name="ce26">
            <text:p>166.1</text:p>
          </table:table-cell>
          <table:table-cell office:value-type="float" office:value="163.56745605946708" table:style-name="ce25">
            <text:p>163.6</text:p>
          </table:table-cell>
          <table:table-cell office:value-type="float" office:value="157.2365990896555" table:style-name="ce25">
            <text:p>157.2</text:p>
          </table:table-cell>
          <table:table-cell office:value-type="float" office:value="165.5641796857382" table:style-name="ce26">
            <text:p>165.6</text:p>
          </table:table-cell>
          <table:table-cell office:value-type="float" office:value="164.65584673166242" table:style-name="ce26">
            <text:p>164.7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10">
          <table:table-cell office:value-type="float" office:value="2018" table:style-name="ce14">
            <text:p>2018</text:p>
          </table:table-cell>
          <table:table-cell office:value-type="float" office:value="146.08923884514437" table:style-name="ce24">
            <text:p>146.1</text:p>
          </table:table-cell>
          <table:table-cell office:value-type="float" office:value="135.41177684351706" table:style-name="ce24">
            <text:p>135.4</text:p>
          </table:table-cell>
          <table:table-cell office:value-type="float" office:value="170.73605944780098" table:style-name="ce25">
            <text:p>170.7</text:p>
          </table:table-cell>
          <table:table-cell office:value-type="float" office:value="185.62616043963581" table:style-name="ce25">
            <text:p>185.6</text:p>
          </table:table-cell>
          <table:table-cell office:value-type="float" office:value="159.96610792784836" table:style-name="ce25">
            <text:p>160.0</text:p>
          </table:table-cell>
          <table:table-cell office:value-type="float" office:value="171.11145717940252" table:style-name="ce26">
            <text:p>171.1</text:p>
          </table:table-cell>
          <table:table-cell office:value-type="float" office:value="171.90384124876243" table:style-name="ce25">
            <text:p>171.9</text:p>
          </table:table-cell>
          <table:table-cell office:value-type="float" office:value="162.83469394000164" table:style-name="ce25">
            <text:p>162.8</text:p>
          </table:table-cell>
          <table:table-cell office:value-type="float" office:value="170.97931575005595" table:style-name="ce26">
            <text:p>171.0</text:p>
          </table:table-cell>
          <table:table-cell office:value-type="float" office:value="170.95171502681816" table:style-name="ce26">
            <text:p>171.0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10">
          <table:table-cell office:value-type="float" office:value="2019" table:style-name="ce11">
            <text:p>2019</text:p>
          </table:table-cell>
          <table:table-cell office:value-type="float" office:value="149.65879265091866" table:style-name="ce32">
            <text:p>149.7</text:p>
          </table:table-cell>
          <table:table-cell office:value-type="float" office:value="137.99489309019629" table:style-name="ce32">
            <text:p>138.0</text:p>
          </table:table-cell>
          <table:table-cell office:value-type="float" office:value="173.1344597136773" table:style-name="ce33">
            <text:p>173.1</text:p>
          </table:table-cell>
          <table:table-cell office:value-type="float" office:value="192.9508180843298" table:style-name="ce33">
            <text:p>193.0</text:p>
          </table:table-cell>
          <table:table-cell office:value-type="float" office:value="167.46300844216273" table:style-name="ce33">
            <text:p>167.5</text:p>
          </table:table-cell>
          <table:table-cell office:value-type="float" office:value="176.68132056264974" table:style-name="ce34">
            <text:p>176.7</text:p>
          </table:table-cell>
          <table:table-cell office:value-type="float" office:value="175.47554254608133" table:style-name="ce33">
            <text:p>175.5</text:p>
          </table:table-cell>
          <table:table-cell office:value-type="float" office:value="168.07796436978632" table:style-name="ce33">
            <text:p>168.1</text:p>
          </table:table-cell>
          <table:table-cell office:value-type="float" office:value="176.33203482260586" table:style-name="ce34">
            <text:p>176.3</text:p>
          </table:table-cell>
          <table:table-cell office:value-type="float" office:value="178.48401731958162" table:style-name="ce34">
            <text:p>178.5</text:p>
          </table:table-cell>
          <table:table-cell table:number-columns-repeated="2" table:style-name="ce27"/>
          <table:table-cell table:number-columns-repeated="7" table:style-name="ce25"/>
          <table:table-cell table:style-name="ce30"/>
          <table:table-cell table:style-name="ce25"/>
          <table:table-cell table:style-name="ce30"/>
          <table:table-cell table:number-columns-repeated="16361" table:style-name="ce31"/>
        </table:table-row>
        <table:table-row table:style-name="ro6">
          <table:table-cell office:value-type="string" table:style-name="ce35">
            <text:p>1 Index as at March.</text:p>
          </table:table-cell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number-columns-repeated="2" table:style-name="ce39"/>
          <table:table-cell table:style-name="ce40"/>
          <table:table-cell table:style-name="ce37"/>
          <table:table-cell table:number-columns-repeated="3" table:style-name="ce1"/>
          <table:table-cell table:number-columns-repeated="2" table:style-name="ce28"/>
          <table:table-cell table:style-name="ce1"/>
          <table:table-cell table:number-columns-repeated="8" table:style-name="ce28"/>
          <table:table-cell table:number-columns-repeated="16360"/>
        </table:table-row>
        <table:table-row table:style-name="ro9">
          <table:table-cell office:value-type="string" table:style-name="ce35">
            <text:p>2 Not adjusted for inflation.</text:p>
          </table:table-cell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number-columns-repeated="4" table:style-name="ce41"/>
          <table:table-cell office:value-type="string" table:style-name="ce42">
            <text:p>Source: DfT Fares Survey, Office for National Statistics</text:p>
          </table:table-cell>
          <table:table-cell table:style-name="ce41"/>
          <table:table-cell table:number-columns-repeated="16372" table:style-name="ce1"/>
        </table:table-row>
        <table:table-row table:style-name="ro9">
          <table:table-cell office:value-type="string" table:style-name="ce35">
            <text:p>3 These figures are not National Statistics</text:p>
          </table:table-cell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number-columns-repeated="2" table:style-name="ce39"/>
          <table:table-cell table:style-name="ce40"/>
          <table:table-cell table:style-name="ce37"/>
          <table:table-cell office:value-type="string" table:style-name="ce42">
            <text:p>Last updated: 20 June 2019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5" table:style-name="ce7"/>
          <table:table-cell table:style-name="ce1"/>
          <table:table-cell table:style-name="ce8"/>
          <table:table-cell table:style-name="ce42"/>
          <table:table-cell table:style-name="ce8"/>
          <table:table-cell office:value-type="string" table:style-name="ce42">
            <text:p>Next update: TBC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Email: bus.statistics@dft.gov.uk</text:p>
          </table:table-cell>
          <table:table-cell table:number-columns-repeated="5" table:style-name="ce7"/>
          <table:table-cell table:style-name="ce1"/>
          <table:table-cell table:style-name="ce8"/>
          <table:table-cell table:style-name="ce42"/>
          <table:table-cell table:style-name="ce8"/>
          <table:table-cell table:number-columns-repeated="16374" table:style-name="ce1"/>
        </table:table-row>
        <table:table-row table:style-name="ro2">
          <table:table-cell office:value-type="string" table:style-name="ce4">
            <text:p><text:a xlink:href="https://www.gov.uk/transport-statistics-notes-and-guidance-buses">Bus Statistics - Notes &amp; Definitions (https://www.gov.uk/transport-statistics-notes-and-guidance-buses)</text:a></text:p>
          </table:table-cell>
          <table:table-cell table:number-columns-repeated="2" table:style-name="ce5"/>
          <table:table-cell table:number-columns-repeated="3" table:style-name="ce7"/>
          <table:table-cell table:style-name="ce1"/>
          <table:table-cell table:style-name="ce8"/>
          <table:table-cell table:style-name="ce42"/>
          <table:table-cell table:style-name="ce8"/>
          <table:table-cell table:number-columns-repeated="16374" table:style-name="ce1"/>
        </table:table-row>
        <table:table-row table:style-name="ro11">
          <table:table-cell office:value-type="string" table:style-name="ce8">
            <text:p>The figures in this table are National Statistics except where indicated</text:p>
          </table:table-cell>
          <table:table-cell table:number-columns-repeated="5" table:style-name="ce8"/>
          <table:table-cell table:style-name="ce1"/>
          <table:table-cell table:number-columns-repeated="4" table:style-name="ce8"/>
          <table:table-cell table:number-columns-repeated="16373" table:style-name="ce1"/>
        </table:table-row>
        <table:table-row table:number-rows-repeated="7" table:style-name="ro2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1048529" table:style-name="ro12">
          <table:table-cell table:number-columns-repeated="16384"/>
        </table:table-row>
        <table:named-expressions>
          <table:named-range table:name="Print_Area" table:cell-range-address="BUS0405a.$A$1:BUS0405a.$L$1048576" table:base-cell-address="BUS0405a.$A$1"/>
        </table:named-expressions>
      </table:table>
      <table:table table:name="BUS0405b" table:style-name="ta2">
        <table:table-column table:style-name="co8" table:default-cell-style-name="ce1"/>
        <table:table-column table:style-name="co9" table:number-columns-repeated="7" table:default-cell-style-name="ce1"/>
        <table:table-column table:style-name="co10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6" table:style-name="ce3"/>
          <table:table-cell table:number-columns-repeated="16376" table:style-name="ce1"/>
        </table:table-row>
        <table:table-row table:style-name="ro2">
          <table:table-cell office:value-type="string" table:style-name="ce4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style-name="ce6"/>
          <table:table-cell table:style-name="ce7"/>
          <table:table-cell table:number-columns-repeated="5" table:style-name="ce8"/>
          <table:table-cell table:number-columns-repeated="16376" table:style-name="ce1"/>
        </table:table-row>
        <table:table-row table:style-name="ro3">
          <table:table-cell office:value-type="string" table:style-name="ce9">
            <text:p>Table BUS0405b</text:p>
          </table:table-cell>
          <table:table-cell table:style-name="ce9"/>
          <table:table-cell table:number-columns-repeated="6" table:style-name="ce3"/>
          <table:table-cell table:number-columns-repeated="16376" table:style-name="ce1"/>
        </table:table-row>
        <table:table-row table:style-name="ro4">
          <table:table-cell office:value-type="string" table:style-name="ce9">
            <text:p>Local bus fares index (in constant prices<text:span text:style-name="T2">2</text:span>) by metropolitan area status and country: Great Britain, annual from 1995</text:p>
          </table:table-cell>
          <table:table-cell table:style-name="ce9"/>
          <table:table-cell table:number-columns-repeated="6" table:style-name="ce10"/>
          <table:table-cell table:number-columns-repeated="16376" table:style-name="ce1"/>
        </table:table-row>
        <table:table-row table:style-name="ro5">
          <table:table-cell table:number-columns-repeated="3" table:style-name="ce11"/>
          <table:table-cell table:number-columns-repeated="4" table:style-name="ce12"/>
          <table:table-cell table:style-name="ce1"/>
          <table:table-cell office:value-type="string" table:style-name="ce13">
            <text:p>March 2005=100</text:p>
          </table:table-cell>
          <table:table-cell table:number-columns-repeated="16375" table:style-name="ce1"/>
        </table:table-row>
        <table:table-row table:style-name="ro13">
          <table:table-cell office:value-type="string" table:style-name="ce43">
            <text:p>Year<text:span text:style-name="T3">1</text:span></text:p>
          </table:table-cell>
          <table:table-cell office:value-type="string" table:style-name="ce44">
            <text:p>London</text:p>
          </table:table-cell>
          <table:table-cell office:value-type="string" table:style-name="ce44">
            <text:p>English metropolitan areas</text:p>
          </table:table-cell>
          <table:table-cell office:value-type="string" table:style-name="ce45">
            <text:p>English non-metropolitan areas</text:p>
          </table:table-cell>
          <table:table-cell office:value-type="string" table:style-name="ce45">
            <text:p>England</text:p>
          </table:table-cell>
          <table:table-cell office:value-type="string" table:style-name="ce44">
            <text:p>Scotland</text:p>
          </table:table-cell>
          <table:table-cell office:value-type="string" table:style-name="ce45">
            <text:p>Wales</text:p>
          </table:table-cell>
          <table:table-cell office:value-type="string" table:style-name="ce45">
            <text:p>Great Britain</text:p>
          </table:table-cell>
          <table:table-cell office:value-type="string" table:style-name="ce45">
            <text:p>England outside London</text:p>
          </table:table-cell>
          <table:table-cell table:number-columns-repeated="16375" table:style-name="ce1"/>
        </table:table-row>
        <table:table-row table:style-name="ro8">
          <table:table-cell office:value-type="float" office:value="1995" table:style-name="ce23">
            <text:p>1995</text:p>
          </table:table-cell>
          <table:table-cell office:value-type="float" office:value="82.663244236508845" table:style-name="ce25">
            <text:p>82.7</text:p>
          </table:table-cell>
          <table:table-cell office:value-type="float" office:value="71.935245858650092" table:style-name="ce25">
            <text:p>71.9</text:p>
          </table:table-cell>
          <table:table-cell office:value-type="float" office:value="71.832577706090035" table:style-name="ce25">
            <text:p>71.8</text:p>
          </table:table-cell>
          <table:table-cell office:value-type="float" office:value="74.309421846135905" table:style-name="ce26">
            <text:p>74.3</text:p>
          </table:table-cell>
          <table:table-cell office:value-type="float" office:value="81.68011684885839" table:style-name="ce25">
            <text:p>81.7</text:p>
          </table:table-cell>
          <table:table-cell office:value-type="float" office:value="73.825930136593968" table:style-name="ce25">
            <text:p>73.8</text:p>
          </table:table-cell>
          <table:table-cell office:value-type="float" office:value="75.15934255506545" table:style-name="ce26">
            <text:p>75.2</text:p>
          </table:table-cell>
          <table:table-cell office:value-type="float" office:value="71.870410164995405" table:style-name="ce26">
            <text:p>71.9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1996" table:style-name="ce23">
            <text:p>1996</text:p>
          </table:table-cell>
          <table:table-cell office:value-type="float" office:value="84.225344781131454" table:style-name="ce25">
            <text:p>84.2</text:p>
          </table:table-cell>
          <table:table-cell office:value-type="float" office:value="73.957807431070492" table:style-name="ce25">
            <text:p>74.0</text:p>
          </table:table-cell>
          <table:table-cell office:value-type="float" office:value="73.390068925749858" table:style-name="ce25">
            <text:p>73.4</text:p>
          </table:table-cell>
          <table:table-cell office:value-type="float" office:value="75.98580918601445" table:style-name="ce26">
            <text:p>76.0</text:p>
          </table:table-cell>
          <table:table-cell office:value-type="float" office:value="82.143735689466752" table:style-name="ce25">
            <text:p>82.1</text:p>
          </table:table-cell>
          <table:table-cell office:value-type="float" office:value="73.132406409645739" table:style-name="ce25">
            <text:p>73.1</text:p>
          </table:table-cell>
          <table:table-cell office:value-type="float" office:value="76.612950648243398" table:style-name="ce26">
            <text:p>76.6</text:p>
          </table:table-cell>
          <table:table-cell office:value-type="float" office:value="73.627692729596831" table:style-name="ce26">
            <text:p>73.6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1997" table:style-name="ce23">
            <text:p>1997</text:p>
          </table:table-cell>
          <table:table-cell office:value-type="float" office:value="85.818410734699754" table:style-name="ce25">
            <text:p>85.8</text:p>
          </table:table-cell>
          <table:table-cell office:value-type="float" office:value="76.945608719680649" table:style-name="ce25">
            <text:p>76.9</text:p>
          </table:table-cell>
          <table:table-cell office:value-type="float" office:value="75.724357289438402" table:style-name="ce25">
            <text:p>75.7</text:p>
          </table:table-cell>
          <table:table-cell office:value-type="float" office:value="78.321259676719976" table:style-name="ce26">
            <text:p>78.3</text:p>
          </table:table-cell>
          <table:table-cell office:value-type="float" office:value="86.71647966821152" table:style-name="ce25">
            <text:p>86.7</text:p>
          </table:table-cell>
          <table:table-cell office:value-type="float" office:value="74.870438238764763" table:style-name="ce25">
            <text:p>74.9</text:p>
          </table:table-cell>
          <table:table-cell office:value-type="float" office:value="79.325686828156961" table:style-name="ce26">
            <text:p>79.3</text:p>
          </table:table-cell>
          <table:table-cell office:value-type="float" office:value="76.223146440547112" table:style-name="ce26">
            <text:p>76.2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1998" table:style-name="ce23">
            <text:p>1998</text:p>
          </table:table-cell>
          <table:table-cell office:value-type="float" office:value="87.773189015520472" table:style-name="ce25">
            <text:p>87.8</text:p>
          </table:table-cell>
          <table:table-cell office:value-type="float" office:value="79.588395634244534" table:style-name="ce25">
            <text:p>79.6</text:p>
          </table:table-cell>
          <table:table-cell office:value-type="float" office:value="78.273543592923673" table:style-name="ce25">
            <text:p>78.3</text:p>
          </table:table-cell>
          <table:table-cell office:value-type="float" office:value="80.741613022441072" table:style-name="ce26">
            <text:p>80.7</text:p>
          </table:table-cell>
          <table:table-cell office:value-type="float" office:value="92.25722224237073" table:style-name="ce25">
            <text:p>92.3</text:p>
          </table:table-cell>
          <table:table-cell office:value-type="float" office:value="78.798110031131728" table:style-name="ce25">
            <text:p>78.8</text:p>
          </table:table-cell>
          <table:table-cell office:value-type="float" office:value="82.114950827421424" table:style-name="ce26">
            <text:p>82.1</text:p>
          </table:table-cell>
          <table:table-cell office:value-type="float" office:value="78.822289564863794" table:style-name="ce26">
            <text:p>78.8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1999" table:style-name="ce23">
            <text:p>1999</text:p>
          </table:table-cell>
          <table:table-cell office:value-type="float" office:value="89.859178548785636" table:style-name="ce25">
            <text:p>89.9</text:p>
          </table:table-cell>
          <table:table-cell office:value-type="float" office:value="81.783066354381887" table:style-name="ce25">
            <text:p>81.8</text:p>
          </table:table-cell>
          <table:table-cell office:value-type="float" office:value="80.841336203469936" table:style-name="ce25">
            <text:p>80.8</text:p>
          </table:table-cell>
          <table:table-cell office:value-type="float" office:value="83.050901392834902" table:style-name="ce26">
            <text:p>83.1</text:p>
          </table:table-cell>
          <table:table-cell office:value-type="float" office:value="94.430807835788357" table:style-name="ce25">
            <text:p>94.4</text:p>
          </table:table-cell>
          <table:table-cell office:value-type="float" office:value="81.266896952540861" table:style-name="ce25">
            <text:p>81.3</text:p>
          </table:table-cell>
          <table:table-cell office:value-type="float" office:value="84.428553318484106" table:style-name="ce26">
            <text:p>84.4</text:p>
          </table:table-cell>
          <table:table-cell office:value-type="float" office:value="81.239080558780046" table:style-name="ce26">
            <text:p>81.2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2000" table:style-name="ce23">
            <text:p>2000</text:p>
          </table:table-cell>
          <table:table-cell office:value-type="float" office:value="89.137872723882523" table:style-name="ce25">
            <text:p>89.1</text:p>
          </table:table-cell>
          <table:table-cell office:value-type="float" office:value="84.744312087213501" table:style-name="ce25">
            <text:p>84.7</text:p>
          </table:table-cell>
          <table:table-cell office:value-type="float" office:value="84.091849469111011" table:style-name="ce25">
            <text:p>84.1</text:p>
          </table:table-cell>
          <table:table-cell office:value-type="float" office:value="85.319068917781038" table:style-name="ce26">
            <text:p>85.3</text:p>
          </table:table-cell>
          <table:table-cell office:value-type="float" office:value="96.0470508854484" table:style-name="ce25">
            <text:p>96.0</text:p>
          </table:table-cell>
          <table:table-cell office:value-type="float" office:value="86.122260936220414" table:style-name="ce25">
            <text:p>86.1</text:p>
          </table:table-cell>
          <table:table-cell office:value-type="float" office:value="86.692802435217288" table:style-name="ce26">
            <text:p>86.7</text:p>
          </table:table-cell>
          <table:table-cell office:value-type="float" office:value="84.411987460177883" table:style-name="ce26">
            <text:p>84.4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2001" table:style-name="ce23">
            <text:p>2001</text:p>
          </table:table-cell>
          <table:table-cell office:value-type="float" office:value="89.090581848519676" table:style-name="ce25">
            <text:p>89.1</text:p>
          </table:table-cell>
          <table:table-cell office:value-type="float" office:value="88.470118518884547" table:style-name="ce25">
            <text:p>88.5</text:p>
          </table:table-cell>
          <table:table-cell office:value-type="float" office:value="87.848403477260916" table:style-name="ce25">
            <text:p>87.8</text:p>
          </table:table-cell>
          <table:table-cell office:value-type="float" office:value="88.062853585274155" table:style-name="ce26">
            <text:p>88.1</text:p>
          </table:table-cell>
          <table:table-cell office:value-type="float" office:value="97.98205551681815" table:style-name="ce25">
            <text:p>98.0</text:p>
          </table:table-cell>
          <table:table-cell office:value-type="float" office:value="89.995055732789439" table:style-name="ce25">
            <text:p>90.0</text:p>
          </table:table-cell>
          <table:table-cell office:value-type="float" office:value="89.379524009745651" table:style-name="ce26">
            <text:p>89.4</text:p>
          </table:table-cell>
          <table:table-cell office:value-type="float" office:value="88.089319166790204" table:style-name="ce26">
            <text:p>88.1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2002" table:style-name="ce23">
            <text:p>2002</text:p>
          </table:table-cell>
          <table:table-cell office:value-type="float" office:value="85.289259967557726" table:style-name="ce25">
            <text:p>85.3</text:p>
          </table:table-cell>
          <table:table-cell office:value-type="float" office:value="91.296411044575933" table:style-name="ce25">
            <text:p>91.3</text:p>
          </table:table-cell>
          <table:table-cell office:value-type="float" office:value="90.642755252251348" table:style-name="ce25">
            <text:p>90.6</text:p>
          </table:table-cell>
          <table:table-cell office:value-type="float" office:value="89.258342715086158" table:style-name="ce26">
            <text:p>89.3</text:p>
          </table:table-cell>
          <table:table-cell office:value-type="float" office:value="97.841396769428485" table:style-name="ce25">
            <text:p>97.8</text:p>
          </table:table-cell>
          <table:table-cell office:value-type="float" office:value="92.747135178559319" table:style-name="ce25">
            <text:p>92.7</text:p>
          </table:table-cell>
          <table:table-cell office:value-type="float" office:value="90.417864480870932" table:style-name="ce26">
            <text:p>90.4</text:p>
          </table:table-cell>
          <table:table-cell office:value-type="float" office:value="90.934161178777714" table:style-name="ce26">
            <text:p>90.9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2003" table:style-name="ce23">
            <text:p>2003</text:p>
          </table:table-cell>
          <table:table-cell office:value-type="float" office:value="84.291321848760873" table:style-name="ce25">
            <text:p>84.3</text:p>
          </table:table-cell>
          <table:table-cell office:value-type="float" office:value="93.069519949786539" table:style-name="ce25">
            <text:p>93.1</text:p>
          </table:table-cell>
          <table:table-cell office:value-type="float" office:value="93.521851648565629" table:style-name="ce25">
            <text:p>93.5</text:p>
          </table:table-cell>
          <table:table-cell office:value-type="float" office:value="90.724104267148803" table:style-name="ce26">
            <text:p>90.7</text:p>
          </table:table-cell>
          <table:table-cell office:value-type="float" office:value="99.002572639540247" table:style-name="ce25">
            <text:p>99.0</text:p>
          </table:table-cell>
          <table:table-cell office:value-type="float" office:value="94.414303142724165" table:style-name="ce25">
            <text:p>94.4</text:p>
          </table:table-cell>
          <table:table-cell office:value-type="float" office:value="91.874200390560674" table:style-name="ce26">
            <text:p>91.9</text:p>
          </table:table-cell>
          <table:table-cell office:value-type="float" office:value="93.355359998772371" table:style-name="ce26">
            <text:p>93.4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2004" table:style-name="ce23">
            <text:p>2004</text:p>
          </table:table-cell>
          <table:table-cell office:value-type="float" office:value="88.511140767914966" table:style-name="ce25">
            <text:p>88.5</text:p>
          </table:table-cell>
          <table:table-cell office:value-type="float" office:value="96.54392667323097" table:style-name="ce25">
            <text:p>96.5</text:p>
          </table:table-cell>
          <table:table-cell office:value-type="float" office:value="97.078960749622027" table:style-name="ce25">
            <text:p>97.1</text:p>
          </table:table-cell>
          <table:table-cell office:value-type="float" office:value="94.460367535084842" table:style-name="ce26">
            <text:p>94.5</text:p>
          </table:table-cell>
          <table:table-cell office:value-type="float" office:value="98.934913345201451" table:style-name="ce25">
            <text:p>98.9</text:p>
          </table:table-cell>
          <table:table-cell office:value-type="float" office:value="97.645807374393513" table:style-name="ce25">
            <text:p>97.6</text:p>
          </table:table-cell>
          <table:table-cell office:value-type="float" office:value="95.192273245243314" table:style-name="ce26">
            <text:p>95.2</text:p>
          </table:table-cell>
          <table:table-cell office:value-type="float" office:value="96.903036365238009" table:style-name="ce26">
            <text:p>96.9</text:p>
          </table:table-cell>
          <table:table-cell table:number-columns-repeated="2" table:style-name="ce1"/>
          <table:table-cell table:number-columns-repeated="7" table:style-name="ce25"/>
          <table:table-cell table:number-columns-repeated="16366"/>
        </table:table-row>
        <table:table-row table:style-name="ro2">
          <table:table-cell office:value-type="float" office:value="2005" table:style-name="ce23">
            <text:p>2005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6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5">
            <text:p>100.0</text:p>
          </table:table-cell>
          <table:table-cell office:value-type="float" office:value="100" table:style-name="ce26">
            <text:p>100.0</text:p>
          </table:table-cell>
          <table:table-cell office:value-type="float" office:value="100" table:style-name="ce26">
            <text:p>100.0</text:p>
          </table:table-cell>
          <table:table-cell table:style-name="ce27"/>
          <table:table-cell table:style-name="ce1"/>
          <table:table-cell table:number-columns-repeated="7" table:style-name="ce25"/>
          <table:table-cell table:number-columns-repeated="16366" table:style-name="ce1"/>
        </table:table-row>
        <table:table-row table:style-name="ro2">
          <table:table-cell office:value-type="float" office:value="2006" table:style-name="ce23">
            <text:p>2006</text:p>
          </table:table-cell>
          <table:table-cell office:value-type="float" office:value="103.7950538950675" table:style-name="ce25">
            <text:p>103.8</text:p>
          </table:table-cell>
          <table:table-cell office:value-type="float" office:value="109.90272337419917" table:style-name="ce25">
            <text:p>109.9</text:p>
          </table:table-cell>
          <table:table-cell office:value-type="float" office:value="105.85198972326549" table:style-name="ce25">
            <text:p>105.9</text:p>
          </table:table-cell>
          <table:table-cell office:value-type="float" office:value="106.39114781843787" table:style-name="ce26">
            <text:p>106.4</text:p>
          </table:table-cell>
          <table:table-cell office:value-type="float" office:value="103.23648001263723" table:style-name="ce25">
            <text:p>103.2</text:p>
          </table:table-cell>
          <table:table-cell office:value-type="float" office:value="103.13582941912178" table:style-name="ce25">
            <text:p>103.1</text:p>
          </table:table-cell>
          <table:table-cell office:value-type="float" office:value="105.96920794942389" table:style-name="ce26">
            <text:p>106.0</text:p>
          </table:table-cell>
          <table:table-cell office:value-type="float" office:value="107.61168370790614" table:style-name="ce26">
            <text:p>107.6</text:p>
          </table:table-cell>
          <table:table-cell table:style-name="ce27"/>
          <table:table-cell table:style-name="ce1"/>
          <table:table-cell table:number-columns-repeated="7" table:style-name="ce25"/>
          <table:table-cell table:number-columns-repeated="16366" table:style-name="ce1"/>
        </table:table-row>
        <table:table-row table:style-name="ro2">
          <table:table-cell office:value-type="float" office:value="2007" table:style-name="ce23">
            <text:p>2007</text:p>
          </table:table-cell>
          <table:table-cell office:value-type="float" office:value="111.1094870619502" table:style-name="ce25">
            <text:p>111.1</text:p>
          </table:table-cell>
          <table:table-cell office:value-type="float" office:value="108.3052468001901" table:style-name="ce25">
            <text:p>108.3</text:p>
          </table:table-cell>
          <table:table-cell office:value-type="float" office:value="97.20182961055859" table:style-name="ce25">
            <text:p>97.2</text:p>
          </table:table-cell>
          <table:table-cell office:value-type="float" office:value="105.03504873932107" table:style-name="ce26">
            <text:p>105.0</text:p>
          </table:table-cell>
          <table:table-cell office:value-type="float" office:value="106.15770371488098" table:style-name="ce25">
            <text:p>106.2</text:p>
          </table:table-cell>
          <table:table-cell office:value-type="float" office:value="106.25122746183644" table:style-name="ce25">
            <text:p>106.3</text:p>
          </table:table-cell>
          <table:table-cell office:value-type="float" office:value="105.20910226545494" table:style-name="ce26">
            <text:p>105.2</text:p>
          </table:table-cell>
          <table:table-cell office:value-type="float" office:value="101.91269304421061" table:style-name="ce26">
            <text:p>101.9</text:p>
          </table:table-cell>
          <table:table-cell table:style-name="ce27"/>
          <table:table-cell table:style-name="ce1"/>
          <table:table-cell table:number-columns-repeated="8" table:style-name="ce46"/>
          <table:table-cell table:number-columns-repeated="16365"/>
        </table:table-row>
        <table:table-row table:style-name="ro2">
          <table:table-cell office:value-type="float" office:value="2008" table:style-name="ce23">
            <text:p>2008</text:p>
          </table:table-cell>
          <table:table-cell office:value-type="float" office:value="103.4410892149091" table:style-name="ce25">
            <text:p>103.4</text:p>
          </table:table-cell>
          <table:table-cell office:value-type="float" office:value="113.09460745343118" table:style-name="ce25">
            <text:p>113.1</text:p>
          </table:table-cell>
          <table:table-cell office:value-type="float" office:value="99.26410093257401" table:style-name="ce25">
            <text:p>99.3</text:p>
          </table:table-cell>
          <table:table-cell office:value-type="float" office:value="104.90339789207452" table:style-name="ce26">
            <text:p>104.9</text:p>
          </table:table-cell>
          <table:table-cell office:value-type="float" office:value="108.4968666900666" table:style-name="ce25">
            <text:p>108.5</text:p>
          </table:table-cell>
          <table:table-cell office:value-type="float" office:value="109.31650307076475" table:style-name="ce25">
            <text:p>109.3</text:p>
          </table:table-cell>
          <table:table-cell office:value-type="float" office:value="105.43369213301808" table:style-name="ce26">
            <text:p>105.4</text:p>
          </table:table-cell>
          <table:table-cell office:value-type="float" office:value="105.07439914320911" table:style-name="ce26">
            <text:p>105.1</text:p>
          </table:table-cell>
          <table:table-cell table:style-name="ce27"/>
          <table:table-cell table:style-name="ce1"/>
          <table:table-cell table:number-columns-repeated="7" table:style-name="ce25"/>
          <table:table-cell table:number-columns-repeated="16366" table:style-name="ce1"/>
        </table:table-row>
        <table:table-row table:style-name="ro2">
          <table:table-cell office:value-type="float" office:value="2009" table:style-name="ce23">
            <text:p>2009</text:p>
          </table:table-cell>
          <table:table-cell office:value-type="float" office:value="108.48683070005214" table:style-name="ce25">
            <text:p>108.5</text:p>
          </table:table-cell>
          <table:table-cell office:value-type="float" office:value="123.4543440676602" table:style-name="ce25">
            <text:p>123.5</text:p>
          </table:table-cell>
          <table:table-cell office:value-type="float" office:value="102.95242335398284" table:style-name="ce25">
            <text:p>103.0</text:p>
          </table:table-cell>
          <table:table-cell office:value-type="float" office:value="110.77989442564065" table:style-name="ce26">
            <text:p>110.8</text:p>
          </table:table-cell>
          <table:table-cell office:value-type="float" office:value="114.37154730170286" table:style-name="ce25">
            <text:p>114.4</text:p>
          </table:table-cell>
          <table:table-cell office:value-type="float" office:value="113.28314503706632" table:style-name="ce25">
            <text:p>113.3</text:p>
          </table:table-cell>
          <table:table-cell office:value-type="float" office:value="111.28569536338945" table:style-name="ce26">
            <text:p>111.3</text:p>
          </table:table-cell>
          <table:table-cell office:value-type="float" office:value="111.35758552676147" table:style-name="ce26">
            <text:p>111.4</text:p>
          </table:table-cell>
          <table:table-cell table:style-name="ce27"/>
          <table:table-cell table:style-name="ce1"/>
          <table:table-cell table:number-columns-repeated="7" table:style-name="ce25"/>
          <table:table-cell table:number-columns-repeated="16366" table:style-name="ce1"/>
        </table:table-row>
        <table:table-row table:style-name="ro2">
          <table:table-cell office:value-type="float" office:value="2010" table:style-name="ce23">
            <text:p>2010</text:p>
          </table:table-cell>
          <table:table-cell office:value-type="float" office:value="118.26276291136469" table:style-name="ce25">
            <text:p>118.3</text:p>
          </table:table-cell>
          <table:table-cell office:value-type="float" office:value="120.38415769383921" table:style-name="ce25">
            <text:p>120.4</text:p>
          </table:table-cell>
          <table:table-cell office:value-type="float" office:value="101.14173912215799" table:style-name="ce25">
            <text:p>101.1</text:p>
          </table:table-cell>
          <table:table-cell office:value-type="float" office:value="112.68392541859315" table:style-name="ce26">
            <text:p>112.7</text:p>
          </table:table-cell>
          <table:table-cell office:value-type="float" office:value="113.29833584216853" table:style-name="ce25">
            <text:p>113.3</text:p>
          </table:table-cell>
          <table:table-cell office:value-type="float" office:value="112.51834385191115" table:style-name="ce25">
            <text:p>112.5</text:p>
          </table:table-cell>
          <table:table-cell office:value-type="float" office:value="112.78064351144617" table:style-name="ce26">
            <text:p>112.8</text:p>
          </table:table-cell>
          <table:table-cell office:value-type="float" office:value="109.06295140611063" table:style-name="ce26">
            <text:p>109.1</text:p>
          </table:table-cell>
          <table:table-cell table:style-name="ce27"/>
          <table:table-cell table:style-name="ce1"/>
          <table:table-cell table:number-columns-repeated="7" table:style-name="ce25"/>
          <table:table-cell table:number-columns-repeated="16366" table:style-name="ce1"/>
        </table:table-row>
        <table:table-row table:style-name="ro2">
          <table:table-cell office:value-type="float" office:value="2011" table:style-name="ce23">
            <text:p>2011</text:p>
          </table:table-cell>
          <table:table-cell office:value-type="float" office:value="121.48350950582777" table:style-name="ce25">
            <text:p>121.5</text:p>
          </table:table-cell>
          <table:table-cell office:value-type="float" office:value="123.03480174167896" table:style-name="ce25">
            <text:p>123.0</text:p>
          </table:table-cell>
          <table:table-cell office:value-type="float" office:value="100.34676207090473" table:style-name="ce25">
            <text:p>100.3</text:p>
          </table:table-cell>
          <table:table-cell office:value-type="float" office:value="114.08690484653933" table:style-name="ce26">
            <text:p>114.1</text:p>
          </table:table-cell>
          <table:table-cell office:value-type="float" office:value="111.11125183277633" table:style-name="ce25">
            <text:p>111.1</text:p>
          </table:table-cell>
          <table:table-cell office:value-type="float" office:value="109.33981095390267" table:style-name="ce25">
            <text:p>109.3</text:p>
          </table:table-cell>
          <table:table-cell office:value-type="float" office:value="113.64865342290123" table:style-name="ce26">
            <text:p>113.6</text:p>
          </table:table-cell>
          <table:table-cell office:value-type="float" office:value="109.57528613366898" table:style-name="ce26">
            <text:p>109.6</text:p>
          </table:table-cell>
          <table:table-cell table:style-name="ce27"/>
          <table:table-cell table:style-name="ce1"/>
          <table:table-cell table:number-columns-repeated="7" table:style-name="ce25"/>
          <table:table-cell table:number-columns-repeated="16366" table:style-name="ce1"/>
        </table:table-row>
        <table:table-row table:style-name="ro9">
          <table:table-cell office:value-type="float" office:value="2012" table:style-name="ce14">
            <text:p>2012</text:p>
          </table:table-cell>
          <table:table-cell office:value-type="float" office:value="123.78437150376062" table:style-name="ce25">
            <text:p>123.8</text:p>
          </table:table-cell>
          <table:table-cell office:value-type="float" office:value="126.89945913302904" table:style-name="ce25">
            <text:p>126.9</text:p>
          </table:table-cell>
          <table:table-cell office:value-type="float" office:value="103.19746143486631" table:style-name="ce25">
            <text:p>103.2</text:p>
          </table:table-cell>
          <table:table-cell office:value-type="float" office:value="117.03481849086494" table:style-name="ce26">
            <text:p>117.0</text:p>
          </table:table-cell>
          <table:table-cell office:value-type="float" office:value="113.03043732004613" table:style-name="ce25">
            <text:p>113.0</text:p>
          </table:table-cell>
          <table:table-cell office:value-type="float" office:value="111.93867107334451" table:style-name="ce25">
            <text:p>111.9</text:p>
          </table:table-cell>
          <table:table-cell office:value-type="float" office:value="116.48031312342992" table:style-name="ce26">
            <text:p>116.5</text:p>
          </table:table-cell>
          <table:table-cell office:value-type="float" office:value="112.81966636003754" table:style-name="ce26">
            <text:p>112.8</text:p>
          </table:table-cell>
          <table:table-cell table:style-name="ce27"/>
          <table:table-cell table:style-name="ce31"/>
          <table:table-cell table:number-columns-repeated="7" table:style-name="ce25"/>
          <table:table-cell table:number-columns-repeated="16366" table:style-name="ce31"/>
        </table:table-row>
        <table:table-row table:style-name="ro10">
          <table:table-cell office:value-type="float" office:value="2013" table:style-name="ce14">
            <text:p>2013</text:p>
          </table:table-cell>
          <table:table-cell office:value-type="float" office:value="125.93460169924225" table:style-name="ce25">
            <text:p>125.9</text:p>
          </table:table-cell>
          <table:table-cell office:value-type="float" office:value="127.42175564153814" table:style-name="ce25">
            <text:p>127.4</text:p>
          </table:table-cell>
          <table:table-cell office:value-type="float" office:value="106.10756646920913" table:style-name="ce25">
            <text:p>106.1</text:p>
          </table:table-cell>
          <table:table-cell office:value-type="float" office:value="119.16456691571334" table:style-name="ce26">
            <text:p>119.2</text:p>
          </table:table-cell>
          <table:table-cell office:value-type="float" office:value="114.66214008973552" table:style-name="ce25">
            <text:p>114.7</text:p>
          </table:table-cell>
          <table:table-cell office:value-type="float" office:value="116.33116300709894" table:style-name="ce25">
            <text:p>116.3</text:p>
          </table:table-cell>
          <table:table-cell office:value-type="float" office:value="118.62408292537262" table:style-name="ce26">
            <text:p>118.6</text:p>
          </table:table-cell>
          <table:table-cell office:value-type="float" office:value="114.89448852741685" table:style-name="ce26">
            <text:p>114.9</text:p>
          </table:table-cell>
          <table:table-cell table:style-name="ce27"/>
          <table:table-cell table:style-name="ce31"/>
          <table:table-cell table:number-columns-repeated="7" table:style-name="ce25"/>
          <table:table-cell table:number-columns-repeated="16366" table:style-name="ce31"/>
        </table:table-row>
        <table:table-row table:style-name="ro10">
          <table:table-cell office:value-type="float" office:value="2014" table:style-name="ce14">
            <text:p>2014</text:p>
          </table:table-cell>
          <table:table-cell office:value-type="float" office:value="127.80070806781073" table:style-name="ce25">
            <text:p>127.8</text:p>
          </table:table-cell>
          <table:table-cell office:value-type="float" office:value="128.55604262170672" table:style-name="ce25">
            <text:p>128.6</text:p>
          </table:table-cell>
          <table:table-cell office:value-type="float" office:value="107.99333753939918" table:style-name="ce25">
            <text:p>108.0</text:p>
          </table:table-cell>
          <table:table-cell office:value-type="float" office:value="120.91242862575416" table:style-name="ce26">
            <text:p>120.9</text:p>
          </table:table-cell>
          <table:table-cell office:value-type="float" office:value="116.49620351872116" table:style-name="ce25">
            <text:p>116.5</text:p>
          </table:table-cell>
          <table:table-cell office:value-type="float" office:value="116.27137811112217" table:style-name="ce25">
            <text:p>116.3</text:p>
          </table:table-cell>
          <table:table-cell office:value-type="float" office:value="120.33689485691806" table:style-name="ce26">
            <text:p>120.3</text:p>
          </table:table-cell>
          <table:table-cell office:value-type="float" office:value="116.52414418176753" table:style-name="ce26">
            <text:p>116.5</text:p>
          </table:table-cell>
          <table:table-cell table:style-name="ce27"/>
          <table:table-cell table:style-name="ce31"/>
          <table:table-cell table:style-name="ce47"/>
          <table:table-cell table:number-columns-repeated="6" table:style-name="ce25"/>
          <table:table-cell table:number-columns-repeated="16366" table:style-name="ce31"/>
        </table:table-row>
        <table:table-row table:style-name="ro10">
          <table:table-cell office:value-type="float" office:value="2015" table:style-name="ce14">
            <text:p>2015</text:p>
          </table:table-cell>
          <table:table-cell office:value-type="float" office:value="131.2772104479055" table:style-name="ce25">
            <text:p>131.3</text:p>
          </table:table-cell>
          <table:table-cell office:value-type="float" office:value="133.33305620736709" table:style-name="ce25">
            <text:p>133.3</text:p>
          </table:table-cell>
          <table:table-cell office:value-type="float" office:value="111.87816268638882" table:style-name="ce25">
            <text:p>111.9</text:p>
          </table:table-cell>
          <table:table-cell office:value-type="float" office:value="124.8997935326127" table:style-name="ce26">
            <text:p>124.9</text:p>
          </table:table-cell>
          <table:table-cell office:value-type="float" office:value="119.16321666637741" table:style-name="ce25">
            <text:p>119.2</text:p>
          </table:table-cell>
          <table:table-cell office:value-type="float" office:value="121.16820339375107" table:style-name="ce25">
            <text:p>121.2</text:p>
          </table:table-cell>
          <table:table-cell office:value-type="float" office:value="124.21421192408333" table:style-name="ce26">
            <text:p>124.2</text:p>
          </table:table-cell>
          <table:table-cell office:value-type="float" office:value="120.77476704012481" table:style-name="ce26">
            <text:p>120.8</text:p>
          </table:table-cell>
          <table:table-cell table:style-name="ce27"/>
          <table:table-cell table:style-name="ce31"/>
          <table:table-cell table:style-name="ce47"/>
          <table:table-cell table:number-columns-repeated="6" table:style-name="ce25"/>
          <table:table-cell table:number-columns-repeated="16366" table:style-name="ce31"/>
        </table:table-row>
        <table:table-row table:style-name="ro10">
          <table:table-cell office:value-type="float" office:value="2016" table:style-name="ce14">
            <text:p>2016</text:p>
          </table:table-cell>
          <table:table-cell office:value-type="float" office:value="132.24622588737" table:style-name="ce25">
            <text:p>132.2</text:p>
          </table:table-cell>
          <table:table-cell office:value-type="float" office:value="135.80223523909484" table:style-name="ce25">
            <text:p>135.8</text:p>
          </table:table-cell>
          <table:table-cell office:value-type="float" office:value="113.53323041652271" table:style-name="ce25">
            <text:p>113.5</text:p>
          </table:table-cell>
          <table:table-cell office:value-type="float" office:value="126.50287633922038" table:style-name="ce26">
            <text:p>126.5</text:p>
          </table:table-cell>
          <table:table-cell office:value-type="float" office:value="122.00587707664636" table:style-name="ce25">
            <text:p>122.0</text:p>
          </table:table-cell>
          <table:table-cell office:value-type="float" office:value="121.13089385780218" table:style-name="ce25">
            <text:p>121.1</text:p>
          </table:table-cell>
          <table:table-cell office:value-type="float" office:value="125.90534962203432" table:style-name="ce26">
            <text:p>125.9</text:p>
          </table:table-cell>
          <table:table-cell office:value-type="float" office:value="122.73984498640128" table:style-name="ce26">
            <text:p>122.7</text:p>
          </table:table-cell>
          <table:table-cell table:style-name="ce27"/>
          <table:table-cell table:style-name="ce31"/>
          <table:table-cell table:style-name="ce47"/>
          <table:table-cell table:number-columns-repeated="6" table:style-name="ce25"/>
          <table:table-cell table:number-columns-repeated="16366" table:style-name="ce31"/>
        </table:table-row>
        <table:table-row table:style-name="ro10">
          <table:table-cell office:value-type="float" office:value="2017" table:style-name="ce14">
            <text:p>2017</text:p>
          </table:table-cell>
          <table:table-cell office:value-type="float" office:value="126.89362855370641" table:style-name="ce25">
            <text:p>126.9</text:p>
          </table:table-cell>
          <table:table-cell office:value-type="float" office:value="136.19495831269279" table:style-name="ce25">
            <text:p>136.2</text:p>
          </table:table-cell>
          <table:table-cell office:value-type="float" office:value="116.10857317916015" table:style-name="ce25">
            <text:p>116.1</text:p>
          </table:table-cell>
          <table:table-cell office:value-type="float" office:value="125.64797498081708" table:style-name="ce26">
            <text:p>125.6</text:p>
          </table:table-cell>
          <table:table-cell office:value-type="float" office:value="123.76171110793305" table:style-name="ce25">
            <text:p>123.8</text:p>
          </table:table-cell>
          <table:table-cell office:value-type="float" office:value="118.97153028444083" table:style-name="ce25">
            <text:p>119.0</text:p>
          </table:table-cell>
          <table:table-cell office:value-type="float" office:value="125.27251245283571" table:style-name="ce26">
            <text:p>125.3</text:p>
          </table:table-cell>
          <table:table-cell office:value-type="float" office:value="124.5852312334514" table:style-name="ce26">
            <text:p>124.6</text:p>
          </table:table-cell>
          <table:table-cell table:style-name="ce27"/>
          <table:table-cell table:style-name="ce31"/>
          <table:table-cell table:style-name="ce47"/>
          <table:table-cell table:number-columns-repeated="6" table:style-name="ce25"/>
          <table:table-cell table:number-columns-repeated="16366" table:style-name="ce31"/>
        </table:table-row>
        <table:table-row table:style-name="ro10">
          <table:table-cell office:value-type="float" office:value="2018" table:style-name="ce14">
            <text:p>2018</text:p>
          </table:table-cell>
          <table:table-cell office:value-type="float" office:value="126.08656604890795" table:style-name="ce25">
            <text:p>126.1</text:p>
          </table:table-cell>
          <table:table-cell office:value-type="float" office:value="137.0827300007642" table:style-name="ce25">
            <text:p>137.1</text:p>
          </table:table-cell>
          <table:table-cell office:value-type="float" office:value="118.13308388435556" table:style-name="ce25">
            <text:p>118.1</text:p>
          </table:table-cell>
          <table:table-cell office:value-type="float" office:value="126.36379284583224" table:style-name="ce26">
            <text:p>126.4</text:p>
          </table:table-cell>
          <table:table-cell office:value-type="float" office:value="126.94895913478479" table:style-name="ce25">
            <text:p>126.9</text:p>
          </table:table-cell>
          <table:table-cell office:value-type="float" office:value="120.25150081899798" table:style-name="ce25">
            <text:p>120.3</text:p>
          </table:table-cell>
          <table:table-cell office:value-type="float" office:value="126.26620795888456" table:style-name="ce26">
            <text:p>126.3</text:p>
          </table:table-cell>
          <table:table-cell office:value-type="float" office:value="126.24582515032746" table:style-name="ce26">
            <text:p>126.2</text:p>
          </table:table-cell>
          <table:table-cell table:style-name="ce27"/>
          <table:table-cell table:style-name="ce31"/>
          <table:table-cell table:number-columns-repeated="8" table:style-name="ce46"/>
          <table:table-cell table:number-columns-repeated="16365" table:style-name="ce31"/>
        </table:table-row>
        <table:table-row table:style-name="ro10">
          <table:table-cell office:value-type="float" office:value="2019" table:style-name="ce11">
            <text:p>2019</text:p>
          </table:table-cell>
          <table:table-cell office:value-type="float" office:value="125.46439642553514" table:style-name="ce33">
            <text:p>125.5</text:p>
          </table:table-cell>
          <table:table-cell office:value-type="float" office:value="139.82460782676441" table:style-name="ce33">
            <text:p>139.8</text:p>
          </table:table-cell>
          <table:table-cell office:value-type="float" office:value="121.35449703396303" table:style-name="ce33">
            <text:p>121.4</text:p>
          </table:table-cell>
          <table:table-cell office:value-type="float" office:value="128.0346805639881" table:style-name="ce34">
            <text:p>128.0</text:p>
          </table:table-cell>
          <table:table-cell office:value-type="float" office:value="127.160896042281" table:style-name="ce33">
            <text:p>127.2</text:p>
          </table:table-cell>
          <table:table-cell office:value-type="float" office:value="121.80013376286838" table:style-name="ce33">
            <text:p>121.8</text:p>
          </table:table-cell>
          <table:table-cell office:value-type="float" office:value="127.78156558833783" table:style-name="ce34">
            <text:p>127.8</text:p>
          </table:table-cell>
          <table:table-cell office:value-type="float" office:value="129.34103090533995" table:style-name="ce34">
            <text:p>129.3</text:p>
          </table:table-cell>
          <table:table-cell table:style-name="ce27"/>
          <table:table-cell table:style-name="ce31"/>
          <table:table-cell table:number-columns-repeated="8" table:style-name="ce46"/>
          <table:table-cell table:number-columns-repeated="16365" table:style-name="ce31"/>
        </table:table-row>
        <table:table-row table:style-name="ro14">
          <table:table-cell office:value-type="string" table:style-name="ce35">
            <text:p>1 Index as at March.</text:p>
          </table:table-cell>
          <table:table-cell table:style-name="ce36"/>
          <table:table-cell table:style-name="ce37"/>
          <table:table-cell table:style-name="ce38"/>
          <table:table-cell table:number-columns-repeated="2" table:style-name="ce39"/>
          <table:table-cell table:style-name="ce40"/>
          <table:table-cell table:style-name="ce37"/>
          <table:table-cell table:number-columns-repeated="16376" table:style-name="ce1"/>
        </table:table-row>
        <table:table-row table:style-name="ro9">
          <table:table-cell office:value-type="string" table:style-name="ce35">
            <text:p>2 Adjusted for inflation using the CPI.</text:p>
          </table:table-cell>
          <table:table-cell table:style-name="ce36"/>
          <table:table-cell table:style-name="ce37"/>
          <table:table-cell table:style-name="ce38"/>
          <table:table-cell table:number-columns-repeated="2" table:style-name="ce39"/>
          <table:table-cell table:style-name="ce40"/>
          <table:table-cell table:style-name="ce1"/>
          <table:table-cell office:value-type="string" table:style-name="ce42">
            <text:p>Source: DfT Fares Survey, Office for National Statistics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elephone: 020 7944 3077</text:p>
          </table:table-cell>
          <table:table-cell table:number-columns-repeated="3" table:style-name="ce7"/>
          <table:table-cell table:style-name="ce8"/>
          <table:table-cell table:style-name="ce42"/>
          <table:table-cell table:style-name="ce8"/>
          <table:table-cell table:style-name="ce1"/>
          <table:table-cell office:value-type="string" table:style-name="ce42">
            <text:p>Last updated: 20 June 201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mail: bus.statistics@dft.gov.uk</text:p>
          </table:table-cell>
          <table:table-cell table:number-columns-repeated="3" table:style-name="ce7"/>
          <table:table-cell table:style-name="ce8"/>
          <table:table-cell table:style-name="ce42"/>
          <table:table-cell table:style-name="ce8"/>
          <table:table-cell table:style-name="ce1"/>
          <table:table-cell office:value-type="string" table:style-name="ce42">
            <text:p>Next update: TBC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<text:a xlink:href="https://www.gov.uk/transport-statistics-notes-and-guidance-buses">Bus Statistics - Notes &amp; Definitions (https://www.gov.uk/transport-statistics-notes-and-guidance-buses)</text:a></text:p>
          </table:table-cell>
          <table:table-cell table:number-columns-repeated="3" table:style-name="ce7"/>
          <table:table-cell table:style-name="ce8"/>
          <table:table-cell table:style-name="ce42"/>
          <table:table-cell table:style-name="ce8"/>
          <table:table-cell table:number-columns-repeated="16377" table:style-name="ce1"/>
        </table:table-row>
        <table:table-row table:style-name="ro11">
          <table:table-cell office:value-type="string" table:style-name="ce8">
            <text:p>The figures in this table are National Statistics</text:p>
          </table:table-cell>
          <table:table-cell table:number-columns-repeated="6" table:style-name="ce8"/>
          <table:table-cell table:style-name="ce48"/>
          <table:table-cell table:number-columns-repeated="16376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49"/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table:style-name="ce50"/>
          <table:table-cell table:number-columns-repeated="16376" table:style-name="ce1"/>
        </table:table-row>
        <table:table-row table:number-rows-repeated="4" table:style-name="ro2">
          <table:table-cell table:number-columns-repeated="2" table:style-name="ce1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16376" table:style-name="ce1"/>
        </table:table-row>
        <table:table-row table:style-name="ro6">
          <table:table-cell table:number-columns-repeated="2" table:style-name="ce1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16376" table:style-name="ce1"/>
        </table:table-row>
        <table:table-row table:number-rows-repeated="3" table:style-name="ro2">
          <table:table-cell table:number-columns-repeated="2" table:style-name="ce1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16376" table:style-name="ce1"/>
        </table:table-row>
        <table:table-row table:number-rows-repeated="8" table:style-name="ro2">
          <table:table-cell table:number-columns-repeated="2"/>
          <table:table-cell table:number-columns-repeated="2"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16376"/>
        </table:table-row>
        <table:table-row table:style-name="ro12">
          <table:table-cell table:number-columns-repeated="16384"/>
        </table:table-row>
        <table:table-row table:number-rows-repeated="15" table:style-name="ro2">
          <table:table-cell table:number-columns-repeated="2"/>
          <table:table-cell table:number-columns-repeated="6" table:style-name="ce28"/>
          <table:table-cell table:number-columns-repeated="16376"/>
        </table:table-row>
        <table:table-row table:number-rows-repeated="1048504" table:style-name="ro12">
          <table:table-cell table:number-columns-repeated="16384"/>
        </table:table-row>
        <table:named-expressions>
          <table:named-range table:name="Print_Area" table:cell-range-address="BUS0405b.$A$1:BUS0405b.$J$1048576" table:base-cell-address="BUS0405b.$A$1"/>
        </table:named-expressions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/>
          <table:table-cell office:value-type="float" office:value="796.2"/>
          <table:table-cell/>
          <table:table-cell office:value-type="float" office:value="539.4"/>
          <table:table-cell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/>
          <table:table-cell office:value-type="float" office:value="896.5"/>
          <table:table-cell/>
          <table:table-cell office:value-type="float" office:value="701.6"/>
          <table:table-cell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8" table:style-name="ta3">
        <table:table-source xlink:href="file://virago.internal.dtlr.gov.uk/data/2005Publications/RoRo%20Q2_2005/Bulletin205draft.xls" table:table-name="TABLE2cont_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8" table:style-name="ta3">
        <table:table-source xlink:href="file://virago.internal.dtlr.gov.uk/data/2005Publications/RoRo%20Q2_2005/Bulletin205draft.xls" table:table-name="FiguresSA_-do_not_pri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3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3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3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3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3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3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3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3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3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3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3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3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3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3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3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3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3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3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3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3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3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3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3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3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3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3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3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3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3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3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3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3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7" table:style-name="ta3">
        <table:table-source xlink:href="file://virago.internal.dtlr.gov.uk/data/2005Publications/RoRo%20Q2_2005/Bulletin205draft.xls" table:table-name="TABLE2cont_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7" table:style-name="ta3">
        <table:table-source xlink:href="file://virago.internal.dtlr.gov.uk/data/2005Publications/RoRo%20Q2_2005/Bulletin205draft.xls" table:table-name="FiguresSA_-do_not_pri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5" table:style-name="ta3">
        <table:table-source xlink:href="file://virago.internal.dtlr.gov.uk/data/2005Publications/RoRo%20Q2_2005/Bulletin205draft.xls" table:table-name="TABLE2cont_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5" table:style-name="ta3">
        <table:table-source xlink:href="file://virago.internal.dtlr.gov.uk/data/2005Publications/RoRo%20Q2_2005/Bulletin205draft.xls" table:table-name="FiguresSA_-do_not_pri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4" table:style-name="ta3">
        <table:table-source xlink:href="file://virago.internal.dtlr.gov.uk/data/2005Publications/RoRo%20Q2_2005/Bulletin205draft.xls" table:table-name="TABLE2cont_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4" table:style-name="ta3">
        <table:table-source xlink:href="file://virago.internal.dtlr.gov.uk/data/2005Publications/RoRo%20Q2_2005/Bulletin205draft.xls" table:table-name="FiguresSA_-do_not_pri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9" table:style-name="ta3">
        <table:table-source xlink:href="file://virago.internal.dtlr.gov.uk/data/2005Publications/RoRo%20Q2_2005/Bulletin205draft.xls" table:table-name="TABLE2cont_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9" table:style-name="ta3">
        <table:table-source xlink:href="file://virago.internal.dtlr.gov.uk/data/2005Publications/RoRo%20Q2_2005/Bulletin205draft.xls" table:table-name="FiguresSA_-do_not_pri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0" table:style-name="ta3">
        <table:table-source xlink:href="file://virago.internal.dtlr.gov.uk/data/2005Publications/RoRo%20Q2_2005/Bulletin205draft.xls" table:table-name="TABLE2cont_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0" table:style-name="ta3">
        <table:table-source xlink:href="file://virago.internal.dtlr.gov.uk/data/2005Publications/RoRo%20Q2_2005/Bulletin205draft.xls" table:table-name="FiguresSA_-do_not_pri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1" table:style-name="ta3">
        <table:table-source xlink:href="file://virago.internal.dtlr.gov.uk/data/2005Publications/RoRo%20Q2_2005/Bulletin205draft.xls" table:table-name="TABLE2cont_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1" table:style-name="ta3">
        <table:table-source xlink:href="file://virago.internal.dtlr.gov.uk/data/2005Publications/RoRo%20Q2_2005/Bulletin205draft.xls" table:table-name="FiguresSA_-do_not_pri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2" table:style-name="ta3">
        <table:table-source xlink:href="file://virago.internal.dtlr.gov.uk/data/2005Publications/RoRo%20Q2_2005/Bulletin205draft.xls" table:table-name="TABLE2cont_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2" table:style-name="ta3">
        <table:table-source xlink:href="file://virago.internal.dtlr.gov.uk/data/2005Publications/RoRo%20Q2_2005/Bulletin205draft.xls" table:table-name="FiguresSA_-do_not_pri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3" table:style-name="ta3">
        <table:table-source xlink:href="file://virago.internal.dtlr.gov.uk/data/2005Publications/RoRo%20Q2_2005/Bulletin205draft.xls" table:table-name="TABLE2cont_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3" table:style-name="ta3">
        <table:table-source xlink:href="file://virago.internal.dtlr.gov.uk/data/2005Publications/RoRo%20Q2_2005/Bulletin205draft.xls" table:table-name="FiguresSA_-do_not_pri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tindexseries" table:style-name="ta3">
        <table:table-source xlink:href="file://fs4/TS_GroupsI$/COMC/11_Buses/01_Data/c_Fares/11-10%20Revisions/indices%20calc.xls" table:table-name="tindex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pi" table:style-name="ta3">
        <table:table-source xlink:href="file://fs4/TS_GroupsI$/COMC/11_Buses/01_Data/c_Fares/11-10%20Revisions/indices%20calc.xls" table:table-name="rp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variances" table:style-name="ta3">
        <table:table-source xlink:href="file://fs4/TS_GroupsI$/COMC/11_Buses/01_Data/c_Fares/11-10%20Revisions/indices%20calc.xls" table:table-name="vari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8" table:style-name="ta3">
        <table:table-source xlink:href="file://fs4/TS_GroupsI$/COMC/11_Buses/01_Data/c_Fares/11-10%20Revisions/indices%20calc.xls" table:table-name="revised_cal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fares" table:style-name="ta3">
        <table:table-source xlink:href="file://fs4/TS_GroupsI$/COMC/11_Buses/01_Data/c_Fares/11-10%20Revisions/indices%20calc.xls" table:table-name="fa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operators" table:style-name="ta3">
        <table:table-source xlink:href="file://fs4/TS_GroupsI$/COMC/11_Buses/01_Data/c_Fares/11-10%20Revisions/indices%20calc.xls" table:table-name="operator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table:number-columns-repeated="16380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table:number-columns-repeated="16380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table:number-columns-repeated="16380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table:number-columns-repeated="16380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table:number-columns-repeated="16380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table:number-columns-repeated="16380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table:number-columns-repeated="16380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table:number-columns-repeated="16380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table:number-columns-repeated="16380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table:number-columns-repeated="16380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table:number-columns-repeated="16380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table:number-columns-repeated="16380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table:number-columns-repeated="16380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table:number-columns-repeated="16380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table:number-columns-repeated="16380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table:number-columns-repeated="16380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table:number-columns-repeated="16380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table:number-columns-repeated="16380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table:number-columns-repeated="16380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table:number-columns-repeated="16380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table:number-columns-repeated="16380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table:number-columns-repeated="16380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table:number-columns-repeated="16380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table:number-columns-repeated="16380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table:number-columns-repeated="16380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table:number-columns-repeated="16380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table:number-columns-repeated="16380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table:number-columns-repeated="16380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table:number-columns-repeated="16380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table:number-columns-repeated="16380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table:number-columns-repeated="16380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table:number-columns-repeated="16380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table:number-columns-repeated="16380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table:number-columns-repeated="16380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table:number-columns-repeated="16380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table:number-columns-repeated="16380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table:number-columns-repeated="16380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table:number-columns-repeated="16380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table:number-columns-repeated="16380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table:number-columns-repeated="16380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table:number-columns-repeated="16380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table:number-columns-repeated="16380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table:number-columns-repeated="16380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table:number-columns-repeated="16380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table:number-columns-repeated="16380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table:number-columns-repeated="16380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table:number-columns-repeated="16380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table:number-columns-repeated="16380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table:number-columns-repeated="16380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table:number-columns-repeated="16380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table:number-columns-repeated="16380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table:number-columns-repeated="16380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table:number-columns-repeated="16380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table:number-columns-repeated="16380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table:number-columns-repeated="16380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table:number-columns-repeated="16380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table:number-columns-repeated="16380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table:number-columns-repeated="16380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table:number-columns-repeated="16380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table:number-columns-repeated="16380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table:number-columns-repeated="16380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table:number-columns-repeated="16380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table:number-columns-repeated="16380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table:number-columns-repeated="16380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table:number-columns-repeated="16380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table:number-columns-repeated="16380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table:number-columns-repeated="16380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table:number-columns-repeated="16380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table:number-columns-repeated="16380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table:number-columns-repeated="16380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table:number-columns-repeated="16380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table:number-columns-repeated="16380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table:number-columns-repeated="16380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table:number-columns-repeated="16380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table:number-columns-repeated="16380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table:number-columns-repeated="16380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table:number-columns-repeated="16380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table:number-columns-repeated="16380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table:number-columns-repeated="16380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table:number-columns-repeated="16380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table:number-columns-repeated="16380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table:number-columns-repeated="16380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table:number-columns-repeated="16380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table:number-columns-repeated="16380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indices%20calc.xls'#revenue" table:style-name="ta3">
        <table:table-source xlink:href="file://fs4/TS_GroupsI$/COMC/11_Buses/01_Data/c_Fares/11-10%20Revisions/indices%20calc.xls" table:table-name="revenue" table:mode="copy-results-only"/>
        <table:table-column/>
        <table:table-row>
          <table:table-cell office:value-type="string" office:string-value="year_opid"/>
          <table:table-cell office:value-type="string" office:string-value="year"/>
          <table:table-cell office:value-type="string" office:string-value="OpID"/>
          <table:table-cell office:value-type="string" office:string-value="rev"/>
          <table:table-cell office:value-type="string" office:string-value="mainarea"/>
          <table:table-cell table:number-columns-repeated="16379"/>
        </table:table-row>
        <table:table-row>
          <table:table-cell office:value-type="float" office:value="1995001"/>
          <table:table-cell office:value-type="float" office:value="1995"/>
          <table:table-cell office:value-type="float" office:value="1"/>
          <table:table-cell office:value-type="float" office:value="320118"/>
          <table:table-cell office:value-type="float" office:value="1"/>
          <table:table-cell table:number-columns-repeated="16379"/>
        </table:table-row>
        <table:table-row>
          <table:table-cell office:value-type="float" office:value="1995002"/>
          <table:table-cell office:value-type="float" office:value="1995"/>
          <table:table-cell office:value-type="float" office:value="2"/>
          <table:table-cell office:value-type="float" office:value="50822"/>
          <table:table-cell office:value-type="float" office:value="4"/>
          <table:table-cell table:number-columns-repeated="16379"/>
        </table:table-row>
        <table:table-row>
          <table:table-cell office:value-type="float" office:value="1995003"/>
          <table:table-cell office:value-type="float" office:value="1995"/>
          <table:table-cell office:value-type="float" office:value="3"/>
          <table:table-cell office:value-type="float" office:value="46857"/>
          <table:table-cell office:value-type="float" office:value="2"/>
          <table:table-cell table:number-columns-repeated="16379"/>
        </table:table-row>
        <table:table-row>
          <table:table-cell office:value-type="float" office:value="1995004"/>
          <table:table-cell office:value-type="float" office:value="1995"/>
          <table:table-cell office:value-type="float" office:value="4"/>
          <table:table-cell office:value-type="float" office:value="31301"/>
          <table:table-cell office:value-type="float" office:value="0"/>
          <table:table-cell table:number-columns-repeated="16379"/>
        </table:table-row>
        <table:table-row>
          <table:table-cell office:value-type="float" office:value="1995005"/>
          <table:table-cell office:value-type="float" office:value="1995"/>
          <table:table-cell office:value-type="float" office:value="5"/>
          <table:table-cell office:value-type="float" office:value="39577"/>
          <table:table-cell office:value-type="float" office:value="2"/>
          <table:table-cell table:number-columns-repeated="16379"/>
        </table:table-row>
        <table:table-row>
          <table:table-cell office:value-type="float" office:value="1995006"/>
          <table:table-cell office:value-type="float" office:value="1995"/>
          <table:table-cell office:value-type="float" office:value="6"/>
          <table:table-cell office:value-type="float" office:value="28711"/>
          <table:table-cell office:value-type="float" office:value="2"/>
          <table:table-cell table:number-columns-repeated="16379"/>
        </table:table-row>
        <table:table-row>
          <table:table-cell office:value-type="float" office:value="1995007"/>
          <table:table-cell office:value-type="float" office:value="1995"/>
          <table:table-cell office:value-type="float" office:value="7"/>
          <table:table-cell office:value-type="float" office:value="98912"/>
          <table:table-cell office:value-type="float" office:value="2"/>
          <table:table-cell table:number-columns-repeated="16379"/>
        </table:table-row>
        <table:table-row>
          <table:table-cell office:value-type="float" office:value="1995008"/>
          <table:table-cell office:value-type="float" office:value="1995"/>
          <table:table-cell office:value-type="float" office:value="8"/>
          <table:table-cell office:value-type="float" office:value="55800"/>
          <table:table-cell office:value-type="float" office:value="2"/>
          <table:table-cell table:number-columns-repeated="16379"/>
        </table:table-row>
        <table:table-row>
          <table:table-cell office:value-type="float" office:value="1995009"/>
          <table:table-cell office:value-type="float" office:value="1995"/>
          <table:table-cell office:value-type="float" office:value="9"/>
          <table:table-cell office:value-type="float" office:value="12097"/>
          <table:table-cell office:value-type="float" office:value="4"/>
          <table:table-cell table:number-columns-repeated="16379"/>
        </table:table-row>
        <table:table-row>
          <table:table-cell office:value-type="float" office:value="1995010"/>
          <table:table-cell office:value-type="float" office:value="1995"/>
          <table:table-cell office:value-type="float" office:value="10"/>
          <table:table-cell office:value-type="float" office:value="36248"/>
          <table:table-cell office:value-type="float" office:value="4"/>
          <table:table-cell table:number-columns-repeated="16379"/>
        </table:table-row>
        <table:table-row>
          <table:table-cell office:value-type="float" office:value="1995011"/>
          <table:table-cell office:value-type="float" office:value="1995"/>
          <table:table-cell office:value-type="float" office:value="11"/>
          <table:table-cell office:value-type="float" office:value="8622"/>
          <table:table-cell office:value-type="float" office:value="4"/>
          <table:table-cell table:number-columns-repeated="16379"/>
        </table:table-row>
        <table:table-row>
          <table:table-cell office:value-type="float" office:value="1995012"/>
          <table:table-cell office:value-type="float" office:value="1995"/>
          <table:table-cell office:value-type="float" office:value="12"/>
          <table:table-cell office:value-type="float" office:value="13668"/>
          <table:table-cell office:value-type="float" office:value="5"/>
          <table:table-cell table:number-columns-repeated="16379"/>
        </table:table-row>
        <table:table-row>
          <table:table-cell office:value-type="float" office:value="1995013"/>
          <table:table-cell office:value-type="float" office:value="1995"/>
          <table:table-cell office:value-type="float" office:value="13"/>
          <table:table-cell office:value-type="float" office:value="4867"/>
          <table:table-cell office:value-type="float" office:value="5"/>
          <table:table-cell table:number-columns-repeated="16379"/>
        </table:table-row>
        <table:table-row>
          <table:table-cell office:value-type="float" office:value="1995014"/>
          <table:table-cell office:value-type="float" office:value="1995"/>
          <table:table-cell office:value-type="float" office:value="1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15"/>
          <table:table-cell office:value-type="float" office:value="1995"/>
          <table:table-cell office:value-type="float" office:value="15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5016"/>
          <table:table-cell office:value-type="float" office:value="1995"/>
          <table:table-cell office:value-type="float" office:value="16"/>
          <table:table-cell office:value-type="float" office:value="6300"/>
          <table:table-cell office:value-type="float" office:value="3"/>
          <table:table-cell table:number-columns-repeated="16379"/>
        </table:table-row>
        <table:table-row>
          <table:table-cell office:value-type="float" office:value="1995017"/>
          <table:table-cell office:value-type="float" office:value="1995"/>
          <table:table-cell office:value-type="float" office:value="17"/>
          <table:table-cell office:value-type="float" office:value="3468"/>
          <table:table-cell office:value-type="float" office:value="3"/>
          <table:table-cell table:number-columns-repeated="16379"/>
        </table:table-row>
        <table:table-row>
          <table:table-cell office:value-type="float" office:value="1995018"/>
          <table:table-cell office:value-type="float" office:value="1995"/>
          <table:table-cell office:value-type="float" office:value="18"/>
          <table:table-cell office:value-type="float" office:value="3908"/>
          <table:table-cell office:value-type="float" office:value="0"/>
          <table:table-cell table:number-columns-repeated="16379"/>
        </table:table-row>
        <table:table-row>
          <table:table-cell office:value-type="float" office:value="1995019"/>
          <table:table-cell office:value-type="float" office:value="1995"/>
          <table:table-cell office:value-type="float" office:value="19"/>
          <table:table-cell office:value-type="float" office:value="6734"/>
          <table:table-cell office:value-type="float" office:value="3"/>
          <table:table-cell table:number-columns-repeated="16379"/>
        </table:table-row>
        <table:table-row>
          <table:table-cell office:value-type="float" office:value="1995020"/>
          <table:table-cell office:value-type="float" office:value="1995"/>
          <table:table-cell office:value-type="float" office:value="20"/>
          <table:table-cell office:value-type="float" office:value="5720"/>
          <table:table-cell office:value-type="float" office:value="3"/>
          <table:table-cell table:number-columns-repeated="16379"/>
        </table:table-row>
        <table:table-row>
          <table:table-cell office:value-type="float" office:value="1995021"/>
          <table:table-cell office:value-type="float" office:value="1995"/>
          <table:table-cell office:value-type="float" office:value="21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022"/>
          <table:table-cell office:value-type="float" office:value="1995"/>
          <table:table-cell office:value-type="float" office:value="22"/>
          <table:table-cell office:value-type="float" office:value="6071"/>
          <table:table-cell office:value-type="float" office:value="0"/>
          <table:table-cell table:number-columns-repeated="16379"/>
        </table:table-row>
        <table:table-row>
          <table:table-cell office:value-type="float" office:value="1995023"/>
          <table:table-cell office:value-type="float" office:value="1995"/>
          <table:table-cell office:value-type="float" office:value="23"/>
          <table:table-cell office:value-type="float" office:value="9572"/>
          <table:table-cell office:value-type="float" office:value="3"/>
          <table:table-cell table:number-columns-repeated="16379"/>
        </table:table-row>
        <table:table-row>
          <table:table-cell office:value-type="float" office:value="1995024"/>
          <table:table-cell office:value-type="float" office:value="1995"/>
          <table:table-cell office:value-type="float" office:value="24"/>
          <table:table-cell office:value-type="float" office:value="20206"/>
          <table:table-cell office:value-type="float" office:value="3"/>
          <table:table-cell table:number-columns-repeated="16379"/>
        </table:table-row>
        <table:table-row>
          <table:table-cell office:value-type="float" office:value="1995025"/>
          <table:table-cell office:value-type="float" office:value="1995"/>
          <table:table-cell office:value-type="float" office:value="25"/>
          <table:table-cell office:value-type="float" office:value="6649"/>
          <table:table-cell office:value-type="float" office:value="3"/>
          <table:table-cell table:number-columns-repeated="16379"/>
        </table:table-row>
        <table:table-row>
          <table:table-cell office:value-type="float" office:value="1995026"/>
          <table:table-cell office:value-type="float" office:value="1995"/>
          <table:table-cell office:value-type="float" office:value="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27"/>
          <table:table-cell office:value-type="float" office:value="1995"/>
          <table:table-cell office:value-type="float" office:value="27"/>
          <table:table-cell office:value-type="float" office:value="4928"/>
          <table:table-cell office:value-type="float" office:value="3"/>
          <table:table-cell table:number-columns-repeated="16379"/>
        </table:table-row>
        <table:table-row>
          <table:table-cell office:value-type="float" office:value="1995028"/>
          <table:table-cell office:value-type="float" office:value="1995"/>
          <table:table-cell office:value-type="float" office:value="28"/>
          <table:table-cell office:value-type="float" office:value="9796"/>
          <table:table-cell office:value-type="float" office:value="3"/>
          <table:table-cell table:number-columns-repeated="16379"/>
        </table:table-row>
        <table:table-row>
          <table:table-cell office:value-type="float" office:value="1995029"/>
          <table:table-cell office:value-type="float" office:value="1995"/>
          <table:table-cell office:value-type="float" office:value="29"/>
          <table:table-cell office:value-type="float" office:value="6747"/>
          <table:table-cell office:value-type="float" office:value="3"/>
          <table:table-cell table:number-columns-repeated="16379"/>
        </table:table-row>
        <table:table-row>
          <table:table-cell office:value-type="float" office:value="1995030"/>
          <table:table-cell office:value-type="float" office:value="1995"/>
          <table:table-cell office:value-type="float" office:value="3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1"/>
          <table:table-cell office:value-type="float" office:value="1995"/>
          <table:table-cell office:value-type="float" office:value="31"/>
          <table:table-cell office:value-type="float" office:value="10772"/>
          <table:table-cell office:value-type="float" office:value="3"/>
          <table:table-cell table:number-columns-repeated="16379"/>
        </table:table-row>
        <table:table-row>
          <table:table-cell office:value-type="float" office:value="1995032"/>
          <table:table-cell office:value-type="float" office:value="1995"/>
          <table:table-cell office:value-type="float" office:value="32"/>
          <table:table-cell office:value-type="float" office:value="20551"/>
          <table:table-cell office:value-type="float" office:value="3"/>
          <table:table-cell table:number-columns-repeated="16379"/>
        </table:table-row>
        <table:table-row>
          <table:table-cell office:value-type="float" office:value="1995033"/>
          <table:table-cell office:value-type="float" office:value="1995"/>
          <table:table-cell office:value-type="float" office:value="33"/>
          <table:table-cell office:value-type="float" office:value="8539"/>
          <table:table-cell office:value-type="float" office:value="3"/>
          <table:table-cell table:number-columns-repeated="16379"/>
        </table:table-row>
        <table:table-row>
          <table:table-cell office:value-type="float" office:value="1995034"/>
          <table:table-cell office:value-type="float" office:value="1995"/>
          <table:table-cell office:value-type="float" office:value="3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5"/>
          <table:table-cell office:value-type="float" office:value="1995"/>
          <table:table-cell office:value-type="float" office:value="35"/>
          <table:table-cell office:value-type="float" office:value="12439"/>
          <table:table-cell office:value-type="float" office:value="0"/>
          <table:table-cell table:number-columns-repeated="16379"/>
        </table:table-row>
        <table:table-row>
          <table:table-cell office:value-type="float" office:value="1995036"/>
          <table:table-cell office:value-type="float" office:value="1995"/>
          <table:table-cell office:value-type="float" office:value="36"/>
          <table:table-cell office:value-type="float" office:value="15458"/>
          <table:table-cell office:value-type="float" office:value="3"/>
          <table:table-cell table:number-columns-repeated="16379"/>
        </table:table-row>
        <table:table-row>
          <table:table-cell office:value-type="float" office:value="1995037"/>
          <table:table-cell office:value-type="float" office:value="1995"/>
          <table:table-cell office:value-type="float" office:value="37"/>
          <table:table-cell office:value-type="float" office:value="12582"/>
          <table:table-cell office:value-type="float" office:value="3"/>
          <table:table-cell table:number-columns-repeated="16379"/>
        </table:table-row>
        <table:table-row>
          <table:table-cell office:value-type="float" office:value="1995038"/>
          <table:table-cell office:value-type="float" office:value="1995"/>
          <table:table-cell office:value-type="float" office:value="38"/>
          <table:table-cell office:value-type="float" office:value="11910"/>
          <table:table-cell office:value-type="float" office:value="3"/>
          <table:table-cell table:number-columns-repeated="16379"/>
        </table:table-row>
        <table:table-row>
          <table:table-cell office:value-type="float" office:value="1995039"/>
          <table:table-cell office:value-type="float" office:value="1995"/>
          <table:table-cell office:value-type="float" office:value="39"/>
          <table:table-cell office:value-type="float" office:value="7821"/>
          <table:table-cell office:value-type="float" office:value="3"/>
          <table:table-cell table:number-columns-repeated="16379"/>
        </table:table-row>
        <table:table-row>
          <table:table-cell office:value-type="float" office:value="1995040"/>
          <table:table-cell office:value-type="float" office:value="1995"/>
          <table:table-cell office:value-type="float" office:value="40"/>
          <table:table-cell office:value-type="float" office:value="6101"/>
          <table:table-cell office:value-type="float" office:value="3"/>
          <table:table-cell table:number-columns-repeated="16379"/>
        </table:table-row>
        <table:table-row>
          <table:table-cell office:value-type="float" office:value="1995041"/>
          <table:table-cell office:value-type="float" office:value="1995"/>
          <table:table-cell office:value-type="float" office:value="41"/>
          <table:table-cell office:value-type="float" office:value="7122"/>
          <table:table-cell office:value-type="float" office:value="0"/>
          <table:table-cell table:number-columns-repeated="16379"/>
        </table:table-row>
        <table:table-row>
          <table:table-cell office:value-type="float" office:value="1995042"/>
          <table:table-cell office:value-type="float" office:value="1995"/>
          <table:table-cell office:value-type="float" office:value="42"/>
          <table:table-cell office:value-type="float" office:value="5472"/>
          <table:table-cell office:value-type="float" office:value="0"/>
          <table:table-cell table:number-columns-repeated="16379"/>
        </table:table-row>
        <table:table-row>
          <table:table-cell office:value-type="float" office:value="1995043"/>
          <table:table-cell office:value-type="float" office:value="1995"/>
          <table:table-cell office:value-type="float" office:value="43"/>
          <table:table-cell office:value-type="float" office:value="12332"/>
          <table:table-cell office:value-type="float" office:value="3"/>
          <table:table-cell table:number-columns-repeated="16379"/>
        </table:table-row>
        <table:table-row>
          <table:table-cell office:value-type="float" office:value="1995044"/>
          <table:table-cell office:value-type="float" office:value="1995"/>
          <table:table-cell office:value-type="float" office:value="44"/>
          <table:table-cell office:value-type="float" office:value="6434"/>
          <table:table-cell office:value-type="float" office:value="3"/>
          <table:table-cell table:number-columns-repeated="16379"/>
        </table:table-row>
        <table:table-row>
          <table:table-cell office:value-type="float" office:value="1995045"/>
          <table:table-cell office:value-type="float" office:value="1995"/>
          <table:table-cell office:value-type="float" office:value="45"/>
          <table:table-cell office:value-type="float" office:value="13430"/>
          <table:table-cell office:value-type="float" office:value="3"/>
          <table:table-cell table:number-columns-repeated="16379"/>
        </table:table-row>
        <table:table-row>
          <table:table-cell office:value-type="float" office:value="1995046"/>
          <table:table-cell office:value-type="float" office:value="1995"/>
          <table:table-cell office:value-type="float" office:value="46"/>
          <table:table-cell office:value-type="float" office:value="7977"/>
          <table:table-cell office:value-type="float" office:value="3"/>
          <table:table-cell table:number-columns-repeated="16379"/>
        </table:table-row>
        <table:table-row>
          <table:table-cell office:value-type="float" office:value="1995047"/>
          <table:table-cell office:value-type="float" office:value="1995"/>
          <table:table-cell office:value-type="float" office:value="47"/>
          <table:table-cell office:value-type="float" office:value="7301"/>
          <table:table-cell office:value-type="float" office:value="3"/>
          <table:table-cell table:number-columns-repeated="16379"/>
        </table:table-row>
        <table:table-row>
          <table:table-cell office:value-type="float" office:value="1995048"/>
          <table:table-cell office:value-type="float" office:value="1995"/>
          <table:table-cell office:value-type="float" office:value="48"/>
          <table:table-cell office:value-type="float" office:value="4892"/>
          <table:table-cell office:value-type="float" office:value="0"/>
          <table:table-cell table:number-columns-repeated="16379"/>
        </table:table-row>
        <table:table-row>
          <table:table-cell office:value-type="float" office:value="1995049"/>
          <table:table-cell office:value-type="float" office:value="1995"/>
          <table:table-cell office:value-type="float" office:value="49"/>
          <table:table-cell office:value-type="float" office:value="11778"/>
          <table:table-cell office:value-type="float" office:value="3"/>
          <table:table-cell table:number-columns-repeated="16379"/>
        </table:table-row>
        <table:table-row>
          <table:table-cell office:value-type="float" office:value="1995050"/>
          <table:table-cell office:value-type="float" office:value="1995"/>
          <table:table-cell office:value-type="float" office:value="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1"/>
          <table:table-cell office:value-type="float" office:value="1995"/>
          <table:table-cell office:value-type="float" office:value="51"/>
          <table:table-cell office:value-type="float" office:value="10933"/>
          <table:table-cell office:value-type="float" office:value="5"/>
          <table:table-cell table:number-columns-repeated="16379"/>
        </table:table-row>
        <table:table-row>
          <table:table-cell office:value-type="float" office:value="1995052"/>
          <table:table-cell office:value-type="float" office:value="1995"/>
          <table:table-cell office:value-type="float" office:value="5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3"/>
          <table:table-cell office:value-type="float" office:value="1995"/>
          <table:table-cell office:value-type="float" office:value="53"/>
          <table:table-cell office:value-type="float" office:value="5121"/>
          <table:table-cell office:value-type="float" office:value="3"/>
          <table:table-cell table:number-columns-repeated="16379"/>
        </table:table-row>
        <table:table-row>
          <table:table-cell office:value-type="float" office:value="1995054"/>
          <table:table-cell office:value-type="float" office:value="1995"/>
          <table:table-cell office:value-type="float" office:value="54"/>
          <table:table-cell office:value-type="float" office:value="14653"/>
          <table:table-cell office:value-type="float" office:value="3"/>
          <table:table-cell table:number-columns-repeated="16379"/>
        </table:table-row>
        <table:table-row>
          <table:table-cell office:value-type="float" office:value="1995055"/>
          <table:table-cell office:value-type="float" office:value="1995"/>
          <table:table-cell office:value-type="float" office:value="55"/>
          <table:table-cell office:value-type="float" office:value="15861"/>
          <table:table-cell office:value-type="float" office:value="3"/>
          <table:table-cell table:number-columns-repeated="16379"/>
        </table:table-row>
        <table:table-row>
          <table:table-cell office:value-type="float" office:value="1995056"/>
          <table:table-cell office:value-type="float" office:value="1995"/>
          <table:table-cell office:value-type="float" office:value="56"/>
          <table:table-cell office:value-type="float" office:value="11300"/>
          <table:table-cell office:value-type="float" office:value="3"/>
          <table:table-cell table:number-columns-repeated="16379"/>
        </table:table-row>
        <table:table-row>
          <table:table-cell office:value-type="float" office:value="1995057"/>
          <table:table-cell office:value-type="float" office:value="1995"/>
          <table:table-cell office:value-type="float" office:value="57"/>
          <table:table-cell office:value-type="float" office:value="14376"/>
          <table:table-cell office:value-type="float" office:value="3"/>
          <table:table-cell table:number-columns-repeated="16379"/>
        </table:table-row>
        <table:table-row>
          <table:table-cell office:value-type="float" office:value="1995058"/>
          <table:table-cell office:value-type="float" office:value="1995"/>
          <table:table-cell office:value-type="float" office:value="5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59"/>
          <table:table-cell office:value-type="float" office:value="1995"/>
          <table:table-cell office:value-type="float" office:value="5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0"/>
          <table:table-cell office:value-type="float" office:value="1995"/>
          <table:table-cell office:value-type="float" office:value="60"/>
          <table:table-cell office:value-type="float" office:value="11683"/>
          <table:table-cell office:value-type="float" office:value="2"/>
          <table:table-cell table:number-columns-repeated="16379"/>
        </table:table-row>
        <table:table-row>
          <table:table-cell office:value-type="float" office:value="1995061"/>
          <table:table-cell office:value-type="float" office:value="1995"/>
          <table:table-cell office:value-type="float" office:value="61"/>
          <table:table-cell office:value-type="float" office:value="19388"/>
          <table:table-cell office:value-type="float" office:value="2"/>
          <table:table-cell table:number-columns-repeated="16379"/>
        </table:table-row>
        <table:table-row>
          <table:table-cell office:value-type="float" office:value="1995062"/>
          <table:table-cell office:value-type="float" office:value="1995"/>
          <table:table-cell office:value-type="float" office:value="62"/>
          <table:table-cell office:value-type="float" office:value="9908"/>
          <table:table-cell office:value-type="float" office:value="3"/>
          <table:table-cell table:number-columns-repeated="16379"/>
        </table:table-row>
        <table:table-row>
          <table:table-cell office:value-type="float" office:value="1995063"/>
          <table:table-cell office:value-type="float" office:value="1995"/>
          <table:table-cell office:value-type="float" office:value="63"/>
          <table:table-cell office:value-type="float" office:value="5602"/>
          <table:table-cell office:value-type="float" office:value="0"/>
          <table:table-cell table:number-columns-repeated="16379"/>
        </table:table-row>
        <table:table-row>
          <table:table-cell office:value-type="float" office:value="1995064"/>
          <table:table-cell office:value-type="float" office:value="1995"/>
          <table:table-cell office:value-type="float" office:value="64"/>
          <table:table-cell office:value-type="float" office:value="8091"/>
          <table:table-cell office:value-type="float" office:value="3"/>
          <table:table-cell table:number-columns-repeated="16379"/>
        </table:table-row>
        <table:table-row>
          <table:table-cell office:value-type="float" office:value="1995065"/>
          <table:table-cell office:value-type="float" office:value="1995"/>
          <table:table-cell office:value-type="float" office:value="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6"/>
          <table:table-cell office:value-type="float" office:value="1995"/>
          <table:table-cell office:value-type="float" office:value="66"/>
          <table:table-cell office:value-type="float" office:value="24545"/>
          <table:table-cell office:value-type="float" office:value="3"/>
          <table:table-cell table:number-columns-repeated="16379"/>
        </table:table-row>
        <table:table-row>
          <table:table-cell office:value-type="float" office:value="1995067"/>
          <table:table-cell office:value-type="float" office:value="1995"/>
          <table:table-cell office:value-type="float" office:value="67"/>
          <table:table-cell office:value-type="float" office:value="12231"/>
          <table:table-cell office:value-type="float" office:value="3"/>
          <table:table-cell table:number-columns-repeated="16379"/>
        </table:table-row>
        <table:table-row>
          <table:table-cell office:value-type="float" office:value="1995068"/>
          <table:table-cell office:value-type="float" office:value="1995"/>
          <table:table-cell office:value-type="float" office:value="68"/>
          <table:table-cell office:value-type="float" office:value="8467"/>
          <table:table-cell office:value-type="float" office:value="3"/>
          <table:table-cell table:number-columns-repeated="16379"/>
        </table:table-row>
        <table:table-row>
          <table:table-cell office:value-type="float" office:value="1995069"/>
          <table:table-cell office:value-type="float" office:value="1995"/>
          <table:table-cell office:value-type="float" office:value="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70"/>
          <table:table-cell office:value-type="float" office:value="1995"/>
          <table:table-cell office:value-type="float" office:value="70"/>
          <table:table-cell office:value-type="float" office:value="14881"/>
          <table:table-cell office:value-type="float" office:value="0"/>
          <table:table-cell table:number-columns-repeated="16379"/>
        </table:table-row>
        <table:table-row>
          <table:table-cell office:value-type="float" office:value="1995071"/>
          <table:table-cell office:value-type="float" office:value="1995"/>
          <table:table-cell office:value-type="float" office:value="71"/>
          <table:table-cell office:value-type="float" office:value="6306"/>
          <table:table-cell office:value-type="float" office:value="3"/>
          <table:table-cell table:number-columns-repeated="16379"/>
        </table:table-row>
        <table:table-row>
          <table:table-cell office:value-type="float" office:value="1995072"/>
          <table:table-cell office:value-type="float" office:value="1995"/>
          <table:table-cell office:value-type="float" office:value="72"/>
          <table:table-cell office:value-type="float" office:value="5992"/>
          <table:table-cell office:value-type="float" office:value="0"/>
          <table:table-cell table:number-columns-repeated="16379"/>
        </table:table-row>
        <table:table-row>
          <table:table-cell office:value-type="float" office:value="1995073"/>
          <table:table-cell office:value-type="float" office:value="1995"/>
          <table:table-cell office:value-type="float" office:value="73"/>
          <table:table-cell office:value-type="float" office:value="19110"/>
          <table:table-cell office:value-type="float" office:value="3"/>
          <table:table-cell table:number-columns-repeated="16379"/>
        </table:table-row>
        <table:table-row>
          <table:table-cell office:value-type="float" office:value="1995074"/>
          <table:table-cell office:value-type="float" office:value="1995"/>
          <table:table-cell office:value-type="float" office:value="74"/>
          <table:table-cell office:value-type="float" office:value="3359"/>
          <table:table-cell office:value-type="float" office:value="3"/>
          <table:table-cell table:number-columns-repeated="16379"/>
        </table:table-row>
        <table:table-row>
          <table:table-cell office:value-type="float" office:value="1995075"/>
          <table:table-cell office:value-type="float" office:value="1995"/>
          <table:table-cell office:value-type="float" office:value="75"/>
          <table:table-cell office:value-type="float" office:value="17347"/>
          <table:table-cell office:value-type="float" office:value="0"/>
          <table:table-cell table:number-columns-repeated="16379"/>
        </table:table-row>
        <table:table-row>
          <table:table-cell office:value-type="float" office:value="1995076"/>
          <table:table-cell office:value-type="float" office:value="1995"/>
          <table:table-cell office:value-type="float" office:value="76"/>
          <table:table-cell office:value-type="float" office:value="5470"/>
          <table:table-cell office:value-type="float" office:value="3"/>
          <table:table-cell table:number-columns-repeated="16379"/>
        </table:table-row>
        <table:table-row>
          <table:table-cell office:value-type="float" office:value="1995077"/>
          <table:table-cell office:value-type="float" office:value="1995"/>
          <table:table-cell office:value-type="float" office:value="7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8"/>
          <table:table-cell office:value-type="float" office:value="1995"/>
          <table:table-cell office:value-type="float" office:value="7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9"/>
          <table:table-cell office:value-type="float" office:value="1995"/>
          <table:table-cell office:value-type="float" office:value="79"/>
          <table:table-cell office:value-type="float" office:value="10434"/>
          <table:table-cell office:value-type="float" office:value="0"/>
          <table:table-cell table:number-columns-repeated="16379"/>
        </table:table-row>
        <table:table-row>
          <table:table-cell office:value-type="float" office:value="1995080"/>
          <table:table-cell office:value-type="float" office:value="1995"/>
          <table:table-cell office:value-type="float" office:value="8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1"/>
          <table:table-cell office:value-type="float" office:value="1995"/>
          <table:table-cell office:value-type="float" office:value="8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2"/>
          <table:table-cell office:value-type="float" office:value="1995"/>
          <table:table-cell office:value-type="float" office:value="8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3"/>
          <table:table-cell office:value-type="float" office:value="1995"/>
          <table:table-cell office:value-type="float" office:value="8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4"/>
          <table:table-cell office:value-type="float" office:value="1995"/>
          <table:table-cell office:value-type="float" office:value="8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5"/>
          <table:table-cell office:value-type="float" office:value="1995"/>
          <table:table-cell office:value-type="float" office:value="8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6"/>
          <table:table-cell office:value-type="float" office:value="1995"/>
          <table:table-cell office:value-type="float" office:value="8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7"/>
          <table:table-cell office:value-type="float" office:value="1995"/>
          <table:table-cell office:value-type="float" office:value="8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8"/>
          <table:table-cell office:value-type="float" office:value="1995"/>
          <table:table-cell office:value-type="float" office:value="8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9"/>
          <table:table-cell office:value-type="float" office:value="1995"/>
          <table:table-cell office:value-type="float" office:value="8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0"/>
          <table:table-cell office:value-type="float" office:value="1995"/>
          <table:table-cell office:value-type="float" office:value="9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1"/>
          <table:table-cell office:value-type="float" office:value="1995"/>
          <table:table-cell office:value-type="float" office:value="9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2"/>
          <table:table-cell office:value-type="float" office:value="1995"/>
          <table:table-cell office:value-type="float" office:value="9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3"/>
          <table:table-cell office:value-type="float" office:value="1995"/>
          <table:table-cell office:value-type="float" office:value="9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4"/>
          <table:table-cell office:value-type="float" office:value="1995"/>
          <table:table-cell office:value-type="float" office:value="9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5"/>
          <table:table-cell office:value-type="float" office:value="1995"/>
          <table:table-cell office:value-type="float" office:value="95"/>
          <table:table-cell office:value-type="float" office:value="4204"/>
          <table:table-cell office:value-type="float" office:value="3"/>
          <table:table-cell table:number-columns-repeated="16379"/>
        </table:table-row>
        <table:table-row>
          <table:table-cell office:value-type="float" office:value="1995096"/>
          <table:table-cell office:value-type="float" office:value="1995"/>
          <table:table-cell office:value-type="float" office:value="96"/>
          <table:table-cell office:value-type="float" office:value="4288"/>
          <table:table-cell office:value-type="float" office:value="3"/>
          <table:table-cell table:number-columns-repeated="16379"/>
        </table:table-row>
        <table:table-row>
          <table:table-cell office:value-type="float" office:value="1995097"/>
          <table:table-cell office:value-type="float" office:value="1995"/>
          <table:table-cell office:value-type="float" office:value="97"/>
          <table:table-cell office:value-type="float" office:value="8190"/>
          <table:table-cell office:value-type="float" office:value="3"/>
          <table:table-cell table:number-columns-repeated="16379"/>
        </table:table-row>
        <table:table-row>
          <table:table-cell office:value-type="float" office:value="1995098"/>
          <table:table-cell office:value-type="float" office:value="1995"/>
          <table:table-cell office:value-type="float" office:value="98"/>
          <table:table-cell office:value-type="float" office:value="0"/>
          <table:table-cell office:value-type="float" office:value="5"/>
          <table:table-cell table:number-columns-repeated="16379"/>
        </table:table-row>
        <table:table-row>
          <table:table-cell office:value-type="float" office:value="1995099"/>
          <table:table-cell office:value-type="float" office:value="1995"/>
          <table:table-cell office:value-type="float" office:value="99"/>
          <table:table-cell office:value-type="float" office:value="6225"/>
          <table:table-cell office:value-type="float" office:value="3"/>
          <table:table-cell table:number-columns-repeated="16379"/>
        </table:table-row>
        <table:table-row>
          <table:table-cell office:value-type="float" office:value="1995100"/>
          <table:table-cell office:value-type="float" office:value="1995"/>
          <table:table-cell office:value-type="float" office:value="100"/>
          <table:table-cell office:value-type="float" office:value="9627"/>
          <table:table-cell office:value-type="float" office:value="3"/>
          <table:table-cell table:number-columns-repeated="16379"/>
        </table:table-row>
        <table:table-row>
          <table:table-cell office:value-type="float" office:value="1995101"/>
          <table:table-cell office:value-type="float" office:value="1995"/>
          <table:table-cell office:value-type="float" office:value="101"/>
          <table:table-cell office:value-type="float" office:value="10880"/>
          <table:table-cell office:value-type="float" office:value="4"/>
          <table:table-cell table:number-columns-repeated="16379"/>
        </table:table-row>
        <table:table-row>
          <table:table-cell office:value-type="float" office:value="1995102"/>
          <table:table-cell office:value-type="float" office:value="1995"/>
          <table:table-cell office:value-type="float" office:value="10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03"/>
          <table:table-cell office:value-type="float" office:value="1995"/>
          <table:table-cell office:value-type="float" office:value="103"/>
          <table:table-cell office:value-type="float" office:value="15384"/>
          <table:table-cell office:value-type="float" office:value="0"/>
          <table:table-cell table:number-columns-repeated="16379"/>
        </table:table-row>
        <table:table-row>
          <table:table-cell office:value-type="float" office:value="1995104"/>
          <table:table-cell office:value-type="float" office:value="1995"/>
          <table:table-cell office:value-type="float" office:value="104"/>
          <table:table-cell office:value-type="float" office:value="10755"/>
          <table:table-cell office:value-type="float" office:value="4"/>
          <table:table-cell table:number-columns-repeated="16379"/>
        </table:table-row>
        <table:table-row>
          <table:table-cell office:value-type="float" office:value="1995105"/>
          <table:table-cell office:value-type="float" office:value="1995"/>
          <table:table-cell office:value-type="float" office:value="105"/>
          <table:table-cell office:value-type="float" office:value="2562"/>
          <table:table-cell office:value-type="float" office:value="4"/>
          <table:table-cell table:number-columns-repeated="16379"/>
        </table:table-row>
        <table:table-row>
          <table:table-cell office:value-type="float" office:value="1995106"/>
          <table:table-cell office:value-type="float" office:value="1995"/>
          <table:table-cell office:value-type="float" office:value="106"/>
          <table:table-cell office:value-type="float" office:value="13208"/>
          <table:table-cell office:value-type="float" office:value="4"/>
          <table:table-cell table:number-columns-repeated="16379"/>
        </table:table-row>
        <table:table-row>
          <table:table-cell office:value-type="float" office:value="1995107"/>
          <table:table-cell office:value-type="float" office:value="1995"/>
          <table:table-cell office:value-type="float" office:value="107"/>
          <table:table-cell office:value-type="float" office:value="10895"/>
          <table:table-cell office:value-type="float" office:value="4"/>
          <table:table-cell table:number-columns-repeated="16379"/>
        </table:table-row>
        <table:table-row>
          <table:table-cell office:value-type="float" office:value="1995108"/>
          <table:table-cell office:value-type="float" office:value="1995"/>
          <table:table-cell office:value-type="float" office:value="108"/>
          <table:table-cell office:value-type="float" office:value="11338"/>
          <table:table-cell office:value-type="float" office:value="4"/>
          <table:table-cell table:number-columns-repeated="16379"/>
        </table:table-row>
        <table:table-row>
          <table:table-cell office:value-type="float" office:value="1995109"/>
          <table:table-cell office:value-type="float" office:value="1995"/>
          <table:table-cell office:value-type="float" office:value="109"/>
          <table:table-cell office:value-type="float" office:value="23612"/>
          <table:table-cell office:value-type="float" office:value="4"/>
          <table:table-cell table:number-columns-repeated="16379"/>
        </table:table-row>
        <table:table-row>
          <table:table-cell office:value-type="float" office:value="1995110"/>
          <table:table-cell office:value-type="float" office:value="1995"/>
          <table:table-cell office:value-type="float" office:value="110"/>
          <table:table-cell office:value-type="float" office:value="3602"/>
          <table:table-cell office:value-type="float" office:value="4"/>
          <table:table-cell table:number-columns-repeated="16379"/>
        </table:table-row>
        <table:table-row>
          <table:table-cell office:value-type="float" office:value="1995111"/>
          <table:table-cell office:value-type="float" office:value="1995"/>
          <table:table-cell office:value-type="float" office:value="111"/>
          <table:table-cell office:value-type="float" office:value="4306"/>
          <table:table-cell office:value-type="float" office:value="0"/>
          <table:table-cell table:number-columns-repeated="16379"/>
        </table:table-row>
        <table:table-row>
          <table:table-cell office:value-type="float" office:value="1995115"/>
          <table:table-cell office:value-type="float" office:value="1995"/>
          <table:table-cell office:value-type="float" office:value="11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6"/>
          <table:table-cell office:value-type="float" office:value="1995"/>
          <table:table-cell office:value-type="float" office:value="11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7"/>
          <table:table-cell office:value-type="float" office:value="1995"/>
          <table:table-cell office:value-type="float" office:value="117"/>
          <table:table-cell office:value-type="float" office:value="4069"/>
          <table:table-cell office:value-type="float" office:value="0"/>
          <table:table-cell table:number-columns-repeated="16379"/>
        </table:table-row>
        <table:table-row>
          <table:table-cell office:value-type="float" office:value="1995118"/>
          <table:table-cell office:value-type="float" office:value="1995"/>
          <table:table-cell office:value-type="float" office:value="118"/>
          <table:table-cell office:value-type="float" office:value="5600"/>
          <table:table-cell office:value-type="float" office:value="3"/>
          <table:table-cell table:number-columns-repeated="16379"/>
        </table:table-row>
        <table:table-row>
          <table:table-cell office:value-type="float" office:value="1995119"/>
          <table:table-cell office:value-type="float" office:value="1995"/>
          <table:table-cell office:value-type="float" office:value="119"/>
          <table:table-cell office:value-type="float" office:value="3201"/>
          <table:table-cell office:value-type="float" office:value="0"/>
          <table:table-cell table:number-columns-repeated="16379"/>
        </table:table-row>
        <table:table-row>
          <table:table-cell office:value-type="float" office:value="1995120"/>
          <table:table-cell office:value-type="float" office:value="1995"/>
          <table:table-cell office:value-type="float" office:value="12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1"/>
          <table:table-cell office:value-type="float" office:value="1995"/>
          <table:table-cell office:value-type="float" office:value="12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2"/>
          <table:table-cell office:value-type="float" office:value="1995"/>
          <table:table-cell office:value-type="float" office:value="1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3"/>
          <table:table-cell office:value-type="float" office:value="1995"/>
          <table:table-cell office:value-type="float" office:value="123"/>
          <table:table-cell office:value-type="float" office:value="4686"/>
          <table:table-cell office:value-type="float" office:value="0"/>
          <table:table-cell table:number-columns-repeated="16379"/>
        </table:table-row>
        <table:table-row>
          <table:table-cell office:value-type="float" office:value="1995124"/>
          <table:table-cell office:value-type="float" office:value="1995"/>
          <table:table-cell office:value-type="float" office:value="12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125"/>
          <table:table-cell office:value-type="float" office:value="1995"/>
          <table:table-cell office:value-type="float" office:value="12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6"/>
          <table:table-cell office:value-type="float" office:value="1995"/>
          <table:table-cell office:value-type="float" office:value="1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7"/>
          <table:table-cell office:value-type="float" office:value="1995"/>
          <table:table-cell office:value-type="float" office:value="127"/>
          <table:table-cell office:value-type="float" office:value="4078"/>
          <table:table-cell office:value-type="float" office:value="3"/>
          <table:table-cell table:number-columns-repeated="16379"/>
        </table:table-row>
        <table:table-row>
          <table:table-cell office:value-type="float" office:value="1995128"/>
          <table:table-cell office:value-type="float" office:value="1995"/>
          <table:table-cell office:value-type="float" office:value="128"/>
          <table:table-cell office:value-type="float" office:value="3989"/>
          <table:table-cell office:value-type="float" office:value="0"/>
          <table:table-cell table:number-columns-repeated="16379"/>
        </table:table-row>
        <table:table-row>
          <table:table-cell office:value-type="float" office:value="1995129"/>
          <table:table-cell office:value-type="float" office:value="1995"/>
          <table:table-cell office:value-type="float" office:value="12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0"/>
          <table:table-cell office:value-type="float" office:value="1995"/>
          <table:table-cell office:value-type="float" office:value="13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1"/>
          <table:table-cell office:value-type="float" office:value="1995"/>
          <table:table-cell office:value-type="float" office:value="13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2"/>
          <table:table-cell office:value-type="float" office:value="1995"/>
          <table:table-cell office:value-type="float" office:value="13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3"/>
          <table:table-cell office:value-type="float" office:value="1995"/>
          <table:table-cell office:value-type="float" office:value="13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4"/>
          <table:table-cell office:value-type="float" office:value="1995"/>
          <table:table-cell office:value-type="float" office:value="13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5"/>
          <table:table-cell office:value-type="float" office:value="1995"/>
          <table:table-cell office:value-type="float" office:value="13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6"/>
          <table:table-cell office:value-type="float" office:value="1995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137"/>
          <table:table-cell office:value-type="float" office:value="1995"/>
          <table:table-cell office:value-type="float" office:value="13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8"/>
          <table:table-cell office:value-type="float" office:value="1995"/>
          <table:table-cell office:value-type="float" office:value="138"/>
          <table:table-cell office:value-type="float" office:value="5425"/>
          <table:table-cell office:value-type="float" office:value="0"/>
          <table:table-cell table:number-columns-repeated="16379"/>
        </table:table-row>
        <table:table-row>
          <table:table-cell office:value-type="float" office:value="1995139"/>
          <table:table-cell office:value-type="float" office:value="1995"/>
          <table:table-cell office:value-type="float" office:value="139"/>
          <table:table-cell office:value-type="float" office:value="4092"/>
          <table:table-cell office:value-type="float" office:value="0"/>
          <table:table-cell table:number-columns-repeated="16379"/>
        </table:table-row>
        <table:table-row>
          <table:table-cell office:value-type="float" office:value="1995140"/>
          <table:table-cell office:value-type="float" office:value="1995"/>
          <table:table-cell office:value-type="float" office:value="140"/>
          <table:table-cell office:value-type="float" office:value="3336"/>
          <table:table-cell office:value-type="float" office:value="2"/>
          <table:table-cell table:number-columns-repeated="16379"/>
        </table:table-row>
        <table:table-row>
          <table:table-cell office:value-type="float" office:value="1995141"/>
          <table:table-cell office:value-type="float" office:value="1995"/>
          <table:table-cell office:value-type="float" office:value="141"/>
          <table:table-cell office:value-type="float" office:value="9194"/>
          <table:table-cell office:value-type="float" office:value="2"/>
          <table:table-cell table:number-columns-repeated="16379"/>
        </table:table-row>
        <table:table-row>
          <table:table-cell office:value-type="float" office:value="1995142"/>
          <table:table-cell office:value-type="float" office:value="1995"/>
          <table:table-cell office:value-type="float" office:value="142"/>
          <table:table-cell office:value-type="float" office:value="4497"/>
          <table:table-cell office:value-type="float" office:value="2"/>
          <table:table-cell table:number-columns-repeated="16379"/>
        </table:table-row>
        <table:table-row>
          <table:table-cell office:value-type="float" office:value="1995143"/>
          <table:table-cell office:value-type="float" office:value="1995"/>
          <table:table-cell office:value-type="float" office:value="143"/>
          <table:table-cell office:value-type="float" office:value="10722"/>
          <table:table-cell office:value-type="float" office:value="3"/>
          <table:table-cell table:number-columns-repeated="16379"/>
        </table:table-row>
        <table:table-row>
          <table:table-cell office:value-type="float" office:value="1995144"/>
          <table:table-cell office:value-type="float" office:value="1995"/>
          <table:table-cell office:value-type="float" office:value="144"/>
          <table:table-cell office:value-type="float" office:value="5881"/>
          <table:table-cell office:value-type="float" office:value="0"/>
          <table:table-cell table:number-columns-repeated="16379"/>
        </table:table-row>
        <table:table-row>
          <table:table-cell office:value-type="float" office:value="1995145"/>
          <table:table-cell office:value-type="float" office:value="1995"/>
          <table:table-cell office:value-type="float" office:value="145"/>
          <table:table-cell office:value-type="float" office:value="6118"/>
          <table:table-cell office:value-type="float" office:value="0"/>
          <table:table-cell table:number-columns-repeated="16379"/>
        </table:table-row>
        <table:table-row>
          <table:table-cell office:value-type="float" office:value="1995146"/>
          <table:table-cell office:value-type="float" office:value="1995"/>
          <table:table-cell office:value-type="float" office:value="146"/>
          <table:table-cell office:value-type="float" office:value="8651"/>
          <table:table-cell office:value-type="float" office:value="0"/>
          <table:table-cell table:number-columns-repeated="16379"/>
        </table:table-row>
        <table:table-row>
          <table:table-cell office:value-type="float" office:value="1995147"/>
          <table:table-cell office:value-type="float" office:value="1995"/>
          <table:table-cell office:value-type="float" office:value="147"/>
          <table:table-cell office:value-type="float" office:value="3525"/>
          <table:table-cell office:value-type="float" office:value="0"/>
          <table:table-cell table:number-columns-repeated="16379"/>
        </table:table-row>
        <table:table-row>
          <table:table-cell office:value-type="float" office:value="1995148"/>
          <table:table-cell office:value-type="float" office:value="1995"/>
          <table:table-cell office:value-type="float" office:value="148"/>
          <table:table-cell office:value-type="float" office:value="3282"/>
          <table:table-cell office:value-type="float" office:value="0"/>
          <table:table-cell table:number-columns-repeated="16379"/>
        </table:table-row>
        <table:table-row>
          <table:table-cell office:value-type="float" office:value="1995149"/>
          <table:table-cell office:value-type="float" office:value="1995"/>
          <table:table-cell office:value-type="float" office:value="149"/>
          <table:table-cell office:value-type="float" office:value="4250"/>
          <table:table-cell office:value-type="float" office:value="0"/>
          <table:table-cell table:number-columns-repeated="16379"/>
        </table:table-row>
        <table:table-row>
          <table:table-cell office:value-type="float" office:value="1995150"/>
          <table:table-cell office:value-type="float" office:value="1995"/>
          <table:table-cell office:value-type="float" office:value="150"/>
          <table:table-cell office:value-type="float" office:value="3372"/>
          <table:table-cell office:value-type="float" office:value="0"/>
          <table:table-cell table:number-columns-repeated="16379"/>
        </table:table-row>
        <table:table-row>
          <table:table-cell office:value-type="float" office:value="1995151"/>
          <table:table-cell office:value-type="float" office:value="1995"/>
          <table:table-cell office:value-type="float" office:value="15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52"/>
          <table:table-cell office:value-type="float" office:value="1995"/>
          <table:table-cell office:value-type="float" office:value="152"/>
          <table:table-cell office:value-type="float" office:value="2040"/>
          <table:table-cell office:value-type="float" office:value="5"/>
          <table:table-cell table:number-columns-repeated="16379"/>
        </table:table-row>
        <table:table-row>
          <table:table-cell office:value-type="float" office:value="1995153"/>
          <table:table-cell office:value-type="float" office:value="1995"/>
          <table:table-cell office:value-type="float" office:value="153"/>
          <table:table-cell office:value-type="float" office:value="1076"/>
          <table:table-cell office:value-type="float" office:value="0"/>
          <table:table-cell table:number-columns-repeated="16379"/>
        </table:table-row>
        <table:table-row>
          <table:table-cell office:value-type="float" office:value="1995155"/>
          <table:table-cell office:value-type="float" office:value="1995"/>
          <table:table-cell office:value-type="float" office:value="155"/>
          <table:table-cell office:value-type="float" office:value="3656"/>
          <table:table-cell office:value-type="float" office:value="0"/>
          <table:table-cell table:number-columns-repeated="16379"/>
        </table:table-row>
        <table:table-row>
          <table:table-cell office:value-type="float" office:value="1995156"/>
          <table:table-cell office:value-type="float" office:value="1995"/>
          <table:table-cell office:value-type="float" office:value="156"/>
          <table:table-cell office:value-type="float" office:value="2795"/>
          <table:table-cell office:value-type="float" office:value="0"/>
          <table:table-cell table:number-columns-repeated="16379"/>
        </table:table-row>
        <table:table-row>
          <table:table-cell office:value-type="float" office:value="1995157"/>
          <table:table-cell office:value-type="float" office:value="1995"/>
          <table:table-cell office:value-type="float" office:value="157"/>
          <table:table-cell office:value-type="float" office:value="7681"/>
          <table:table-cell office:value-type="float" office:value="0"/>
          <table:table-cell table:number-columns-repeated="16379"/>
        </table:table-row>
        <table:table-row>
          <table:table-cell office:value-type="float" office:value="1995158"/>
          <table:table-cell office:value-type="float" office:value="1995"/>
          <table:table-cell office:value-type="float" office:value="158"/>
          <table:table-cell office:value-type="float" office:value="37233"/>
          <table:table-cell office:value-type="float" office:value="2"/>
          <table:table-cell table:number-columns-repeated="16379"/>
        </table:table-row>
        <table:table-row>
          <table:table-cell office:value-type="float" office:value="1995160"/>
          <table:table-cell office:value-type="float" office:value="1995"/>
          <table:table-cell office:value-type="float" office:value="160"/>
          <table:table-cell office:value-type="float" office:value="980"/>
          <table:table-cell office:value-type="float" office:value="0"/>
          <table:table-cell table:number-columns-repeated="16379"/>
        </table:table-row>
        <table:table-row>
          <table:table-cell office:value-type="float" office:value="1995161"/>
          <table:table-cell office:value-type="float" office:value="1995"/>
          <table:table-cell office:value-type="float" office:value="161"/>
          <table:table-cell office:value-type="float" office:value="542"/>
          <table:table-cell office:value-type="float" office:value="0"/>
          <table:table-cell table:number-columns-repeated="16379"/>
        </table:table-row>
        <table:table-row>
          <table:table-cell office:value-type="float" office:value="1995162"/>
          <table:table-cell office:value-type="float" office:value="1995"/>
          <table:table-cell office:value-type="float" office:value="162"/>
          <table:table-cell office:value-type="float" office:value="671"/>
          <table:table-cell office:value-type="float" office:value="5"/>
          <table:table-cell table:number-columns-repeated="16379"/>
        </table:table-row>
        <table:table-row>
          <table:table-cell office:value-type="float" office:value="1995163"/>
          <table:table-cell office:value-type="float" office:value="1995"/>
          <table:table-cell office:value-type="float" office:value="163"/>
          <table:table-cell office:value-type="float" office:value="630"/>
          <table:table-cell office:value-type="float" office:value="5"/>
          <table:table-cell table:number-columns-repeated="16379"/>
        </table:table-row>
        <table:table-row>
          <table:table-cell office:value-type="float" office:value="1996001"/>
          <table:table-cell office:value-type="float" office:value="1996"/>
          <table:table-cell office:value-type="float" office:value="1"/>
          <table:table-cell office:value-type="float" office:value="352870"/>
          <table:table-cell office:value-type="float" office:value="1"/>
          <table:table-cell table:number-columns-repeated="16379"/>
        </table:table-row>
        <table:table-row>
          <table:table-cell office:value-type="float" office:value="1996002"/>
          <table:table-cell office:value-type="float" office:value="1996"/>
          <table:table-cell office:value-type="float" office:value="2"/>
          <table:table-cell office:value-type="float" office:value="50281"/>
          <table:table-cell office:value-type="float" office:value="4"/>
          <table:table-cell table:number-columns-repeated="16379"/>
        </table:table-row>
        <table:table-row>
          <table:table-cell office:value-type="float" office:value="1996003"/>
          <table:table-cell office:value-type="float" office:value="1996"/>
          <table:table-cell office:value-type="float" office:value="3"/>
          <table:table-cell office:value-type="float" office:value="48437"/>
          <table:table-cell office:value-type="float" office:value="2"/>
          <table:table-cell table:number-columns-repeated="16379"/>
        </table:table-row>
        <table:table-row>
          <table:table-cell office:value-type="float" office:value="1996004"/>
          <table:table-cell office:value-type="float" office:value="1996"/>
          <table:table-cell office:value-type="float" office:value="4"/>
          <table:table-cell office:value-type="float" office:value="32891"/>
          <table:table-cell office:value-type="float" office:value="0"/>
          <table:table-cell table:number-columns-repeated="16379"/>
        </table:table-row>
        <table:table-row>
          <table:table-cell office:value-type="float" office:value="1996005"/>
          <table:table-cell office:value-type="float" office:value="1996"/>
          <table:table-cell office:value-type="float" office:value="5"/>
          <table:table-cell office:value-type="float" office:value="38813"/>
          <table:table-cell office:value-type="float" office:value="2"/>
          <table:table-cell table:number-columns-repeated="16379"/>
        </table:table-row>
        <table:table-row>
          <table:table-cell office:value-type="float" office:value="1996006"/>
          <table:table-cell office:value-type="float" office:value="1996"/>
          <table:table-cell office:value-type="float" office:value="6"/>
          <table:table-cell office:value-type="float" office:value="30055"/>
          <table:table-cell office:value-type="float" office:value="2"/>
          <table:table-cell table:number-columns-repeated="16379"/>
        </table:table-row>
        <table:table-row>
          <table:table-cell office:value-type="float" office:value="1996007"/>
          <table:table-cell office:value-type="float" office:value="1996"/>
          <table:table-cell office:value-type="float" office:value="7"/>
          <table:table-cell office:value-type="float" office:value="101004"/>
          <table:table-cell office:value-type="float" office:value="2"/>
          <table:table-cell table:number-columns-repeated="16379"/>
        </table:table-row>
        <table:table-row>
          <table:table-cell office:value-type="float" office:value="1996008"/>
          <table:table-cell office:value-type="float" office:value="1996"/>
          <table:table-cell office:value-type="float" office:value="8"/>
          <table:table-cell office:value-type="float" office:value="55053"/>
          <table:table-cell office:value-type="float" office:value="2"/>
          <table:table-cell table:number-columns-repeated="16379"/>
        </table:table-row>
        <table:table-row>
          <table:table-cell office:value-type="float" office:value="1996009"/>
          <table:table-cell office:value-type="float" office:value="1996"/>
          <table:table-cell office:value-type="float" office:value="9"/>
          <table:table-cell office:value-type="float" office:value="12321"/>
          <table:table-cell office:value-type="float" office:value="4"/>
          <table:table-cell table:number-columns-repeated="16379"/>
        </table:table-row>
        <table:table-row>
          <table:table-cell office:value-type="float" office:value="1996010"/>
          <table:table-cell office:value-type="float" office:value="1996"/>
          <table:table-cell office:value-type="float" office:value="10"/>
          <table:table-cell office:value-type="float" office:value="37000"/>
          <table:table-cell office:value-type="float" office:value="4"/>
          <table:table-cell table:number-columns-repeated="16379"/>
        </table:table-row>
        <table:table-row>
          <table:table-cell office:value-type="float" office:value="1996011"/>
          <table:table-cell office:value-type="float" office:value="1996"/>
          <table:table-cell office:value-type="float" office:value="11"/>
          <table:table-cell office:value-type="float" office:value="8327"/>
          <table:table-cell office:value-type="float" office:value="4"/>
          <table:table-cell table:number-columns-repeated="16379"/>
        </table:table-row>
        <table:table-row>
          <table:table-cell office:value-type="float" office:value="1996012"/>
          <table:table-cell office:value-type="float" office:value="1996"/>
          <table:table-cell office:value-type="float" office:value="12"/>
          <table:table-cell office:value-type="float" office:value="13565"/>
          <table:table-cell office:value-type="float" office:value="5"/>
          <table:table-cell table:number-columns-repeated="16379"/>
        </table:table-row>
        <table:table-row>
          <table:table-cell office:value-type="float" office:value="1996013"/>
          <table:table-cell office:value-type="float" office:value="1996"/>
          <table:table-cell office:value-type="float" office:value="13"/>
          <table:table-cell office:value-type="float" office:value="4827"/>
          <table:table-cell office:value-type="float" office:value="5"/>
          <table:table-cell table:number-columns-repeated="16379"/>
        </table:table-row>
        <table:table-row>
          <table:table-cell office:value-type="float" office:value="1996015"/>
          <table:table-cell office:value-type="float" office:value="1996"/>
          <table:table-cell office:value-type="float" office:value="15"/>
          <table:table-cell office:value-type="float" office:value="5968"/>
          <table:table-cell office:value-type="float" office:value="3"/>
          <table:table-cell table:number-columns-repeated="16379"/>
        </table:table-row>
        <table:table-row>
          <table:table-cell office:value-type="float" office:value="1996016"/>
          <table:table-cell office:value-type="float" office:value="1996"/>
          <table:table-cell office:value-type="float" office:value="16"/>
          <table:table-cell office:value-type="float" office:value="6616"/>
          <table:table-cell office:value-type="float" office:value="3"/>
          <table:table-cell table:number-columns-repeated="16379"/>
        </table:table-row>
        <table:table-row>
          <table:table-cell office:value-type="float" office:value="1996017"/>
          <table:table-cell office:value-type="float" office:value="1996"/>
          <table:table-cell office:value-type="float" office:value="17"/>
          <table:table-cell office:value-type="float" office:value="3690"/>
          <table:table-cell office:value-type="float" office:value="3"/>
          <table:table-cell table:number-columns-repeated="16379"/>
        </table:table-row>
        <table:table-row>
          <table:table-cell office:value-type="float" office:value="1996018"/>
          <table:table-cell office:value-type="float" office:value="1996"/>
          <table:table-cell office:value-type="float" office:value="18"/>
          <table:table-cell office:value-type="float" office:value="2651"/>
          <table:table-cell office:value-type="float" office:value="0"/>
          <table:table-cell table:number-columns-repeated="16379"/>
        </table:table-row>
        <table:table-row>
          <table:table-cell office:value-type="float" office:value="1996019"/>
          <table:table-cell office:value-type="float" office:value="1996"/>
          <table:table-cell office:value-type="float" office:value="19"/>
          <table:table-cell office:value-type="float" office:value="6593"/>
          <table:table-cell office:value-type="float" office:value="3"/>
          <table:table-cell table:number-columns-repeated="16379"/>
        </table:table-row>
        <table:table-row>
          <table:table-cell office:value-type="float" office:value="1996020"/>
          <table:table-cell office:value-type="float" office:value="1996"/>
          <table:table-cell office:value-type="float" office:value="20"/>
          <table:table-cell office:value-type="float" office:value="5380"/>
          <table:table-cell office:value-type="float" office:value="3"/>
          <table:table-cell table:number-columns-repeated="16379"/>
        </table:table-row>
        <table:table-row>
          <table:table-cell office:value-type="float" office:value="1996022"/>
          <table:table-cell office:value-type="float" office:value="1996"/>
          <table:table-cell office:value-type="float" office:value="22"/>
          <table:table-cell office:value-type="float" office:value="6401"/>
          <table:table-cell office:value-type="float" office:value="0"/>
          <table:table-cell table:number-columns-repeated="16379"/>
        </table:table-row>
        <table:table-row>
          <table:table-cell office:value-type="float" office:value="1996023"/>
          <table:table-cell office:value-type="float" office:value="1996"/>
          <table:table-cell office:value-type="float" office:value="23"/>
          <table:table-cell office:value-type="float" office:value="9608"/>
          <table:table-cell office:value-type="float" office:value="3"/>
          <table:table-cell table:number-columns-repeated="16379"/>
        </table:table-row>
        <table:table-row>
          <table:table-cell office:value-type="float" office:value="1996024"/>
          <table:table-cell office:value-type="float" office:value="1996"/>
          <table:table-cell office:value-type="float" office:value="24"/>
          <table:table-cell office:value-type="float" office:value="20681"/>
          <table:table-cell office:value-type="float" office:value="3"/>
          <table:table-cell table:number-columns-repeated="16379"/>
        </table:table-row>
        <table:table-row>
          <table:table-cell office:value-type="float" office:value="1996025"/>
          <table:table-cell office:value-type="float" office:value="1996"/>
          <table:table-cell office:value-type="float" office:value="25"/>
          <table:table-cell office:value-type="float" office:value="6755"/>
          <table:table-cell office:value-type="float" office:value="3"/>
          <table:table-cell table:number-columns-repeated="16379"/>
        </table:table-row>
        <table:table-row>
          <table:table-cell office:value-type="float" office:value="1996027"/>
          <table:table-cell office:value-type="float" office:value="1996"/>
          <table:table-cell office:value-type="float" office:value="27"/>
          <table:table-cell office:value-type="float" office:value="4992"/>
          <table:table-cell office:value-type="float" office:value="3"/>
          <table:table-cell table:number-columns-repeated="16379"/>
        </table:table-row>
        <table:table-row>
          <table:table-cell office:value-type="float" office:value="1996028"/>
          <table:table-cell office:value-type="float" office:value="1996"/>
          <table:table-cell office:value-type="float" office:value="28"/>
          <table:table-cell office:value-type="float" office:value="9240"/>
          <table:table-cell office:value-type="float" office:value="3"/>
          <table:table-cell table:number-columns-repeated="16379"/>
        </table:table-row>
        <table:table-row>
          <table:table-cell office:value-type="float" office:value="1996029"/>
          <table:table-cell office:value-type="float" office:value="1996"/>
          <table:table-cell office:value-type="float" office:value="29"/>
          <table:table-cell office:value-type="float" office:value="7110"/>
          <table:table-cell office:value-type="float" office:value="3"/>
          <table:table-cell table:number-columns-repeated="16379"/>
        </table:table-row>
        <table:table-row>
          <table:table-cell office:value-type="float" office:value="1996031"/>
          <table:table-cell office:value-type="float" office:value="1996"/>
          <table:table-cell office:value-type="float" office:value="31"/>
          <table:table-cell office:value-type="float" office:value="11203"/>
          <table:table-cell office:value-type="float" office:value="3"/>
          <table:table-cell table:number-columns-repeated="16379"/>
        </table:table-row>
        <table:table-row>
          <table:table-cell office:value-type="float" office:value="1996032"/>
          <table:table-cell office:value-type="float" office:value="1996"/>
          <table:table-cell office:value-type="float" office:value="32"/>
          <table:table-cell office:value-type="float" office:value="38175"/>
          <table:table-cell office:value-type="float" office:value="3"/>
          <table:table-cell table:number-columns-repeated="16379"/>
        </table:table-row>
        <table:table-row>
          <table:table-cell office:value-type="float" office:value="1996033"/>
          <table:table-cell office:value-type="float" office:value="1996"/>
          <table:table-cell office:value-type="float" office:value="33"/>
          <table:table-cell office:value-type="float" office:value="8200"/>
          <table:table-cell office:value-type="float" office:value="3"/>
          <table:table-cell table:number-columns-repeated="16379"/>
        </table:table-row>
        <table:table-row>
          <table:table-cell office:value-type="float" office:value="1996035"/>
          <table:table-cell office:value-type="float" office:value="1996"/>
          <table:table-cell office:value-type="float" office:value="35"/>
          <table:table-cell office:value-type="float" office:value="12334"/>
          <table:table-cell office:value-type="float" office:value="0"/>
          <table:table-cell table:number-columns-repeated="16379"/>
        </table:table-row>
        <table:table-row>
          <table:table-cell office:value-type="float" office:value="1996036"/>
          <table:table-cell office:value-type="float" office:value="1996"/>
          <table:table-cell office:value-type="float" office:value="36"/>
          <table:table-cell office:value-type="float" office:value="15724"/>
          <table:table-cell office:value-type="float" office:value="3"/>
          <table:table-cell table:number-columns-repeated="16379"/>
        </table:table-row>
        <table:table-row>
          <table:table-cell office:value-type="float" office:value="1996037"/>
          <table:table-cell office:value-type="float" office:value="1996"/>
          <table:table-cell office:value-type="float" office:value="37"/>
          <table:table-cell office:value-type="float" office:value="11764"/>
          <table:table-cell office:value-type="float" office:value="3"/>
          <table:table-cell table:number-columns-repeated="16379"/>
        </table:table-row>
        <table:table-row>
          <table:table-cell office:value-type="float" office:value="1996038"/>
          <table:table-cell office:value-type="float" office:value="1996"/>
          <table:table-cell office:value-type="float" office:value="38"/>
          <table:table-cell office:value-type="float" office:value="11527"/>
          <table:table-cell office:value-type="float" office:value="3"/>
          <table:table-cell table:number-columns-repeated="16379"/>
        </table:table-row>
        <table:table-row>
          <table:table-cell office:value-type="float" office:value="1996039"/>
          <table:table-cell office:value-type="float" office:value="1996"/>
          <table:table-cell office:value-type="float" office:value="39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1996040"/>
          <table:table-cell office:value-type="float" office:value="1996"/>
          <table:table-cell office:value-type="float" office:value="40"/>
          <table:table-cell office:value-type="float" office:value="6323"/>
          <table:table-cell office:value-type="float" office:value="3"/>
          <table:table-cell table:number-columns-repeated="16379"/>
        </table:table-row>
        <table:table-row>
          <table:table-cell office:value-type="float" office:value="1996041"/>
          <table:table-cell office:value-type="float" office:value="1996"/>
          <table:table-cell office:value-type="float" office:value="41"/>
          <table:table-cell office:value-type="float" office:value="6171"/>
          <table:table-cell office:value-type="float" office:value="0"/>
          <table:table-cell table:number-columns-repeated="16379"/>
        </table:table-row>
        <table:table-row>
          <table:table-cell office:value-type="float" office:value="1996042"/>
          <table:table-cell office:value-type="float" office:value="1996"/>
          <table:table-cell office:value-type="float" office:value="42"/>
          <table:table-cell office:value-type="float" office:value="5763"/>
          <table:table-cell office:value-type="float" office:value="0"/>
          <table:table-cell table:number-columns-repeated="16379"/>
        </table:table-row>
        <table:table-row>
          <table:table-cell office:value-type="float" office:value="1996043"/>
          <table:table-cell office:value-type="float" office:value="1996"/>
          <table:table-cell office:value-type="float" office:value="43"/>
          <table:table-cell office:value-type="float" office:value="11912"/>
          <table:table-cell office:value-type="float" office:value="3"/>
          <table:table-cell table:number-columns-repeated="16379"/>
        </table:table-row>
        <table:table-row>
          <table:table-cell office:value-type="float" office:value="1996044"/>
          <table:table-cell office:value-type="float" office:value="1996"/>
          <table:table-cell office:value-type="float" office:value="44"/>
          <table:table-cell office:value-type="float" office:value="6459"/>
          <table:table-cell office:value-type="float" office:value="3"/>
          <table:table-cell table:number-columns-repeated="16379"/>
        </table:table-row>
        <table:table-row>
          <table:table-cell office:value-type="float" office:value="1996045"/>
          <table:table-cell office:value-type="float" office:value="1996"/>
          <table:table-cell office:value-type="float" office:value="45"/>
          <table:table-cell office:value-type="float" office:value="16344"/>
          <table:table-cell office:value-type="float" office:value="3"/>
          <table:table-cell table:number-columns-repeated="16379"/>
        </table:table-row>
        <table:table-row>
          <table:table-cell office:value-type="float" office:value="1996046"/>
          <table:table-cell office:value-type="float" office:value="1996"/>
          <table:table-cell office:value-type="float" office:value="46"/>
          <table:table-cell office:value-type="float" office:value="8903"/>
          <table:table-cell office:value-type="float" office:value="3"/>
          <table:table-cell table:number-columns-repeated="16379"/>
        </table:table-row>
        <table:table-row>
          <table:table-cell office:value-type="float" office:value="1996047"/>
          <table:table-cell office:value-type="float" office:value="1996"/>
          <table:table-cell office:value-type="float" office:value="47"/>
          <table:table-cell office:value-type="float" office:value="6935"/>
          <table:table-cell office:value-type="float" office:value="3"/>
          <table:table-cell table:number-columns-repeated="16379"/>
        </table:table-row>
        <table:table-row>
          <table:table-cell office:value-type="float" office:value="1996048"/>
          <table:table-cell office:value-type="float" office:value="1996"/>
          <table:table-cell office:value-type="float" office:value="48"/>
          <table:table-cell office:value-type="float" office:value="4627"/>
          <table:table-cell office:value-type="float" office:value="0"/>
          <table:table-cell table:number-columns-repeated="16379"/>
        </table:table-row>
        <table:table-row>
          <table:table-cell office:value-type="float" office:value="1996049"/>
          <table:table-cell office:value-type="float" office:value="1996"/>
          <table:table-cell office:value-type="float" office:value="49"/>
          <table:table-cell office:value-type="float" office:value="11559"/>
          <table:table-cell office:value-type="float" office:value="3"/>
          <table:table-cell table:number-columns-repeated="16379"/>
        </table:table-row>
        <table:table-row>
          <table:table-cell office:value-type="float" office:value="1996051"/>
          <table:table-cell office:value-type="float" office:value="1996"/>
          <table:table-cell office:value-type="float" office:value="51"/>
          <table:table-cell office:value-type="float" office:value="11881"/>
          <table:table-cell office:value-type="float" office:value="5"/>
          <table:table-cell table:number-columns-repeated="16379"/>
        </table:table-row>
        <table:table-row>
          <table:table-cell office:value-type="float" office:value="1996053"/>
          <table:table-cell office:value-type="float" office:value="1996"/>
          <table:table-cell office:value-type="float" office:value="53"/>
          <table:table-cell office:value-type="float" office:value="5335"/>
          <table:table-cell office:value-type="float" office:value="3"/>
          <table:table-cell table:number-columns-repeated="16379"/>
        </table:table-row>
        <table:table-row>
          <table:table-cell office:value-type="float" office:value="1996054"/>
          <table:table-cell office:value-type="float" office:value="1996"/>
          <table:table-cell office:value-type="float" office:value="54"/>
          <table:table-cell office:value-type="float" office:value="14007"/>
          <table:table-cell office:value-type="float" office:value="3"/>
          <table:table-cell table:number-columns-repeated="16379"/>
        </table:table-row>
        <table:table-row>
          <table:table-cell office:value-type="float" office:value="1996055"/>
          <table:table-cell office:value-type="float" office:value="1996"/>
          <table:table-cell office:value-type="float" office:value="55"/>
          <table:table-cell office:value-type="float" office:value="14463"/>
          <table:table-cell office:value-type="float" office:value="3"/>
          <table:table-cell table:number-columns-repeated="16379"/>
        </table:table-row>
        <table:table-row>
          <table:table-cell office:value-type="float" office:value="1996056"/>
          <table:table-cell office:value-type="float" office:value="1996"/>
          <table:table-cell office:value-type="float" office:value="56"/>
          <table:table-cell office:value-type="float" office:value="11067"/>
          <table:table-cell office:value-type="float" office:value="3"/>
          <table:table-cell table:number-columns-repeated="16379"/>
        </table:table-row>
        <table:table-row>
          <table:table-cell office:value-type="float" office:value="1996057"/>
          <table:table-cell office:value-type="float" office:value="1996"/>
          <table:table-cell office:value-type="float" office:value="57"/>
          <table:table-cell office:value-type="float" office:value="14566"/>
          <table:table-cell office:value-type="float" office:value="3"/>
          <table:table-cell table:number-columns-repeated="16379"/>
        </table:table-row>
        <table:table-row>
          <table:table-cell office:value-type="float" office:value="1996060"/>
          <table:table-cell office:value-type="float" office:value="1996"/>
          <table:table-cell office:value-type="float" office:value="60"/>
          <table:table-cell office:value-type="float" office:value="11331"/>
          <table:table-cell office:value-type="float" office:value="2"/>
          <table:table-cell table:number-columns-repeated="16379"/>
        </table:table-row>
        <table:table-row>
          <table:table-cell office:value-type="float" office:value="1996061"/>
          <table:table-cell office:value-type="float" office:value="1996"/>
          <table:table-cell office:value-type="float" office:value="61"/>
          <table:table-cell office:value-type="float" office:value="19966"/>
          <table:table-cell office:value-type="float" office:value="2"/>
          <table:table-cell table:number-columns-repeated="16379"/>
        </table:table-row>
        <table:table-row>
          <table:table-cell office:value-type="float" office:value="1996062"/>
          <table:table-cell office:value-type="float" office:value="1996"/>
          <table:table-cell office:value-type="float" office:value="62"/>
          <table:table-cell office:value-type="float" office:value="10593"/>
          <table:table-cell office:value-type="float" office:value="3"/>
          <table:table-cell table:number-columns-repeated="16379"/>
        </table:table-row>
        <table:table-row>
          <table:table-cell office:value-type="float" office:value="1996063"/>
          <table:table-cell office:value-type="float" office:value="1996"/>
          <table:table-cell office:value-type="float" office:value="63"/>
          <table:table-cell office:value-type="float" office:value="6036"/>
          <table:table-cell office:value-type="float" office:value="0"/>
          <table:table-cell table:number-columns-repeated="16379"/>
        </table:table-row>
        <table:table-row>
          <table:table-cell office:value-type="float" office:value="1996064"/>
          <table:table-cell office:value-type="float" office:value="1996"/>
          <table:table-cell office:value-type="float" office:value="64"/>
          <table:table-cell office:value-type="float" office:value="8132"/>
          <table:table-cell office:value-type="float" office:value="3"/>
          <table:table-cell table:number-columns-repeated="16379"/>
        </table:table-row>
        <table:table-row>
          <table:table-cell office:value-type="float" office:value="1996066"/>
          <table:table-cell office:value-type="float" office:value="1996"/>
          <table:table-cell office:value-type="float" office:value="66"/>
          <table:table-cell office:value-type="float" office:value="24701"/>
          <table:table-cell office:value-type="float" office:value="3"/>
          <table:table-cell table:number-columns-repeated="16379"/>
        </table:table-row>
        <table:table-row>
          <table:table-cell office:value-type="float" office:value="1996067"/>
          <table:table-cell office:value-type="float" office:value="1996"/>
          <table:table-cell office:value-type="float" office:value="67"/>
          <table:table-cell office:value-type="float" office:value="12355"/>
          <table:table-cell office:value-type="float" office:value="3"/>
          <table:table-cell table:number-columns-repeated="16379"/>
        </table:table-row>
        <table:table-row>
          <table:table-cell office:value-type="float" office:value="1996068"/>
          <table:table-cell office:value-type="float" office:value="1996"/>
          <table:table-cell office:value-type="float" office:value="68"/>
          <table:table-cell office:value-type="float" office:value="8530"/>
          <table:table-cell office:value-type="float" office:value="3"/>
          <table:table-cell table:number-columns-repeated="16379"/>
        </table:table-row>
        <table:table-row>
          <table:table-cell office:value-type="float" office:value="1996070"/>
          <table:table-cell office:value-type="float" office:value="1996"/>
          <table:table-cell office:value-type="float" office:value="70"/>
          <table:table-cell office:value-type="float" office:value="14874"/>
          <table:table-cell office:value-type="float" office:value="0"/>
          <table:table-cell table:number-columns-repeated="16379"/>
        </table:table-row>
        <table:table-row>
          <table:table-cell office:value-type="float" office:value="1996071"/>
          <table:table-cell office:value-type="float" office:value="1996"/>
          <table:table-cell office:value-type="float" office:value="71"/>
          <table:table-cell office:value-type="float" office:value="6025"/>
          <table:table-cell office:value-type="float" office:value="3"/>
          <table:table-cell table:number-columns-repeated="16379"/>
        </table:table-row>
        <table:table-row>
          <table:table-cell office:value-type="float" office:value="1996072"/>
          <table:table-cell office:value-type="float" office:value="1996"/>
          <table:table-cell office:value-type="float" office:value="72"/>
          <table:table-cell office:value-type="float" office:value="6423"/>
          <table:table-cell office:value-type="float" office:value="0"/>
          <table:table-cell table:number-columns-repeated="16379"/>
        </table:table-row>
        <table:table-row>
          <table:table-cell office:value-type="float" office:value="1996073"/>
          <table:table-cell office:value-type="float" office:value="1996"/>
          <table:table-cell office:value-type="float" office:value="73"/>
          <table:table-cell office:value-type="float" office:value="20301"/>
          <table:table-cell office:value-type="float" office:value="3"/>
          <table:table-cell table:number-columns-repeated="16379"/>
        </table:table-row>
        <table:table-row>
          <table:table-cell office:value-type="float" office:value="1996074"/>
          <table:table-cell office:value-type="float" office:value="1996"/>
          <table:table-cell office:value-type="float" office:value="74"/>
          <table:table-cell office:value-type="float" office:value="3886"/>
          <table:table-cell office:value-type="float" office:value="3"/>
          <table:table-cell table:number-columns-repeated="16379"/>
        </table:table-row>
        <table:table-row>
          <table:table-cell office:value-type="float" office:value="1996075"/>
          <table:table-cell office:value-type="float" office:value="1996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076"/>
          <table:table-cell office:value-type="float" office:value="1996"/>
          <table:table-cell office:value-type="float" office:value="76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6079"/>
          <table:table-cell office:value-type="float" office:value="1996"/>
          <table:table-cell office:value-type="float" office:value="79"/>
          <table:table-cell office:value-type="float" office:value="10664"/>
          <table:table-cell office:value-type="float" office:value="0"/>
          <table:table-cell table:number-columns-repeated="16379"/>
        </table:table-row>
        <table:table-row>
          <table:table-cell office:value-type="float" office:value="1996095"/>
          <table:table-cell office:value-type="float" office:value="1996"/>
          <table:table-cell office:value-type="float" office:value="95"/>
          <table:table-cell office:value-type="float" office:value="4052"/>
          <table:table-cell office:value-type="float" office:value="3"/>
          <table:table-cell table:number-columns-repeated="16379"/>
        </table:table-row>
        <table:table-row>
          <table:table-cell office:value-type="float" office:value="1996096"/>
          <table:table-cell office:value-type="float" office:value="1996"/>
          <table:table-cell office:value-type="float" office:value="96"/>
          <table:table-cell office:value-type="float" office:value="4747"/>
          <table:table-cell office:value-type="float" office:value="3"/>
          <table:table-cell table:number-columns-repeated="16379"/>
        </table:table-row>
        <table:table-row>
          <table:table-cell office:value-type="float" office:value="1996097"/>
          <table:table-cell office:value-type="float" office:value="1996"/>
          <table:table-cell office:value-type="float" office:value="97"/>
          <table:table-cell office:value-type="float" office:value="8666"/>
          <table:table-cell office:value-type="float" office:value="3"/>
          <table:table-cell table:number-columns-repeated="16379"/>
        </table:table-row>
        <table:table-row>
          <table:table-cell office:value-type="float" office:value="1996099"/>
          <table:table-cell office:value-type="float" office:value="1996"/>
          <table:table-cell office:value-type="float" office:value="99"/>
          <table:table-cell office:value-type="float" office:value="6320"/>
          <table:table-cell office:value-type="float" office:value="3"/>
          <table:table-cell table:number-columns-repeated="16379"/>
        </table:table-row>
        <table:table-row>
          <table:table-cell office:value-type="float" office:value="1996100"/>
          <table:table-cell office:value-type="float" office:value="1996"/>
          <table:table-cell office:value-type="float" office:value="100"/>
          <table:table-cell office:value-type="float" office:value="8897"/>
          <table:table-cell office:value-type="float" office:value="3"/>
          <table:table-cell table:number-columns-repeated="16379"/>
        </table:table-row>
        <table:table-row>
          <table:table-cell office:value-type="float" office:value="1996101"/>
          <table:table-cell office:value-type="float" office:value="1996"/>
          <table:table-cell office:value-type="float" office:value="101"/>
          <table:table-cell office:value-type="float" office:value="10824"/>
          <table:table-cell office:value-type="float" office:value="4"/>
          <table:table-cell table:number-columns-repeated="16379"/>
        </table:table-row>
        <table:table-row>
          <table:table-cell office:value-type="float" office:value="1996103"/>
          <table:table-cell office:value-type="float" office:value="1996"/>
          <table:table-cell office:value-type="float" office:value="103"/>
          <table:table-cell office:value-type="float" office:value="13978"/>
          <table:table-cell office:value-type="float" office:value="0"/>
          <table:table-cell table:number-columns-repeated="16379"/>
        </table:table-row>
        <table:table-row>
          <table:table-cell office:value-type="float" office:value="1996104"/>
          <table:table-cell office:value-type="float" office:value="1996"/>
          <table:table-cell office:value-type="float" office:value="104"/>
          <table:table-cell office:value-type="float" office:value="12628"/>
          <table:table-cell office:value-type="float" office:value="4"/>
          <table:table-cell table:number-columns-repeated="16379"/>
        </table:table-row>
        <table:table-row>
          <table:table-cell office:value-type="float" office:value="1996105"/>
          <table:table-cell office:value-type="float" office:value="1996"/>
          <table:table-cell office:value-type="float" office:value="105"/>
          <table:table-cell office:value-type="float" office:value="1500"/>
          <table:table-cell office:value-type="float" office:value="4"/>
          <table:table-cell table:number-columns-repeated="16379"/>
        </table:table-row>
        <table:table-row>
          <table:table-cell office:value-type="float" office:value="1996106"/>
          <table:table-cell office:value-type="float" office:value="1996"/>
          <table:table-cell office:value-type="float" office:value="106"/>
          <table:table-cell office:value-type="float" office:value="13256"/>
          <table:table-cell office:value-type="float" office:value="4"/>
          <table:table-cell table:number-columns-repeated="16379"/>
        </table:table-row>
        <table:table-row>
          <table:table-cell office:value-type="float" office:value="1996107"/>
          <table:table-cell office:value-type="float" office:value="1996"/>
          <table:table-cell office:value-type="float" office:value="107"/>
          <table:table-cell office:value-type="float" office:value="15858"/>
          <table:table-cell office:value-type="float" office:value="4"/>
          <table:table-cell table:number-columns-repeated="16379"/>
        </table:table-row>
        <table:table-row>
          <table:table-cell office:value-type="float" office:value="1996108"/>
          <table:table-cell office:value-type="float" office:value="1996"/>
          <table:table-cell office:value-type="float" office:value="108"/>
          <table:table-cell office:value-type="float" office:value="11031"/>
          <table:table-cell office:value-type="float" office:value="4"/>
          <table:table-cell table:number-columns-repeated="16379"/>
        </table:table-row>
        <table:table-row>
          <table:table-cell office:value-type="float" office:value="1996109"/>
          <table:table-cell office:value-type="float" office:value="1996"/>
          <table:table-cell office:value-type="float" office:value="109"/>
          <table:table-cell office:value-type="float" office:value="24584"/>
          <table:table-cell office:value-type="float" office:value="4"/>
          <table:table-cell table:number-columns-repeated="16379"/>
        </table:table-row>
        <table:table-row>
          <table:table-cell office:value-type="float" office:value="1996110"/>
          <table:table-cell office:value-type="float" office:value="1996"/>
          <table:table-cell office:value-type="float" office:value="110"/>
          <table:table-cell office:value-type="float" office:value="3666"/>
          <table:table-cell office:value-type="float" office:value="4"/>
          <table:table-cell table:number-columns-repeated="16379"/>
        </table:table-row>
        <table:table-row>
          <table:table-cell office:value-type="float" office:value="1996111"/>
          <table:table-cell office:value-type="float" office:value="1996"/>
          <table:table-cell office:value-type="float" office:value="111"/>
          <table:table-cell office:value-type="float" office:value="4331"/>
          <table:table-cell office:value-type="float" office:value="0"/>
          <table:table-cell table:number-columns-repeated="16379"/>
        </table:table-row>
        <table:table-row>
          <table:table-cell office:value-type="float" office:value="1996117"/>
          <table:table-cell office:value-type="float" office:value="1996"/>
          <table:table-cell office:value-type="float" office:value="117"/>
          <table:table-cell office:value-type="float" office:value="416"/>
          <table:table-cell office:value-type="float" office:value="0"/>
          <table:table-cell table:number-columns-repeated="16379"/>
        </table:table-row>
        <table:table-row>
          <table:table-cell office:value-type="float" office:value="1996118"/>
          <table:table-cell office:value-type="float" office:value="1996"/>
          <table:table-cell office:value-type="float" office:value="118"/>
          <table:table-cell office:value-type="float" office:value="6317"/>
          <table:table-cell office:value-type="float" office:value="3"/>
          <table:table-cell table:number-columns-repeated="16379"/>
        </table:table-row>
        <table:table-row>
          <table:table-cell office:value-type="float" office:value="1996119"/>
          <table:table-cell office:value-type="float" office:value="1996"/>
          <table:table-cell office:value-type="float" office:value="119"/>
          <table:table-cell office:value-type="float" office:value="3624"/>
          <table:table-cell office:value-type="float" office:value="0"/>
          <table:table-cell table:number-columns-repeated="16379"/>
        </table:table-row>
        <table:table-row>
          <table:table-cell office:value-type="float" office:value="1996123"/>
          <table:table-cell office:value-type="float" office:value="1996"/>
          <table:table-cell office:value-type="float" office:value="123"/>
          <table:table-cell office:value-type="float" office:value="5559"/>
          <table:table-cell office:value-type="float" office:value="0"/>
          <table:table-cell table:number-columns-repeated="16379"/>
        </table:table-row>
        <table:table-row>
          <table:table-cell office:value-type="float" office:value="1996127"/>
          <table:table-cell office:value-type="float" office:value="1996"/>
          <table:table-cell office:value-type="float" office:value="127"/>
          <table:table-cell office:value-type="float" office:value="3800"/>
          <table:table-cell office:value-type="float" office:value="3"/>
          <table:table-cell table:number-columns-repeated="16379"/>
        </table:table-row>
        <table:table-row>
          <table:table-cell office:value-type="float" office:value="1996128"/>
          <table:table-cell office:value-type="float" office:value="1996"/>
          <table:table-cell office:value-type="float" office:value="128"/>
          <table:table-cell office:value-type="float" office:value="4186"/>
          <table:table-cell office:value-type="float" office:value="0"/>
          <table:table-cell table:number-columns-repeated="16379"/>
        </table:table-row>
        <table:table-row>
          <table:table-cell office:value-type="float" office:value="1996138"/>
          <table:table-cell office:value-type="float" office:value="1996"/>
          <table:table-cell office:value-type="float" office:value="138"/>
          <table:table-cell office:value-type="float" office:value="6862"/>
          <table:table-cell office:value-type="float" office:value="0"/>
          <table:table-cell table:number-columns-repeated="16379"/>
        </table:table-row>
        <table:table-row>
          <table:table-cell office:value-type="float" office:value="1996139"/>
          <table:table-cell office:value-type="float" office:value="1996"/>
          <table:table-cell office:value-type="float" office:value="139"/>
          <table:table-cell office:value-type="float" office:value="2871"/>
          <table:table-cell office:value-type="float" office:value="0"/>
          <table:table-cell table:number-columns-repeated="16379"/>
        </table:table-row>
        <table:table-row>
          <table:table-cell office:value-type="float" office:value="1996140"/>
          <table:table-cell office:value-type="float" office:value="1996"/>
          <table:table-cell office:value-type="float" office:value="140"/>
          <table:table-cell office:value-type="float" office:value="3613"/>
          <table:table-cell office:value-type="float" office:value="2"/>
          <table:table-cell table:number-columns-repeated="16379"/>
        </table:table-row>
        <table:table-row>
          <table:table-cell office:value-type="float" office:value="1996141"/>
          <table:table-cell office:value-type="float" office:value="1996"/>
          <table:table-cell office:value-type="float" office:value="141"/>
          <table:table-cell office:value-type="float" office:value="9515"/>
          <table:table-cell office:value-type="float" office:value="2"/>
          <table:table-cell table:number-columns-repeated="16379"/>
        </table:table-row>
        <table:table-row>
          <table:table-cell office:value-type="float" office:value="1996142"/>
          <table:table-cell office:value-type="float" office:value="1996"/>
          <table:table-cell office:value-type="float" office:value="142"/>
          <table:table-cell office:value-type="float" office:value="6226"/>
          <table:table-cell office:value-type="float" office:value="2"/>
          <table:table-cell table:number-columns-repeated="16379"/>
        </table:table-row>
        <table:table-row>
          <table:table-cell office:value-type="float" office:value="1996143"/>
          <table:table-cell office:value-type="float" office:value="1996"/>
          <table:table-cell office:value-type="float" office:value="143"/>
          <table:table-cell office:value-type="float" office:value="11608"/>
          <table:table-cell office:value-type="float" office:value="3"/>
          <table:table-cell table:number-columns-repeated="16379"/>
        </table:table-row>
        <table:table-row>
          <table:table-cell office:value-type="float" office:value="1996144"/>
          <table:table-cell office:value-type="float" office:value="1996"/>
          <table:table-cell office:value-type="float" office:value="144"/>
          <table:table-cell office:value-type="float" office:value="5640"/>
          <table:table-cell office:value-type="float" office:value="0"/>
          <table:table-cell table:number-columns-repeated="16379"/>
        </table:table-row>
        <table:table-row>
          <table:table-cell office:value-type="float" office:value="1996145"/>
          <table:table-cell office:value-type="float" office:value="1996"/>
          <table:table-cell office:value-type="float" office:value="145"/>
          <table:table-cell office:value-type="float" office:value="6500"/>
          <table:table-cell office:value-type="float" office:value="0"/>
          <table:table-cell table:number-columns-repeated="16379"/>
        </table:table-row>
        <table:table-row>
          <table:table-cell office:value-type="float" office:value="1996146"/>
          <table:table-cell office:value-type="float" office:value="1996"/>
          <table:table-cell office:value-type="float" office:value="146"/>
          <table:table-cell office:value-type="float" office:value="9248"/>
          <table:table-cell office:value-type="float" office:value="0"/>
          <table:table-cell table:number-columns-repeated="16379"/>
        </table:table-row>
        <table:table-row>
          <table:table-cell office:value-type="float" office:value="1996147"/>
          <table:table-cell office:value-type="float" office:value="1996"/>
          <table:table-cell office:value-type="float" office:value="147"/>
          <table:table-cell office:value-type="float" office:value="3886"/>
          <table:table-cell office:value-type="float" office:value="0"/>
          <table:table-cell table:number-columns-repeated="16379"/>
        </table:table-row>
        <table:table-row>
          <table:table-cell office:value-type="float" office:value="1996148"/>
          <table:table-cell office:value-type="float" office:value="1996"/>
          <table:table-cell office:value-type="float" office:value="148"/>
          <table:table-cell office:value-type="float" office:value="3529"/>
          <table:table-cell office:value-type="float" office:value="0"/>
          <table:table-cell table:number-columns-repeated="16379"/>
        </table:table-row>
        <table:table-row>
          <table:table-cell office:value-type="float" office:value="1996149"/>
          <table:table-cell office:value-type="float" office:value="1996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0"/>
          <table:table-cell office:value-type="float" office:value="1996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2"/>
          <table:table-cell office:value-type="float" office:value="1996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6153"/>
          <table:table-cell office:value-type="float" office:value="1996"/>
          <table:table-cell office:value-type="float" office:value="153"/>
          <table:table-cell office:value-type="float" office:value="624"/>
          <table:table-cell office:value-type="float" office:value="0"/>
          <table:table-cell table:number-columns-repeated="16379"/>
        </table:table-row>
        <table:table-row>
          <table:table-cell office:value-type="float" office:value="1996155"/>
          <table:table-cell office:value-type="float" office:value="1996"/>
          <table:table-cell office:value-type="float" office:value="155"/>
          <table:table-cell office:value-type="float" office:value="4296"/>
          <table:table-cell office:value-type="float" office:value="0"/>
          <table:table-cell table:number-columns-repeated="16379"/>
        </table:table-row>
        <table:table-row>
          <table:table-cell office:value-type="float" office:value="1996156"/>
          <table:table-cell office:value-type="float" office:value="1996"/>
          <table:table-cell office:value-type="float" office:value="156"/>
          <table:table-cell office:value-type="float" office:value="2857"/>
          <table:table-cell office:value-type="float" office:value="0"/>
          <table:table-cell table:number-columns-repeated="16379"/>
        </table:table-row>
        <table:table-row>
          <table:table-cell office:value-type="float" office:value="1996157"/>
          <table:table-cell office:value-type="float" office:value="1996"/>
          <table:table-cell office:value-type="float" office:value="157"/>
          <table:table-cell office:value-type="float" office:value="6466"/>
          <table:table-cell office:value-type="float" office:value="0"/>
          <table:table-cell table:number-columns-repeated="16379"/>
        </table:table-row>
        <table:table-row>
          <table:table-cell office:value-type="float" office:value="1996158"/>
          <table:table-cell office:value-type="float" office:value="1996"/>
          <table:table-cell office:value-type="float" office:value="158"/>
          <table:table-cell office:value-type="float" office:value="36803"/>
          <table:table-cell office:value-type="float" office:value="2"/>
          <table:table-cell table:number-columns-repeated="16379"/>
        </table:table-row>
        <table:table-row>
          <table:table-cell office:value-type="float" office:value="1996160"/>
          <table:table-cell office:value-type="float" office:value="1996"/>
          <table:table-cell office:value-type="float" office:value="160"/>
          <table:table-cell office:value-type="float" office:value="1063"/>
          <table:table-cell office:value-type="float" office:value="0"/>
          <table:table-cell table:number-columns-repeated="16379"/>
        </table:table-row>
        <table:table-row>
          <table:table-cell office:value-type="float" office:value="1996161"/>
          <table:table-cell office:value-type="float" office:value="1996"/>
          <table:table-cell office:value-type="float" office:value="161"/>
          <table:table-cell office:value-type="float" office:value="863"/>
          <table:table-cell office:value-type="float" office:value="0"/>
          <table:table-cell table:number-columns-repeated="16379"/>
        </table:table-row>
        <table:table-row>
          <table:table-cell office:value-type="float" office:value="1996162"/>
          <table:table-cell office:value-type="float" office:value="1996"/>
          <table:table-cell office:value-type="float" office:value="162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1996163"/>
          <table:table-cell office:value-type="float" office:value="1996"/>
          <table:table-cell office:value-type="float" office:value="163"/>
          <table:table-cell office:value-type="float" office:value="585"/>
          <table:table-cell office:value-type="float" office:value="5"/>
          <table:table-cell table:number-columns-repeated="16379"/>
        </table:table-row>
        <table:table-row>
          <table:table-cell office:value-type="float" office:value="1997001"/>
          <table:table-cell office:value-type="float" office:value="1997"/>
          <table:table-cell office:value-type="float" office:value="1"/>
          <table:table-cell office:value-type="float" office:value="397476"/>
          <table:table-cell office:value-type="float" office:value="1"/>
          <table:table-cell table:number-columns-repeated="16379"/>
        </table:table-row>
        <table:table-row>
          <table:table-cell office:value-type="float" office:value="1997002"/>
          <table:table-cell office:value-type="float" office:value="1997"/>
          <table:table-cell office:value-type="float" office:value="2"/>
          <table:table-cell office:value-type="float" office:value="49665"/>
          <table:table-cell office:value-type="float" office:value="4"/>
          <table:table-cell table:number-columns-repeated="16379"/>
        </table:table-row>
        <table:table-row>
          <table:table-cell office:value-type="float" office:value="1997003"/>
          <table:table-cell office:value-type="float" office:value="1997"/>
          <table:table-cell office:value-type="float" office:value="3"/>
          <table:table-cell office:value-type="float" office:value="46008"/>
          <table:table-cell office:value-type="float" office:value="2"/>
          <table:table-cell table:number-columns-repeated="16379"/>
        </table:table-row>
        <table:table-row>
          <table:table-cell office:value-type="float" office:value="1997004"/>
          <table:table-cell office:value-type="float" office:value="1997"/>
          <table:table-cell office:value-type="float" office:value="4"/>
          <table:table-cell office:value-type="float" office:value="42830"/>
          <table:table-cell office:value-type="float" office:value="0"/>
          <table:table-cell table:number-columns-repeated="16379"/>
        </table:table-row>
        <table:table-row>
          <table:table-cell office:value-type="float" office:value="1997005"/>
          <table:table-cell office:value-type="float" office:value="1997"/>
          <table:table-cell office:value-type="float" office:value="5"/>
          <table:table-cell office:value-type="float" office:value="41359"/>
          <table:table-cell office:value-type="float" office:value="2"/>
          <table:table-cell table:number-columns-repeated="16379"/>
        </table:table-row>
        <table:table-row>
          <table:table-cell office:value-type="float" office:value="1997006"/>
          <table:table-cell office:value-type="float" office:value="1997"/>
          <table:table-cell office:value-type="float" office:value="6"/>
          <table:table-cell office:value-type="float" office:value="30300"/>
          <table:table-cell office:value-type="float" office:value="2"/>
          <table:table-cell table:number-columns-repeated="16379"/>
        </table:table-row>
        <table:table-row>
          <table:table-cell office:value-type="float" office:value="1997007"/>
          <table:table-cell office:value-type="float" office:value="1997"/>
          <table:table-cell office:value-type="float" office:value="7"/>
          <table:table-cell office:value-type="float" office:value="104744"/>
          <table:table-cell office:value-type="float" office:value="2"/>
          <table:table-cell table:number-columns-repeated="16379"/>
        </table:table-row>
        <table:table-row>
          <table:table-cell office:value-type="float" office:value="1997008"/>
          <table:table-cell office:value-type="float" office:value="1997"/>
          <table:table-cell office:value-type="float" office:value="8"/>
          <table:table-cell office:value-type="float" office:value="56869"/>
          <table:table-cell office:value-type="float" office:value="2"/>
          <table:table-cell table:number-columns-repeated="16379"/>
        </table:table-row>
        <table:table-row>
          <table:table-cell office:value-type="float" office:value="1997009"/>
          <table:table-cell office:value-type="float" office:value="1997"/>
          <table:table-cell office:value-type="float" office:value="9"/>
          <table:table-cell office:value-type="float" office:value="12151"/>
          <table:table-cell office:value-type="float" office:value="4"/>
          <table:table-cell table:number-columns-repeated="16379"/>
        </table:table-row>
        <table:table-row>
          <table:table-cell office:value-type="float" office:value="1997010"/>
          <table:table-cell office:value-type="float" office:value="1997"/>
          <table:table-cell office:value-type="float" office:value="10"/>
          <table:table-cell office:value-type="float" office:value="38600"/>
          <table:table-cell office:value-type="float" office:value="4"/>
          <table:table-cell table:number-columns-repeated="16379"/>
        </table:table-row>
        <table:table-row>
          <table:table-cell office:value-type="float" office:value="1997011"/>
          <table:table-cell office:value-type="float" office:value="1997"/>
          <table:table-cell office:value-type="float" office:value="11"/>
          <table:table-cell office:value-type="float" office:value="8454"/>
          <table:table-cell office:value-type="float" office:value="4"/>
          <table:table-cell table:number-columns-repeated="16379"/>
        </table:table-row>
        <table:table-row>
          <table:table-cell office:value-type="float" office:value="1997012"/>
          <table:table-cell office:value-type="float" office:value="1997"/>
          <table:table-cell office:value-type="float" office:value="12"/>
          <table:table-cell office:value-type="float" office:value="14150"/>
          <table:table-cell office:value-type="float" office:value="5"/>
          <table:table-cell table:number-columns-repeated="16379"/>
        </table:table-row>
        <table:table-row>
          <table:table-cell office:value-type="float" office:value="1997013"/>
          <table:table-cell office:value-type="float" office:value="1997"/>
          <table:table-cell office:value-type="float" office:value="13"/>
          <table:table-cell office:value-type="float" office:value="5077"/>
          <table:table-cell office:value-type="float" office:value="5"/>
          <table:table-cell table:number-columns-repeated="16379"/>
        </table:table-row>
        <table:table-row>
          <table:table-cell office:value-type="float" office:value="1997015"/>
          <table:table-cell office:value-type="float" office:value="1997"/>
          <table:table-cell office:value-type="float" office:value="15"/>
          <table:table-cell office:value-type="float" office:value="8387"/>
          <table:table-cell office:value-type="float" office:value="3"/>
          <table:table-cell table:number-columns-repeated="16379"/>
        </table:table-row>
        <table:table-row>
          <table:table-cell office:value-type="float" office:value="1997016"/>
          <table:table-cell office:value-type="float" office:value="1997"/>
          <table:table-cell office:value-type="float" office:value="16"/>
          <table:table-cell office:value-type="float" office:value="6644"/>
          <table:table-cell office:value-type="float" office:value="3"/>
          <table:table-cell table:number-columns-repeated="16379"/>
        </table:table-row>
        <table:table-row>
          <table:table-cell office:value-type="float" office:value="1997017"/>
          <table:table-cell office:value-type="float" office:value="1997"/>
          <table:table-cell office:value-type="float" office:value="17"/>
          <table:table-cell office:value-type="float" office:value="3986"/>
          <table:table-cell office:value-type="float" office:value="3"/>
          <table:table-cell table:number-columns-repeated="16379"/>
        </table:table-row>
        <table:table-row>
          <table:table-cell office:value-type="float" office:value="1997018"/>
          <table:table-cell office:value-type="float" office:value="1997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19"/>
          <table:table-cell office:value-type="float" office:value="1997"/>
          <table:table-cell office:value-type="float" office:value="19"/>
          <table:table-cell office:value-type="float" office:value="8160"/>
          <table:table-cell office:value-type="float" office:value="3"/>
          <table:table-cell table:number-columns-repeated="16379"/>
        </table:table-row>
        <table:table-row>
          <table:table-cell office:value-type="float" office:value="1997020"/>
          <table:table-cell office:value-type="float" office:value="1997"/>
          <table:table-cell office:value-type="float" office:value="20"/>
          <table:table-cell office:value-type="float" office:value="5320"/>
          <table:table-cell office:value-type="float" office:value="3"/>
          <table:table-cell table:number-columns-repeated="16379"/>
        </table:table-row>
        <table:table-row>
          <table:table-cell office:value-type="float" office:value="1997022"/>
          <table:table-cell office:value-type="float" office:value="1997"/>
          <table:table-cell office:value-type="float" office:value="22"/>
          <table:table-cell office:value-type="float" office:value="6522"/>
          <table:table-cell office:value-type="float" office:value="0"/>
          <table:table-cell table:number-columns-repeated="16379"/>
        </table:table-row>
        <table:table-row>
          <table:table-cell office:value-type="float" office:value="1997023"/>
          <table:table-cell office:value-type="float" office:value="1997"/>
          <table:table-cell office:value-type="float" office:value="23"/>
          <table:table-cell office:value-type="float" office:value="9768"/>
          <table:table-cell office:value-type="float" office:value="3"/>
          <table:table-cell table:number-columns-repeated="16379"/>
        </table:table-row>
        <table:table-row>
          <table:table-cell office:value-type="float" office:value="1997024"/>
          <table:table-cell office:value-type="float" office:value="1997"/>
          <table:table-cell office:value-type="float" office:value="24"/>
          <table:table-cell office:value-type="float" office:value="21534"/>
          <table:table-cell office:value-type="float" office:value="3"/>
          <table:table-cell table:number-columns-repeated="16379"/>
        </table:table-row>
        <table:table-row>
          <table:table-cell office:value-type="float" office:value="1997025"/>
          <table:table-cell office:value-type="float" office:value="1997"/>
          <table:table-cell office:value-type="float" office:value="25"/>
          <table:table-cell office:value-type="float" office:value="6601"/>
          <table:table-cell office:value-type="float" office:value="3"/>
          <table:table-cell table:number-columns-repeated="16379"/>
        </table:table-row>
        <table:table-row>
          <table:table-cell office:value-type="float" office:value="1997027"/>
          <table:table-cell office:value-type="float" office:value="1997"/>
          <table:table-cell office:value-type="float" office:value="27"/>
          <table:table-cell office:value-type="float" office:value="5114"/>
          <table:table-cell office:value-type="float" office:value="3"/>
          <table:table-cell table:number-columns-repeated="16379"/>
        </table:table-row>
        <table:table-row>
          <table:table-cell office:value-type="float" office:value="1997028"/>
          <table:table-cell office:value-type="float" office:value="1997"/>
          <table:table-cell office:value-type="float" office:value="28"/>
          <table:table-cell office:value-type="float" office:value="9286"/>
          <table:table-cell office:value-type="float" office:value="3"/>
          <table:table-cell table:number-columns-repeated="16379"/>
        </table:table-row>
        <table:table-row>
          <table:table-cell office:value-type="float" office:value="1997029"/>
          <table:table-cell office:value-type="float" office:value="1997"/>
          <table:table-cell office:value-type="float" office:value="29"/>
          <table:table-cell office:value-type="float" office:value="7287"/>
          <table:table-cell office:value-type="float" office:value="3"/>
          <table:table-cell table:number-columns-repeated="16379"/>
        </table:table-row>
        <table:table-row>
          <table:table-cell office:value-type="float" office:value="1997031"/>
          <table:table-cell office:value-type="float" office:value="1997"/>
          <table:table-cell office:value-type="float" office:value="31"/>
          <table:table-cell office:value-type="float" office:value="12040"/>
          <table:table-cell office:value-type="float" office:value="3"/>
          <table:table-cell table:number-columns-repeated="16379"/>
        </table:table-row>
        <table:table-row>
          <table:table-cell office:value-type="float" office:value="1997032"/>
          <table:table-cell office:value-type="float" office:value="1997"/>
          <table:table-cell office:value-type="float" office:value="32"/>
          <table:table-cell office:value-type="float" office:value="38829"/>
          <table:table-cell office:value-type="float" office:value="3"/>
          <table:table-cell table:number-columns-repeated="16379"/>
        </table:table-row>
        <table:table-row>
          <table:table-cell office:value-type="float" office:value="1997033"/>
          <table:table-cell office:value-type="float" office:value="1997"/>
          <table:table-cell office:value-type="float" office:value="33"/>
          <table:table-cell office:value-type="float" office:value="7400"/>
          <table:table-cell office:value-type="float" office:value="3"/>
          <table:table-cell table:number-columns-repeated="16379"/>
        </table:table-row>
        <table:table-row>
          <table:table-cell office:value-type="float" office:value="1997035"/>
          <table:table-cell office:value-type="float" office:value="1997"/>
          <table:table-cell office:value-type="float" office:value="35"/>
          <table:table-cell office:value-type="float" office:value="12721"/>
          <table:table-cell office:value-type="float" office:value="0"/>
          <table:table-cell table:number-columns-repeated="16379"/>
        </table:table-row>
        <table:table-row>
          <table:table-cell office:value-type="float" office:value="1997036"/>
          <table:table-cell office:value-type="float" office:value="1997"/>
          <table:table-cell office:value-type="float" office:value="36"/>
          <table:table-cell office:value-type="float" office:value="16907"/>
          <table:table-cell office:value-type="float" office:value="3"/>
          <table:table-cell table:number-columns-repeated="16379"/>
        </table:table-row>
        <table:table-row>
          <table:table-cell office:value-type="float" office:value="1997037"/>
          <table:table-cell office:value-type="float" office:value="1997"/>
          <table:table-cell office:value-type="float" office:value="37"/>
          <table:table-cell office:value-type="float" office:value="11523"/>
          <table:table-cell office:value-type="float" office:value="3"/>
          <table:table-cell table:number-columns-repeated="16379"/>
        </table:table-row>
        <table:table-row>
          <table:table-cell office:value-type="float" office:value="1997038"/>
          <table:table-cell office:value-type="float" office:value="1997"/>
          <table:table-cell office:value-type="float" office:value="38"/>
          <table:table-cell office:value-type="float" office:value="23123"/>
          <table:table-cell office:value-type="float" office:value="3"/>
          <table:table-cell table:number-columns-repeated="16379"/>
        </table:table-row>
        <table:table-row>
          <table:table-cell office:value-type="float" office:value="1997039"/>
          <table:table-cell office:value-type="float" office:value="1997"/>
          <table:table-cell office:value-type="float" office:value="39"/>
          <table:table-cell office:value-type="float" office:value="13881"/>
          <table:table-cell office:value-type="float" office:value="3"/>
          <table:table-cell table:number-columns-repeated="16379"/>
        </table:table-row>
        <table:table-row>
          <table:table-cell office:value-type="float" office:value="1997040"/>
          <table:table-cell office:value-type="float" office:value="1997"/>
          <table:table-cell office:value-type="float" office:value="40"/>
          <table:table-cell office:value-type="float" office:value="6639"/>
          <table:table-cell office:value-type="float" office:value="3"/>
          <table:table-cell table:number-columns-repeated="16379"/>
        </table:table-row>
        <table:table-row>
          <table:table-cell office:value-type="float" office:value="1997041"/>
          <table:table-cell office:value-type="float" office:value="1997"/>
          <table:table-cell office:value-type="float" office:value="41"/>
          <table:table-cell office:value-type="float" office:value="19933"/>
          <table:table-cell office:value-type="float" office:value="0"/>
          <table:table-cell table:number-columns-repeated="16379"/>
        </table:table-row>
        <table:table-row>
          <table:table-cell office:value-type="float" office:value="1997042"/>
          <table:table-cell office:value-type="float" office:value="1997"/>
          <table:table-cell office:value-type="float" office:value="42"/>
          <table:table-cell office:value-type="float" office:value="11979"/>
          <table:table-cell office:value-type="float" office:value="0"/>
          <table:table-cell table:number-columns-repeated="16379"/>
        </table:table-row>
        <table:table-row>
          <table:table-cell office:value-type="float" office:value="1997043"/>
          <table:table-cell office:value-type="float" office:value="1997"/>
          <table:table-cell office:value-type="float" office:value="43"/>
          <table:table-cell office:value-type="float" office:value="16482"/>
          <table:table-cell office:value-type="float" office:value="3"/>
          <table:table-cell table:number-columns-repeated="16379"/>
        </table:table-row>
        <table:table-row>
          <table:table-cell office:value-type="float" office:value="1997044"/>
          <table:table-cell office:value-type="float" office:value="1997"/>
          <table:table-cell office:value-type="float" office:value="44"/>
          <table:table-cell office:value-type="float" office:value="6756"/>
          <table:table-cell office:value-type="float" office:value="3"/>
          <table:table-cell table:number-columns-repeated="16379"/>
        </table:table-row>
        <table:table-row>
          <table:table-cell office:value-type="float" office:value="1997045"/>
          <table:table-cell office:value-type="float" office:value="1997"/>
          <table:table-cell office:value-type="float" office:value="45"/>
          <table:table-cell office:value-type="float" office:value="15420"/>
          <table:table-cell office:value-type="float" office:value="3"/>
          <table:table-cell table:number-columns-repeated="16379"/>
        </table:table-row>
        <table:table-row>
          <table:table-cell office:value-type="float" office:value="1997046"/>
          <table:table-cell office:value-type="float" office:value="1997"/>
          <table:table-cell office:value-type="float" office:value="46"/>
          <table:table-cell office:value-type="float" office:value="9333"/>
          <table:table-cell office:value-type="float" office:value="3"/>
          <table:table-cell table:number-columns-repeated="16379"/>
        </table:table-row>
        <table:table-row>
          <table:table-cell office:value-type="float" office:value="1997047"/>
          <table:table-cell office:value-type="float" office:value="1997"/>
          <table:table-cell office:value-type="float" office:value="47"/>
          <table:table-cell office:value-type="float" office:value="8006"/>
          <table:table-cell office:value-type="float" office:value="3"/>
          <table:table-cell table:number-columns-repeated="16379"/>
        </table:table-row>
        <table:table-row>
          <table:table-cell office:value-type="float" office:value="1997048"/>
          <table:table-cell office:value-type="float" office:value="1997"/>
          <table:table-cell office:value-type="float" office:value="48"/>
          <table:table-cell office:value-type="float" office:value="5505"/>
          <table:table-cell office:value-type="float" office:value="0"/>
          <table:table-cell table:number-columns-repeated="16379"/>
        </table:table-row>
        <table:table-row>
          <table:table-cell office:value-type="float" office:value="1997049"/>
          <table:table-cell office:value-type="float" office:value="1997"/>
          <table:table-cell office:value-type="float" office:value="49"/>
          <table:table-cell office:value-type="float" office:value="10496"/>
          <table:table-cell office:value-type="float" office:value="3"/>
          <table:table-cell table:number-columns-repeated="16379"/>
        </table:table-row>
        <table:table-row>
          <table:table-cell office:value-type="float" office:value="1997051"/>
          <table:table-cell office:value-type="float" office:value="1997"/>
          <table:table-cell office:value-type="float" office:value="51"/>
          <table:table-cell office:value-type="float" office:value="12556"/>
          <table:table-cell office:value-type="float" office:value="5"/>
          <table:table-cell table:number-columns-repeated="16379"/>
        </table:table-row>
        <table:table-row>
          <table:table-cell office:value-type="float" office:value="1997053"/>
          <table:table-cell office:value-type="float" office:value="1997"/>
          <table:table-cell office:value-type="float" office:value="53"/>
          <table:table-cell office:value-type="float" office:value="5444"/>
          <table:table-cell office:value-type="float" office:value="3"/>
          <table:table-cell table:number-columns-repeated="16379"/>
        </table:table-row>
        <table:table-row>
          <table:table-cell office:value-type="float" office:value="1997054"/>
          <table:table-cell office:value-type="float" office:value="1997"/>
          <table:table-cell office:value-type="float" office:value="54"/>
          <table:table-cell office:value-type="float" office:value="15129"/>
          <table:table-cell office:value-type="float" office:value="3"/>
          <table:table-cell table:number-columns-repeated="16379"/>
        </table:table-row>
        <table:table-row>
          <table:table-cell office:value-type="float" office:value="1997055"/>
          <table:table-cell office:value-type="float" office:value="1997"/>
          <table:table-cell office:value-type="float" office:value="55"/>
          <table:table-cell office:value-type="float" office:value="14834"/>
          <table:table-cell office:value-type="float" office:value="3"/>
          <table:table-cell table:number-columns-repeated="16379"/>
        </table:table-row>
        <table:table-row>
          <table:table-cell office:value-type="float" office:value="1997056"/>
          <table:table-cell office:value-type="float" office:value="1997"/>
          <table:table-cell office:value-type="float" office:value="56"/>
          <table:table-cell office:value-type="float" office:value="11556"/>
          <table:table-cell office:value-type="float" office:value="3"/>
          <table:table-cell table:number-columns-repeated="16379"/>
        </table:table-row>
        <table:table-row>
          <table:table-cell office:value-type="float" office:value="1997057"/>
          <table:table-cell office:value-type="float" office:value="1997"/>
          <table:table-cell office:value-type="float" office:value="57"/>
          <table:table-cell office:value-type="float" office:value="15372"/>
          <table:table-cell office:value-type="float" office:value="3"/>
          <table:table-cell table:number-columns-repeated="16379"/>
        </table:table-row>
        <table:table-row>
          <table:table-cell office:value-type="float" office:value="1997058"/>
          <table:table-cell office:value-type="float" office:value="1997"/>
          <table:table-cell office:value-type="float" office:value="58"/>
          <table:table-cell office:value-type="float" office:value="3820"/>
          <table:table-cell office:value-type="float" office:value="3"/>
          <table:table-cell table:number-columns-repeated="16379"/>
        </table:table-row>
        <table:table-row>
          <table:table-cell office:value-type="float" office:value="1997060"/>
          <table:table-cell office:value-type="float" office:value="1997"/>
          <table:table-cell office:value-type="float" office:value="60"/>
          <table:table-cell office:value-type="float" office:value="12464"/>
          <table:table-cell office:value-type="float" office:value="2"/>
          <table:table-cell table:number-columns-repeated="16379"/>
        </table:table-row>
        <table:table-row>
          <table:table-cell office:value-type="float" office:value="1997061"/>
          <table:table-cell office:value-type="float" office:value="1997"/>
          <table:table-cell office:value-type="float" office:value="61"/>
          <table:table-cell office:value-type="float" office:value="21445"/>
          <table:table-cell office:value-type="float" office:value="2"/>
          <table:table-cell table:number-columns-repeated="16379"/>
        </table:table-row>
        <table:table-row>
          <table:table-cell office:value-type="float" office:value="1997062"/>
          <table:table-cell office:value-type="float" office:value="1997"/>
          <table:table-cell office:value-type="float" office:value="62"/>
          <table:table-cell office:value-type="float" office:value="11467"/>
          <table:table-cell office:value-type="float" office:value="3"/>
          <table:table-cell table:number-columns-repeated="16379"/>
        </table:table-row>
        <table:table-row>
          <table:table-cell office:value-type="float" office:value="1997063"/>
          <table:table-cell office:value-type="float" office:value="1997"/>
          <table:table-cell office:value-type="float" office:value="63"/>
          <table:table-cell office:value-type="float" office:value="9210"/>
          <table:table-cell office:value-type="float" office:value="0"/>
          <table:table-cell table:number-columns-repeated="16379"/>
        </table:table-row>
        <table:table-row>
          <table:table-cell office:value-type="float" office:value="1997064"/>
          <table:table-cell office:value-type="float" office:value="1997"/>
          <table:table-cell office:value-type="float" office:value="64"/>
          <table:table-cell office:value-type="float" office:value="13886"/>
          <table:table-cell office:value-type="float" office:value="3"/>
          <table:table-cell table:number-columns-repeated="16379"/>
        </table:table-row>
        <table:table-row>
          <table:table-cell office:value-type="float" office:value="1997066"/>
          <table:table-cell office:value-type="float" office:value="1997"/>
          <table:table-cell office:value-type="float" office:value="66"/>
          <table:table-cell office:value-type="float" office:value="25462"/>
          <table:table-cell office:value-type="float" office:value="3"/>
          <table:table-cell table:number-columns-repeated="16379"/>
        </table:table-row>
        <table:table-row>
          <table:table-cell office:value-type="float" office:value="1997067"/>
          <table:table-cell office:value-type="float" office:value="1997"/>
          <table:table-cell office:value-type="float" office:value="67"/>
          <table:table-cell office:value-type="float" office:value="13285"/>
          <table:table-cell office:value-type="float" office:value="3"/>
          <table:table-cell table:number-columns-repeated="16379"/>
        </table:table-row>
        <table:table-row>
          <table:table-cell office:value-type="float" office:value="1997068"/>
          <table:table-cell office:value-type="float" office:value="1997"/>
          <table:table-cell office:value-type="float" office:value="68"/>
          <table:table-cell office:value-type="float" office:value="8649"/>
          <table:table-cell office:value-type="float" office:value="3"/>
          <table:table-cell table:number-columns-repeated="16379"/>
        </table:table-row>
        <table:table-row>
          <table:table-cell office:value-type="float" office:value="1997070"/>
          <table:table-cell office:value-type="float" office:value="1997"/>
          <table:table-cell office:value-type="float" office:value="70"/>
          <table:table-cell office:value-type="float" office:value="15904"/>
          <table:table-cell office:value-type="float" office:value="0"/>
          <table:table-cell table:number-columns-repeated="16379"/>
        </table:table-row>
        <table:table-row>
          <table:table-cell office:value-type="float" office:value="1997071"/>
          <table:table-cell office:value-type="float" office:value="1997"/>
          <table:table-cell office:value-type="float" office:value="71"/>
          <table:table-cell office:value-type="float" office:value="5700"/>
          <table:table-cell office:value-type="float" office:value="3"/>
          <table:table-cell table:number-columns-repeated="16379"/>
        </table:table-row>
        <table:table-row>
          <table:table-cell office:value-type="float" office:value="1997072"/>
          <table:table-cell office:value-type="float" office:value="1997"/>
          <table:table-cell office:value-type="float" office:value="72"/>
          <table:table-cell office:value-type="float" office:value="6725"/>
          <table:table-cell office:value-type="float" office:value="0"/>
          <table:table-cell table:number-columns-repeated="16379"/>
        </table:table-row>
        <table:table-row>
          <table:table-cell office:value-type="float" office:value="1997073"/>
          <table:table-cell office:value-type="float" office:value="1997"/>
          <table:table-cell office:value-type="float" office:value="73"/>
          <table:table-cell office:value-type="float" office:value="24871"/>
          <table:table-cell office:value-type="float" office:value="3"/>
          <table:table-cell table:number-columns-repeated="16379"/>
        </table:table-row>
        <table:table-row>
          <table:table-cell office:value-type="float" office:value="1997074"/>
          <table:table-cell office:value-type="float" office:value="1997"/>
          <table:table-cell office:value-type="float" office:value="74"/>
          <table:table-cell office:value-type="float" office:value="2951"/>
          <table:table-cell office:value-type="float" office:value="3"/>
          <table:table-cell table:number-columns-repeated="16379"/>
        </table:table-row>
        <table:table-row>
          <table:table-cell office:value-type="float" office:value="1997075"/>
          <table:table-cell office:value-type="float" office:value="1997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76"/>
          <table:table-cell office:value-type="float" office:value="1997"/>
          <table:table-cell office:value-type="float" office:value="76"/>
          <table:table-cell office:value-type="float" office:value="5808"/>
          <table:table-cell office:value-type="float" office:value="3"/>
          <table:table-cell table:number-columns-repeated="16379"/>
        </table:table-row>
        <table:table-row>
          <table:table-cell office:value-type="float" office:value="1997079"/>
          <table:table-cell office:value-type="float" office:value="1997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95"/>
          <table:table-cell office:value-type="float" office:value="1997"/>
          <table:table-cell office:value-type="float" office:value="95"/>
          <table:table-cell office:value-type="float" office:value="4503"/>
          <table:table-cell office:value-type="float" office:value="3"/>
          <table:table-cell table:number-columns-repeated="16379"/>
        </table:table-row>
        <table:table-row>
          <table:table-cell office:value-type="float" office:value="1997096"/>
          <table:table-cell office:value-type="float" office:value="1997"/>
          <table:table-cell office:value-type="float" office:value="96"/>
          <table:table-cell office:value-type="float" office:value="4780"/>
          <table:table-cell office:value-type="float" office:value="3"/>
          <table:table-cell table:number-columns-repeated="16379"/>
        </table:table-row>
        <table:table-row>
          <table:table-cell office:value-type="float" office:value="1997097"/>
          <table:table-cell office:value-type="float" office:value="1997"/>
          <table:table-cell office:value-type="float" office:value="97"/>
          <table:table-cell office:value-type="float" office:value="8271"/>
          <table:table-cell office:value-type="float" office:value="3"/>
          <table:table-cell table:number-columns-repeated="16379"/>
        </table:table-row>
        <table:table-row>
          <table:table-cell office:value-type="float" office:value="1997099"/>
          <table:table-cell office:value-type="float" office:value="1997"/>
          <table:table-cell office:value-type="float" office:value="99"/>
          <table:table-cell office:value-type="float" office:value="6409"/>
          <table:table-cell office:value-type="float" office:value="3"/>
          <table:table-cell table:number-columns-repeated="16379"/>
        </table:table-row>
        <table:table-row>
          <table:table-cell office:value-type="float" office:value="1997100"/>
          <table:table-cell office:value-type="float" office:value="1997"/>
          <table:table-cell office:value-type="float" office:value="100"/>
          <table:table-cell office:value-type="float" office:value="8502"/>
          <table:table-cell office:value-type="float" office:value="3"/>
          <table:table-cell table:number-columns-repeated="16379"/>
        </table:table-row>
        <table:table-row>
          <table:table-cell office:value-type="float" office:value="1997101"/>
          <table:table-cell office:value-type="float" office:value="1997"/>
          <table:table-cell office:value-type="float" office:value="101"/>
          <table:table-cell office:value-type="float" office:value="19731"/>
          <table:table-cell office:value-type="float" office:value="4"/>
          <table:table-cell table:number-columns-repeated="16379"/>
        </table:table-row>
        <table:table-row>
          <table:table-cell office:value-type="float" office:value="1997103"/>
          <table:table-cell office:value-type="float" office:value="1997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04"/>
          <table:table-cell office:value-type="float" office:value="1997"/>
          <table:table-cell office:value-type="float" office:value="104"/>
          <table:table-cell office:value-type="float" office:value="14643"/>
          <table:table-cell office:value-type="float" office:value="4"/>
          <table:table-cell table:number-columns-repeated="16379"/>
        </table:table-row>
        <table:table-row>
          <table:table-cell office:value-type="float" office:value="1997105"/>
          <table:table-cell office:value-type="float" office:value="1997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7106"/>
          <table:table-cell office:value-type="float" office:value="1997"/>
          <table:table-cell office:value-type="float" office:value="106"/>
          <table:table-cell office:value-type="float" office:value="14003"/>
          <table:table-cell office:value-type="float" office:value="4"/>
          <table:table-cell table:number-columns-repeated="16379"/>
        </table:table-row>
        <table:table-row>
          <table:table-cell office:value-type="float" office:value="1997107"/>
          <table:table-cell office:value-type="float" office:value="1997"/>
          <table:table-cell office:value-type="float" office:value="107"/>
          <table:table-cell office:value-type="float" office:value="15175"/>
          <table:table-cell office:value-type="float" office:value="4"/>
          <table:table-cell table:number-columns-repeated="16379"/>
        </table:table-row>
        <table:table-row>
          <table:table-cell office:value-type="float" office:value="1997108"/>
          <table:table-cell office:value-type="float" office:value="1997"/>
          <table:table-cell office:value-type="float" office:value="108"/>
          <table:table-cell office:value-type="float" office:value="8412"/>
          <table:table-cell office:value-type="float" office:value="4"/>
          <table:table-cell table:number-columns-repeated="16379"/>
        </table:table-row>
        <table:table-row>
          <table:table-cell office:value-type="float" office:value="1997109"/>
          <table:table-cell office:value-type="float" office:value="1997"/>
          <table:table-cell office:value-type="float" office:value="109"/>
          <table:table-cell office:value-type="float" office:value="24111"/>
          <table:table-cell office:value-type="float" office:value="4"/>
          <table:table-cell table:number-columns-repeated="16379"/>
        </table:table-row>
        <table:table-row>
          <table:table-cell office:value-type="float" office:value="1997110"/>
          <table:table-cell office:value-type="float" office:value="1997"/>
          <table:table-cell office:value-type="float" office:value="110"/>
          <table:table-cell office:value-type="float" office:value="4012"/>
          <table:table-cell office:value-type="float" office:value="4"/>
          <table:table-cell table:number-columns-repeated="16379"/>
        </table:table-row>
        <table:table-row>
          <table:table-cell office:value-type="float" office:value="1997111"/>
          <table:table-cell office:value-type="float" office:value="1997"/>
          <table:table-cell office:value-type="float" office:value="111"/>
          <table:table-cell office:value-type="float" office:value="9311"/>
          <table:table-cell office:value-type="float" office:value="0"/>
          <table:table-cell table:number-columns-repeated="16379"/>
        </table:table-row>
        <table:table-row>
          <table:table-cell office:value-type="float" office:value="1997117"/>
          <table:table-cell office:value-type="float" office:value="1997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18"/>
          <table:table-cell office:value-type="float" office:value="1997"/>
          <table:table-cell office:value-type="float" office:value="118"/>
          <table:table-cell office:value-type="float" office:value="6480"/>
          <table:table-cell office:value-type="float" office:value="3"/>
          <table:table-cell table:number-columns-repeated="16379"/>
        </table:table-row>
        <table:table-row>
          <table:table-cell office:value-type="float" office:value="1997119"/>
          <table:table-cell office:value-type="float" office:value="1997"/>
          <table:table-cell office:value-type="float" office:value="119"/>
          <table:table-cell office:value-type="float" office:value="4048"/>
          <table:table-cell office:value-type="float" office:value="0"/>
          <table:table-cell table:number-columns-repeated="16379"/>
        </table:table-row>
        <table:table-row>
          <table:table-cell office:value-type="float" office:value="1997123"/>
          <table:table-cell office:value-type="float" office:value="1997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27"/>
          <table:table-cell office:value-type="float" office:value="1997"/>
          <table:table-cell office:value-type="float" office:value="127"/>
          <table:table-cell office:value-type="float" office:value="4011"/>
          <table:table-cell office:value-type="float" office:value="3"/>
          <table:table-cell table:number-columns-repeated="16379"/>
        </table:table-row>
        <table:table-row>
          <table:table-cell office:value-type="float" office:value="1997128"/>
          <table:table-cell office:value-type="float" office:value="1997"/>
          <table:table-cell office:value-type="float" office:value="128"/>
          <table:table-cell office:value-type="float" office:value="4797"/>
          <table:table-cell office:value-type="float" office:value="0"/>
          <table:table-cell table:number-columns-repeated="16379"/>
        </table:table-row>
        <table:table-row>
          <table:table-cell office:value-type="float" office:value="1997136"/>
          <table:table-cell office:value-type="float" office:value="1997"/>
          <table:table-cell office:value-type="float" office:value="136"/>
          <table:table-cell office:value-type="float" office:value="4580"/>
          <table:table-cell office:value-type="float" office:value="2"/>
          <table:table-cell table:number-columns-repeated="16379"/>
        </table:table-row>
        <table:table-row>
          <table:table-cell office:value-type="float" office:value="1997138"/>
          <table:table-cell office:value-type="float" office:value="1997"/>
          <table:table-cell office:value-type="float" office:value="138"/>
          <table:table-cell office:value-type="float" office:value="10539"/>
          <table:table-cell office:value-type="float" office:value="0"/>
          <table:table-cell table:number-columns-repeated="16379"/>
        </table:table-row>
        <table:table-row>
          <table:table-cell office:value-type="float" office:value="1997139"/>
          <table:table-cell office:value-type="float" office:value="1997"/>
          <table:table-cell office:value-type="float" office:value="139"/>
          <table:table-cell office:value-type="float" office:value="3513"/>
          <table:table-cell office:value-type="float" office:value="0"/>
          <table:table-cell table:number-columns-repeated="16379"/>
        </table:table-row>
        <table:table-row>
          <table:table-cell office:value-type="float" office:value="1997140"/>
          <table:table-cell office:value-type="float" office:value="1997"/>
          <table:table-cell office:value-type="float" office:value="140"/>
          <table:table-cell office:value-type="float" office:value="3666"/>
          <table:table-cell office:value-type="float" office:value="2"/>
          <table:table-cell table:number-columns-repeated="16379"/>
        </table:table-row>
        <table:table-row>
          <table:table-cell office:value-type="float" office:value="1997141"/>
          <table:table-cell office:value-type="float" office:value="1997"/>
          <table:table-cell office:value-type="float" office:value="141"/>
          <table:table-cell office:value-type="float" office:value="9427"/>
          <table:table-cell office:value-type="float" office:value="2"/>
          <table:table-cell table:number-columns-repeated="16379"/>
        </table:table-row>
        <table:table-row>
          <table:table-cell office:value-type="float" office:value="1997142"/>
          <table:table-cell office:value-type="float" office:value="1997"/>
          <table:table-cell office:value-type="float" office:value="142"/>
          <table:table-cell office:value-type="float" office:value="6273"/>
          <table:table-cell office:value-type="float" office:value="2"/>
          <table:table-cell table:number-columns-repeated="16379"/>
        </table:table-row>
        <table:table-row>
          <table:table-cell office:value-type="float" office:value="1997143"/>
          <table:table-cell office:value-type="float" office:value="1997"/>
          <table:table-cell office:value-type="float" office:value="143"/>
          <table:table-cell office:value-type="float" office:value="11776"/>
          <table:table-cell office:value-type="float" office:value="3"/>
          <table:table-cell table:number-columns-repeated="16379"/>
        </table:table-row>
        <table:table-row>
          <table:table-cell office:value-type="float" office:value="1997144"/>
          <table:table-cell office:value-type="float" office:value="1997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5"/>
          <table:table-cell office:value-type="float" office:value="1997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6"/>
          <table:table-cell office:value-type="float" office:value="1997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7147"/>
          <table:table-cell office:value-type="float" office:value="1997"/>
          <table:table-cell office:value-type="float" office:value="147"/>
          <table:table-cell office:value-type="float" office:value="3216"/>
          <table:table-cell office:value-type="float" office:value="0"/>
          <table:table-cell table:number-columns-repeated="16379"/>
        </table:table-row>
        <table:table-row>
          <table:table-cell office:value-type="float" office:value="1997148"/>
          <table:table-cell office:value-type="float" office:value="1997"/>
          <table:table-cell office:value-type="float" office:value="148"/>
          <table:table-cell office:value-type="float" office:value="3926"/>
          <table:table-cell office:value-type="float" office:value="0"/>
          <table:table-cell table:number-columns-repeated="16379"/>
        </table:table-row>
        <table:table-row>
          <table:table-cell office:value-type="float" office:value="1997149"/>
          <table:table-cell office:value-type="float" office:value="1997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0"/>
          <table:table-cell office:value-type="float" office:value="1997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2"/>
          <table:table-cell office:value-type="float" office:value="1997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7153"/>
          <table:table-cell office:value-type="float" office:value="1997"/>
          <table:table-cell office:value-type="float" office:value="153"/>
          <table:table-cell office:value-type="float" office:value="525"/>
          <table:table-cell office:value-type="float" office:value="0"/>
          <table:table-cell table:number-columns-repeated="16379"/>
        </table:table-row>
        <table:table-row>
          <table:table-cell office:value-type="float" office:value="1997155"/>
          <table:table-cell office:value-type="float" office:value="1997"/>
          <table:table-cell office:value-type="float" office:value="155"/>
          <table:table-cell office:value-type="float" office:value="4443"/>
          <table:table-cell office:value-type="float" office:value="0"/>
          <table:table-cell table:number-columns-repeated="16379"/>
        </table:table-row>
        <table:table-row>
          <table:table-cell office:value-type="float" office:value="1997156"/>
          <table:table-cell office:value-type="float" office:value="1997"/>
          <table:table-cell office:value-type="float" office:value="156"/>
          <table:table-cell office:value-type="float" office:value="2934"/>
          <table:table-cell office:value-type="float" office:value="0"/>
          <table:table-cell table:number-columns-repeated="16379"/>
        </table:table-row>
        <table:table-row>
          <table:table-cell office:value-type="float" office:value="1997157"/>
          <table:table-cell office:value-type="float" office:value="1997"/>
          <table:table-cell office:value-type="float" office:value="157"/>
          <table:table-cell office:value-type="float" office:value="8296"/>
          <table:table-cell office:value-type="float" office:value="0"/>
          <table:table-cell table:number-columns-repeated="16379"/>
        </table:table-row>
        <table:table-row>
          <table:table-cell office:value-type="float" office:value="1997158"/>
          <table:table-cell office:value-type="float" office:value="1997"/>
          <table:table-cell office:value-type="float" office:value="158"/>
          <table:table-cell office:value-type="float" office:value="33891"/>
          <table:table-cell office:value-type="float" office:value="2"/>
          <table:table-cell table:number-columns-repeated="16379"/>
        </table:table-row>
        <table:table-row>
          <table:table-cell office:value-type="float" office:value="1997160"/>
          <table:table-cell office:value-type="float" office:value="1997"/>
          <table:table-cell office:value-type="float" office:value="160"/>
          <table:table-cell office:value-type="float" office:value="1287"/>
          <table:table-cell office:value-type="float" office:value="0"/>
          <table:table-cell table:number-columns-repeated="16379"/>
        </table:table-row>
        <table:table-row>
          <table:table-cell office:value-type="float" office:value="1997161"/>
          <table:table-cell office:value-type="float" office:value="1997"/>
          <table:table-cell office:value-type="float" office:value="161"/>
          <table:table-cell office:value-type="float" office:value="782"/>
          <table:table-cell office:value-type="float" office:value="0"/>
          <table:table-cell table:number-columns-repeated="16379"/>
        </table:table-row>
        <table:table-row>
          <table:table-cell office:value-type="float" office:value="1997162"/>
          <table:table-cell office:value-type="float" office:value="1997"/>
          <table:table-cell office:value-type="float" office:value="162"/>
          <table:table-cell office:value-type="float" office:value="706"/>
          <table:table-cell office:value-type="float" office:value="5"/>
          <table:table-cell table:number-columns-repeated="16379"/>
        </table:table-row>
        <table:table-row>
          <table:table-cell office:value-type="float" office:value="1997163"/>
          <table:table-cell office:value-type="float" office:value="1997"/>
          <table:table-cell office:value-type="float" office:value="163"/>
          <table:table-cell office:value-type="float" office:value="569"/>
          <table:table-cell office:value-type="float" office:value="5"/>
          <table:table-cell table:number-columns-repeated="16379"/>
        </table:table-row>
        <table:table-row>
          <table:table-cell office:value-type="float" office:value="1997164"/>
          <table:table-cell office:value-type="float" office:value="1997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01"/>
          <table:table-cell office:value-type="float" office:value="1998"/>
          <table:table-cell office:value-type="float" office:value="1"/>
          <table:table-cell office:value-type="float" office:value="448014"/>
          <table:table-cell office:value-type="float" office:value="1"/>
          <table:table-cell table:number-columns-repeated="16379"/>
        </table:table-row>
        <table:table-row>
          <table:table-cell office:value-type="float" office:value="1998002"/>
          <table:table-cell office:value-type="float" office:value="1998"/>
          <table:table-cell office:value-type="float" office:value="2"/>
          <table:table-cell office:value-type="float" office:value="48588"/>
          <table:table-cell office:value-type="float" office:value="4"/>
          <table:table-cell table:number-columns-repeated="16379"/>
        </table:table-row>
        <table:table-row>
          <table:table-cell office:value-type="float" office:value="1998003"/>
          <table:table-cell office:value-type="float" office:value="1998"/>
          <table:table-cell office:value-type="float" office:value="3"/>
          <table:table-cell office:value-type="float" office:value="45875"/>
          <table:table-cell office:value-type="float" office:value="2"/>
          <table:table-cell table:number-columns-repeated="16379"/>
        </table:table-row>
        <table:table-row>
          <table:table-cell office:value-type="float" office:value="1998004"/>
          <table:table-cell office:value-type="float" office:value="1998"/>
          <table:table-cell office:value-type="float" office:value="4"/>
          <table:table-cell office:value-type="float" office:value="42581"/>
          <table:table-cell office:value-type="float" office:value="0"/>
          <table:table-cell table:number-columns-repeated="16379"/>
        </table:table-row>
        <table:table-row>
          <table:table-cell office:value-type="float" office:value="1998005"/>
          <table:table-cell office:value-type="float" office:value="1998"/>
          <table:table-cell office:value-type="float" office:value="5"/>
          <table:table-cell office:value-type="float" office:value="44346"/>
          <table:table-cell office:value-type="float" office:value="2"/>
          <table:table-cell table:number-columns-repeated="16379"/>
        </table:table-row>
        <table:table-row>
          <table:table-cell office:value-type="float" office:value="1998006"/>
          <table:table-cell office:value-type="float" office:value="1998"/>
          <table:table-cell office:value-type="float" office:value="6"/>
          <table:table-cell office:value-type="float" office:value="29159"/>
          <table:table-cell office:value-type="float" office:value="2"/>
          <table:table-cell table:number-columns-repeated="16379"/>
        </table:table-row>
        <table:table-row>
          <table:table-cell office:value-type="float" office:value="1998007"/>
          <table:table-cell office:value-type="float" office:value="1998"/>
          <table:table-cell office:value-type="float" office:value="7"/>
          <table:table-cell office:value-type="float" office:value="109833"/>
          <table:table-cell office:value-type="float" office:value="2"/>
          <table:table-cell table:number-columns-repeated="16379"/>
        </table:table-row>
        <table:table-row>
          <table:table-cell office:value-type="float" office:value="1998008"/>
          <table:table-cell office:value-type="float" office:value="1998"/>
          <table:table-cell office:value-type="float" office:value="8"/>
          <table:table-cell office:value-type="float" office:value="62060"/>
          <table:table-cell office:value-type="float" office:value="2"/>
          <table:table-cell table:number-columns-repeated="16379"/>
        </table:table-row>
        <table:table-row>
          <table:table-cell office:value-type="float" office:value="1998009"/>
          <table:table-cell office:value-type="float" office:value="1998"/>
          <table:table-cell office:value-type="float" office:value="9"/>
          <table:table-cell office:value-type="float" office:value="12993"/>
          <table:table-cell office:value-type="float" office:value="4"/>
          <table:table-cell table:number-columns-repeated="16379"/>
        </table:table-row>
        <table:table-row>
          <table:table-cell office:value-type="float" office:value="1998010"/>
          <table:table-cell office:value-type="float" office:value="1998"/>
          <table:table-cell office:value-type="float" office:value="10"/>
          <table:table-cell office:value-type="float" office:value="40503"/>
          <table:table-cell office:value-type="float" office:value="4"/>
          <table:table-cell table:number-columns-repeated="16379"/>
        </table:table-row>
        <table:table-row>
          <table:table-cell office:value-type="float" office:value="1998011"/>
          <table:table-cell office:value-type="float" office:value="1998"/>
          <table:table-cell office:value-type="float" office:value="11"/>
          <table:table-cell office:value-type="float" office:value="8347"/>
          <table:table-cell office:value-type="float" office:value="4"/>
          <table:table-cell table:number-columns-repeated="16379"/>
        </table:table-row>
        <table:table-row>
          <table:table-cell office:value-type="float" office:value="1998012"/>
          <table:table-cell office:value-type="float" office:value="1998"/>
          <table:table-cell office:value-type="float" office:value="12"/>
          <table:table-cell office:value-type="float" office:value="15334"/>
          <table:table-cell office:value-type="float" office:value="5"/>
          <table:table-cell table:number-columns-repeated="16379"/>
        </table:table-row>
        <table:table-row>
          <table:table-cell office:value-type="float" office:value="1998013"/>
          <table:table-cell office:value-type="float" office:value="1998"/>
          <table:table-cell office:value-type="float" office:value="13"/>
          <table:table-cell office:value-type="float" office:value="5235"/>
          <table:table-cell office:value-type="float" office:value="5"/>
          <table:table-cell table:number-columns-repeated="16379"/>
        </table:table-row>
        <table:table-row>
          <table:table-cell office:value-type="float" office:value="1998015"/>
          <table:table-cell office:value-type="float" office:value="1998"/>
          <table:table-cell office:value-type="float" office:value="15"/>
          <table:table-cell office:value-type="float" office:value="8693"/>
          <table:table-cell office:value-type="float" office:value="3"/>
          <table:table-cell table:number-columns-repeated="16379"/>
        </table:table-row>
        <table:table-row>
          <table:table-cell office:value-type="float" office:value="1998016"/>
          <table:table-cell office:value-type="float" office:value="1998"/>
          <table:table-cell office:value-type="float" office:value="16"/>
          <table:table-cell office:value-type="float" office:value="7054"/>
          <table:table-cell office:value-type="float" office:value="3"/>
          <table:table-cell table:number-columns-repeated="16379"/>
        </table:table-row>
        <table:table-row>
          <table:table-cell office:value-type="float" office:value="1998017"/>
          <table:table-cell office:value-type="float" office:value="1998"/>
          <table:table-cell office:value-type="float" office:value="17"/>
          <table:table-cell office:value-type="float" office:value="3766"/>
          <table:table-cell office:value-type="float" office:value="3"/>
          <table:table-cell table:number-columns-repeated="16379"/>
        </table:table-row>
        <table:table-row>
          <table:table-cell office:value-type="float" office:value="1998018"/>
          <table:table-cell office:value-type="float" office:value="1998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19"/>
          <table:table-cell office:value-type="float" office:value="1998"/>
          <table:table-cell office:value-type="float" office:value="19"/>
          <table:table-cell office:value-type="float" office:value="18452"/>
          <table:table-cell office:value-type="float" office:value="3"/>
          <table:table-cell table:number-columns-repeated="16379"/>
        </table:table-row>
        <table:table-row>
          <table:table-cell office:value-type="float" office:value="1998020"/>
          <table:table-cell office:value-type="float" office:value="1998"/>
          <table:table-cell office:value-type="float" office:value="20"/>
          <table:table-cell office:value-type="float" office:value="5200"/>
          <table:table-cell office:value-type="float" office:value="3"/>
          <table:table-cell table:number-columns-repeated="16379"/>
        </table:table-row>
        <table:table-row>
          <table:table-cell office:value-type="float" office:value="1998022"/>
          <table:table-cell office:value-type="float" office:value="1998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23"/>
          <table:table-cell office:value-type="float" office:value="1998"/>
          <table:table-cell office:value-type="float" office:value="23"/>
          <table:table-cell office:value-type="float" office:value="10200"/>
          <table:table-cell office:value-type="float" office:value="3"/>
          <table:table-cell table:number-columns-repeated="16379"/>
        </table:table-row>
        <table:table-row>
          <table:table-cell office:value-type="float" office:value="1998024"/>
          <table:table-cell office:value-type="float" office:value="1998"/>
          <table:table-cell office:value-type="float" office:value="24"/>
          <table:table-cell office:value-type="float" office:value="22571"/>
          <table:table-cell office:value-type="float" office:value="3"/>
          <table:table-cell table:number-columns-repeated="16379"/>
        </table:table-row>
        <table:table-row>
          <table:table-cell office:value-type="float" office:value="1998025"/>
          <table:table-cell office:value-type="float" office:value="1998"/>
          <table:table-cell office:value-type="float" office:value="25"/>
          <table:table-cell office:value-type="float" office:value="7018"/>
          <table:table-cell office:value-type="float" office:value="3"/>
          <table:table-cell table:number-columns-repeated="16379"/>
        </table:table-row>
        <table:table-row>
          <table:table-cell office:value-type="float" office:value="1998027"/>
          <table:table-cell office:value-type="float" office:value="1998"/>
          <table:table-cell office:value-type="float" office:value="27"/>
          <table:table-cell office:value-type="float" office:value="5186"/>
          <table:table-cell office:value-type="float" office:value="3"/>
          <table:table-cell table:number-columns-repeated="16379"/>
        </table:table-row>
        <table:table-row>
          <table:table-cell office:value-type="float" office:value="1998028"/>
          <table:table-cell office:value-type="float" office:value="1998"/>
          <table:table-cell office:value-type="float" office:value="28"/>
          <table:table-cell office:value-type="float" office:value="9468"/>
          <table:table-cell office:value-type="float" office:value="3"/>
          <table:table-cell table:number-columns-repeated="16379"/>
        </table:table-row>
        <table:table-row>
          <table:table-cell office:value-type="float" office:value="1998029"/>
          <table:table-cell office:value-type="float" office:value="1998"/>
          <table:table-cell office:value-type="float" office:value="29"/>
          <table:table-cell office:value-type="float" office:value="8472"/>
          <table:table-cell office:value-type="float" office:value="3"/>
          <table:table-cell table:number-columns-repeated="16379"/>
        </table:table-row>
        <table:table-row>
          <table:table-cell office:value-type="float" office:value="1998031"/>
          <table:table-cell office:value-type="float" office:value="1998"/>
          <table:table-cell office:value-type="float" office:value="31"/>
          <table:table-cell office:value-type="float" office:value="15828"/>
          <table:table-cell office:value-type="float" office:value="3"/>
          <table:table-cell table:number-columns-repeated="16379"/>
        </table:table-row>
        <table:table-row>
          <table:table-cell office:value-type="float" office:value="1998032"/>
          <table:table-cell office:value-type="float" office:value="1998"/>
          <table:table-cell office:value-type="float" office:value="32"/>
          <table:table-cell office:value-type="float" office:value="41491"/>
          <table:table-cell office:value-type="float" office:value="3"/>
          <table:table-cell table:number-columns-repeated="16379"/>
        </table:table-row>
        <table:table-row>
          <table:table-cell office:value-type="float" office:value="1998033"/>
          <table:table-cell office:value-type="float" office:value="1998"/>
          <table:table-cell office:value-type="float" office:value="33"/>
          <table:table-cell office:value-type="float" office:value="9600"/>
          <table:table-cell office:value-type="float" office:value="3"/>
          <table:table-cell table:number-columns-repeated="16379"/>
        </table:table-row>
        <table:table-row>
          <table:table-cell office:value-type="float" office:value="1998035"/>
          <table:table-cell office:value-type="float" office:value="1998"/>
          <table:table-cell office:value-type="float" office:value="35"/>
          <table:table-cell office:value-type="float" office:value="11016"/>
          <table:table-cell office:value-type="float" office:value="0"/>
          <table:table-cell table:number-columns-repeated="16379"/>
        </table:table-row>
        <table:table-row>
          <table:table-cell office:value-type="float" office:value="1998036"/>
          <table:table-cell office:value-type="float" office:value="1998"/>
          <table:table-cell office:value-type="float" office:value="36"/>
          <table:table-cell office:value-type="float" office:value="18758"/>
          <table:table-cell office:value-type="float" office:value="3"/>
          <table:table-cell table:number-columns-repeated="16379"/>
        </table:table-row>
        <table:table-row>
          <table:table-cell office:value-type="float" office:value="1998037"/>
          <table:table-cell office:value-type="float" office:value="1998"/>
          <table:table-cell office:value-type="float" office:value="37"/>
          <table:table-cell office:value-type="float" office:value="12170"/>
          <table:table-cell office:value-type="float" office:value="3"/>
          <table:table-cell table:number-columns-repeated="16379"/>
        </table:table-row>
        <table:table-row>
          <table:table-cell office:value-type="float" office:value="1998038"/>
          <table:table-cell office:value-type="float" office:value="1998"/>
          <table:table-cell office:value-type="float" office:value="38"/>
          <table:table-cell office:value-type="float" office:value="24194"/>
          <table:table-cell office:value-type="float" office:value="3"/>
          <table:table-cell table:number-columns-repeated="16379"/>
        </table:table-row>
        <table:table-row>
          <table:table-cell office:value-type="float" office:value="1998039"/>
          <table:table-cell office:value-type="float" office:value="1998"/>
          <table:table-cell office:value-type="float" office:value="39"/>
          <table:table-cell office:value-type="float" office:value="13454"/>
          <table:table-cell office:value-type="float" office:value="3"/>
          <table:table-cell table:number-columns-repeated="16379"/>
        </table:table-row>
        <table:table-row>
          <table:table-cell office:value-type="float" office:value="1998040"/>
          <table:table-cell office:value-type="float" office:value="1998"/>
          <table:table-cell office:value-type="float" office:value="40"/>
          <table:table-cell office:value-type="float" office:value="7325"/>
          <table:table-cell office:value-type="float" office:value="3"/>
          <table:table-cell table:number-columns-repeated="16379"/>
        </table:table-row>
        <table:table-row>
          <table:table-cell office:value-type="float" office:value="1998041"/>
          <table:table-cell office:value-type="float" office:value="1998"/>
          <table:table-cell office:value-type="float" office:value="41"/>
          <table:table-cell office:value-type="float" office:value="18211"/>
          <table:table-cell office:value-type="float" office:value="0"/>
          <table:table-cell table:number-columns-repeated="16379"/>
        </table:table-row>
        <table:table-row>
          <table:table-cell office:value-type="float" office:value="1998042"/>
          <table:table-cell office:value-type="float" office:value="1998"/>
          <table:table-cell office:value-type="float" office:value="42"/>
          <table:table-cell office:value-type="float" office:value="12525"/>
          <table:table-cell office:value-type="float" office:value="0"/>
          <table:table-cell table:number-columns-repeated="16379"/>
        </table:table-row>
        <table:table-row>
          <table:table-cell office:value-type="float" office:value="1998043"/>
          <table:table-cell office:value-type="float" office:value="1998"/>
          <table:table-cell office:value-type="float" office:value="43"/>
          <table:table-cell office:value-type="float" office:value="16624"/>
          <table:table-cell office:value-type="float" office:value="3"/>
          <table:table-cell table:number-columns-repeated="16379"/>
        </table:table-row>
        <table:table-row>
          <table:table-cell office:value-type="float" office:value="1998044"/>
          <table:table-cell office:value-type="float" office:value="1998"/>
          <table:table-cell office:value-type="float" office:value="44"/>
          <table:table-cell office:value-type="float" office:value="7182"/>
          <table:table-cell office:value-type="float" office:value="3"/>
          <table:table-cell table:number-columns-repeated="16379"/>
        </table:table-row>
        <table:table-row>
          <table:table-cell office:value-type="float" office:value="1998045"/>
          <table:table-cell office:value-type="float" office:value="1998"/>
          <table:table-cell office:value-type="float" office:value="45"/>
          <table:table-cell office:value-type="float" office:value="16883"/>
          <table:table-cell office:value-type="float" office:value="3"/>
          <table:table-cell table:number-columns-repeated="16379"/>
        </table:table-row>
        <table:table-row>
          <table:table-cell office:value-type="float" office:value="1998046"/>
          <table:table-cell office:value-type="float" office:value="1998"/>
          <table:table-cell office:value-type="float" office:value="46"/>
          <table:table-cell office:value-type="float" office:value="9570"/>
          <table:table-cell office:value-type="float" office:value="3"/>
          <table:table-cell table:number-columns-repeated="16379"/>
        </table:table-row>
        <table:table-row>
          <table:table-cell office:value-type="float" office:value="1998047"/>
          <table:table-cell office:value-type="float" office:value="1998"/>
          <table:table-cell office:value-type="float" office:value="47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048"/>
          <table:table-cell office:value-type="float" office:value="1998"/>
          <table:table-cell office:value-type="float" office:value="48"/>
          <table:table-cell office:value-type="float" office:value="5873"/>
          <table:table-cell office:value-type="float" office:value="0"/>
          <table:table-cell table:number-columns-repeated="16379"/>
        </table:table-row>
        <table:table-row>
          <table:table-cell office:value-type="float" office:value="1998049"/>
          <table:table-cell office:value-type="float" office:value="1998"/>
          <table:table-cell office:value-type="float" office:value="49"/>
          <table:table-cell office:value-type="float" office:value="16580"/>
          <table:table-cell office:value-type="float" office:value="3"/>
          <table:table-cell table:number-columns-repeated="16379"/>
        </table:table-row>
        <table:table-row>
          <table:table-cell office:value-type="float" office:value="1998051"/>
          <table:table-cell office:value-type="float" office:value="1998"/>
          <table:table-cell office:value-type="float" office:value="51"/>
          <table:table-cell office:value-type="float" office:value="12254"/>
          <table:table-cell office:value-type="float" office:value="5"/>
          <table:table-cell table:number-columns-repeated="16379"/>
        </table:table-row>
        <table:table-row>
          <table:table-cell office:value-type="float" office:value="1998053"/>
          <table:table-cell office:value-type="float" office:value="1998"/>
          <table:table-cell office:value-type="float" office:value="53"/>
          <table:table-cell office:value-type="float" office:value="5728"/>
          <table:table-cell office:value-type="float" office:value="3"/>
          <table:table-cell table:number-columns-repeated="16379"/>
        </table:table-row>
        <table:table-row>
          <table:table-cell office:value-type="float" office:value="1998054"/>
          <table:table-cell office:value-type="float" office:value="1998"/>
          <table:table-cell office:value-type="float" office:value="54"/>
          <table:table-cell office:value-type="float" office:value="15549"/>
          <table:table-cell office:value-type="float" office:value="3"/>
          <table:table-cell table:number-columns-repeated="16379"/>
        </table:table-row>
        <table:table-row>
          <table:table-cell office:value-type="float" office:value="1998055"/>
          <table:table-cell office:value-type="float" office:value="1998"/>
          <table:table-cell office:value-type="float" office:value="55"/>
          <table:table-cell office:value-type="float" office:value="15138"/>
          <table:table-cell office:value-type="float" office:value="3"/>
          <table:table-cell table:number-columns-repeated="16379"/>
        </table:table-row>
        <table:table-row>
          <table:table-cell office:value-type="float" office:value="1998056"/>
          <table:table-cell office:value-type="float" office:value="1998"/>
          <table:table-cell office:value-type="float" office:value="56"/>
          <table:table-cell office:value-type="float" office:value="12278"/>
          <table:table-cell office:value-type="float" office:value="3"/>
          <table:table-cell table:number-columns-repeated="16379"/>
        </table:table-row>
        <table:table-row>
          <table:table-cell office:value-type="float" office:value="1998057"/>
          <table:table-cell office:value-type="float" office:value="1998"/>
          <table:table-cell office:value-type="float" office:value="57"/>
          <table:table-cell office:value-type="float" office:value="15361"/>
          <table:table-cell office:value-type="float" office:value="3"/>
          <table:table-cell table:number-columns-repeated="16379"/>
        </table:table-row>
        <table:table-row>
          <table:table-cell office:value-type="float" office:value="1998058"/>
          <table:table-cell office:value-type="float" office:value="1998"/>
          <table:table-cell office:value-type="float" office:value="58"/>
          <table:table-cell office:value-type="float" office:value="3896"/>
          <table:table-cell office:value-type="float" office:value="3"/>
          <table:table-cell table:number-columns-repeated="16379"/>
        </table:table-row>
        <table:table-row>
          <table:table-cell office:value-type="float" office:value="1998060"/>
          <table:table-cell office:value-type="float" office:value="1998"/>
          <table:table-cell office:value-type="float" office:value="60"/>
          <table:table-cell office:value-type="float" office:value="12668"/>
          <table:table-cell office:value-type="float" office:value="2"/>
          <table:table-cell table:number-columns-repeated="16379"/>
        </table:table-row>
        <table:table-row>
          <table:table-cell office:value-type="float" office:value="1998061"/>
          <table:table-cell office:value-type="float" office:value="1998"/>
          <table:table-cell office:value-type="float" office:value="61"/>
          <table:table-cell office:value-type="float" office:value="22496"/>
          <table:table-cell office:value-type="float" office:value="2"/>
          <table:table-cell table:number-columns-repeated="16379"/>
        </table:table-row>
        <table:table-row>
          <table:table-cell office:value-type="float" office:value="1998062"/>
          <table:table-cell office:value-type="float" office:value="1998"/>
          <table:table-cell office:value-type="float" office:value="62"/>
          <table:table-cell office:value-type="float" office:value="12471"/>
          <table:table-cell office:value-type="float" office:value="3"/>
          <table:table-cell table:number-columns-repeated="16379"/>
        </table:table-row>
        <table:table-row>
          <table:table-cell office:value-type="float" office:value="1998063"/>
          <table:table-cell office:value-type="float" office:value="1998"/>
          <table:table-cell office:value-type="float" office:value="63"/>
          <table:table-cell office:value-type="float" office:value="10017"/>
          <table:table-cell office:value-type="float" office:value="0"/>
          <table:table-cell table:number-columns-repeated="16379"/>
        </table:table-row>
        <table:table-row>
          <table:table-cell office:value-type="float" office:value="1998064"/>
          <table:table-cell office:value-type="float" office:value="1998"/>
          <table:table-cell office:value-type="float" office:value="64"/>
          <table:table-cell office:value-type="float" office:value="14902"/>
          <table:table-cell office:value-type="float" office:value="3"/>
          <table:table-cell table:number-columns-repeated="16379"/>
        </table:table-row>
        <table:table-row>
          <table:table-cell office:value-type="float" office:value="1998066"/>
          <table:table-cell office:value-type="float" office:value="1998"/>
          <table:table-cell office:value-type="float" office:value="66"/>
          <table:table-cell office:value-type="float" office:value="26803"/>
          <table:table-cell office:value-type="float" office:value="3"/>
          <table:table-cell table:number-columns-repeated="16379"/>
        </table:table-row>
        <table:table-row>
          <table:table-cell office:value-type="float" office:value="1998067"/>
          <table:table-cell office:value-type="float" office:value="1998"/>
          <table:table-cell office:value-type="float" office:value="67"/>
          <table:table-cell office:value-type="float" office:value="13507"/>
          <table:table-cell office:value-type="float" office:value="3"/>
          <table:table-cell table:number-columns-repeated="16379"/>
        </table:table-row>
        <table:table-row>
          <table:table-cell office:value-type="float" office:value="1998068"/>
          <table:table-cell office:value-type="float" office:value="1998"/>
          <table:table-cell office:value-type="float" office:value="68"/>
          <table:table-cell office:value-type="float" office:value="9537"/>
          <table:table-cell office:value-type="float" office:value="3"/>
          <table:table-cell table:number-columns-repeated="16379"/>
        </table:table-row>
        <table:table-row>
          <table:table-cell office:value-type="float" office:value="1998070"/>
          <table:table-cell office:value-type="float" office:value="1998"/>
          <table:table-cell office:value-type="float" office:value="70"/>
          <table:table-cell office:value-type="float" office:value="15641"/>
          <table:table-cell office:value-type="float" office:value="0"/>
          <table:table-cell table:number-columns-repeated="16379"/>
        </table:table-row>
        <table:table-row>
          <table:table-cell office:value-type="float" office:value="1998071"/>
          <table:table-cell office:value-type="float" office:value="1998"/>
          <table:table-cell office:value-type="float" office:value="71"/>
          <table:table-cell office:value-type="float" office:value="12272"/>
          <table:table-cell office:value-type="float" office:value="3"/>
          <table:table-cell table:number-columns-repeated="16379"/>
        </table:table-row>
        <table:table-row>
          <table:table-cell office:value-type="float" office:value="1998072"/>
          <table:table-cell office:value-type="float" office:value="1998"/>
          <table:table-cell office:value-type="float" office:value="72"/>
          <table:table-cell office:value-type="float" office:value="6274"/>
          <table:table-cell office:value-type="float" office:value="0"/>
          <table:table-cell table:number-columns-repeated="16379"/>
        </table:table-row>
        <table:table-row>
          <table:table-cell office:value-type="float" office:value="1998073"/>
          <table:table-cell office:value-type="float" office:value="1998"/>
          <table:table-cell office:value-type="float" office:value="73"/>
          <table:table-cell office:value-type="float" office:value="25378"/>
          <table:table-cell office:value-type="float" office:value="3"/>
          <table:table-cell table:number-columns-repeated="16379"/>
        </table:table-row>
        <table:table-row>
          <table:table-cell office:value-type="float" office:value="1998074"/>
          <table:table-cell office:value-type="float" office:value="1998"/>
          <table:table-cell office:value-type="float" office:value="74"/>
          <table:table-cell office:value-type="float" office:value="3102"/>
          <table:table-cell office:value-type="float" office:value="3"/>
          <table:table-cell table:number-columns-repeated="16379"/>
        </table:table-row>
        <table:table-row>
          <table:table-cell office:value-type="float" office:value="1998075"/>
          <table:table-cell office:value-type="float" office:value="1998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76"/>
          <table:table-cell office:value-type="float" office:value="1998"/>
          <table:table-cell office:value-type="float" office:value="76"/>
          <table:table-cell office:value-type="float" office:value="5821"/>
          <table:table-cell office:value-type="float" office:value="3"/>
          <table:table-cell table:number-columns-repeated="16379"/>
        </table:table-row>
        <table:table-row>
          <table:table-cell office:value-type="float" office:value="1998079"/>
          <table:table-cell office:value-type="float" office:value="1998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95"/>
          <table:table-cell office:value-type="float" office:value="1998"/>
          <table:table-cell office:value-type="float" office:value="95"/>
          <table:table-cell office:value-type="float" office:value="4370"/>
          <table:table-cell office:value-type="float" office:value="3"/>
          <table:table-cell table:number-columns-repeated="16379"/>
        </table:table-row>
        <table:table-row>
          <table:table-cell office:value-type="float" office:value="1998096"/>
          <table:table-cell office:value-type="float" office:value="1998"/>
          <table:table-cell office:value-type="float" office:value="96"/>
          <table:table-cell office:value-type="float" office:value="4731"/>
          <table:table-cell office:value-type="float" office:value="3"/>
          <table:table-cell table:number-columns-repeated="16379"/>
        </table:table-row>
        <table:table-row>
          <table:table-cell office:value-type="float" office:value="1998097"/>
          <table:table-cell office:value-type="float" office:value="1998"/>
          <table:table-cell office:value-type="float" office:value="97"/>
          <table:table-cell office:value-type="float" office:value="8244"/>
          <table:table-cell office:value-type="float" office:value="3"/>
          <table:table-cell table:number-columns-repeated="16379"/>
        </table:table-row>
        <table:table-row>
          <table:table-cell office:value-type="float" office:value="1998099"/>
          <table:table-cell office:value-type="float" office:value="1998"/>
          <table:table-cell office:value-type="float" office:value="99"/>
          <table:table-cell office:value-type="float" office:value="6916"/>
          <table:table-cell office:value-type="float" office:value="3"/>
          <table:table-cell table:number-columns-repeated="16379"/>
        </table:table-row>
        <table:table-row>
          <table:table-cell office:value-type="float" office:value="1998100"/>
          <table:table-cell office:value-type="float" office:value="1998"/>
          <table:table-cell office:value-type="float" office:value="100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101"/>
          <table:table-cell office:value-type="float" office:value="1998"/>
          <table:table-cell office:value-type="float" office:value="101"/>
          <table:table-cell office:value-type="float" office:value="19618"/>
          <table:table-cell office:value-type="float" office:value="4"/>
          <table:table-cell table:number-columns-repeated="16379"/>
        </table:table-row>
        <table:table-row>
          <table:table-cell office:value-type="float" office:value="1998103"/>
          <table:table-cell office:value-type="float" office:value="1998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04"/>
          <table:table-cell office:value-type="float" office:value="1998"/>
          <table:table-cell office:value-type="float" office:value="104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1998105"/>
          <table:table-cell office:value-type="float" office:value="1998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8106"/>
          <table:table-cell office:value-type="float" office:value="1998"/>
          <table:table-cell office:value-type="float" office:value="106"/>
          <table:table-cell office:value-type="float" office:value="14469"/>
          <table:table-cell office:value-type="float" office:value="4"/>
          <table:table-cell table:number-columns-repeated="16379"/>
        </table:table-row>
        <table:table-row>
          <table:table-cell office:value-type="float" office:value="1998107"/>
          <table:table-cell office:value-type="float" office:value="1998"/>
          <table:table-cell office:value-type="float" office:value="107"/>
          <table:table-cell office:value-type="float" office:value="17035"/>
          <table:table-cell office:value-type="float" office:value="4"/>
          <table:table-cell table:number-columns-repeated="16379"/>
        </table:table-row>
        <table:table-row>
          <table:table-cell office:value-type="float" office:value="1998108"/>
          <table:table-cell office:value-type="float" office:value="1998"/>
          <table:table-cell office:value-type="float" office:value="108"/>
          <table:table-cell office:value-type="float" office:value="12890"/>
          <table:table-cell office:value-type="float" office:value="4"/>
          <table:table-cell table:number-columns-repeated="16379"/>
        </table:table-row>
        <table:table-row>
          <table:table-cell office:value-type="float" office:value="1998109"/>
          <table:table-cell office:value-type="float" office:value="1998"/>
          <table:table-cell office:value-type="float" office:value="109"/>
          <table:table-cell office:value-type="float" office:value="23262"/>
          <table:table-cell office:value-type="float" office:value="4"/>
          <table:table-cell table:number-columns-repeated="16379"/>
        </table:table-row>
        <table:table-row>
          <table:table-cell office:value-type="float" office:value="1998110"/>
          <table:table-cell office:value-type="float" office:value="1998"/>
          <table:table-cell office:value-type="float" office:value="110"/>
          <table:table-cell office:value-type="float" office:value="4032"/>
          <table:table-cell office:value-type="float" office:value="4"/>
          <table:table-cell table:number-columns-repeated="16379"/>
        </table:table-row>
        <table:table-row>
          <table:table-cell office:value-type="float" office:value="1998111"/>
          <table:table-cell office:value-type="float" office:value="1998"/>
          <table:table-cell office:value-type="float" office:value="111"/>
          <table:table-cell office:value-type="float" office:value="10518"/>
          <table:table-cell office:value-type="float" office:value="0"/>
          <table:table-cell table:number-columns-repeated="16379"/>
        </table:table-row>
        <table:table-row>
          <table:table-cell office:value-type="float" office:value="1998117"/>
          <table:table-cell office:value-type="float" office:value="1998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18"/>
          <table:table-cell office:value-type="float" office:value="1998"/>
          <table:table-cell office:value-type="float" office:value="118"/>
          <table:table-cell office:value-type="float" office:value="9360"/>
          <table:table-cell office:value-type="float" office:value="3"/>
          <table:table-cell table:number-columns-repeated="16379"/>
        </table:table-row>
        <table:table-row>
          <table:table-cell office:value-type="float" office:value="1998119"/>
          <table:table-cell office:value-type="float" office:value="1998"/>
          <table:table-cell office:value-type="float" office:value="119"/>
          <table:table-cell office:value-type="float" office:value="4315"/>
          <table:table-cell office:value-type="float" office:value="0"/>
          <table:table-cell table:number-columns-repeated="16379"/>
        </table:table-row>
        <table:table-row>
          <table:table-cell office:value-type="float" office:value="1998123"/>
          <table:table-cell office:value-type="float" office:value="1998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24"/>
          <table:table-cell office:value-type="float" office:value="1998"/>
          <table:table-cell office:value-type="float" office:value="124"/>
          <table:table-cell office:value-type="float" office:value="3507"/>
          <table:table-cell office:value-type="float" office:value="3"/>
          <table:table-cell table:number-columns-repeated="16379"/>
        </table:table-row>
        <table:table-row>
          <table:table-cell office:value-type="float" office:value="1998127"/>
          <table:table-cell office:value-type="float" office:value="1998"/>
          <table:table-cell office:value-type="float" office:value="127"/>
          <table:table-cell office:value-type="float" office:value="4826"/>
          <table:table-cell office:value-type="float" office:value="3"/>
          <table:table-cell table:number-columns-repeated="16379"/>
        </table:table-row>
        <table:table-row>
          <table:table-cell office:value-type="float" office:value="1998128"/>
          <table:table-cell office:value-type="float" office:value="1998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36"/>
          <table:table-cell office:value-type="float" office:value="1998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8138"/>
          <table:table-cell office:value-type="float" office:value="1998"/>
          <table:table-cell office:value-type="float" office:value="138"/>
          <table:table-cell office:value-type="float" office:value="8323"/>
          <table:table-cell office:value-type="float" office:value="0"/>
          <table:table-cell table:number-columns-repeated="16379"/>
        </table:table-row>
        <table:table-row>
          <table:table-cell office:value-type="float" office:value="1998139"/>
          <table:table-cell office:value-type="float" office:value="1998"/>
          <table:table-cell office:value-type="float" office:value="139"/>
          <table:table-cell office:value-type="float" office:value="4868"/>
          <table:table-cell office:value-type="float" office:value="0"/>
          <table:table-cell table:number-columns-repeated="16379"/>
        </table:table-row>
        <table:table-row>
          <table:table-cell office:value-type="float" office:value="1998140"/>
          <table:table-cell office:value-type="float" office:value="1998"/>
          <table:table-cell office:value-type="float" office:value="140"/>
          <table:table-cell office:value-type="float" office:value="3926"/>
          <table:table-cell office:value-type="float" office:value="2"/>
          <table:table-cell table:number-columns-repeated="16379"/>
        </table:table-row>
        <table:table-row>
          <table:table-cell office:value-type="float" office:value="1998141"/>
          <table:table-cell office:value-type="float" office:value="1998"/>
          <table:table-cell office:value-type="float" office:value="141"/>
          <table:table-cell office:value-type="float" office:value="10309"/>
          <table:table-cell office:value-type="float" office:value="2"/>
          <table:table-cell table:number-columns-repeated="16379"/>
        </table:table-row>
        <table:table-row>
          <table:table-cell office:value-type="float" office:value="1998142"/>
          <table:table-cell office:value-type="float" office:value="1998"/>
          <table:table-cell office:value-type="float" office:value="142"/>
          <table:table-cell office:value-type="float" office:value="6887"/>
          <table:table-cell office:value-type="float" office:value="2"/>
          <table:table-cell table:number-columns-repeated="16379"/>
        </table:table-row>
        <table:table-row>
          <table:table-cell office:value-type="float" office:value="1998143"/>
          <table:table-cell office:value-type="float" office:value="1998"/>
          <table:table-cell office:value-type="float" office:value="143"/>
          <table:table-cell office:value-type="float" office:value="12610"/>
          <table:table-cell office:value-type="float" office:value="3"/>
          <table:table-cell table:number-columns-repeated="16379"/>
        </table:table-row>
        <table:table-row>
          <table:table-cell office:value-type="float" office:value="1998144"/>
          <table:table-cell office:value-type="float" office:value="1998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5"/>
          <table:table-cell office:value-type="float" office:value="1998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6"/>
          <table:table-cell office:value-type="float" office:value="1998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8147"/>
          <table:table-cell office:value-type="float" office:value="1998"/>
          <table:table-cell office:value-type="float" office:value="147"/>
          <table:table-cell office:value-type="float" office:value="3200"/>
          <table:table-cell office:value-type="float" office:value="0"/>
          <table:table-cell table:number-columns-repeated="16379"/>
        </table:table-row>
        <table:table-row>
          <table:table-cell office:value-type="float" office:value="1998148"/>
          <table:table-cell office:value-type="float" office:value="1998"/>
          <table:table-cell office:value-type="float" office:value="148"/>
          <table:table-cell office:value-type="float" office:value="4000"/>
          <table:table-cell office:value-type="float" office:value="0"/>
          <table:table-cell table:number-columns-repeated="16379"/>
        </table:table-row>
        <table:table-row>
          <table:table-cell office:value-type="float" office:value="1998149"/>
          <table:table-cell office:value-type="float" office:value="1998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0"/>
          <table:table-cell office:value-type="float" office:value="1998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2"/>
          <table:table-cell office:value-type="float" office:value="1998"/>
          <table:table-cell office:value-type="float" office:value="152"/>
          <table:table-cell office:value-type="float" office:value="2500"/>
          <table:table-cell office:value-type="float" office:value="5"/>
          <table:table-cell table:number-columns-repeated="16379"/>
        </table:table-row>
        <table:table-row>
          <table:table-cell office:value-type="float" office:value="1998153"/>
          <table:table-cell office:value-type="float" office:value="1998"/>
          <table:table-cell office:value-type="float" office:value="153"/>
          <table:table-cell office:value-type="float" office:value="669"/>
          <table:table-cell office:value-type="float" office:value="0"/>
          <table:table-cell table:number-columns-repeated="16379"/>
        </table:table-row>
        <table:table-row>
          <table:table-cell office:value-type="float" office:value="1998155"/>
          <table:table-cell office:value-type="float" office:value="1998"/>
          <table:table-cell office:value-type="float" office:value="155"/>
          <table:table-cell office:value-type="float" office:value="4216"/>
          <table:table-cell office:value-type="float" office:value="0"/>
          <table:table-cell table:number-columns-repeated="16379"/>
        </table:table-row>
        <table:table-row>
          <table:table-cell office:value-type="float" office:value="1998156"/>
          <table:table-cell office:value-type="float" office:value="1998"/>
          <table:table-cell office:value-type="float" office:value="156"/>
          <table:table-cell office:value-type="float" office:value="2875"/>
          <table:table-cell office:value-type="float" office:value="0"/>
          <table:table-cell table:number-columns-repeated="16379"/>
        </table:table-row>
        <table:table-row>
          <table:table-cell office:value-type="float" office:value="1998157"/>
          <table:table-cell office:value-type="float" office:value="1998"/>
          <table:table-cell office:value-type="float" office:value="157"/>
          <table:table-cell office:value-type="float" office:value="8734"/>
          <table:table-cell office:value-type="float" office:value="0"/>
          <table:table-cell table:number-columns-repeated="16379"/>
        </table:table-row>
        <table:table-row>
          <table:table-cell office:value-type="float" office:value="1998158"/>
          <table:table-cell office:value-type="float" office:value="1998"/>
          <table:table-cell office:value-type="float" office:value="158"/>
          <table:table-cell office:value-type="float" office:value="37285"/>
          <table:table-cell office:value-type="float" office:value="2"/>
          <table:table-cell table:number-columns-repeated="16379"/>
        </table:table-row>
        <table:table-row>
          <table:table-cell office:value-type="float" office:value="1998160"/>
          <table:table-cell office:value-type="float" office:value="1998"/>
          <table:table-cell office:value-type="float" office:value="160"/>
          <table:table-cell office:value-type="float" office:value="586"/>
          <table:table-cell office:value-type="float" office:value="0"/>
          <table:table-cell table:number-columns-repeated="16379"/>
        </table:table-row>
        <table:table-row>
          <table:table-cell office:value-type="float" office:value="1998161"/>
          <table:table-cell office:value-type="float" office:value="1998"/>
          <table:table-cell office:value-type="float" office:value="161"/>
          <table:table-cell office:value-type="float" office:value="1327"/>
          <table:table-cell office:value-type="float" office:value="0"/>
          <table:table-cell table:number-columns-repeated="16379"/>
        </table:table-row>
        <table:table-row>
          <table:table-cell office:value-type="float" office:value="1998162"/>
          <table:table-cell office:value-type="float" office:value="1998"/>
          <table:table-cell office:value-type="float" office:value="162"/>
          <table:table-cell office:value-type="float" office:value="705"/>
          <table:table-cell office:value-type="float" office:value="5"/>
          <table:table-cell table:number-columns-repeated="16379"/>
        </table:table-row>
        <table:table-row>
          <table:table-cell office:value-type="float" office:value="1998163"/>
          <table:table-cell office:value-type="float" office:value="1998"/>
          <table:table-cell office:value-type="float" office:value="163"/>
          <table:table-cell office:value-type="float" office:value="579"/>
          <table:table-cell office:value-type="float" office:value="5"/>
          <table:table-cell table:number-columns-repeated="16379"/>
        </table:table-row>
        <table:table-row>
          <table:table-cell office:value-type="float" office:value="1998164"/>
          <table:table-cell office:value-type="float" office:value="1998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65"/>
          <table:table-cell office:value-type="float" office:value="1998"/>
          <table:table-cell office:value-type="float" office:value="165"/>
          <table:table-cell office:value-type="float" office:value="2280"/>
          <table:table-cell office:value-type="float" office:value="0"/>
          <table:table-cell table:number-columns-repeated="16379"/>
        </table:table-row>
        <table:table-row>
          <table:table-cell office:value-type="float" office:value="1998166"/>
          <table:table-cell office:value-type="float" office:value="1998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8167"/>
          <table:table-cell office:value-type="float" office:value="1998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8"/>
          <table:table-cell office:value-type="float" office:value="1998"/>
          <table:table-cell office:value-type="float" office:value="168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9"/>
          <table:table-cell office:value-type="float" office:value="1998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70"/>
          <table:table-cell office:value-type="float" office:value="1998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01"/>
          <table:table-cell office:value-type="float" office:value="1999"/>
          <table:table-cell office:value-type="float" office:value="1"/>
          <table:table-cell office:value-type="float" office:value="413123"/>
          <table:table-cell office:value-type="float" office:value="1"/>
          <table:table-cell table:number-columns-repeated="16379"/>
        </table:table-row>
        <table:table-row>
          <table:table-cell office:value-type="float" office:value="1999002"/>
          <table:table-cell office:value-type="float" office:value="1999"/>
          <table:table-cell office:value-type="float" office:value="2"/>
          <table:table-cell office:value-type="float" office:value="49463"/>
          <table:table-cell office:value-type="float" office:value="4"/>
          <table:table-cell table:number-columns-repeated="16379"/>
        </table:table-row>
        <table:table-row>
          <table:table-cell office:value-type="float" office:value="1999003"/>
          <table:table-cell office:value-type="float" office:value="1999"/>
          <table:table-cell office:value-type="float" office:value="3"/>
          <table:table-cell office:value-type="float" office:value="46918"/>
          <table:table-cell office:value-type="float" office:value="2"/>
          <table:table-cell table:number-columns-repeated="16379"/>
        </table:table-row>
        <table:table-row>
          <table:table-cell office:value-type="float" office:value="1999004"/>
          <table:table-cell office:value-type="float" office:value="1999"/>
          <table:table-cell office:value-type="float" office:value="4"/>
          <table:table-cell office:value-type="float" office:value="45698"/>
          <table:table-cell office:value-type="float" office:value="0"/>
          <table:table-cell table:number-columns-repeated="16379"/>
        </table:table-row>
        <table:table-row>
          <table:table-cell office:value-type="float" office:value="1999005"/>
          <table:table-cell office:value-type="float" office:value="1999"/>
          <table:table-cell office:value-type="float" office:value="5"/>
          <table:table-cell office:value-type="float" office:value="45694"/>
          <table:table-cell office:value-type="float" office:value="2"/>
          <table:table-cell table:number-columns-repeated="16379"/>
        </table:table-row>
        <table:table-row>
          <table:table-cell office:value-type="float" office:value="1999006"/>
          <table:table-cell office:value-type="float" office:value="1999"/>
          <table:table-cell office:value-type="float" office:value="6"/>
          <table:table-cell office:value-type="float" office:value="30967"/>
          <table:table-cell office:value-type="float" office:value="2"/>
          <table:table-cell table:number-columns-repeated="16379"/>
        </table:table-row>
        <table:table-row>
          <table:table-cell office:value-type="float" office:value="1999007"/>
          <table:table-cell office:value-type="float" office:value="1999"/>
          <table:table-cell office:value-type="float" office:value="7"/>
          <table:table-cell office:value-type="float" office:value="112435"/>
          <table:table-cell office:value-type="float" office:value="2"/>
          <table:table-cell table:number-columns-repeated="16379"/>
        </table:table-row>
        <table:table-row>
          <table:table-cell office:value-type="float" office:value="1999008"/>
          <table:table-cell office:value-type="float" office:value="1999"/>
          <table:table-cell office:value-type="float" office:value="8"/>
          <table:table-cell office:value-type="float" office:value="62313"/>
          <table:table-cell office:value-type="float" office:value="2"/>
          <table:table-cell table:number-columns-repeated="16379"/>
        </table:table-row>
        <table:table-row>
          <table:table-cell office:value-type="float" office:value="1999009"/>
          <table:table-cell office:value-type="float" office:value="1999"/>
          <table:table-cell office:value-type="float" office:value="9"/>
          <table:table-cell office:value-type="float" office:value="13695"/>
          <table:table-cell office:value-type="float" office:value="4"/>
          <table:table-cell table:number-columns-repeated="16379"/>
        </table:table-row>
        <table:table-row>
          <table:table-cell office:value-type="float" office:value="1999010"/>
          <table:table-cell office:value-type="float" office:value="1999"/>
          <table:table-cell office:value-type="float" office:value="10"/>
          <table:table-cell office:value-type="float" office:value="42871"/>
          <table:table-cell office:value-type="float" office:value="4"/>
          <table:table-cell table:number-columns-repeated="16379"/>
        </table:table-row>
        <table:table-row>
          <table:table-cell office:value-type="float" office:value="1999011"/>
          <table:table-cell office:value-type="float" office:value="1999"/>
          <table:table-cell office:value-type="float" office:value="11"/>
          <table:table-cell office:value-type="float" office:value="8777"/>
          <table:table-cell office:value-type="float" office:value="4"/>
          <table:table-cell table:number-columns-repeated="16379"/>
        </table:table-row>
        <table:table-row>
          <table:table-cell office:value-type="float" office:value="1999012"/>
          <table:table-cell office:value-type="float" office:value="1999"/>
          <table:table-cell office:value-type="float" office:value="12"/>
          <table:table-cell office:value-type="float" office:value="15886"/>
          <table:table-cell office:value-type="float" office:value="5"/>
          <table:table-cell table:number-columns-repeated="16379"/>
        </table:table-row>
        <table:table-row>
          <table:table-cell office:value-type="float" office:value="1999013"/>
          <table:table-cell office:value-type="float" office:value="1999"/>
          <table:table-cell office:value-type="float" office:value="13"/>
          <table:table-cell office:value-type="float" office:value="5244"/>
          <table:table-cell office:value-type="float" office:value="5"/>
          <table:table-cell table:number-columns-repeated="16379"/>
        </table:table-row>
        <table:table-row>
          <table:table-cell office:value-type="float" office:value="1999015"/>
          <table:table-cell office:value-type="float" office:value="1999"/>
          <table:table-cell office:value-type="float" office:value="15"/>
          <table:table-cell office:value-type="float" office:value="8916"/>
          <table:table-cell office:value-type="float" office:value="3"/>
          <table:table-cell table:number-columns-repeated="16379"/>
        </table:table-row>
        <table:table-row>
          <table:table-cell office:value-type="float" office:value="1999016"/>
          <table:table-cell office:value-type="float" office:value="1999"/>
          <table:table-cell office:value-type="float" office:value="16"/>
          <table:table-cell office:value-type="float" office:value="7260"/>
          <table:table-cell office:value-type="float" office:value="3"/>
          <table:table-cell table:number-columns-repeated="16379"/>
        </table:table-row>
        <table:table-row>
          <table:table-cell office:value-type="float" office:value="1999017"/>
          <table:table-cell office:value-type="float" office:value="1999"/>
          <table:table-cell office:value-type="float" office:value="17"/>
          <table:table-cell office:value-type="float" office:value="2857"/>
          <table:table-cell office:value-type="float" office:value="3"/>
          <table:table-cell table:number-columns-repeated="16379"/>
        </table:table-row>
        <table:table-row>
          <table:table-cell office:value-type="float" office:value="1999018"/>
          <table:table-cell office:value-type="float" office:value="1999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19"/>
          <table:table-cell office:value-type="float" office:value="1999"/>
          <table:table-cell office:value-type="float" office:value="19"/>
          <table:table-cell office:value-type="float" office:value="18319"/>
          <table:table-cell office:value-type="float" office:value="3"/>
          <table:table-cell table:number-columns-repeated="16379"/>
        </table:table-row>
        <table:table-row>
          <table:table-cell office:value-type="float" office:value="1999020"/>
          <table:table-cell office:value-type="float" office:value="1999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22"/>
          <table:table-cell office:value-type="float" office:value="1999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23"/>
          <table:table-cell office:value-type="float" office:value="1999"/>
          <table:table-cell office:value-type="float" office:value="23"/>
          <table:table-cell office:value-type="float" office:value="10188"/>
          <table:table-cell office:value-type="float" office:value="3"/>
          <table:table-cell table:number-columns-repeated="16379"/>
        </table:table-row>
        <table:table-row>
          <table:table-cell office:value-type="float" office:value="1999024"/>
          <table:table-cell office:value-type="float" office:value="1999"/>
          <table:table-cell office:value-type="float" office:value="24"/>
          <table:table-cell office:value-type="float" office:value="23363"/>
          <table:table-cell office:value-type="float" office:value="3"/>
          <table:table-cell table:number-columns-repeated="16379"/>
        </table:table-row>
        <table:table-row>
          <table:table-cell office:value-type="float" office:value="1999025"/>
          <table:table-cell office:value-type="float" office:value="1999"/>
          <table:table-cell office:value-type="float" office:value="25"/>
          <table:table-cell office:value-type="float" office:value="7327"/>
          <table:table-cell office:value-type="float" office:value="3"/>
          <table:table-cell table:number-columns-repeated="16379"/>
        </table:table-row>
        <table:table-row>
          <table:table-cell office:value-type="float" office:value="1999027"/>
          <table:table-cell office:value-type="float" office:value="1999"/>
          <table:table-cell office:value-type="float" office:value="27"/>
          <table:table-cell office:value-type="float" office:value="5487"/>
          <table:table-cell office:value-type="float" office:value="3"/>
          <table:table-cell table:number-columns-repeated="16379"/>
        </table:table-row>
        <table:table-row>
          <table:table-cell office:value-type="float" office:value="1999028"/>
          <table:table-cell office:value-type="float" office:value="1999"/>
          <table:table-cell office:value-type="float" office:value="28"/>
          <table:table-cell office:value-type="float" office:value="9394"/>
          <table:table-cell office:value-type="float" office:value="3"/>
          <table:table-cell table:number-columns-repeated="16379"/>
        </table:table-row>
        <table:table-row>
          <table:table-cell office:value-type="float" office:value="1999029"/>
          <table:table-cell office:value-type="float" office:value="1999"/>
          <table:table-cell office:value-type="float" office:value="29"/>
          <table:table-cell office:value-type="float" office:value="9057"/>
          <table:table-cell office:value-type="float" office:value="3"/>
          <table:table-cell table:number-columns-repeated="16379"/>
        </table:table-row>
        <table:table-row>
          <table:table-cell office:value-type="float" office:value="1999031"/>
          <table:table-cell office:value-type="float" office:value="1999"/>
          <table:table-cell office:value-type="float" office:value="31"/>
          <table:table-cell office:value-type="float" office:value="18508"/>
          <table:table-cell office:value-type="float" office:value="3"/>
          <table:table-cell table:number-columns-repeated="16379"/>
        </table:table-row>
        <table:table-row>
          <table:table-cell office:value-type="float" office:value="1999032"/>
          <table:table-cell office:value-type="float" office:value="1999"/>
          <table:table-cell office:value-type="float" office:value="32"/>
          <table:table-cell office:value-type="float" office:value="42934"/>
          <table:table-cell office:value-type="float" office:value="3"/>
          <table:table-cell table:number-columns-repeated="16379"/>
        </table:table-row>
        <table:table-row>
          <table:table-cell office:value-type="float" office:value="1999033"/>
          <table:table-cell office:value-type="float" office:value="1999"/>
          <table:table-cell office:value-type="float" office:value="33"/>
          <table:table-cell office:value-type="float" office:value="11000"/>
          <table:table-cell office:value-type="float" office:value="3"/>
          <table:table-cell table:number-columns-repeated="16379"/>
        </table:table-row>
        <table:table-row>
          <table:table-cell office:value-type="float" office:value="1999035"/>
          <table:table-cell office:value-type="float" office:value="1999"/>
          <table:table-cell office:value-type="float" office:value="35"/>
          <table:table-cell office:value-type="float" office:value="10454"/>
          <table:table-cell office:value-type="float" office:value="0"/>
          <table:table-cell table:number-columns-repeated="16379"/>
        </table:table-row>
        <table:table-row>
          <table:table-cell office:value-type="float" office:value="1999036"/>
          <table:table-cell office:value-type="float" office:value="1999"/>
          <table:table-cell office:value-type="float" office:value="36"/>
          <table:table-cell office:value-type="float" office:value="20273"/>
          <table:table-cell office:value-type="float" office:value="3"/>
          <table:table-cell table:number-columns-repeated="16379"/>
        </table:table-row>
        <table:table-row>
          <table:table-cell office:value-type="float" office:value="1999037"/>
          <table:table-cell office:value-type="float" office:value="1999"/>
          <table:table-cell office:value-type="float" office:value="37"/>
          <table:table-cell office:value-type="float" office:value="15800"/>
          <table:table-cell office:value-type="float" office:value="3"/>
          <table:table-cell table:number-columns-repeated="16379"/>
        </table:table-row>
        <table:table-row>
          <table:table-cell office:value-type="float" office:value="1999038"/>
          <table:table-cell office:value-type="float" office:value="1999"/>
          <table:table-cell office:value-type="float" office:value="38"/>
          <table:table-cell office:value-type="float" office:value="24069"/>
          <table:table-cell office:value-type="float" office:value="3"/>
          <table:table-cell table:number-columns-repeated="16379"/>
        </table:table-row>
        <table:table-row>
          <table:table-cell office:value-type="float" office:value="1999039"/>
          <table:table-cell office:value-type="float" office:value="1999"/>
          <table:table-cell office:value-type="float" office:value="39"/>
          <table:table-cell office:value-type="float" office:value="15717"/>
          <table:table-cell office:value-type="float" office:value="3"/>
          <table:table-cell table:number-columns-repeated="16379"/>
        </table:table-row>
        <table:table-row>
          <table:table-cell office:value-type="float" office:value="1999040"/>
          <table:table-cell office:value-type="float" office:value="1999"/>
          <table:table-cell office:value-type="float" office:value="40"/>
          <table:table-cell office:value-type="float" office:value="8615"/>
          <table:table-cell office:value-type="float" office:value="3"/>
          <table:table-cell table:number-columns-repeated="16379"/>
        </table:table-row>
        <table:table-row>
          <table:table-cell office:value-type="float" office:value="1999041"/>
          <table:table-cell office:value-type="float" office:value="1999"/>
          <table:table-cell office:value-type="float" office:value="41"/>
          <table:table-cell office:value-type="float" office:value="9864"/>
          <table:table-cell office:value-type="float" office:value="0"/>
          <table:table-cell table:number-columns-repeated="16379"/>
        </table:table-row>
        <table:table-row>
          <table:table-cell office:value-type="float" office:value="1999042"/>
          <table:table-cell office:value-type="float" office:value="1999"/>
          <table:table-cell office:value-type="float" office:value="42"/>
          <table:table-cell office:value-type="float" office:value="13242"/>
          <table:table-cell office:value-type="float" office:value="0"/>
          <table:table-cell table:number-columns-repeated="16379"/>
        </table:table-row>
        <table:table-row>
          <table:table-cell office:value-type="float" office:value="1999043"/>
          <table:table-cell office:value-type="float" office:value="1999"/>
          <table:table-cell office:value-type="float" office:value="43"/>
          <table:table-cell office:value-type="float" office:value="17783"/>
          <table:table-cell office:value-type="float" office:value="3"/>
          <table:table-cell table:number-columns-repeated="16379"/>
        </table:table-row>
        <table:table-row>
          <table:table-cell office:value-type="float" office:value="1999044"/>
          <table:table-cell office:value-type="float" office:value="1999"/>
          <table:table-cell office:value-type="float" office:value="44"/>
          <table:table-cell office:value-type="float" office:value="7224"/>
          <table:table-cell office:value-type="float" office:value="3"/>
          <table:table-cell table:number-columns-repeated="16379"/>
        </table:table-row>
        <table:table-row>
          <table:table-cell office:value-type="float" office:value="1999045"/>
          <table:table-cell office:value-type="float" office:value="1999"/>
          <table:table-cell office:value-type="float" office:value="45"/>
          <table:table-cell office:value-type="float" office:value="17060"/>
          <table:table-cell office:value-type="float" office:value="3"/>
          <table:table-cell table:number-columns-repeated="16379"/>
        </table:table-row>
        <table:table-row>
          <table:table-cell office:value-type="float" office:value="1999046"/>
          <table:table-cell office:value-type="float" office:value="1999"/>
          <table:table-cell office:value-type="float" office:value="46"/>
          <table:table-cell office:value-type="float" office:value="9999"/>
          <table:table-cell office:value-type="float" office:value="3"/>
          <table:table-cell table:number-columns-repeated="16379"/>
        </table:table-row>
        <table:table-row>
          <table:table-cell office:value-type="float" office:value="1999047"/>
          <table:table-cell office:value-type="float" office:value="1999"/>
          <table:table-cell office:value-type="float" office:value="47"/>
          <table:table-cell office:value-type="float" office:value="11693"/>
          <table:table-cell office:value-type="float" office:value="3"/>
          <table:table-cell table:number-columns-repeated="16379"/>
        </table:table-row>
        <table:table-row>
          <table:table-cell office:value-type="float" office:value="1999048"/>
          <table:table-cell office:value-type="float" office:value="1999"/>
          <table:table-cell office:value-type="float" office:value="48"/>
          <table:table-cell office:value-type="float" office:value="4879"/>
          <table:table-cell office:value-type="float" office:value="0"/>
          <table:table-cell table:number-columns-repeated="16379"/>
        </table:table-row>
        <table:table-row>
          <table:table-cell office:value-type="float" office:value="1999049"/>
          <table:table-cell office:value-type="float" office:value="1999"/>
          <table:table-cell office:value-type="float" office:value="49"/>
          <table:table-cell office:value-type="float" office:value="15942"/>
          <table:table-cell office:value-type="float" office:value="3"/>
          <table:table-cell table:number-columns-repeated="16379"/>
        </table:table-row>
        <table:table-row>
          <table:table-cell office:value-type="float" office:value="1999051"/>
          <table:table-cell office:value-type="float" office:value="1999"/>
          <table:table-cell office:value-type="float" office:value="51"/>
          <table:table-cell office:value-type="float" office:value="17375"/>
          <table:table-cell office:value-type="float" office:value="5"/>
          <table:table-cell table:number-columns-repeated="16379"/>
        </table:table-row>
        <table:table-row>
          <table:table-cell office:value-type="float" office:value="1999053"/>
          <table:table-cell office:value-type="float" office:value="1999"/>
          <table:table-cell office:value-type="float" office:value="53"/>
          <table:table-cell office:value-type="float" office:value="5846"/>
          <table:table-cell office:value-type="float" office:value="3"/>
          <table:table-cell table:number-columns-repeated="16379"/>
        </table:table-row>
        <table:table-row>
          <table:table-cell office:value-type="float" office:value="1999054"/>
          <table:table-cell office:value-type="float" office:value="1999"/>
          <table:table-cell office:value-type="float" office:value="54"/>
          <table:table-cell office:value-type="float" office:value="15899"/>
          <table:table-cell office:value-type="float" office:value="3"/>
          <table:table-cell table:number-columns-repeated="16379"/>
        </table:table-row>
        <table:table-row>
          <table:table-cell office:value-type="float" office:value="1999055"/>
          <table:table-cell office:value-type="float" office:value="1999"/>
          <table:table-cell office:value-type="float" office:value="55"/>
          <table:table-cell office:value-type="float" office:value="15530"/>
          <table:table-cell office:value-type="float" office:value="3"/>
          <table:table-cell table:number-columns-repeated="16379"/>
        </table:table-row>
        <table:table-row>
          <table:table-cell office:value-type="float" office:value="1999056"/>
          <table:table-cell office:value-type="float" office:value="1999"/>
          <table:table-cell office:value-type="float" office:value="56"/>
          <table:table-cell office:value-type="float" office:value="12846"/>
          <table:table-cell office:value-type="float" office:value="3"/>
          <table:table-cell table:number-columns-repeated="16379"/>
        </table:table-row>
        <table:table-row>
          <table:table-cell office:value-type="float" office:value="1999057"/>
          <table:table-cell office:value-type="float" office:value="1999"/>
          <table:table-cell office:value-type="float" office:value="57"/>
          <table:table-cell office:value-type="float" office:value="15938"/>
          <table:table-cell office:value-type="float" office:value="3"/>
          <table:table-cell table:number-columns-repeated="16379"/>
        </table:table-row>
        <table:table-row>
          <table:table-cell office:value-type="float" office:value="1999058"/>
          <table:table-cell office:value-type="float" office:value="1999"/>
          <table:table-cell office:value-type="float" office:value="58"/>
          <table:table-cell office:value-type="float" office:value="4152"/>
          <table:table-cell office:value-type="float" office:value="3"/>
          <table:table-cell table:number-columns-repeated="16379"/>
        </table:table-row>
        <table:table-row>
          <table:table-cell office:value-type="float" office:value="1999060"/>
          <table:table-cell office:value-type="float" office:value="1999"/>
          <table:table-cell office:value-type="float" office:value="60"/>
          <table:table-cell office:value-type="float" office:value="12283"/>
          <table:table-cell office:value-type="float" office:value="2"/>
          <table:table-cell table:number-columns-repeated="16379"/>
        </table:table-row>
        <table:table-row>
          <table:table-cell office:value-type="float" office:value="1999061"/>
          <table:table-cell office:value-type="float" office:value="1999"/>
          <table:table-cell office:value-type="float" office:value="61"/>
          <table:table-cell office:value-type="float" office:value="22690"/>
          <table:table-cell office:value-type="float" office:value="2"/>
          <table:table-cell table:number-columns-repeated="16379"/>
        </table:table-row>
        <table:table-row>
          <table:table-cell office:value-type="float" office:value="1999062"/>
          <table:table-cell office:value-type="float" office:value="1999"/>
          <table:table-cell office:value-type="float" office:value="62"/>
          <table:table-cell office:value-type="float" office:value="12790"/>
          <table:table-cell office:value-type="float" office:value="3"/>
          <table:table-cell table:number-columns-repeated="16379"/>
        </table:table-row>
        <table:table-row>
          <table:table-cell office:value-type="float" office:value="1999063"/>
          <table:table-cell office:value-type="float" office:value="1999"/>
          <table:table-cell office:value-type="float" office:value="63"/>
          <table:table-cell office:value-type="float" office:value="7730"/>
          <table:table-cell office:value-type="float" office:value="0"/>
          <table:table-cell table:number-columns-repeated="16379"/>
        </table:table-row>
        <table:table-row>
          <table:table-cell office:value-type="float" office:value="1999064"/>
          <table:table-cell office:value-type="float" office:value="1999"/>
          <table:table-cell office:value-type="float" office:value="64"/>
          <table:table-cell office:value-type="float" office:value="15922"/>
          <table:table-cell office:value-type="float" office:value="3"/>
          <table:table-cell table:number-columns-repeated="16379"/>
        </table:table-row>
        <table:table-row>
          <table:table-cell office:value-type="float" office:value="1999066"/>
          <table:table-cell office:value-type="float" office:value="1999"/>
          <table:table-cell office:value-type="float" office:value="66"/>
          <table:table-cell office:value-type="float" office:value="27160"/>
          <table:table-cell office:value-type="float" office:value="3"/>
          <table:table-cell table:number-columns-repeated="16379"/>
        </table:table-row>
        <table:table-row>
          <table:table-cell office:value-type="float" office:value="1999067"/>
          <table:table-cell office:value-type="float" office:value="1999"/>
          <table:table-cell office:value-type="float" office:value="67"/>
          <table:table-cell office:value-type="float" office:value="14053"/>
          <table:table-cell office:value-type="float" office:value="3"/>
          <table:table-cell table:number-columns-repeated="16379"/>
        </table:table-row>
        <table:table-row>
          <table:table-cell office:value-type="float" office:value="1999068"/>
          <table:table-cell office:value-type="float" office:value="1999"/>
          <table:table-cell office:value-type="float" office:value="68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1999070"/>
          <table:table-cell office:value-type="float" office:value="1999"/>
          <table:table-cell office:value-type="float" office:value="70"/>
          <table:table-cell office:value-type="float" office:value="16137"/>
          <table:table-cell office:value-type="float" office:value="0"/>
          <table:table-cell table:number-columns-repeated="16379"/>
        </table:table-row>
        <table:table-row>
          <table:table-cell office:value-type="float" office:value="1999071"/>
          <table:table-cell office:value-type="float" office:value="1999"/>
          <table:table-cell office:value-type="float" office:value="71"/>
          <table:table-cell office:value-type="float" office:value="12498"/>
          <table:table-cell office:value-type="float" office:value="3"/>
          <table:table-cell table:number-columns-repeated="16379"/>
        </table:table-row>
        <table:table-row>
          <table:table-cell office:value-type="float" office:value="1999072"/>
          <table:table-cell office:value-type="float" office:value="1999"/>
          <table:table-cell office:value-type="float" office:value="72"/>
          <table:table-cell office:value-type="float" office:value="6564"/>
          <table:table-cell office:value-type="float" office:value="0"/>
          <table:table-cell table:number-columns-repeated="16379"/>
        </table:table-row>
        <table:table-row>
          <table:table-cell office:value-type="float" office:value="1999073"/>
          <table:table-cell office:value-type="float" office:value="1999"/>
          <table:table-cell office:value-type="float" office:value="73"/>
          <table:table-cell office:value-type="float" office:value="24068"/>
          <table:table-cell office:value-type="float" office:value="3"/>
          <table:table-cell table:number-columns-repeated="16379"/>
        </table:table-row>
        <table:table-row>
          <table:table-cell office:value-type="float" office:value="1999074"/>
          <table:table-cell office:value-type="float" office:value="1999"/>
          <table:table-cell office:value-type="float" office:value="74"/>
          <table:table-cell office:value-type="float" office:value="5063"/>
          <table:table-cell office:value-type="float" office:value="3"/>
          <table:table-cell table:number-columns-repeated="16379"/>
        </table:table-row>
        <table:table-row>
          <table:table-cell office:value-type="float" office:value="1999075"/>
          <table:table-cell office:value-type="float" office:value="1999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76"/>
          <table:table-cell office:value-type="float" office:value="1999"/>
          <table:table-cell office:value-type="float" office:value="76"/>
          <table:table-cell office:value-type="float" office:value="6118"/>
          <table:table-cell office:value-type="float" office:value="3"/>
          <table:table-cell table:number-columns-repeated="16379"/>
        </table:table-row>
        <table:table-row>
          <table:table-cell office:value-type="float" office:value="1999079"/>
          <table:table-cell office:value-type="float" office:value="1999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95"/>
          <table:table-cell office:value-type="float" office:value="1999"/>
          <table:table-cell office:value-type="float" office:value="95"/>
          <table:table-cell office:value-type="float" office:value="4708"/>
          <table:table-cell office:value-type="float" office:value="3"/>
          <table:table-cell table:number-columns-repeated="16379"/>
        </table:table-row>
        <table:table-row>
          <table:table-cell office:value-type="float" office:value="1999096"/>
          <table:table-cell office:value-type="float" office:value="1999"/>
          <table:table-cell office:value-type="float" office:value="96"/>
          <table:table-cell office:value-type="float" office:value="4656"/>
          <table:table-cell office:value-type="float" office:value="3"/>
          <table:table-cell table:number-columns-repeated="16379"/>
        </table:table-row>
        <table:table-row>
          <table:table-cell office:value-type="float" office:value="1999097"/>
          <table:table-cell office:value-type="float" office:value="1999"/>
          <table:table-cell office:value-type="float" office:value="97"/>
          <table:table-cell office:value-type="float" office:value="8859"/>
          <table:table-cell office:value-type="float" office:value="3"/>
          <table:table-cell table:number-columns-repeated="16379"/>
        </table:table-row>
        <table:table-row>
          <table:table-cell office:value-type="float" office:value="1999099"/>
          <table:table-cell office:value-type="float" office:value="1999"/>
          <table:table-cell office:value-type="float" office:value="99"/>
          <table:table-cell office:value-type="float" office:value="7274"/>
          <table:table-cell office:value-type="float" office:value="3"/>
          <table:table-cell table:number-columns-repeated="16379"/>
        </table:table-row>
        <table:table-row>
          <table:table-cell office:value-type="float" office:value="1999100"/>
          <table:table-cell office:value-type="float" office:value="1999"/>
          <table:table-cell office:value-type="float" office:value="100"/>
          <table:table-cell office:value-type="float" office:value="6969"/>
          <table:table-cell office:value-type="float" office:value="3"/>
          <table:table-cell table:number-columns-repeated="16379"/>
        </table:table-row>
        <table:table-row>
          <table:table-cell office:value-type="float" office:value="1999101"/>
          <table:table-cell office:value-type="float" office:value="1999"/>
          <table:table-cell office:value-type="float" office:value="101"/>
          <table:table-cell office:value-type="float" office:value="19305"/>
          <table:table-cell office:value-type="float" office:value="4"/>
          <table:table-cell table:number-columns-repeated="16379"/>
        </table:table-row>
        <table:table-row>
          <table:table-cell office:value-type="float" office:value="1999103"/>
          <table:table-cell office:value-type="float" office:value="1999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04"/>
          <table:table-cell office:value-type="float" office:value="1999"/>
          <table:table-cell office:value-type="float" office:value="104"/>
          <table:table-cell office:value-type="float" office:value="17398"/>
          <table:table-cell office:value-type="float" office:value="4"/>
          <table:table-cell table:number-columns-repeated="16379"/>
        </table:table-row>
        <table:table-row>
          <table:table-cell office:value-type="float" office:value="1999105"/>
          <table:table-cell office:value-type="float" office:value="1999"/>
          <table:table-cell office:value-type="float" office:value="105"/>
          <table:table-cell office:value-type="float" office:value="97"/>
          <table:table-cell office:value-type="float" office:value="4"/>
          <table:table-cell table:number-columns-repeated="16379"/>
        </table:table-row>
        <table:table-row>
          <table:table-cell office:value-type="float" office:value="1999106"/>
          <table:table-cell office:value-type="float" office:value="1999"/>
          <table:table-cell office:value-type="float" office:value="106"/>
          <table:table-cell office:value-type="float" office:value="14524"/>
          <table:table-cell office:value-type="float" office:value="4"/>
          <table:table-cell table:number-columns-repeated="16379"/>
        </table:table-row>
        <table:table-row>
          <table:table-cell office:value-type="float" office:value="1999107"/>
          <table:table-cell office:value-type="float" office:value="1999"/>
          <table:table-cell office:value-type="float" office:value="107"/>
          <table:table-cell office:value-type="float" office:value="19323"/>
          <table:table-cell office:value-type="float" office:value="4"/>
          <table:table-cell table:number-columns-repeated="16379"/>
        </table:table-row>
        <table:table-row>
          <table:table-cell office:value-type="float" office:value="1999108"/>
          <table:table-cell office:value-type="float" office:value="1999"/>
          <table:table-cell office:value-type="float" office:value="108"/>
          <table:table-cell office:value-type="float" office:value="12264"/>
          <table:table-cell office:value-type="float" office:value="4"/>
          <table:table-cell table:number-columns-repeated="16379"/>
        </table:table-row>
        <table:table-row>
          <table:table-cell office:value-type="float" office:value="1999109"/>
          <table:table-cell office:value-type="float" office:value="1999"/>
          <table:table-cell office:value-type="float" office:value="109"/>
          <table:table-cell office:value-type="float" office:value="21215"/>
          <table:table-cell office:value-type="float" office:value="4"/>
          <table:table-cell table:number-columns-repeated="16379"/>
        </table:table-row>
        <table:table-row>
          <table:table-cell office:value-type="float" office:value="1999110"/>
          <table:table-cell office:value-type="float" office:value="1999"/>
          <table:table-cell office:value-type="float" office:value="110"/>
          <table:table-cell office:value-type="float" office:value="4537"/>
          <table:table-cell office:value-type="float" office:value="4"/>
          <table:table-cell table:number-columns-repeated="16379"/>
        </table:table-row>
        <table:table-row>
          <table:table-cell office:value-type="float" office:value="1999111"/>
          <table:table-cell office:value-type="float" office:value="1999"/>
          <table:table-cell office:value-type="float" office:value="111"/>
          <table:table-cell office:value-type="float" office:value="10808"/>
          <table:table-cell office:value-type="float" office:value="0"/>
          <table:table-cell table:number-columns-repeated="16379"/>
        </table:table-row>
        <table:table-row>
          <table:table-cell office:value-type="float" office:value="1999117"/>
          <table:table-cell office:value-type="float" office:value="1999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18"/>
          <table:table-cell office:value-type="float" office:value="1999"/>
          <table:table-cell office:value-type="float" office:value="118"/>
          <table:table-cell office:value-type="float" office:value="9760"/>
          <table:table-cell office:value-type="float" office:value="3"/>
          <table:table-cell table:number-columns-repeated="16379"/>
        </table:table-row>
        <table:table-row>
          <table:table-cell office:value-type="float" office:value="1999119"/>
          <table:table-cell office:value-type="float" office:value="1999"/>
          <table:table-cell office:value-type="float" office:value="119"/>
          <table:table-cell office:value-type="float" office:value="5421"/>
          <table:table-cell office:value-type="float" office:value="0"/>
          <table:table-cell table:number-columns-repeated="16379"/>
        </table:table-row>
        <table:table-row>
          <table:table-cell office:value-type="float" office:value="1999123"/>
          <table:table-cell office:value-type="float" office:value="1999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24"/>
          <table:table-cell office:value-type="float" office:value="1999"/>
          <table:table-cell office:value-type="float" office:value="124"/>
          <table:table-cell office:value-type="float" office:value="3676"/>
          <table:table-cell office:value-type="float" office:value="3"/>
          <table:table-cell table:number-columns-repeated="16379"/>
        </table:table-row>
        <table:table-row>
          <table:table-cell office:value-type="float" office:value="1999127"/>
          <table:table-cell office:value-type="float" office:value="1999"/>
          <table:table-cell office:value-type="float" office:value="127"/>
          <table:table-cell office:value-type="float" office:value="4420"/>
          <table:table-cell office:value-type="float" office:value="3"/>
          <table:table-cell table:number-columns-repeated="16379"/>
        </table:table-row>
        <table:table-row>
          <table:table-cell office:value-type="float" office:value="1999128"/>
          <table:table-cell office:value-type="float" office:value="1999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36"/>
          <table:table-cell office:value-type="float" office:value="1999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9138"/>
          <table:table-cell office:value-type="float" office:value="1999"/>
          <table:table-cell office:value-type="float" office:value="138"/>
          <table:table-cell office:value-type="float" office:value="8656"/>
          <table:table-cell office:value-type="float" office:value="0"/>
          <table:table-cell table:number-columns-repeated="16379"/>
        </table:table-row>
        <table:table-row>
          <table:table-cell office:value-type="float" office:value="1999139"/>
          <table:table-cell office:value-type="float" office:value="1999"/>
          <table:table-cell office:value-type="float" office:value="139"/>
          <table:table-cell office:value-type="float" office:value="10971"/>
          <table:table-cell office:value-type="float" office:value="0"/>
          <table:table-cell table:number-columns-repeated="16379"/>
        </table:table-row>
        <table:table-row>
          <table:table-cell office:value-type="float" office:value="1999140"/>
          <table:table-cell office:value-type="float" office:value="1999"/>
          <table:table-cell office:value-type="float" office:value="140"/>
          <table:table-cell office:value-type="float" office:value="3861"/>
          <table:table-cell office:value-type="float" office:value="2"/>
          <table:table-cell table:number-columns-repeated="16379"/>
        </table:table-row>
        <table:table-row>
          <table:table-cell office:value-type="float" office:value="1999141"/>
          <table:table-cell office:value-type="float" office:value="1999"/>
          <table:table-cell office:value-type="float" office:value="141"/>
          <table:table-cell office:value-type="float" office:value="10822"/>
          <table:table-cell office:value-type="float" office:value="2"/>
          <table:table-cell table:number-columns-repeated="16379"/>
        </table:table-row>
        <table:table-row>
          <table:table-cell office:value-type="float" office:value="1999142"/>
          <table:table-cell office:value-type="float" office:value="1999"/>
          <table:table-cell office:value-type="float" office:value="142"/>
          <table:table-cell office:value-type="float" office:value="7537"/>
          <table:table-cell office:value-type="float" office:value="2"/>
          <table:table-cell table:number-columns-repeated="16379"/>
        </table:table-row>
        <table:table-row>
          <table:table-cell office:value-type="float" office:value="1999143"/>
          <table:table-cell office:value-type="float" office:value="1999"/>
          <table:table-cell office:value-type="float" office:value="143"/>
          <table:table-cell office:value-type="float" office:value="12397"/>
          <table:table-cell office:value-type="float" office:value="3"/>
          <table:table-cell table:number-columns-repeated="16379"/>
        </table:table-row>
        <table:table-row>
          <table:table-cell office:value-type="float" office:value="1999144"/>
          <table:table-cell office:value-type="float" office:value="1999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5"/>
          <table:table-cell office:value-type="float" office:value="1999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6"/>
          <table:table-cell office:value-type="float" office:value="1999"/>
          <table:table-cell office:value-type="float" office:value="146"/>
          <table:table-cell office:value-type="float" office:value="13941"/>
          <table:table-cell office:value-type="float" office:value="0"/>
          <table:table-cell table:number-columns-repeated="16379"/>
        </table:table-row>
        <table:table-row>
          <table:table-cell office:value-type="float" office:value="1999147"/>
          <table:table-cell office:value-type="float" office:value="1999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8"/>
          <table:table-cell office:value-type="float" office:value="1999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9"/>
          <table:table-cell office:value-type="float" office:value="1999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0"/>
          <table:table-cell office:value-type="float" office:value="1999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2"/>
          <table:table-cell office:value-type="float" office:value="1999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1999153"/>
          <table:table-cell office:value-type="float" office:value="1999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5"/>
          <table:table-cell office:value-type="float" office:value="1999"/>
          <table:table-cell office:value-type="float" office:value="155"/>
          <table:table-cell office:value-type="float" office:value="7391"/>
          <table:table-cell office:value-type="float" office:value="0"/>
          <table:table-cell table:number-columns-repeated="16379"/>
        </table:table-row>
        <table:table-row>
          <table:table-cell office:value-type="float" office:value="1999156"/>
          <table:table-cell office:value-type="float" office:value="1999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7"/>
          <table:table-cell office:value-type="float" office:value="1999"/>
          <table:table-cell office:value-type="float" office:value="157"/>
          <table:table-cell office:value-type="float" office:value="9537"/>
          <table:table-cell office:value-type="float" office:value="0"/>
          <table:table-cell table:number-columns-repeated="16379"/>
        </table:table-row>
        <table:table-row>
          <table:table-cell office:value-type="float" office:value="1999158"/>
          <table:table-cell office:value-type="float" office:value="1999"/>
          <table:table-cell office:value-type="float" office:value="158"/>
          <table:table-cell office:value-type="float" office:value="40527"/>
          <table:table-cell office:value-type="float" office:value="2"/>
          <table:table-cell table:number-columns-repeated="16379"/>
        </table:table-row>
        <table:table-row>
          <table:table-cell office:value-type="float" office:value="1999160"/>
          <table:table-cell office:value-type="float" office:value="1999"/>
          <table:table-cell office:value-type="float" office:value="160"/>
          <table:table-cell office:value-type="float" office:value="495"/>
          <table:table-cell office:value-type="float" office:value="0"/>
          <table:table-cell table:number-columns-repeated="16379"/>
        </table:table-row>
        <table:table-row>
          <table:table-cell office:value-type="float" office:value="1999161"/>
          <table:table-cell office:value-type="float" office:value="1999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2"/>
          <table:table-cell office:value-type="float" office:value="1999"/>
          <table:table-cell office:value-type="float" office:value="162"/>
          <table:table-cell office:value-type="float" office:value="725"/>
          <table:table-cell office:value-type="float" office:value="5"/>
          <table:table-cell table:number-columns-repeated="16379"/>
        </table:table-row>
        <table:table-row>
          <table:table-cell office:value-type="float" office:value="1999163"/>
          <table:table-cell office:value-type="float" office:value="1999"/>
          <table:table-cell office:value-type="float" office:value="163"/>
          <table:table-cell office:value-type="float" office:value="533"/>
          <table:table-cell office:value-type="float" office:value="5"/>
          <table:table-cell table:number-columns-repeated="16379"/>
        </table:table-row>
        <table:table-row>
          <table:table-cell office:value-type="float" office:value="1999164"/>
          <table:table-cell office:value-type="float" office:value="1999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5"/>
          <table:table-cell office:value-type="float" office:value="1999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6"/>
          <table:table-cell office:value-type="float" office:value="1999"/>
          <table:table-cell office:value-type="float" office:value="166"/>
          <table:table-cell office:value-type="float" office:value="1733"/>
          <table:table-cell office:value-type="float" office:value="2"/>
          <table:table-cell table:number-columns-repeated="16379"/>
        </table:table-row>
        <table:table-row>
          <table:table-cell office:value-type="float" office:value="1999167"/>
          <table:table-cell office:value-type="float" office:value="1999"/>
          <table:table-cell office:value-type="float" office:value="167"/>
          <table:table-cell office:value-type="float" office:value="1437"/>
          <table:table-cell office:value-type="float" office:value="5"/>
          <table:table-cell table:number-columns-repeated="16379"/>
        </table:table-row>
        <table:table-row>
          <table:table-cell office:value-type="float" office:value="1999168"/>
          <table:table-cell office:value-type="float" office:value="1999"/>
          <table:table-cell office:value-type="float" office:value="168"/>
          <table:table-cell office:value-type="float" office:value="1074"/>
          <table:table-cell office:value-type="float" office:value="5"/>
          <table:table-cell table:number-columns-repeated="16379"/>
        </table:table-row>
        <table:table-row>
          <table:table-cell office:value-type="float" office:value="1999169"/>
          <table:table-cell office:value-type="float" office:value="1999"/>
          <table:table-cell office:value-type="float" office:value="169"/>
          <table:table-cell office:value-type="float" office:value="2322"/>
          <table:table-cell office:value-type="float" office:value="0"/>
          <table:table-cell table:number-columns-repeated="16379"/>
        </table:table-row>
        <table:table-row>
          <table:table-cell office:value-type="float" office:value="1999170"/>
          <table:table-cell office:value-type="float" office:value="1999"/>
          <table:table-cell office:value-type="float" office:value="170"/>
          <table:table-cell office:value-type="float" office:value="3409"/>
          <table:table-cell office:value-type="float" office:value="3"/>
          <table:table-cell table:number-columns-repeated="16379"/>
        </table:table-row>
        <table:table-row>
          <table:table-cell office:value-type="float" office:value="1999171"/>
          <table:table-cell office:value-type="float" office:value="1999"/>
          <table:table-cell office:value-type="float" office:value="1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01"/>
          <table:table-cell office:value-type="float" office:value="2000"/>
          <table:table-cell office:value-type="float" office:value="1"/>
          <table:table-cell office:value-type="float" office:value="438969"/>
          <table:table-cell office:value-type="float" office:value="1"/>
          <table:table-cell table:number-columns-repeated="16379"/>
        </table:table-row>
        <table:table-row>
          <table:table-cell office:value-type="float" office:value="2000002"/>
          <table:table-cell office:value-type="float" office:value="2000"/>
          <table:table-cell office:value-type="float" office:value="2"/>
          <table:table-cell office:value-type="float" office:value="51609"/>
          <table:table-cell office:value-type="float" office:value="4"/>
          <table:table-cell table:number-columns-repeated="16379"/>
        </table:table-row>
        <table:table-row>
          <table:table-cell office:value-type="float" office:value="2000003"/>
          <table:table-cell office:value-type="float" office:value="2000"/>
          <table:table-cell office:value-type="float" office:value="3"/>
          <table:table-cell office:value-type="float" office:value="46781"/>
          <table:table-cell office:value-type="float" office:value="2"/>
          <table:table-cell table:number-columns-repeated="16379"/>
        </table:table-row>
        <table:table-row>
          <table:table-cell office:value-type="float" office:value="2000004"/>
          <table:table-cell office:value-type="float" office:value="2000"/>
          <table:table-cell office:value-type="float" office:value="4"/>
          <table:table-cell office:value-type="float" office:value="45811"/>
          <table:table-cell office:value-type="float" office:value="0"/>
          <table:table-cell table:number-columns-repeated="16379"/>
        </table:table-row>
        <table:table-row>
          <table:table-cell office:value-type="float" office:value="2000005"/>
          <table:table-cell office:value-type="float" office:value="2000"/>
          <table:table-cell office:value-type="float" office:value="5"/>
          <table:table-cell office:value-type="float" office:value="46485"/>
          <table:table-cell office:value-type="float" office:value="2"/>
          <table:table-cell table:number-columns-repeated="16379"/>
        </table:table-row>
        <table:table-row>
          <table:table-cell office:value-type="float" office:value="2000006"/>
          <table:table-cell office:value-type="float" office:value="2000"/>
          <table:table-cell office:value-type="float" office:value="6"/>
          <table:table-cell office:value-type="float" office:value="31049"/>
          <table:table-cell office:value-type="float" office:value="2"/>
          <table:table-cell table:number-columns-repeated="16379"/>
        </table:table-row>
        <table:table-row>
          <table:table-cell office:value-type="float" office:value="2000007"/>
          <table:table-cell office:value-type="float" office:value="2000"/>
          <table:table-cell office:value-type="float" office:value="7"/>
          <table:table-cell office:value-type="float" office:value="116541"/>
          <table:table-cell office:value-type="float" office:value="2"/>
          <table:table-cell table:number-columns-repeated="16379"/>
        </table:table-row>
        <table:table-row>
          <table:table-cell office:value-type="float" office:value="2000008"/>
          <table:table-cell office:value-type="float" office:value="2000"/>
          <table:table-cell office:value-type="float" office:value="8"/>
          <table:table-cell office:value-type="float" office:value="64992"/>
          <table:table-cell office:value-type="float" office:value="2"/>
          <table:table-cell table:number-columns-repeated="16379"/>
        </table:table-row>
        <table:table-row>
          <table:table-cell office:value-type="float" office:value="2000009"/>
          <table:table-cell office:value-type="float" office:value="2000"/>
          <table:table-cell office:value-type="float" office:value="9"/>
          <table:table-cell office:value-type="float" office:value="13392"/>
          <table:table-cell office:value-type="float" office:value="4"/>
          <table:table-cell table:number-columns-repeated="16379"/>
        </table:table-row>
        <table:table-row>
          <table:table-cell office:value-type="float" office:value="2000010"/>
          <table:table-cell office:value-type="float" office:value="2000"/>
          <table:table-cell office:value-type="float" office:value="10"/>
          <table:table-cell office:value-type="float" office:value="45312"/>
          <table:table-cell office:value-type="float" office:value="4"/>
          <table:table-cell table:number-columns-repeated="16379"/>
        </table:table-row>
        <table:table-row>
          <table:table-cell office:value-type="float" office:value="2000011"/>
          <table:table-cell office:value-type="float" office:value="2000"/>
          <table:table-cell office:value-type="float" office:value="11"/>
          <table:table-cell office:value-type="float" office:value="8755"/>
          <table:table-cell office:value-type="float" office:value="4"/>
          <table:table-cell table:number-columns-repeated="16379"/>
        </table:table-row>
        <table:table-row>
          <table:table-cell office:value-type="float" office:value="2000012"/>
          <table:table-cell office:value-type="float" office:value="2000"/>
          <table:table-cell office:value-type="float" office:value="12"/>
          <table:table-cell office:value-type="float" office:value="15317"/>
          <table:table-cell office:value-type="float" office:value="5"/>
          <table:table-cell table:number-columns-repeated="16379"/>
        </table:table-row>
        <table:table-row>
          <table:table-cell office:value-type="float" office:value="2000013"/>
          <table:table-cell office:value-type="float" office:value="2000"/>
          <table:table-cell office:value-type="float" office:value="13"/>
          <table:table-cell office:value-type="float" office:value="5373"/>
          <table:table-cell office:value-type="float" office:value="5"/>
          <table:table-cell table:number-columns-repeated="16379"/>
        </table:table-row>
        <table:table-row>
          <table:table-cell office:value-type="float" office:value="2000015"/>
          <table:table-cell office:value-type="float" office:value="2000"/>
          <table:table-cell office:value-type="float" office:value="15"/>
          <table:table-cell office:value-type="float" office:value="9219"/>
          <table:table-cell office:value-type="float" office:value="3"/>
          <table:table-cell table:number-columns-repeated="16379"/>
        </table:table-row>
        <table:table-row>
          <table:table-cell office:value-type="float" office:value="2000016"/>
          <table:table-cell office:value-type="float" office:value="2000"/>
          <table:table-cell office:value-type="float" office:value="16"/>
          <table:table-cell office:value-type="float" office:value="7534"/>
          <table:table-cell office:value-type="float" office:value="3"/>
          <table:table-cell table:number-columns-repeated="16379"/>
        </table:table-row>
        <table:table-row>
          <table:table-cell office:value-type="float" office:value="2000017"/>
          <table:table-cell office:value-type="float" office:value="2000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18"/>
          <table:table-cell office:value-type="float" office:value="2000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19"/>
          <table:table-cell office:value-type="float" office:value="2000"/>
          <table:table-cell office:value-type="float" office:value="19"/>
          <table:table-cell office:value-type="float" office:value="18704"/>
          <table:table-cell office:value-type="float" office:value="3"/>
          <table:table-cell table:number-columns-repeated="16379"/>
        </table:table-row>
        <table:table-row>
          <table:table-cell office:value-type="float" office:value="2000020"/>
          <table:table-cell office:value-type="float" office:value="2000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22"/>
          <table:table-cell office:value-type="float" office:value="2000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23"/>
          <table:table-cell office:value-type="float" office:value="2000"/>
          <table:table-cell office:value-type="float" office:value="23"/>
          <table:table-cell office:value-type="float" office:value="9890"/>
          <table:table-cell office:value-type="float" office:value="3"/>
          <table:table-cell table:number-columns-repeated="16379"/>
        </table:table-row>
        <table:table-row>
          <table:table-cell office:value-type="float" office:value="2000024"/>
          <table:table-cell office:value-type="float" office:value="2000"/>
          <table:table-cell office:value-type="float" office:value="24"/>
          <table:table-cell office:value-type="float" office:value="24587"/>
          <table:table-cell office:value-type="float" office:value="3"/>
          <table:table-cell table:number-columns-repeated="16379"/>
        </table:table-row>
        <table:table-row>
          <table:table-cell office:value-type="float" office:value="2000025"/>
          <table:table-cell office:value-type="float" office:value="2000"/>
          <table:table-cell office:value-type="float" office:value="25"/>
          <table:table-cell office:value-type="float" office:value="7772"/>
          <table:table-cell office:value-type="float" office:value="3"/>
          <table:table-cell table:number-columns-repeated="16379"/>
        </table:table-row>
        <table:table-row>
          <table:table-cell office:value-type="float" office:value="2000027"/>
          <table:table-cell office:value-type="float" office:value="2000"/>
          <table:table-cell office:value-type="float" office:value="27"/>
          <table:table-cell office:value-type="float" office:value="5515"/>
          <table:table-cell office:value-type="float" office:value="3"/>
          <table:table-cell table:number-columns-repeated="16379"/>
        </table:table-row>
        <table:table-row>
          <table:table-cell office:value-type="float" office:value="2000028"/>
          <table:table-cell office:value-type="float" office:value="2000"/>
          <table:table-cell office:value-type="float" office:value="28"/>
          <table:table-cell office:value-type="float" office:value="10535"/>
          <table:table-cell office:value-type="float" office:value="3"/>
          <table:table-cell table:number-columns-repeated="16379"/>
        </table:table-row>
        <table:table-row>
          <table:table-cell office:value-type="float" office:value="2000029"/>
          <table:table-cell office:value-type="float" office:value="2000"/>
          <table:table-cell office:value-type="float" office:value="29"/>
          <table:table-cell office:value-type="float" office:value="22721"/>
          <table:table-cell office:value-type="float" office:value="3"/>
          <table:table-cell table:number-columns-repeated="16379"/>
        </table:table-row>
        <table:table-row>
          <table:table-cell office:value-type="float" office:value="2000031"/>
          <table:table-cell office:value-type="float" office:value="2000"/>
          <table:table-cell office:value-type="float" office:value="31"/>
          <table:table-cell office:value-type="float" office:value="19678"/>
          <table:table-cell office:value-type="float" office:value="3"/>
          <table:table-cell table:number-columns-repeated="16379"/>
        </table:table-row>
        <table:table-row>
          <table:table-cell office:value-type="float" office:value="2000032"/>
          <table:table-cell office:value-type="float" office:value="2000"/>
          <table:table-cell office:value-type="float" office:value="32"/>
          <table:table-cell office:value-type="float" office:value="46753"/>
          <table:table-cell office:value-type="float" office:value="3"/>
          <table:table-cell table:number-columns-repeated="16379"/>
        </table:table-row>
        <table:table-row>
          <table:table-cell office:value-type="float" office:value="2000033"/>
          <table:table-cell office:value-type="float" office:value="2000"/>
          <table:table-cell office:value-type="float" office:value="33"/>
          <table:table-cell office:value-type="float" office:value="10800"/>
          <table:table-cell office:value-type="float" office:value="3"/>
          <table:table-cell table:number-columns-repeated="16379"/>
        </table:table-row>
        <table:table-row>
          <table:table-cell office:value-type="float" office:value="2000035"/>
          <table:table-cell office:value-type="float" office:value="2000"/>
          <table:table-cell office:value-type="float" office:value="35"/>
          <table:table-cell office:value-type="float" office:value="15794"/>
          <table:table-cell office:value-type="float" office:value="0"/>
          <table:table-cell table:number-columns-repeated="16379"/>
        </table:table-row>
        <table:table-row>
          <table:table-cell office:value-type="float" office:value="2000036"/>
          <table:table-cell office:value-type="float" office:value="2000"/>
          <table:table-cell office:value-type="float" office:value="36"/>
          <table:table-cell office:value-type="float" office:value="20750"/>
          <table:table-cell office:value-type="float" office:value="3"/>
          <table:table-cell table:number-columns-repeated="16379"/>
        </table:table-row>
        <table:table-row>
          <table:table-cell office:value-type="float" office:value="2000037"/>
          <table:table-cell office:value-type="float" office:value="2000"/>
          <table:table-cell office:value-type="float" office:value="37"/>
          <table:table-cell office:value-type="float" office:value="23036"/>
          <table:table-cell office:value-type="float" office:value="3"/>
          <table:table-cell table:number-columns-repeated="16379"/>
        </table:table-row>
        <table:table-row>
          <table:table-cell office:value-type="float" office:value="2000038"/>
          <table:table-cell office:value-type="float" office:value="2000"/>
          <table:table-cell office:value-type="float" office:value="38"/>
          <table:table-cell office:value-type="float" office:value="28320"/>
          <table:table-cell office:value-type="float" office:value="3"/>
          <table:table-cell table:number-columns-repeated="16379"/>
        </table:table-row>
        <table:table-row>
          <table:table-cell office:value-type="float" office:value="2000039"/>
          <table:table-cell office:value-type="float" office:value="2000"/>
          <table:table-cell office:value-type="float" office:value="39"/>
          <table:table-cell office:value-type="float" office:value="16409"/>
          <table:table-cell office:value-type="float" office:value="3"/>
          <table:table-cell table:number-columns-repeated="16379"/>
        </table:table-row>
        <table:table-row>
          <table:table-cell office:value-type="float" office:value="2000040"/>
          <table:table-cell office:value-type="float" office:value="2000"/>
          <table:table-cell office:value-type="float" office:value="40"/>
          <table:table-cell office:value-type="float" office:value="9082"/>
          <table:table-cell office:value-type="float" office:value="3"/>
          <table:table-cell table:number-columns-repeated="16379"/>
        </table:table-row>
        <table:table-row>
          <table:table-cell office:value-type="float" office:value="2000041"/>
          <table:table-cell office:value-type="float" office:value="2000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2"/>
          <table:table-cell office:value-type="float" office:value="2000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3"/>
          <table:table-cell office:value-type="float" office:value="2000"/>
          <table:table-cell office:value-type="float" office:value="43"/>
          <table:table-cell office:value-type="float" office:value="17808"/>
          <table:table-cell office:value-type="float" office:value="3"/>
          <table:table-cell table:number-columns-repeated="16379"/>
        </table:table-row>
        <table:table-row>
          <table:table-cell office:value-type="float" office:value="2000044"/>
          <table:table-cell office:value-type="float" office:value="2000"/>
          <table:table-cell office:value-type="float" office:value="44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0045"/>
          <table:table-cell office:value-type="float" office:value="2000"/>
          <table:table-cell office:value-type="float" office:value="45"/>
          <table:table-cell office:value-type="float" office:value="16760"/>
          <table:table-cell office:value-type="float" office:value="3"/>
          <table:table-cell table:number-columns-repeated="16379"/>
        </table:table-row>
        <table:table-row>
          <table:table-cell office:value-type="float" office:value="2000046"/>
          <table:table-cell office:value-type="float" office:value="2000"/>
          <table:table-cell office:value-type="float" office:value="46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2000047"/>
          <table:table-cell office:value-type="float" office:value="2000"/>
          <table:table-cell office:value-type="float" office:value="47"/>
          <table:table-cell office:value-type="float" office:value="14700"/>
          <table:table-cell office:value-type="float" office:value="3"/>
          <table:table-cell table:number-columns-repeated="16379"/>
        </table:table-row>
        <table:table-row>
          <table:table-cell office:value-type="float" office:value="2000048"/>
          <table:table-cell office:value-type="float" office:value="2000"/>
          <table:table-cell office:value-type="float" office:value="48"/>
          <table:table-cell office:value-type="float" office:value="4985"/>
          <table:table-cell office:value-type="float" office:value="0"/>
          <table:table-cell table:number-columns-repeated="16379"/>
        </table:table-row>
        <table:table-row>
          <table:table-cell office:value-type="float" office:value="2000049"/>
          <table:table-cell office:value-type="float" office:value="2000"/>
          <table:table-cell office:value-type="float" office:value="49"/>
          <table:table-cell office:value-type="float" office:value="15937"/>
          <table:table-cell office:value-type="float" office:value="3"/>
          <table:table-cell table:number-columns-repeated="16379"/>
        </table:table-row>
        <table:table-row>
          <table:table-cell office:value-type="float" office:value="2000051"/>
          <table:table-cell office:value-type="float" office:value="2000"/>
          <table:table-cell office:value-type="float" office:value="51"/>
          <table:table-cell office:value-type="float" office:value="18376"/>
          <table:table-cell office:value-type="float" office:value="5"/>
          <table:table-cell table:number-columns-repeated="16379"/>
        </table:table-row>
        <table:table-row>
          <table:table-cell office:value-type="float" office:value="2000053"/>
          <table:table-cell office:value-type="float" office:value="2000"/>
          <table:table-cell office:value-type="float" office:value="53"/>
          <table:table-cell office:value-type="float" office:value="5145"/>
          <table:table-cell office:value-type="float" office:value="3"/>
          <table:table-cell table:number-columns-repeated="16379"/>
        </table:table-row>
        <table:table-row>
          <table:table-cell office:value-type="float" office:value="2000054"/>
          <table:table-cell office:value-type="float" office:value="2000"/>
          <table:table-cell office:value-type="float" office:value="54"/>
          <table:table-cell office:value-type="float" office:value="16434"/>
          <table:table-cell office:value-type="float" office:value="3"/>
          <table:table-cell table:number-columns-repeated="16379"/>
        </table:table-row>
        <table:table-row>
          <table:table-cell office:value-type="float" office:value="2000055"/>
          <table:table-cell office:value-type="float" office:value="2000"/>
          <table:table-cell office:value-type="float" office:value="55"/>
          <table:table-cell office:value-type="float" office:value="15500"/>
          <table:table-cell office:value-type="float" office:value="3"/>
          <table:table-cell table:number-columns-repeated="16379"/>
        </table:table-row>
        <table:table-row>
          <table:table-cell office:value-type="float" office:value="2000056"/>
          <table:table-cell office:value-type="float" office:value="2000"/>
          <table:table-cell office:value-type="float" office:value="56"/>
          <table:table-cell office:value-type="float" office:value="13704"/>
          <table:table-cell office:value-type="float" office:value="3"/>
          <table:table-cell table:number-columns-repeated="16379"/>
        </table:table-row>
        <table:table-row>
          <table:table-cell office:value-type="float" office:value="2000057"/>
          <table:table-cell office:value-type="float" office:value="2000"/>
          <table:table-cell office:value-type="float" office:value="57"/>
          <table:table-cell office:value-type="float" office:value="16537"/>
          <table:table-cell office:value-type="float" office:value="3"/>
          <table:table-cell table:number-columns-repeated="16379"/>
        </table:table-row>
        <table:table-row>
          <table:table-cell office:value-type="float" office:value="2000058"/>
          <table:table-cell office:value-type="float" office:value="2000"/>
          <table:table-cell office:value-type="float" office:value="58"/>
          <table:table-cell office:value-type="float" office:value="4822"/>
          <table:table-cell office:value-type="float" office:value="3"/>
          <table:table-cell table:number-columns-repeated="16379"/>
        </table:table-row>
        <table:table-row>
          <table:table-cell office:value-type="float" office:value="2000060"/>
          <table:table-cell office:value-type="float" office:value="2000"/>
          <table:table-cell office:value-type="float" office:value="60"/>
          <table:table-cell office:value-type="float" office:value="12506"/>
          <table:table-cell office:value-type="float" office:value="2"/>
          <table:table-cell table:number-columns-repeated="16379"/>
        </table:table-row>
        <table:table-row>
          <table:table-cell office:value-type="float" office:value="2000061"/>
          <table:table-cell office:value-type="float" office:value="2000"/>
          <table:table-cell office:value-type="float" office:value="61"/>
          <table:table-cell office:value-type="float" office:value="24134"/>
          <table:table-cell office:value-type="float" office:value="2"/>
          <table:table-cell table:number-columns-repeated="16379"/>
        </table:table-row>
        <table:table-row>
          <table:table-cell office:value-type="float" office:value="2000062"/>
          <table:table-cell office:value-type="float" office:value="2000"/>
          <table:table-cell office:value-type="float" office:value="62"/>
          <table:table-cell office:value-type="float" office:value="13360"/>
          <table:table-cell office:value-type="float" office:value="3"/>
          <table:table-cell table:number-columns-repeated="16379"/>
        </table:table-row>
        <table:table-row>
          <table:table-cell office:value-type="float" office:value="2000063"/>
          <table:table-cell office:value-type="float" office:value="2000"/>
          <table:table-cell office:value-type="float" office:value="63"/>
          <table:table-cell office:value-type="float" office:value="7700"/>
          <table:table-cell office:value-type="float" office:value="0"/>
          <table:table-cell table:number-columns-repeated="16379"/>
        </table:table-row>
        <table:table-row>
          <table:table-cell office:value-type="float" office:value="2000064"/>
          <table:table-cell office:value-type="float" office:value="2000"/>
          <table:table-cell office:value-type="float" office:value="64"/>
          <table:table-cell office:value-type="float" office:value="16300"/>
          <table:table-cell office:value-type="float" office:value="3"/>
          <table:table-cell table:number-columns-repeated="16379"/>
        </table:table-row>
        <table:table-row>
          <table:table-cell office:value-type="float" office:value="2000066"/>
          <table:table-cell office:value-type="float" office:value="2000"/>
          <table:table-cell office:value-type="float" office:value="66"/>
          <table:table-cell office:value-type="float" office:value="8000"/>
          <table:table-cell office:value-type="float" office:value="3"/>
          <table:table-cell table:number-columns-repeated="16379"/>
        </table:table-row>
        <table:table-row>
          <table:table-cell office:value-type="float" office:value="2000067"/>
          <table:table-cell office:value-type="float" office:value="2000"/>
          <table:table-cell office:value-type="float" office:value="67"/>
          <table:table-cell office:value-type="float" office:value="14860"/>
          <table:table-cell office:value-type="float" office:value="3"/>
          <table:table-cell table:number-columns-repeated="16379"/>
        </table:table-row>
        <table:table-row>
          <table:table-cell office:value-type="float" office:value="2000068"/>
          <table:table-cell office:value-type="float" office:value="2000"/>
          <table:table-cell office:value-type="float" office:value="68"/>
          <table:table-cell office:value-type="float" office:value="11184"/>
          <table:table-cell office:value-type="float" office:value="3"/>
          <table:table-cell table:number-columns-repeated="16379"/>
        </table:table-row>
        <table:table-row>
          <table:table-cell office:value-type="float" office:value="2000070"/>
          <table:table-cell office:value-type="float" office:value="2000"/>
          <table:table-cell office:value-type="float" office:value="70"/>
          <table:table-cell office:value-type="float" office:value="34916"/>
          <table:table-cell office:value-type="float" office:value="0"/>
          <table:table-cell table:number-columns-repeated="16379"/>
        </table:table-row>
        <table:table-row>
          <table:table-cell office:value-type="float" office:value="2000071"/>
          <table:table-cell office:value-type="float" office:value="2000"/>
          <table:table-cell office:value-type="float" office:value="71"/>
          <table:table-cell office:value-type="float" office:value="14005"/>
          <table:table-cell office:value-type="float" office:value="3"/>
          <table:table-cell table:number-columns-repeated="16379"/>
        </table:table-row>
        <table:table-row>
          <table:table-cell office:value-type="float" office:value="2000072"/>
          <table:table-cell office:value-type="float" office:value="2000"/>
          <table:table-cell office:value-type="float" office:value="72"/>
          <table:table-cell office:value-type="float" office:value="7269"/>
          <table:table-cell office:value-type="float" office:value="0"/>
          <table:table-cell table:number-columns-repeated="16379"/>
        </table:table-row>
        <table:table-row>
          <table:table-cell office:value-type="float" office:value="2000073"/>
          <table:table-cell office:value-type="float" office:value="2000"/>
          <table:table-cell office:value-type="float" office:value="73"/>
          <table:table-cell office:value-type="float" office:value="23801"/>
          <table:table-cell office:value-type="float" office:value="3"/>
          <table:table-cell table:number-columns-repeated="16379"/>
        </table:table-row>
        <table:table-row>
          <table:table-cell office:value-type="float" office:value="2000074"/>
          <table:table-cell office:value-type="float" office:value="2000"/>
          <table:table-cell office:value-type="float" office:value="74"/>
          <table:table-cell office:value-type="float" office:value="3953"/>
          <table:table-cell office:value-type="float" office:value="3"/>
          <table:table-cell table:number-columns-repeated="16379"/>
        </table:table-row>
        <table:table-row>
          <table:table-cell office:value-type="float" office:value="2000075"/>
          <table:table-cell office:value-type="float" office:value="2000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76"/>
          <table:table-cell office:value-type="float" office:value="2000"/>
          <table:table-cell office:value-type="float" office:value="76"/>
          <table:table-cell office:value-type="float" office:value="6318"/>
          <table:table-cell office:value-type="float" office:value="3"/>
          <table:table-cell table:number-columns-repeated="16379"/>
        </table:table-row>
        <table:table-row>
          <table:table-cell office:value-type="float" office:value="2000079"/>
          <table:table-cell office:value-type="float" office:value="2000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95"/>
          <table:table-cell office:value-type="float" office:value="2000"/>
          <table:table-cell office:value-type="float" office:value="95"/>
          <table:table-cell office:value-type="float" office:value="5194"/>
          <table:table-cell office:value-type="float" office:value="3"/>
          <table:table-cell table:number-columns-repeated="16379"/>
        </table:table-row>
        <table:table-row>
          <table:table-cell office:value-type="float" office:value="2000096"/>
          <table:table-cell office:value-type="float" office:value="2000"/>
          <table:table-cell office:value-type="float" office:value="96"/>
          <table:table-cell office:value-type="float" office:value="4706"/>
          <table:table-cell office:value-type="float" office:value="3"/>
          <table:table-cell table:number-columns-repeated="16379"/>
        </table:table-row>
        <table:table-row>
          <table:table-cell office:value-type="float" office:value="2000097"/>
          <table:table-cell office:value-type="float" office:value="2000"/>
          <table:table-cell office:value-type="float" office:value="97"/>
          <table:table-cell office:value-type="float" office:value="8935"/>
          <table:table-cell office:value-type="float" office:value="3"/>
          <table:table-cell table:number-columns-repeated="16379"/>
        </table:table-row>
        <table:table-row>
          <table:table-cell office:value-type="float" office:value="2000099"/>
          <table:table-cell office:value-type="float" office:value="2000"/>
          <table:table-cell office:value-type="float" office:value="99"/>
          <table:table-cell office:value-type="float" office:value="7761"/>
          <table:table-cell office:value-type="float" office:value="3"/>
          <table:table-cell table:number-columns-repeated="16379"/>
        </table:table-row>
        <table:table-row>
          <table:table-cell office:value-type="float" office:value="2000100"/>
          <table:table-cell office:value-type="float" office:value="2000"/>
          <table:table-cell office:value-type="float" office:value="100"/>
          <table:table-cell office:value-type="float" office:value="6917"/>
          <table:table-cell office:value-type="float" office:value="3"/>
          <table:table-cell table:number-columns-repeated="16379"/>
        </table:table-row>
        <table:table-row>
          <table:table-cell office:value-type="float" office:value="2000101"/>
          <table:table-cell office:value-type="float" office:value="2000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3"/>
          <table:table-cell office:value-type="float" office:value="2000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04"/>
          <table:table-cell office:value-type="float" office:value="2000"/>
          <table:table-cell office:value-type="float" office:value="104"/>
          <table:table-cell office:value-type="float" office:value="22531"/>
          <table:table-cell office:value-type="float" office:value="4"/>
          <table:table-cell table:number-columns-repeated="16379"/>
        </table:table-row>
        <table:table-row>
          <table:table-cell office:value-type="float" office:value="2000105"/>
          <table:table-cell office:value-type="float" office:value="2000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6"/>
          <table:table-cell office:value-type="float" office:value="2000"/>
          <table:table-cell office:value-type="float" office:value="106"/>
          <table:table-cell office:value-type="float" office:value="14375"/>
          <table:table-cell office:value-type="float" office:value="4"/>
          <table:table-cell table:number-columns-repeated="16379"/>
        </table:table-row>
        <table:table-row>
          <table:table-cell office:value-type="float" office:value="2000107"/>
          <table:table-cell office:value-type="float" office:value="2000"/>
          <table:table-cell office:value-type="float" office:value="107"/>
          <table:table-cell office:value-type="float" office:value="19867"/>
          <table:table-cell office:value-type="float" office:value="4"/>
          <table:table-cell table:number-columns-repeated="16379"/>
        </table:table-row>
        <table:table-row>
          <table:table-cell office:value-type="float" office:value="2000108"/>
          <table:table-cell office:value-type="float" office:value="2000"/>
          <table:table-cell office:value-type="float" office:value="108"/>
          <table:table-cell office:value-type="float" office:value="11900"/>
          <table:table-cell office:value-type="float" office:value="4"/>
          <table:table-cell table:number-columns-repeated="16379"/>
        </table:table-row>
        <table:table-row>
          <table:table-cell office:value-type="float" office:value="2000109"/>
          <table:table-cell office:value-type="float" office:value="2000"/>
          <table:table-cell office:value-type="float" office:value="109"/>
          <table:table-cell office:value-type="float" office:value="17513"/>
          <table:table-cell office:value-type="float" office:value="4"/>
          <table:table-cell table:number-columns-repeated="16379"/>
        </table:table-row>
        <table:table-row>
          <table:table-cell office:value-type="float" office:value="2000110"/>
          <table:table-cell office:value-type="float" office:value="2000"/>
          <table:table-cell office:value-type="float" office:value="110"/>
          <table:table-cell office:value-type="float" office:value="4080"/>
          <table:table-cell office:value-type="float" office:value="4"/>
          <table:table-cell table:number-columns-repeated="16379"/>
        </table:table-row>
        <table:table-row>
          <table:table-cell office:value-type="float" office:value="2000111"/>
          <table:table-cell office:value-type="float" office:value="2000"/>
          <table:table-cell office:value-type="float" office:value="111"/>
          <table:table-cell office:value-type="float" office:value="29538"/>
          <table:table-cell office:value-type="float" office:value="0"/>
          <table:table-cell table:number-columns-repeated="16379"/>
        </table:table-row>
        <table:table-row>
          <table:table-cell office:value-type="float" office:value="2000117"/>
          <table:table-cell office:value-type="float" office:value="2000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18"/>
          <table:table-cell office:value-type="float" office:value="2000"/>
          <table:table-cell office:value-type="float" office:value="118"/>
          <table:table-cell office:value-type="float" office:value="6936"/>
          <table:table-cell office:value-type="float" office:value="3"/>
          <table:table-cell table:number-columns-repeated="16379"/>
        </table:table-row>
        <table:table-row>
          <table:table-cell office:value-type="float" office:value="2000119"/>
          <table:table-cell office:value-type="float" office:value="2000"/>
          <table:table-cell office:value-type="float" office:value="119"/>
          <table:table-cell office:value-type="float" office:value="5705"/>
          <table:table-cell office:value-type="float" office:value="0"/>
          <table:table-cell table:number-columns-repeated="16379"/>
        </table:table-row>
        <table:table-row>
          <table:table-cell office:value-type="float" office:value="2000123"/>
          <table:table-cell office:value-type="float" office:value="2000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24"/>
          <table:table-cell office:value-type="float" office:value="2000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0127"/>
          <table:table-cell office:value-type="float" office:value="2000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0128"/>
          <table:table-cell office:value-type="float" office:value="2000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36"/>
          <table:table-cell office:value-type="float" office:value="2000"/>
          <table:table-cell office:value-type="float" office:value="136"/>
          <table:table-cell office:value-type="float" office:value="4373"/>
          <table:table-cell office:value-type="float" office:value="2"/>
          <table:table-cell table:number-columns-repeated="16379"/>
        </table:table-row>
        <table:table-row>
          <table:table-cell office:value-type="float" office:value="2000138"/>
          <table:table-cell office:value-type="float" office:value="2000"/>
          <table:table-cell office:value-type="float" office:value="138"/>
          <table:table-cell office:value-type="float" office:value="8326"/>
          <table:table-cell office:value-type="float" office:value="0"/>
          <table:table-cell table:number-columns-repeated="16379"/>
        </table:table-row>
        <table:table-row>
          <table:table-cell office:value-type="float" office:value="2000139"/>
          <table:table-cell office:value-type="float" office:value="2000"/>
          <table:table-cell office:value-type="float" office:value="139"/>
          <table:table-cell office:value-type="float" office:value="10597"/>
          <table:table-cell office:value-type="float" office:value="0"/>
          <table:table-cell table:number-columns-repeated="16379"/>
        </table:table-row>
        <table:table-row>
          <table:table-cell office:value-type="float" office:value="2000140"/>
          <table:table-cell office:value-type="float" office:value="2000"/>
          <table:table-cell office:value-type="float" office:value="140"/>
          <table:table-cell office:value-type="float" office:value="3932"/>
          <table:table-cell office:value-type="float" office:value="2"/>
          <table:table-cell table:number-columns-repeated="16379"/>
        </table:table-row>
        <table:table-row>
          <table:table-cell office:value-type="float" office:value="2000141"/>
          <table:table-cell office:value-type="float" office:value="2000"/>
          <table:table-cell office:value-type="float" office:value="141"/>
          <table:table-cell office:value-type="float" office:value="10682"/>
          <table:table-cell office:value-type="float" office:value="2"/>
          <table:table-cell table:number-columns-repeated="16379"/>
        </table:table-row>
        <table:table-row>
          <table:table-cell office:value-type="float" office:value="2000142"/>
          <table:table-cell office:value-type="float" office:value="2000"/>
          <table:table-cell office:value-type="float" office:value="142"/>
          <table:table-cell office:value-type="float" office:value="7490"/>
          <table:table-cell office:value-type="float" office:value="2"/>
          <table:table-cell table:number-columns-repeated="16379"/>
        </table:table-row>
        <table:table-row>
          <table:table-cell office:value-type="float" office:value="2000143"/>
          <table:table-cell office:value-type="float" office:value="2000"/>
          <table:table-cell office:value-type="float" office:value="143"/>
          <table:table-cell office:value-type="float" office:value="12636"/>
          <table:table-cell office:value-type="float" office:value="3"/>
          <table:table-cell table:number-columns-repeated="16379"/>
        </table:table-row>
        <table:table-row>
          <table:table-cell office:value-type="float" office:value="2000144"/>
          <table:table-cell office:value-type="float" office:value="2000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5"/>
          <table:table-cell office:value-type="float" office:value="2000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6"/>
          <table:table-cell office:value-type="float" office:value="2000"/>
          <table:table-cell office:value-type="float" office:value="146"/>
          <table:table-cell office:value-type="float" office:value="10000"/>
          <table:table-cell office:value-type="float" office:value="0"/>
          <table:table-cell table:number-columns-repeated="16379"/>
        </table:table-row>
        <table:table-row>
          <table:table-cell office:value-type="float" office:value="2000147"/>
          <table:table-cell office:value-type="float" office:value="2000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8"/>
          <table:table-cell office:value-type="float" office:value="2000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9"/>
          <table:table-cell office:value-type="float" office:value="2000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0"/>
          <table:table-cell office:value-type="float" office:value="2000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2"/>
          <table:table-cell office:value-type="float" office:value="2000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2000153"/>
          <table:table-cell office:value-type="float" office:value="2000"/>
          <table:table-cell office:value-type="float" office:value="153"/>
          <table:table-cell office:value-type="float" office:value="563"/>
          <table:table-cell office:value-type="float" office:value="0"/>
          <table:table-cell table:number-columns-repeated="16379"/>
        </table:table-row>
        <table:table-row>
          <table:table-cell office:value-type="float" office:value="2000155"/>
          <table:table-cell office:value-type="float" office:value="2000"/>
          <table:table-cell office:value-type="float" office:value="155"/>
          <table:table-cell office:value-type="float" office:value="7390"/>
          <table:table-cell office:value-type="float" office:value="0"/>
          <table:table-cell table:number-columns-repeated="16379"/>
        </table:table-row>
        <table:table-row>
          <table:table-cell office:value-type="float" office:value="2000156"/>
          <table:table-cell office:value-type="float" office:value="2000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7"/>
          <table:table-cell office:value-type="float" office:value="2000"/>
          <table:table-cell office:value-type="float" office:value="157"/>
          <table:table-cell office:value-type="float" office:value="9621"/>
          <table:table-cell office:value-type="float" office:value="0"/>
          <table:table-cell table:number-columns-repeated="16379"/>
        </table:table-row>
        <table:table-row>
          <table:table-cell office:value-type="float" office:value="2000158"/>
          <table:table-cell office:value-type="float" office:value="2000"/>
          <table:table-cell office:value-type="float" office:value="158"/>
          <table:table-cell office:value-type="float" office:value="37008"/>
          <table:table-cell office:value-type="float" office:value="2"/>
          <table:table-cell table:number-columns-repeated="16379"/>
        </table:table-row>
        <table:table-row>
          <table:table-cell office:value-type="float" office:value="2000160"/>
          <table:table-cell office:value-type="float" office:value="2000"/>
          <table:table-cell office:value-type="float" office:value="160"/>
          <table:table-cell office:value-type="float" office:value="569"/>
          <table:table-cell office:value-type="float" office:value="0"/>
          <table:table-cell table:number-columns-repeated="16379"/>
        </table:table-row>
        <table:table-row>
          <table:table-cell office:value-type="float" office:value="2000161"/>
          <table:table-cell office:value-type="float" office:value="2000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2"/>
          <table:table-cell office:value-type="float" office:value="2000"/>
          <table:table-cell office:value-type="float" office:value="162"/>
          <table:table-cell office:value-type="float" office:value="790"/>
          <table:table-cell office:value-type="float" office:value="5"/>
          <table:table-cell table:number-columns-repeated="16379"/>
        </table:table-row>
        <table:table-row>
          <table:table-cell office:value-type="float" office:value="2000163"/>
          <table:table-cell office:value-type="float" office:value="2000"/>
          <table:table-cell office:value-type="float" office:value="163"/>
          <table:table-cell office:value-type="float" office:value="517"/>
          <table:table-cell office:value-type="float" office:value="5"/>
          <table:table-cell table:number-columns-repeated="16379"/>
        </table:table-row>
        <table:table-row>
          <table:table-cell office:value-type="float" office:value="2000164"/>
          <table:table-cell office:value-type="float" office:value="2000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5"/>
          <table:table-cell office:value-type="float" office:value="2000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6"/>
          <table:table-cell office:value-type="float" office:value="2000"/>
          <table:table-cell office:value-type="float" office:value="166"/>
          <table:table-cell office:value-type="float" office:value="1785"/>
          <table:table-cell office:value-type="float" office:value="2"/>
          <table:table-cell table:number-columns-repeated="16379"/>
        </table:table-row>
        <table:table-row>
          <table:table-cell office:value-type="float" office:value="2000167"/>
          <table:table-cell office:value-type="float" office:value="2000"/>
          <table:table-cell office:value-type="float" office:value="167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2000168"/>
          <table:table-cell office:value-type="float" office:value="2000"/>
          <table:table-cell office:value-type="float" office:value="168"/>
          <table:table-cell office:value-type="float" office:value="1273"/>
          <table:table-cell office:value-type="float" office:value="5"/>
          <table:table-cell table:number-columns-repeated="16379"/>
        </table:table-row>
        <table:table-row>
          <table:table-cell office:value-type="float" office:value="2000169"/>
          <table:table-cell office:value-type="float" office:value="2000"/>
          <table:table-cell office:value-type="float" office:value="169"/>
          <table:table-cell office:value-type="float" office:value="1962"/>
          <table:table-cell office:value-type="float" office:value="0"/>
          <table:table-cell table:number-columns-repeated="16379"/>
        </table:table-row>
        <table:table-row>
          <table:table-cell office:value-type="float" office:value="2000170"/>
          <table:table-cell office:value-type="float" office:value="2000"/>
          <table:table-cell office:value-type="float" office:value="170"/>
          <table:table-cell office:value-type="float" office:value="3704"/>
          <table:table-cell office:value-type="float" office:value="3"/>
          <table:table-cell table:number-columns-repeated="16379"/>
        </table:table-row>
        <table:table-row>
          <table:table-cell office:value-type="float" office:value="2000171"/>
          <table:table-cell office:value-type="float" office:value="2000"/>
          <table:table-cell office:value-type="float" office:value="171"/>
          <table:table-cell office:value-type="float" office:value="7477"/>
          <table:table-cell office:value-type="float" office:value="3"/>
          <table:table-cell table:number-columns-repeated="16379"/>
        </table:table-row>
        <table:table-row>
          <table:table-cell office:value-type="float" office:value="2001001"/>
          <table:table-cell office:value-type="float" office:value="2001"/>
          <table:table-cell office:value-type="float" office:value="1"/>
          <table:table-cell office:value-type="float" office:value="435552"/>
          <table:table-cell office:value-type="float" office:value="1"/>
          <table:table-cell table:number-columns-repeated="16379"/>
        </table:table-row>
        <table:table-row>
          <table:table-cell office:value-type="float" office:value="2001002"/>
          <table:table-cell office:value-type="float" office:value="2001"/>
          <table:table-cell office:value-type="float" office:value="2"/>
          <table:table-cell office:value-type="float" office:value="56576"/>
          <table:table-cell office:value-type="float" office:value="4"/>
          <table:table-cell table:number-columns-repeated="16379"/>
        </table:table-row>
        <table:table-row>
          <table:table-cell office:value-type="float" office:value="2001003"/>
          <table:table-cell office:value-type="float" office:value="2001"/>
          <table:table-cell office:value-type="float" office:value="3"/>
          <table:table-cell office:value-type="float" office:value="49768"/>
          <table:table-cell office:value-type="float" office:value="2"/>
          <table:table-cell table:number-columns-repeated="16379"/>
        </table:table-row>
        <table:table-row>
          <table:table-cell office:value-type="float" office:value="2001004"/>
          <table:table-cell office:value-type="float" office:value="2001"/>
          <table:table-cell office:value-type="float" office:value="4"/>
          <table:table-cell office:value-type="float" office:value="49859"/>
          <table:table-cell office:value-type="float" office:value="0"/>
          <table:table-cell table:number-columns-repeated="16379"/>
        </table:table-row>
        <table:table-row>
          <table:table-cell office:value-type="float" office:value="2001005"/>
          <table:table-cell office:value-type="float" office:value="2001"/>
          <table:table-cell office:value-type="float" office:value="5"/>
          <table:table-cell office:value-type="float" office:value="49038"/>
          <table:table-cell office:value-type="float" office:value="2"/>
          <table:table-cell table:number-columns-repeated="16379"/>
        </table:table-row>
        <table:table-row>
          <table:table-cell office:value-type="float" office:value="2001006"/>
          <table:table-cell office:value-type="float" office:value="2001"/>
          <table:table-cell office:value-type="float" office:value="6"/>
          <table:table-cell office:value-type="float" office:value="35254"/>
          <table:table-cell office:value-type="float" office:value="2"/>
          <table:table-cell table:number-columns-repeated="16379"/>
        </table:table-row>
        <table:table-row>
          <table:table-cell office:value-type="float" office:value="2001007"/>
          <table:table-cell office:value-type="float" office:value="2001"/>
          <table:table-cell office:value-type="float" office:value="7"/>
          <table:table-cell office:value-type="float" office:value="120982"/>
          <table:table-cell office:value-type="float" office:value="2"/>
          <table:table-cell table:number-columns-repeated="16379"/>
        </table:table-row>
        <table:table-row>
          <table:table-cell office:value-type="float" office:value="2001008"/>
          <table:table-cell office:value-type="float" office:value="2001"/>
          <table:table-cell office:value-type="float" office:value="8"/>
          <table:table-cell office:value-type="float" office:value="69132"/>
          <table:table-cell office:value-type="float" office:value="2"/>
          <table:table-cell table:number-columns-repeated="16379"/>
        </table:table-row>
        <table:table-row>
          <table:table-cell office:value-type="float" office:value="2001009"/>
          <table:table-cell office:value-type="float" office:value="2001"/>
          <table:table-cell office:value-type="float" office:value="9"/>
          <table:table-cell office:value-type="float" office:value="14263"/>
          <table:table-cell office:value-type="float" office:value="4"/>
          <table:table-cell table:number-columns-repeated="16379"/>
        </table:table-row>
        <table:table-row>
          <table:table-cell office:value-type="float" office:value="2001010"/>
          <table:table-cell office:value-type="float" office:value="2001"/>
          <table:table-cell office:value-type="float" office:value="10"/>
          <table:table-cell office:value-type="float" office:value="48842"/>
          <table:table-cell office:value-type="float" office:value="4"/>
          <table:table-cell table:number-columns-repeated="16379"/>
        </table:table-row>
        <table:table-row>
          <table:table-cell office:value-type="float" office:value="2001011"/>
          <table:table-cell office:value-type="float" office:value="2001"/>
          <table:table-cell office:value-type="float" office:value="11"/>
          <table:table-cell office:value-type="float" office:value="8921"/>
          <table:table-cell office:value-type="float" office:value="4"/>
          <table:table-cell table:number-columns-repeated="16379"/>
        </table:table-row>
        <table:table-row>
          <table:table-cell office:value-type="float" office:value="2001012"/>
          <table:table-cell office:value-type="float" office:value="2001"/>
          <table:table-cell office:value-type="float" office:value="12"/>
          <table:table-cell office:value-type="float" office:value="16004"/>
          <table:table-cell office:value-type="float" office:value="5"/>
          <table:table-cell table:number-columns-repeated="16379"/>
        </table:table-row>
        <table:table-row>
          <table:table-cell office:value-type="float" office:value="2001013"/>
          <table:table-cell office:value-type="float" office:value="2001"/>
          <table:table-cell office:value-type="float" office:value="13"/>
          <table:table-cell office:value-type="float" office:value="5381"/>
          <table:table-cell office:value-type="float" office:value="5"/>
          <table:table-cell table:number-columns-repeated="16379"/>
        </table:table-row>
        <table:table-row>
          <table:table-cell office:value-type="float" office:value="2001015"/>
          <table:table-cell office:value-type="float" office:value="2001"/>
          <table:table-cell office:value-type="float" office:value="15"/>
          <table:table-cell office:value-type="float" office:value="9084"/>
          <table:table-cell office:value-type="float" office:value="3"/>
          <table:table-cell table:number-columns-repeated="16379"/>
        </table:table-row>
        <table:table-row>
          <table:table-cell office:value-type="float" office:value="2001016"/>
          <table:table-cell office:value-type="float" office:value="2001"/>
          <table:table-cell office:value-type="float" office:value="16"/>
          <table:table-cell office:value-type="float" office:value="8185"/>
          <table:table-cell office:value-type="float" office:value="3"/>
          <table:table-cell table:number-columns-repeated="16379"/>
        </table:table-row>
        <table:table-row>
          <table:table-cell office:value-type="float" office:value="2001017"/>
          <table:table-cell office:value-type="float" office:value="2001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18"/>
          <table:table-cell office:value-type="float" office:value="2001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19"/>
          <table:table-cell office:value-type="float" office:value="2001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0"/>
          <table:table-cell office:value-type="float" office:value="2001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2"/>
          <table:table-cell office:value-type="float" office:value="2001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23"/>
          <table:table-cell office:value-type="float" office:value="2001"/>
          <table:table-cell office:value-type="float" office:value="23"/>
          <table:table-cell office:value-type="float" office:value="10206"/>
          <table:table-cell office:value-type="float" office:value="3"/>
          <table:table-cell table:number-columns-repeated="16379"/>
        </table:table-row>
        <table:table-row>
          <table:table-cell office:value-type="float" office:value="2001024"/>
          <table:table-cell office:value-type="float" office:value="2001"/>
          <table:table-cell office:value-type="float" office:value="24"/>
          <table:table-cell office:value-type="float" office:value="26429"/>
          <table:table-cell office:value-type="float" office:value="3"/>
          <table:table-cell table:number-columns-repeated="16379"/>
        </table:table-row>
        <table:table-row>
          <table:table-cell office:value-type="float" office:value="2001025"/>
          <table:table-cell office:value-type="float" office:value="2001"/>
          <table:table-cell office:value-type="float" office:value="25"/>
          <table:table-cell office:value-type="float" office:value="8857"/>
          <table:table-cell office:value-type="float" office:value="3"/>
          <table:table-cell table:number-columns-repeated="16379"/>
        </table:table-row>
        <table:table-row>
          <table:table-cell office:value-type="float" office:value="2001027"/>
          <table:table-cell office:value-type="float" office:value="2001"/>
          <table:table-cell office:value-type="float" office:value="27"/>
          <table:table-cell office:value-type="float" office:value="5653"/>
          <table:table-cell office:value-type="float" office:value="3"/>
          <table:table-cell table:number-columns-repeated="16379"/>
        </table:table-row>
        <table:table-row>
          <table:table-cell office:value-type="float" office:value="2001028"/>
          <table:table-cell office:value-type="float" office:value="2001"/>
          <table:table-cell office:value-type="float" office:value="28"/>
          <table:table-cell office:value-type="float" office:value="11240"/>
          <table:table-cell office:value-type="float" office:value="3"/>
          <table:table-cell table:number-columns-repeated="16379"/>
        </table:table-row>
        <table:table-row>
          <table:table-cell office:value-type="float" office:value="2001029"/>
          <table:table-cell office:value-type="float" office:value="2001"/>
          <table:table-cell office:value-type="float" office:value="29"/>
          <table:table-cell office:value-type="float" office:value="24584"/>
          <table:table-cell office:value-type="float" office:value="3"/>
          <table:table-cell table:number-columns-repeated="16379"/>
        </table:table-row>
        <table:table-row>
          <table:table-cell office:value-type="float" office:value="2001031"/>
          <table:table-cell office:value-type="float" office:value="2001"/>
          <table:table-cell office:value-type="float" office:value="31"/>
          <table:table-cell office:value-type="float" office:value="21245"/>
          <table:table-cell office:value-type="float" office:value="3"/>
          <table:table-cell table:number-columns-repeated="16379"/>
        </table:table-row>
        <table:table-row>
          <table:table-cell office:value-type="float" office:value="2001032"/>
          <table:table-cell office:value-type="float" office:value="2001"/>
          <table:table-cell office:value-type="float" office:value="32"/>
          <table:table-cell office:value-type="float" office:value="49758"/>
          <table:table-cell office:value-type="float" office:value="3"/>
          <table:table-cell table:number-columns-repeated="16379"/>
        </table:table-row>
        <table:table-row>
          <table:table-cell office:value-type="float" office:value="2001033"/>
          <table:table-cell office:value-type="float" office:value="2001"/>
          <table:table-cell office:value-type="float" office:value="33"/>
          <table:table-cell office:value-type="float" office:value="11121"/>
          <table:table-cell office:value-type="float" office:value="3"/>
          <table:table-cell table:number-columns-repeated="16379"/>
        </table:table-row>
        <table:table-row>
          <table:table-cell office:value-type="float" office:value="2001035"/>
          <table:table-cell office:value-type="float" office:value="2001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36"/>
          <table:table-cell office:value-type="float" office:value="2001"/>
          <table:table-cell office:value-type="float" office:value="36"/>
          <table:table-cell office:value-type="float" office:value="23213"/>
          <table:table-cell office:value-type="float" office:value="3"/>
          <table:table-cell table:number-columns-repeated="16379"/>
        </table:table-row>
        <table:table-row>
          <table:table-cell office:value-type="float" office:value="2001037"/>
          <table:table-cell office:value-type="float" office:value="2001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38"/>
          <table:table-cell office:value-type="float" office:value="2001"/>
          <table:table-cell office:value-type="float" office:value="38"/>
          <table:table-cell office:value-type="float" office:value="25296"/>
          <table:table-cell office:value-type="float" office:value="3"/>
          <table:table-cell table:number-columns-repeated="16379"/>
        </table:table-row>
        <table:table-row>
          <table:table-cell office:value-type="float" office:value="2001039"/>
          <table:table-cell office:value-type="float" office:value="2001"/>
          <table:table-cell office:value-type="float" office:value="39"/>
          <table:table-cell office:value-type="float" office:value="17085"/>
          <table:table-cell office:value-type="float" office:value="3"/>
          <table:table-cell table:number-columns-repeated="16379"/>
        </table:table-row>
        <table:table-row>
          <table:table-cell office:value-type="float" office:value="2001040"/>
          <table:table-cell office:value-type="float" office:value="2001"/>
          <table:table-cell office:value-type="float" office:value="40"/>
          <table:table-cell office:value-type="float" office:value="9842"/>
          <table:table-cell office:value-type="float" office:value="3"/>
          <table:table-cell table:number-columns-repeated="16379"/>
        </table:table-row>
        <table:table-row>
          <table:table-cell office:value-type="float" office:value="2001041"/>
          <table:table-cell office:value-type="float" office:value="2001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2"/>
          <table:table-cell office:value-type="float" office:value="2001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3"/>
          <table:table-cell office:value-type="float" office:value="2001"/>
          <table:table-cell office:value-type="float" office:value="43"/>
          <table:table-cell office:value-type="float" office:value="19236"/>
          <table:table-cell office:value-type="float" office:value="3"/>
          <table:table-cell table:number-columns-repeated="16379"/>
        </table:table-row>
        <table:table-row>
          <table:table-cell office:value-type="float" office:value="2001044"/>
          <table:table-cell office:value-type="float" office:value="2001"/>
          <table:table-cell office:value-type="float" office:value="44"/>
          <table:table-cell office:value-type="float" office:value="25885"/>
          <table:table-cell office:value-type="float" office:value="3"/>
          <table:table-cell table:number-columns-repeated="16379"/>
        </table:table-row>
        <table:table-row>
          <table:table-cell office:value-type="float" office:value="2001045"/>
          <table:table-cell office:value-type="float" office:value="2001"/>
          <table:table-cell office:value-type="float" office:value="45"/>
          <table:table-cell office:value-type="float" office:value="18930"/>
          <table:table-cell office:value-type="float" office:value="3"/>
          <table:table-cell table:number-columns-repeated="16379"/>
        </table:table-row>
        <table:table-row>
          <table:table-cell office:value-type="float" office:value="2001046"/>
          <table:table-cell office:value-type="float" office:value="2001"/>
          <table:table-cell office:value-type="float" office:value="46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2001047"/>
          <table:table-cell office:value-type="float" office:value="2001"/>
          <table:table-cell office:value-type="float" office:value="47"/>
          <table:table-cell office:value-type="float" office:value="16294"/>
          <table:table-cell office:value-type="float" office:value="3"/>
          <table:table-cell table:number-columns-repeated="16379"/>
        </table:table-row>
        <table:table-row>
          <table:table-cell office:value-type="float" office:value="2001048"/>
          <table:table-cell office:value-type="float" office:value="2001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9"/>
          <table:table-cell office:value-type="float" office:value="2001"/>
          <table:table-cell office:value-type="float" office:value="49"/>
          <table:table-cell office:value-type="float" office:value="32264"/>
          <table:table-cell office:value-type="float" office:value="3"/>
          <table:table-cell table:number-columns-repeated="16379"/>
        </table:table-row>
        <table:table-row>
          <table:table-cell office:value-type="float" office:value="2001051"/>
          <table:table-cell office:value-type="float" office:value="2001"/>
          <table:table-cell office:value-type="float" office:value="51"/>
          <table:table-cell office:value-type="float" office:value="19583"/>
          <table:table-cell office:value-type="float" office:value="5"/>
          <table:table-cell table:number-columns-repeated="16379"/>
        </table:table-row>
        <table:table-row>
          <table:table-cell office:value-type="float" office:value="2001053"/>
          <table:table-cell office:value-type="float" office:value="2001"/>
          <table:table-cell office:value-type="float" office:value="53"/>
          <table:table-cell office:value-type="float" office:value="6284"/>
          <table:table-cell office:value-type="float" office:value="3"/>
          <table:table-cell table:number-columns-repeated="16379"/>
        </table:table-row>
        <table:table-row>
          <table:table-cell office:value-type="float" office:value="2001054"/>
          <table:table-cell office:value-type="float" office:value="2001"/>
          <table:table-cell office:value-type="float" office:value="54"/>
          <table:table-cell office:value-type="float" office:value="16967"/>
          <table:table-cell office:value-type="float" office:value="3"/>
          <table:table-cell table:number-columns-repeated="16379"/>
        </table:table-row>
        <table:table-row>
          <table:table-cell office:value-type="float" office:value="2001055"/>
          <table:table-cell office:value-type="float" office:value="2001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056"/>
          <table:table-cell office:value-type="float" office:value="2001"/>
          <table:table-cell office:value-type="float" office:value="56"/>
          <table:table-cell office:value-type="float" office:value="14455"/>
          <table:table-cell office:value-type="float" office:value="3"/>
          <table:table-cell table:number-columns-repeated="16379"/>
        </table:table-row>
        <table:table-row>
          <table:table-cell office:value-type="float" office:value="2001057"/>
          <table:table-cell office:value-type="float" office:value="2001"/>
          <table:table-cell office:value-type="float" office:value="57"/>
          <table:table-cell office:value-type="float" office:value="22675"/>
          <table:table-cell office:value-type="float" office:value="3"/>
          <table:table-cell table:number-columns-repeated="16379"/>
        </table:table-row>
        <table:table-row>
          <table:table-cell office:value-type="float" office:value="2001058"/>
          <table:table-cell office:value-type="float" office:value="2001"/>
          <table:table-cell office:value-type="float" office:value="58"/>
          <table:table-cell office:value-type="float" office:value="6183"/>
          <table:table-cell office:value-type="float" office:value="3"/>
          <table:table-cell table:number-columns-repeated="16379"/>
        </table:table-row>
        <table:table-row>
          <table:table-cell office:value-type="float" office:value="2001060"/>
          <table:table-cell office:value-type="float" office:value="2001"/>
          <table:table-cell office:value-type="float" office:value="60"/>
          <table:table-cell office:value-type="float" office:value="13098"/>
          <table:table-cell office:value-type="float" office:value="2"/>
          <table:table-cell table:number-columns-repeated="16379"/>
        </table:table-row>
        <table:table-row>
          <table:table-cell office:value-type="float" office:value="2001061"/>
          <table:table-cell office:value-type="float" office:value="2001"/>
          <table:table-cell office:value-type="float" office:value="61"/>
          <table:table-cell office:value-type="float" office:value="25271"/>
          <table:table-cell office:value-type="float" office:value="2"/>
          <table:table-cell table:number-columns-repeated="16379"/>
        </table:table-row>
        <table:table-row>
          <table:table-cell office:value-type="float" office:value="2001062"/>
          <table:table-cell office:value-type="float" office:value="2001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1063"/>
          <table:table-cell office:value-type="float" office:value="2001"/>
          <table:table-cell office:value-type="float" office:value="63"/>
          <table:table-cell office:value-type="float" office:value="7018"/>
          <table:table-cell office:value-type="float" office:value="0"/>
          <table:table-cell table:number-columns-repeated="16379"/>
        </table:table-row>
        <table:table-row>
          <table:table-cell office:value-type="float" office:value="2001064"/>
          <table:table-cell office:value-type="float" office:value="2001"/>
          <table:table-cell office:value-type="float" office:value="64"/>
          <table:table-cell office:value-type="float" office:value="16595"/>
          <table:table-cell office:value-type="float" office:value="3"/>
          <table:table-cell table:number-columns-repeated="16379"/>
        </table:table-row>
        <table:table-row>
          <table:table-cell office:value-type="float" office:value="2001066"/>
          <table:table-cell office:value-type="float" office:value="2001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67"/>
          <table:table-cell office:value-type="float" office:value="2001"/>
          <table:table-cell office:value-type="float" office:value="67"/>
          <table:table-cell office:value-type="float" office:value="15821"/>
          <table:table-cell office:value-type="float" office:value="3"/>
          <table:table-cell table:number-columns-repeated="16379"/>
        </table:table-row>
        <table:table-row>
          <table:table-cell office:value-type="float" office:value="2001068"/>
          <table:table-cell office:value-type="float" office:value="2001"/>
          <table:table-cell office:value-type="float" office:value="68"/>
          <table:table-cell office:value-type="float" office:value="13293"/>
          <table:table-cell office:value-type="float" office:value="3"/>
          <table:table-cell table:number-columns-repeated="16379"/>
        </table:table-row>
        <table:table-row>
          <table:table-cell office:value-type="float" office:value="2001070"/>
          <table:table-cell office:value-type="float" office:value="2001"/>
          <table:table-cell office:value-type="float" office:value="70"/>
          <table:table-cell office:value-type="float" office:value="33972"/>
          <table:table-cell office:value-type="float" office:value="0"/>
          <table:table-cell table:number-columns-repeated="16379"/>
        </table:table-row>
        <table:table-row>
          <table:table-cell office:value-type="float" office:value="2001071"/>
          <table:table-cell office:value-type="float" office:value="2001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2"/>
          <table:table-cell office:value-type="float" office:value="2001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3"/>
          <table:table-cell office:value-type="float" office:value="2001"/>
          <table:table-cell office:value-type="float" office:value="73"/>
          <table:table-cell office:value-type="float" office:value="26293"/>
          <table:table-cell office:value-type="float" office:value="3"/>
          <table:table-cell table:number-columns-repeated="16379"/>
        </table:table-row>
        <table:table-row>
          <table:table-cell office:value-type="float" office:value="2001074"/>
          <table:table-cell office:value-type="float" office:value="2001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5"/>
          <table:table-cell office:value-type="float" office:value="2001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6"/>
          <table:table-cell office:value-type="float" office:value="2001"/>
          <table:table-cell office:value-type="float" office:value="76"/>
          <table:table-cell office:value-type="float" office:value="9786"/>
          <table:table-cell office:value-type="float" office:value="3"/>
          <table:table-cell table:number-columns-repeated="16379"/>
        </table:table-row>
        <table:table-row>
          <table:table-cell office:value-type="float" office:value="2001079"/>
          <table:table-cell office:value-type="float" office:value="2001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95"/>
          <table:table-cell office:value-type="float" office:value="2001"/>
          <table:table-cell office:value-type="float" office:value="95"/>
          <table:table-cell office:value-type="float" office:value="5912"/>
          <table:table-cell office:value-type="float" office:value="3"/>
          <table:table-cell table:number-columns-repeated="16379"/>
        </table:table-row>
        <table:table-row>
          <table:table-cell office:value-type="float" office:value="2001096"/>
          <table:table-cell office:value-type="float" office:value="2001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97"/>
          <table:table-cell office:value-type="float" office:value="2001"/>
          <table:table-cell office:value-type="float" office:value="97"/>
          <table:table-cell office:value-type="float" office:value="9739"/>
          <table:table-cell office:value-type="float" office:value="3"/>
          <table:table-cell table:number-columns-repeated="16379"/>
        </table:table-row>
        <table:table-row>
          <table:table-cell office:value-type="float" office:value="2001099"/>
          <table:table-cell office:value-type="float" office:value="2001"/>
          <table:table-cell office:value-type="float" office:value="99"/>
          <table:table-cell office:value-type="float" office:value="8378"/>
          <table:table-cell office:value-type="float" office:value="3"/>
          <table:table-cell table:number-columns-repeated="16379"/>
        </table:table-row>
        <table:table-row>
          <table:table-cell office:value-type="float" office:value="2001100"/>
          <table:table-cell office:value-type="float" office:value="2001"/>
          <table:table-cell office:value-type="float" office:value="100"/>
          <table:table-cell office:value-type="float" office:value="6959"/>
          <table:table-cell office:value-type="float" office:value="3"/>
          <table:table-cell table:number-columns-repeated="16379"/>
        </table:table-row>
        <table:table-row>
          <table:table-cell office:value-type="float" office:value="2001101"/>
          <table:table-cell office:value-type="float" office:value="2001"/>
          <table:table-cell office:value-type="float" office:value="101"/>
          <table:table-cell office:value-type="float" office:value="28609"/>
          <table:table-cell office:value-type="float" office:value="4"/>
          <table:table-cell table:number-columns-repeated="16379"/>
        </table:table-row>
        <table:table-row>
          <table:table-cell office:value-type="float" office:value="2001103"/>
          <table:table-cell office:value-type="float" office:value="2001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04"/>
          <table:table-cell office:value-type="float" office:value="2001"/>
          <table:table-cell office:value-type="float" office:value="104"/>
          <table:table-cell office:value-type="float" office:value="21551"/>
          <table:table-cell office:value-type="float" office:value="4"/>
          <table:table-cell table:number-columns-repeated="16379"/>
        </table:table-row>
        <table:table-row>
          <table:table-cell office:value-type="float" office:value="2001105"/>
          <table:table-cell office:value-type="float" office:value="2001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6"/>
          <table:table-cell office:value-type="float" office:value="2001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7"/>
          <table:table-cell office:value-type="float" office:value="2001"/>
          <table:table-cell office:value-type="float" office:value="107"/>
          <table:table-cell office:value-type="float" office:value="35070"/>
          <table:table-cell office:value-type="float" office:value="4"/>
          <table:table-cell table:number-columns-repeated="16379"/>
        </table:table-row>
        <table:table-row>
          <table:table-cell office:value-type="float" office:value="2001108"/>
          <table:table-cell office:value-type="float" office:value="2001"/>
          <table:table-cell office:value-type="float" office:value="108"/>
          <table:table-cell office:value-type="float" office:value="14226"/>
          <table:table-cell office:value-type="float" office:value="4"/>
          <table:table-cell table:number-columns-repeated="16379"/>
        </table:table-row>
        <table:table-row>
          <table:table-cell office:value-type="float" office:value="2001109"/>
          <table:table-cell office:value-type="float" office:value="2001"/>
          <table:table-cell office:value-type="float" office:value="109"/>
          <table:table-cell office:value-type="float" office:value="17716"/>
          <table:table-cell office:value-type="float" office:value="4"/>
          <table:table-cell table:number-columns-repeated="16379"/>
        </table:table-row>
        <table:table-row>
          <table:table-cell office:value-type="float" office:value="2001110"/>
          <table:table-cell office:value-type="float" office:value="2001"/>
          <table:table-cell office:value-type="float" office:value="110"/>
          <table:table-cell office:value-type="float" office:value="4697"/>
          <table:table-cell office:value-type="float" office:value="4"/>
          <table:table-cell table:number-columns-repeated="16379"/>
        </table:table-row>
        <table:table-row>
          <table:table-cell office:value-type="float" office:value="2001111"/>
          <table:table-cell office:value-type="float" office:value="2001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7"/>
          <table:table-cell office:value-type="float" office:value="2001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8"/>
          <table:table-cell office:value-type="float" office:value="2001"/>
          <table:table-cell office:value-type="float" office:value="118"/>
          <table:table-cell office:value-type="float" office:value="7353"/>
          <table:table-cell office:value-type="float" office:value="3"/>
          <table:table-cell table:number-columns-repeated="16379"/>
        </table:table-row>
        <table:table-row>
          <table:table-cell office:value-type="float" office:value="2001119"/>
          <table:table-cell office:value-type="float" office:value="2001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3"/>
          <table:table-cell office:value-type="float" office:value="2001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4"/>
          <table:table-cell office:value-type="float" office:value="2001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1127"/>
          <table:table-cell office:value-type="float" office:value="2001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1128"/>
          <table:table-cell office:value-type="float" office:value="2001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6"/>
          <table:table-cell office:value-type="float" office:value="2001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38"/>
          <table:table-cell office:value-type="float" office:value="2001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9"/>
          <table:table-cell office:value-type="float" office:value="2001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0"/>
          <table:table-cell office:value-type="float" office:value="2001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41"/>
          <table:table-cell office:value-type="float" office:value="2001"/>
          <table:table-cell office:value-type="float" office:value="141"/>
          <table:table-cell office:value-type="float" office:value="10993"/>
          <table:table-cell office:value-type="float" office:value="2"/>
          <table:table-cell table:number-columns-repeated="16379"/>
        </table:table-row>
        <table:table-row>
          <table:table-cell office:value-type="float" office:value="2001142"/>
          <table:table-cell office:value-type="float" office:value="2001"/>
          <table:table-cell office:value-type="float" office:value="142"/>
          <table:table-cell office:value-type="float" office:value="6778"/>
          <table:table-cell office:value-type="float" office:value="2"/>
          <table:table-cell table:number-columns-repeated="16379"/>
        </table:table-row>
        <table:table-row>
          <table:table-cell office:value-type="float" office:value="2001143"/>
          <table:table-cell office:value-type="float" office:value="2001"/>
          <table:table-cell office:value-type="float" office:value="143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144"/>
          <table:table-cell office:value-type="float" office:value="2001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5"/>
          <table:table-cell office:value-type="float" office:value="2001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6"/>
          <table:table-cell office:value-type="float" office:value="2001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7"/>
          <table:table-cell office:value-type="float" office:value="2001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8"/>
          <table:table-cell office:value-type="float" office:value="2001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9"/>
          <table:table-cell office:value-type="float" office:value="2001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0"/>
          <table:table-cell office:value-type="float" office:value="2001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2"/>
          <table:table-cell office:value-type="float" office:value="2001"/>
          <table:table-cell office:value-type="float" office:value="152"/>
          <table:table-cell office:value-type="float" office:value="4553"/>
          <table:table-cell office:value-type="float" office:value="5"/>
          <table:table-cell table:number-columns-repeated="16379"/>
        </table:table-row>
        <table:table-row>
          <table:table-cell office:value-type="float" office:value="2001153"/>
          <table:table-cell office:value-type="float" office:value="2001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1155"/>
          <table:table-cell office:value-type="float" office:value="2001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1156"/>
          <table:table-cell office:value-type="float" office:value="2001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7"/>
          <table:table-cell office:value-type="float" office:value="2001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1158"/>
          <table:table-cell office:value-type="float" office:value="2001"/>
          <table:table-cell office:value-type="float" office:value="158"/>
          <table:table-cell office:value-type="float" office:value="38000"/>
          <table:table-cell office:value-type="float" office:value="2"/>
          <table:table-cell table:number-columns-repeated="16379"/>
        </table:table-row>
        <table:table-row>
          <table:table-cell office:value-type="float" office:value="2001160"/>
          <table:table-cell office:value-type="float" office:value="2001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1"/>
          <table:table-cell office:value-type="float" office:value="2001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2"/>
          <table:table-cell office:value-type="float" office:value="2001"/>
          <table:table-cell office:value-type="float" office:value="162"/>
          <table:table-cell office:value-type="float" office:value="876"/>
          <table:table-cell office:value-type="float" office:value="5"/>
          <table:table-cell table:number-columns-repeated="16379"/>
        </table:table-row>
        <table:table-row>
          <table:table-cell office:value-type="float" office:value="2001163"/>
          <table:table-cell office:value-type="float" office:value="2001"/>
          <table:table-cell office:value-type="float" office:value="163"/>
          <table:table-cell office:value-type="float" office:value="535"/>
          <table:table-cell office:value-type="float" office:value="5"/>
          <table:table-cell table:number-columns-repeated="16379"/>
        </table:table-row>
        <table:table-row>
          <table:table-cell office:value-type="float" office:value="2001164"/>
          <table:table-cell office:value-type="float" office:value="2001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5"/>
          <table:table-cell office:value-type="float" office:value="2001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6"/>
          <table:table-cell office:value-type="float" office:value="2001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67"/>
          <table:table-cell office:value-type="float" office:value="2001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1168"/>
          <table:table-cell office:value-type="float" office:value="2001"/>
          <table:table-cell office:value-type="float" office:value="168"/>
          <table:table-cell office:value-type="float" office:value="1010"/>
          <table:table-cell office:value-type="float" office:value="5"/>
          <table:table-cell table:number-columns-repeated="16379"/>
        </table:table-row>
        <table:table-row>
          <table:table-cell office:value-type="float" office:value="2001169"/>
          <table:table-cell office:value-type="float" office:value="2001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70"/>
          <table:table-cell office:value-type="float" office:value="2001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171"/>
          <table:table-cell office:value-type="float" office:value="2001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2001"/>
          <table:table-cell office:value-type="float" office:value="2002"/>
          <table:table-cell office:value-type="float" office:value="1"/>
          <table:table-cell office:value-type="float" office:value="464038"/>
          <table:table-cell office:value-type="float" office:value="1"/>
          <table:table-cell table:number-columns-repeated="16379"/>
        </table:table-row>
        <table:table-row>
          <table:table-cell office:value-type="float" office:value="2002002"/>
          <table:table-cell office:value-type="float" office:value="2002"/>
          <table:table-cell office:value-type="float" office:value="2"/>
          <table:table-cell office:value-type="float" office:value="56874"/>
          <table:table-cell office:value-type="float" office:value="4"/>
          <table:table-cell table:number-columns-repeated="16379"/>
        </table:table-row>
        <table:table-row>
          <table:table-cell office:value-type="float" office:value="2002003"/>
          <table:table-cell office:value-type="float" office:value="2002"/>
          <table:table-cell office:value-type="float" office:value="3"/>
          <table:table-cell office:value-type="float" office:value="51299"/>
          <table:table-cell office:value-type="float" office:value="2"/>
          <table:table-cell table:number-columns-repeated="16379"/>
        </table:table-row>
        <table:table-row>
          <table:table-cell office:value-type="float" office:value="2002004"/>
          <table:table-cell office:value-type="float" office:value="2002"/>
          <table:table-cell office:value-type="float" office:value="4"/>
          <table:table-cell office:value-type="float" office:value="43675"/>
          <table:table-cell office:value-type="float" office:value="0"/>
          <table:table-cell table:number-columns-repeated="16379"/>
        </table:table-row>
        <table:table-row>
          <table:table-cell office:value-type="float" office:value="2002005"/>
          <table:table-cell office:value-type="float" office:value="2002"/>
          <table:table-cell office:value-type="float" office:value="5"/>
          <table:table-cell office:value-type="float" office:value="50732"/>
          <table:table-cell office:value-type="float" office:value="2"/>
          <table:table-cell table:number-columns-repeated="16379"/>
        </table:table-row>
        <table:table-row>
          <table:table-cell office:value-type="float" office:value="2002006"/>
          <table:table-cell office:value-type="float" office:value="2002"/>
          <table:table-cell office:value-type="float" office:value="6"/>
          <table:table-cell office:value-type="float" office:value="30493"/>
          <table:table-cell office:value-type="float" office:value="2"/>
          <table:table-cell table:number-columns-repeated="16379"/>
        </table:table-row>
        <table:table-row>
          <table:table-cell office:value-type="float" office:value="2002007"/>
          <table:table-cell office:value-type="float" office:value="2002"/>
          <table:table-cell office:value-type="float" office:value="7"/>
          <table:table-cell office:value-type="float" office:value="127783"/>
          <table:table-cell office:value-type="float" office:value="2"/>
          <table:table-cell table:number-columns-repeated="16379"/>
        </table:table-row>
        <table:table-row>
          <table:table-cell office:value-type="float" office:value="2002008"/>
          <table:table-cell office:value-type="float" office:value="2002"/>
          <table:table-cell office:value-type="float" office:value="8"/>
          <table:table-cell office:value-type="float" office:value="70876"/>
          <table:table-cell office:value-type="float" office:value="2"/>
          <table:table-cell table:number-columns-repeated="16379"/>
        </table:table-row>
        <table:table-row>
          <table:table-cell office:value-type="float" office:value="2002009"/>
          <table:table-cell office:value-type="float" office:value="2002"/>
          <table:table-cell office:value-type="float" office:value="9"/>
          <table:table-cell office:value-type="float" office:value="27095"/>
          <table:table-cell office:value-type="float" office:value="4"/>
          <table:table-cell table:number-columns-repeated="16379"/>
        </table:table-row>
        <table:table-row>
          <table:table-cell office:value-type="float" office:value="2002010"/>
          <table:table-cell office:value-type="float" office:value="2002"/>
          <table:table-cell office:value-type="float" office:value="10"/>
          <table:table-cell office:value-type="float" office:value="50477"/>
          <table:table-cell office:value-type="float" office:value="4"/>
          <table:table-cell table:number-columns-repeated="16379"/>
        </table:table-row>
        <table:table-row>
          <table:table-cell office:value-type="float" office:value="2002011"/>
          <table:table-cell office:value-type="float" office:value="2002"/>
          <table:table-cell office:value-type="float" office:value="11"/>
          <table:table-cell office:value-type="float" office:value="9086"/>
          <table:table-cell office:value-type="float" office:value="4"/>
          <table:table-cell table:number-columns-repeated="16379"/>
        </table:table-row>
        <table:table-row>
          <table:table-cell office:value-type="float" office:value="2002012"/>
          <table:table-cell office:value-type="float" office:value="2002"/>
          <table:table-cell office:value-type="float" office:value="12"/>
          <table:table-cell office:value-type="float" office:value="15010"/>
          <table:table-cell office:value-type="float" office:value="5"/>
          <table:table-cell table:number-columns-repeated="16379"/>
        </table:table-row>
        <table:table-row>
          <table:table-cell office:value-type="float" office:value="2002013"/>
          <table:table-cell office:value-type="float" office:value="2002"/>
          <table:table-cell office:value-type="float" office:value="13"/>
          <table:table-cell office:value-type="float" office:value="5359"/>
          <table:table-cell office:value-type="float" office:value="5"/>
          <table:table-cell table:number-columns-repeated="16379"/>
        </table:table-row>
        <table:table-row>
          <table:table-cell office:value-type="float" office:value="2002015"/>
          <table:table-cell office:value-type="float" office:value="2002"/>
          <table:table-cell office:value-type="float" office:value="15"/>
          <table:table-cell office:value-type="float" office:value="9617"/>
          <table:table-cell office:value-type="float" office:value="3"/>
          <table:table-cell table:number-columns-repeated="16379"/>
        </table:table-row>
        <table:table-row>
          <table:table-cell office:value-type="float" office:value="2002016"/>
          <table:table-cell office:value-type="float" office:value="2002"/>
          <table:table-cell office:value-type="float" office:value="16"/>
          <table:table-cell office:value-type="float" office:value="7146"/>
          <table:table-cell office:value-type="float" office:value="3"/>
          <table:table-cell table:number-columns-repeated="16379"/>
        </table:table-row>
        <table:table-row>
          <table:table-cell office:value-type="float" office:value="2002017"/>
          <table:table-cell office:value-type="float" office:value="2002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18"/>
          <table:table-cell office:value-type="float" office:value="2002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19"/>
          <table:table-cell office:value-type="float" office:value="2002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0"/>
          <table:table-cell office:value-type="float" office:value="2002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2"/>
          <table:table-cell office:value-type="float" office:value="2002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23"/>
          <table:table-cell office:value-type="float" office:value="2002"/>
          <table:table-cell office:value-type="float" office:value="23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2024"/>
          <table:table-cell office:value-type="float" office:value="2002"/>
          <table:table-cell office:value-type="float" office:value="24"/>
          <table:table-cell office:value-type="float" office:value="27630"/>
          <table:table-cell office:value-type="float" office:value="3"/>
          <table:table-cell table:number-columns-repeated="16379"/>
        </table:table-row>
        <table:table-row>
          <table:table-cell office:value-type="float" office:value="2002025"/>
          <table:table-cell office:value-type="float" office:value="2002"/>
          <table:table-cell office:value-type="float" office:value="25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2027"/>
          <table:table-cell office:value-type="float" office:value="2002"/>
          <table:table-cell office:value-type="float" office:value="27"/>
          <table:table-cell office:value-type="float" office:value="5926"/>
          <table:table-cell office:value-type="float" office:value="3"/>
          <table:table-cell table:number-columns-repeated="16379"/>
        </table:table-row>
        <table:table-row>
          <table:table-cell office:value-type="float" office:value="2002028"/>
          <table:table-cell office:value-type="float" office:value="2002"/>
          <table:table-cell office:value-type="float" office:value="28"/>
          <table:table-cell office:value-type="float" office:value="12562"/>
          <table:table-cell office:value-type="float" office:value="3"/>
          <table:table-cell table:number-columns-repeated="16379"/>
        </table:table-row>
        <table:table-row>
          <table:table-cell office:value-type="float" office:value="2002029"/>
          <table:table-cell office:value-type="float" office:value="2002"/>
          <table:table-cell office:value-type="float" office:value="29"/>
          <table:table-cell office:value-type="float" office:value="23351"/>
          <table:table-cell office:value-type="float" office:value="3"/>
          <table:table-cell table:number-columns-repeated="16379"/>
        </table:table-row>
        <table:table-row>
          <table:table-cell office:value-type="float" office:value="2002031"/>
          <table:table-cell office:value-type="float" office:value="2002"/>
          <table:table-cell office:value-type="float" office:value="31"/>
          <table:table-cell office:value-type="float" office:value="22862"/>
          <table:table-cell office:value-type="float" office:value="3"/>
          <table:table-cell table:number-columns-repeated="16379"/>
        </table:table-row>
        <table:table-row>
          <table:table-cell office:value-type="float" office:value="2002032"/>
          <table:table-cell office:value-type="float" office:value="2002"/>
          <table:table-cell office:value-type="float" office:value="32"/>
          <table:table-cell office:value-type="float" office:value="45545"/>
          <table:table-cell office:value-type="float" office:value="3"/>
          <table:table-cell table:number-columns-repeated="16379"/>
        </table:table-row>
        <table:table-row>
          <table:table-cell office:value-type="float" office:value="2002033"/>
          <table:table-cell office:value-type="float" office:value="2002"/>
          <table:table-cell office:value-type="float" office:value="33"/>
          <table:table-cell office:value-type="float" office:value="12117"/>
          <table:table-cell office:value-type="float" office:value="3"/>
          <table:table-cell table:number-columns-repeated="16379"/>
        </table:table-row>
        <table:table-row>
          <table:table-cell office:value-type="float" office:value="2002035"/>
          <table:table-cell office:value-type="float" office:value="2002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36"/>
          <table:table-cell office:value-type="float" office:value="2002"/>
          <table:table-cell office:value-type="float" office:value="36"/>
          <table:table-cell office:value-type="float" office:value="21584"/>
          <table:table-cell office:value-type="float" office:value="3"/>
          <table:table-cell table:number-columns-repeated="16379"/>
        </table:table-row>
        <table:table-row>
          <table:table-cell office:value-type="float" office:value="2002037"/>
          <table:table-cell office:value-type="float" office:value="2002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38"/>
          <table:table-cell office:value-type="float" office:value="2002"/>
          <table:table-cell office:value-type="float" office:value="38"/>
          <table:table-cell office:value-type="float" office:value="25040"/>
          <table:table-cell office:value-type="float" office:value="3"/>
          <table:table-cell table:number-columns-repeated="16379"/>
        </table:table-row>
        <table:table-row>
          <table:table-cell office:value-type="float" office:value="2002039"/>
          <table:table-cell office:value-type="float" office:value="2002"/>
          <table:table-cell office:value-type="float" office:value="39"/>
          <table:table-cell office:value-type="float" office:value="16741"/>
          <table:table-cell office:value-type="float" office:value="3"/>
          <table:table-cell table:number-columns-repeated="16379"/>
        </table:table-row>
        <table:table-row>
          <table:table-cell office:value-type="float" office:value="2002040"/>
          <table:table-cell office:value-type="float" office:value="2002"/>
          <table:table-cell office:value-type="float" office:value="40"/>
          <table:table-cell office:value-type="float" office:value="10100"/>
          <table:table-cell office:value-type="float" office:value="3"/>
          <table:table-cell table:number-columns-repeated="16379"/>
        </table:table-row>
        <table:table-row>
          <table:table-cell office:value-type="float" office:value="2002041"/>
          <table:table-cell office:value-type="float" office:value="2002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2"/>
          <table:table-cell office:value-type="float" office:value="2002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3"/>
          <table:table-cell office:value-type="float" office:value="2002"/>
          <table:table-cell office:value-type="float" office:value="43"/>
          <table:table-cell office:value-type="float" office:value="22346"/>
          <table:table-cell office:value-type="float" office:value="3"/>
          <table:table-cell table:number-columns-repeated="16379"/>
        </table:table-row>
        <table:table-row>
          <table:table-cell office:value-type="float" office:value="2002044"/>
          <table:table-cell office:value-type="float" office:value="2002"/>
          <table:table-cell office:value-type="float" office:value="44"/>
          <table:table-cell office:value-type="float" office:value="26243"/>
          <table:table-cell office:value-type="float" office:value="3"/>
          <table:table-cell table:number-columns-repeated="16379"/>
        </table:table-row>
        <table:table-row>
          <table:table-cell office:value-type="float" office:value="2002045"/>
          <table:table-cell office:value-type="float" office:value="2002"/>
          <table:table-cell office:value-type="float" office:value="45"/>
          <table:table-cell office:value-type="float" office:value="20486"/>
          <table:table-cell office:value-type="float" office:value="3"/>
          <table:table-cell table:number-columns-repeated="16379"/>
        </table:table-row>
        <table:table-row>
          <table:table-cell office:value-type="float" office:value="2002046"/>
          <table:table-cell office:value-type="float" office:value="2002"/>
          <table:table-cell office:value-type="float" office:value="46"/>
          <table:table-cell office:value-type="float" office:value="11833"/>
          <table:table-cell office:value-type="float" office:value="3"/>
          <table:table-cell table:number-columns-repeated="16379"/>
        </table:table-row>
        <table:table-row>
          <table:table-cell office:value-type="float" office:value="2002047"/>
          <table:table-cell office:value-type="float" office:value="2002"/>
          <table:table-cell office:value-type="float" office:value="47"/>
          <table:table-cell office:value-type="float" office:value="19489"/>
          <table:table-cell office:value-type="float" office:value="3"/>
          <table:table-cell table:number-columns-repeated="16379"/>
        </table:table-row>
        <table:table-row>
          <table:table-cell office:value-type="float" office:value="2002048"/>
          <table:table-cell office:value-type="float" office:value="2002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9"/>
          <table:table-cell office:value-type="float" office:value="2002"/>
          <table:table-cell office:value-type="float" office:value="49"/>
          <table:table-cell office:value-type="float" office:value="22201"/>
          <table:table-cell office:value-type="float" office:value="3"/>
          <table:table-cell table:number-columns-repeated="16379"/>
        </table:table-row>
        <table:table-row>
          <table:table-cell office:value-type="float" office:value="2002051"/>
          <table:table-cell office:value-type="float" office:value="2002"/>
          <table:table-cell office:value-type="float" office:value="51"/>
          <table:table-cell office:value-type="float" office:value="20143"/>
          <table:table-cell office:value-type="float" office:value="5"/>
          <table:table-cell table:number-columns-repeated="16379"/>
        </table:table-row>
        <table:table-row>
          <table:table-cell office:value-type="float" office:value="2002053"/>
          <table:table-cell office:value-type="float" office:value="2002"/>
          <table:table-cell office:value-type="float" office:value="53"/>
          <table:table-cell office:value-type="float" office:value="6853"/>
          <table:table-cell office:value-type="float" office:value="3"/>
          <table:table-cell table:number-columns-repeated="16379"/>
        </table:table-row>
        <table:table-row>
          <table:table-cell office:value-type="float" office:value="2002054"/>
          <table:table-cell office:value-type="float" office:value="2002"/>
          <table:table-cell office:value-type="float" office:value="54"/>
          <table:table-cell office:value-type="float" office:value="17506"/>
          <table:table-cell office:value-type="float" office:value="3"/>
          <table:table-cell table:number-columns-repeated="16379"/>
        </table:table-row>
        <table:table-row>
          <table:table-cell office:value-type="float" office:value="2002055"/>
          <table:table-cell office:value-type="float" office:value="2002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2056"/>
          <table:table-cell office:value-type="float" office:value="2002"/>
          <table:table-cell office:value-type="float" office:value="56"/>
          <table:table-cell office:value-type="float" office:value="14643"/>
          <table:table-cell office:value-type="float" office:value="3"/>
          <table:table-cell table:number-columns-repeated="16379"/>
        </table:table-row>
        <table:table-row>
          <table:table-cell office:value-type="float" office:value="2002057"/>
          <table:table-cell office:value-type="float" office:value="2002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58"/>
          <table:table-cell office:value-type="float" office:value="2002"/>
          <table:table-cell office:value-type="float" office:value="58"/>
          <table:table-cell office:value-type="float" office:value="7402"/>
          <table:table-cell office:value-type="float" office:value="3"/>
          <table:table-cell table:number-columns-repeated="16379"/>
        </table:table-row>
        <table:table-row>
          <table:table-cell office:value-type="float" office:value="2002060"/>
          <table:table-cell office:value-type="float" office:value="2002"/>
          <table:table-cell office:value-type="float" office:value="60"/>
          <table:table-cell office:value-type="float" office:value="14018"/>
          <table:table-cell office:value-type="float" office:value="2"/>
          <table:table-cell table:number-columns-repeated="16379"/>
        </table:table-row>
        <table:table-row>
          <table:table-cell office:value-type="float" office:value="2002061"/>
          <table:table-cell office:value-type="float" office:value="2002"/>
          <table:table-cell office:value-type="float" office:value="61"/>
          <table:table-cell office:value-type="float" office:value="25597"/>
          <table:table-cell office:value-type="float" office:value="2"/>
          <table:table-cell table:number-columns-repeated="16379"/>
        </table:table-row>
        <table:table-row>
          <table:table-cell office:value-type="float" office:value="2002062"/>
          <table:table-cell office:value-type="float" office:value="2002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2063"/>
          <table:table-cell office:value-type="float" office:value="2002"/>
          <table:table-cell office:value-type="float" office:value="63"/>
          <table:table-cell office:value-type="float" office:value="9352"/>
          <table:table-cell office:value-type="float" office:value="0"/>
          <table:table-cell table:number-columns-repeated="16379"/>
        </table:table-row>
        <table:table-row>
          <table:table-cell office:value-type="float" office:value="2002064"/>
          <table:table-cell office:value-type="float" office:value="2002"/>
          <table:table-cell office:value-type="float" office:value="64"/>
          <table:table-cell office:value-type="float" office:value="17401"/>
          <table:table-cell office:value-type="float" office:value="3"/>
          <table:table-cell table:number-columns-repeated="16379"/>
        </table:table-row>
        <table:table-row>
          <table:table-cell office:value-type="float" office:value="2002066"/>
          <table:table-cell office:value-type="float" office:value="2002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67"/>
          <table:table-cell office:value-type="float" office:value="2002"/>
          <table:table-cell office:value-type="float" office:value="67"/>
          <table:table-cell office:value-type="float" office:value="16346"/>
          <table:table-cell office:value-type="float" office:value="3"/>
          <table:table-cell table:number-columns-repeated="16379"/>
        </table:table-row>
        <table:table-row>
          <table:table-cell office:value-type="float" office:value="2002068"/>
          <table:table-cell office:value-type="float" office:value="2002"/>
          <table:table-cell office:value-type="float" office:value="68"/>
          <table:table-cell office:value-type="float" office:value="30134"/>
          <table:table-cell office:value-type="float" office:value="3"/>
          <table:table-cell table:number-columns-repeated="16379"/>
        </table:table-row>
        <table:table-row>
          <table:table-cell office:value-type="float" office:value="2002070"/>
          <table:table-cell office:value-type="float" office:value="2002"/>
          <table:table-cell office:value-type="float" office:value="70"/>
          <table:table-cell office:value-type="float" office:value="23718"/>
          <table:table-cell office:value-type="float" office:value="0"/>
          <table:table-cell table:number-columns-repeated="16379"/>
        </table:table-row>
        <table:table-row>
          <table:table-cell office:value-type="float" office:value="2002071"/>
          <table:table-cell office:value-type="float" office:value="2002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2"/>
          <table:table-cell office:value-type="float" office:value="2002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3"/>
          <table:table-cell office:value-type="float" office:value="2002"/>
          <table:table-cell office:value-type="float" office:value="73"/>
          <table:table-cell office:value-type="float" office:value="29654"/>
          <table:table-cell office:value-type="float" office:value="3"/>
          <table:table-cell table:number-columns-repeated="16379"/>
        </table:table-row>
        <table:table-row>
          <table:table-cell office:value-type="float" office:value="2002074"/>
          <table:table-cell office:value-type="float" office:value="2002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5"/>
          <table:table-cell office:value-type="float" office:value="2002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6"/>
          <table:table-cell office:value-type="float" office:value="2002"/>
          <table:table-cell office:value-type="float" office:value="76"/>
          <table:table-cell office:value-type="float" office:value="6665"/>
          <table:table-cell office:value-type="float" office:value="3"/>
          <table:table-cell table:number-columns-repeated="16379"/>
        </table:table-row>
        <table:table-row>
          <table:table-cell office:value-type="float" office:value="2002079"/>
          <table:table-cell office:value-type="float" office:value="2002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95"/>
          <table:table-cell office:value-type="float" office:value="2002"/>
          <table:table-cell office:value-type="float" office:value="95"/>
          <table:table-cell office:value-type="float" office:value="30745"/>
          <table:table-cell office:value-type="float" office:value="3"/>
          <table:table-cell table:number-columns-repeated="16379"/>
        </table:table-row>
        <table:table-row>
          <table:table-cell office:value-type="float" office:value="2002096"/>
          <table:table-cell office:value-type="float" office:value="2002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97"/>
          <table:table-cell office:value-type="float" office:value="2002"/>
          <table:table-cell office:value-type="float" office:value="97"/>
          <table:table-cell office:value-type="float" office:value="10677"/>
          <table:table-cell office:value-type="float" office:value="3"/>
          <table:table-cell table:number-columns-repeated="16379"/>
        </table:table-row>
        <table:table-row>
          <table:table-cell office:value-type="float" office:value="2002099"/>
          <table:table-cell office:value-type="float" office:value="2002"/>
          <table:table-cell office:value-type="float" office:value="99"/>
          <table:table-cell office:value-type="float" office:value="8808"/>
          <table:table-cell office:value-type="float" office:value="3"/>
          <table:table-cell table:number-columns-repeated="16379"/>
        </table:table-row>
        <table:table-row>
          <table:table-cell office:value-type="float" office:value="2002100"/>
          <table:table-cell office:value-type="float" office:value="2002"/>
          <table:table-cell office:value-type="float" office:value="100"/>
          <table:table-cell office:value-type="float" office:value="719"/>
          <table:table-cell office:value-type="float" office:value="3"/>
          <table:table-cell table:number-columns-repeated="16379"/>
        </table:table-row>
        <table:table-row>
          <table:table-cell office:value-type="float" office:value="2002101"/>
          <table:table-cell office:value-type="float" office:value="2002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3"/>
          <table:table-cell office:value-type="float" office:value="2002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04"/>
          <table:table-cell office:value-type="float" office:value="2002"/>
          <table:table-cell office:value-type="float" office:value="104"/>
          <table:table-cell office:value-type="float" office:value="20138"/>
          <table:table-cell office:value-type="float" office:value="4"/>
          <table:table-cell table:number-columns-repeated="16379"/>
        </table:table-row>
        <table:table-row>
          <table:table-cell office:value-type="float" office:value="2002105"/>
          <table:table-cell office:value-type="float" office:value="2002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6"/>
          <table:table-cell office:value-type="float" office:value="2002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7"/>
          <table:table-cell office:value-type="float" office:value="2002"/>
          <table:table-cell office:value-type="float" office:value="107"/>
          <table:table-cell office:value-type="float" office:value="35271"/>
          <table:table-cell office:value-type="float" office:value="4"/>
          <table:table-cell table:number-columns-repeated="16379"/>
        </table:table-row>
        <table:table-row>
          <table:table-cell office:value-type="float" office:value="2002108"/>
          <table:table-cell office:value-type="float" office:value="2002"/>
          <table:table-cell office:value-type="float" office:value="108"/>
          <table:table-cell office:value-type="float" office:value="13943"/>
          <table:table-cell office:value-type="float" office:value="4"/>
          <table:table-cell table:number-columns-repeated="16379"/>
        </table:table-row>
        <table:table-row>
          <table:table-cell office:value-type="float" office:value="2002109"/>
          <table:table-cell office:value-type="float" office:value="2002"/>
          <table:table-cell office:value-type="float" office:value="109"/>
          <table:table-cell office:value-type="float" office:value="18616"/>
          <table:table-cell office:value-type="float" office:value="4"/>
          <table:table-cell table:number-columns-repeated="16379"/>
        </table:table-row>
        <table:table-row>
          <table:table-cell office:value-type="float" office:value="2002110"/>
          <table:table-cell office:value-type="float" office:value="2002"/>
          <table:table-cell office:value-type="float" office:value="110"/>
          <table:table-cell office:value-type="float" office:value="4520"/>
          <table:table-cell office:value-type="float" office:value="4"/>
          <table:table-cell table:number-columns-repeated="16379"/>
        </table:table-row>
        <table:table-row>
          <table:table-cell office:value-type="float" office:value="2002111"/>
          <table:table-cell office:value-type="float" office:value="2002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7"/>
          <table:table-cell office:value-type="float" office:value="2002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8"/>
          <table:table-cell office:value-type="float" office:value="2002"/>
          <table:table-cell office:value-type="float" office:value="118"/>
          <table:table-cell office:value-type="float" office:value="7624"/>
          <table:table-cell office:value-type="float" office:value="3"/>
          <table:table-cell table:number-columns-repeated="16379"/>
        </table:table-row>
        <table:table-row>
          <table:table-cell office:value-type="float" office:value="2002119"/>
          <table:table-cell office:value-type="float" office:value="2002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3"/>
          <table:table-cell office:value-type="float" office:value="2002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4"/>
          <table:table-cell office:value-type="float" office:value="2002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2127"/>
          <table:table-cell office:value-type="float" office:value="2002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2128"/>
          <table:table-cell office:value-type="float" office:value="2002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6"/>
          <table:table-cell office:value-type="float" office:value="2002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38"/>
          <table:table-cell office:value-type="float" office:value="2002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9"/>
          <table:table-cell office:value-type="float" office:value="2002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0"/>
          <table:table-cell office:value-type="float" office:value="2002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41"/>
          <table:table-cell office:value-type="float" office:value="2002"/>
          <table:table-cell office:value-type="float" office:value="141"/>
          <table:table-cell office:value-type="float" office:value="34446"/>
          <table:table-cell office:value-type="float" office:value="2"/>
          <table:table-cell table:number-columns-repeated="16379"/>
        </table:table-row>
        <table:table-row>
          <table:table-cell office:value-type="float" office:value="2002142"/>
          <table:table-cell office:value-type="float" office:value="2002"/>
          <table:table-cell office:value-type="float" office:value="142"/>
          <table:table-cell office:value-type="float" office:value="5317"/>
          <table:table-cell office:value-type="float" office:value="2"/>
          <table:table-cell table:number-columns-repeated="16379"/>
        </table:table-row>
        <table:table-row>
          <table:table-cell office:value-type="float" office:value="2002143"/>
          <table:table-cell office:value-type="float" office:value="2002"/>
          <table:table-cell office:value-type="float" office:value="143"/>
          <table:table-cell office:value-type="float" office:value="12945"/>
          <table:table-cell office:value-type="float" office:value="3"/>
          <table:table-cell table:number-columns-repeated="16379"/>
        </table:table-row>
        <table:table-row>
          <table:table-cell office:value-type="float" office:value="2002144"/>
          <table:table-cell office:value-type="float" office:value="2002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5"/>
          <table:table-cell office:value-type="float" office:value="2002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6"/>
          <table:table-cell office:value-type="float" office:value="2002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7"/>
          <table:table-cell office:value-type="float" office:value="2002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8"/>
          <table:table-cell office:value-type="float" office:value="2002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9"/>
          <table:table-cell office:value-type="float" office:value="2002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0"/>
          <table:table-cell office:value-type="float" office:value="2002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2"/>
          <table:table-cell office:value-type="float" office:value="2002"/>
          <table:table-cell office:value-type="float" office:value="152"/>
          <table:table-cell office:value-type="float" office:value="4312"/>
          <table:table-cell office:value-type="float" office:value="5"/>
          <table:table-cell table:number-columns-repeated="16379"/>
        </table:table-row>
        <table:table-row>
          <table:table-cell office:value-type="float" office:value="2002153"/>
          <table:table-cell office:value-type="float" office:value="2002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2155"/>
          <table:table-cell office:value-type="float" office:value="2002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2156"/>
          <table:table-cell office:value-type="float" office:value="2002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7"/>
          <table:table-cell office:value-type="float" office:value="2002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2158"/>
          <table:table-cell office:value-type="float" office:value="2002"/>
          <table:table-cell office:value-type="float" office:value="158"/>
          <table:table-cell office:value-type="float" office:value="42679"/>
          <table:table-cell office:value-type="float" office:value="2"/>
          <table:table-cell table:number-columns-repeated="16379"/>
        </table:table-row>
        <table:table-row>
          <table:table-cell office:value-type="float" office:value="2002160"/>
          <table:table-cell office:value-type="float" office:value="2002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1"/>
          <table:table-cell office:value-type="float" office:value="2002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2"/>
          <table:table-cell office:value-type="float" office:value="2002"/>
          <table:table-cell office:value-type="float" office:value="162"/>
          <table:table-cell office:value-type="float" office:value="959"/>
          <table:table-cell office:value-type="float" office:value="5"/>
          <table:table-cell table:number-columns-repeated="16379"/>
        </table:table-row>
        <table:table-row>
          <table:table-cell office:value-type="float" office:value="2002163"/>
          <table:table-cell office:value-type="float" office:value="2002"/>
          <table:table-cell office:value-type="float" office:value="163"/>
          <table:table-cell office:value-type="float" office:value="606"/>
          <table:table-cell office:value-type="float" office:value="5"/>
          <table:table-cell table:number-columns-repeated="16379"/>
        </table:table-row>
        <table:table-row>
          <table:table-cell office:value-type="float" office:value="2002164"/>
          <table:table-cell office:value-type="float" office:value="2002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5"/>
          <table:table-cell office:value-type="float" office:value="2002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6"/>
          <table:table-cell office:value-type="float" office:value="2002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67"/>
          <table:table-cell office:value-type="float" office:value="2002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2168"/>
          <table:table-cell office:value-type="float" office:value="2002"/>
          <table:table-cell office:value-type="float" office:value="168"/>
          <table:table-cell office:value-type="float" office:value="534"/>
          <table:table-cell office:value-type="float" office:value="5"/>
          <table:table-cell table:number-columns-repeated="16379"/>
        </table:table-row>
        <table:table-row>
          <table:table-cell office:value-type="float" office:value="2002169"/>
          <table:table-cell office:value-type="float" office:value="2002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70"/>
          <table:table-cell office:value-type="float" office:value="2002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171"/>
          <table:table-cell office:value-type="float" office:value="2002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3001"/>
          <table:table-cell office:value-type="float" office:value="2003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3002"/>
          <table:table-cell office:value-type="float" office:value="2003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3003"/>
          <table:table-cell office:value-type="float" office:value="2003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3004"/>
          <table:table-cell office:value-type="float" office:value="2003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05"/>
          <table:table-cell office:value-type="float" office:value="2003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3006"/>
          <table:table-cell office:value-type="float" office:value="2003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3007"/>
          <table:table-cell office:value-type="float" office:value="2003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3008"/>
          <table:table-cell office:value-type="float" office:value="2003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009"/>
          <table:table-cell office:value-type="float" office:value="2003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010"/>
          <table:table-cell office:value-type="float" office:value="2003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3011"/>
          <table:table-cell office:value-type="float" office:value="2003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3012"/>
          <table:table-cell office:value-type="float" office:value="2003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3013"/>
          <table:table-cell office:value-type="float" office:value="2003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3015"/>
          <table:table-cell office:value-type="float" office:value="2003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3016"/>
          <table:table-cell office:value-type="float" office:value="2003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3017"/>
          <table:table-cell office:value-type="float" office:value="2003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18"/>
          <table:table-cell office:value-type="float" office:value="2003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19"/>
          <table:table-cell office:value-type="float" office:value="2003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0"/>
          <table:table-cell office:value-type="float" office:value="2003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2"/>
          <table:table-cell office:value-type="float" office:value="2003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23"/>
          <table:table-cell office:value-type="float" office:value="2003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3024"/>
          <table:table-cell office:value-type="float" office:value="2003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3025"/>
          <table:table-cell office:value-type="float" office:value="2003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3027"/>
          <table:table-cell office:value-type="float" office:value="2003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3028"/>
          <table:table-cell office:value-type="float" office:value="2003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3029"/>
          <table:table-cell office:value-type="float" office:value="2003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3031"/>
          <table:table-cell office:value-type="float" office:value="2003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3032"/>
          <table:table-cell office:value-type="float" office:value="2003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3033"/>
          <table:table-cell office:value-type="float" office:value="2003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3035"/>
          <table:table-cell office:value-type="float" office:value="2003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36"/>
          <table:table-cell office:value-type="float" office:value="2003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3037"/>
          <table:table-cell office:value-type="float" office:value="2003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3038"/>
          <table:table-cell office:value-type="float" office:value="2003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3039"/>
          <table:table-cell office:value-type="float" office:value="2003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0"/>
          <table:table-cell office:value-type="float" office:value="2003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3041"/>
          <table:table-cell office:value-type="float" office:value="2003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2"/>
          <table:table-cell office:value-type="float" office:value="2003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3"/>
          <table:table-cell office:value-type="float" office:value="2003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3044"/>
          <table:table-cell office:value-type="float" office:value="2003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3045"/>
          <table:table-cell office:value-type="float" office:value="2003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3046"/>
          <table:table-cell office:value-type="float" office:value="2003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3047"/>
          <table:table-cell office:value-type="float" office:value="2003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8"/>
          <table:table-cell office:value-type="float" office:value="2003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9"/>
          <table:table-cell office:value-type="float" office:value="2003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3051"/>
          <table:table-cell office:value-type="float" office:value="2003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3053"/>
          <table:table-cell office:value-type="float" office:value="2003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3054"/>
          <table:table-cell office:value-type="float" office:value="2003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3055"/>
          <table:table-cell office:value-type="float" office:value="2003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3056"/>
          <table:table-cell office:value-type="float" office:value="2003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3057"/>
          <table:table-cell office:value-type="float" office:value="2003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58"/>
          <table:table-cell office:value-type="float" office:value="2003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3060"/>
          <table:table-cell office:value-type="float" office:value="2003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3061"/>
          <table:table-cell office:value-type="float" office:value="2003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3062"/>
          <table:table-cell office:value-type="float" office:value="2003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3063"/>
          <table:table-cell office:value-type="float" office:value="2003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3064"/>
          <table:table-cell office:value-type="float" office:value="2003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3066"/>
          <table:table-cell office:value-type="float" office:value="2003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67"/>
          <table:table-cell office:value-type="float" office:value="2003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3068"/>
          <table:table-cell office:value-type="float" office:value="2003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0"/>
          <table:table-cell office:value-type="float" office:value="2003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3071"/>
          <table:table-cell office:value-type="float" office:value="2003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2"/>
          <table:table-cell office:value-type="float" office:value="2003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3"/>
          <table:table-cell office:value-type="float" office:value="2003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3074"/>
          <table:table-cell office:value-type="float" office:value="2003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3075"/>
          <table:table-cell office:value-type="float" office:value="2003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6"/>
          <table:table-cell office:value-type="float" office:value="2003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3079"/>
          <table:table-cell office:value-type="float" office:value="2003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95"/>
          <table:table-cell office:value-type="float" office:value="2003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3096"/>
          <table:table-cell office:value-type="float" office:value="2003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3097"/>
          <table:table-cell office:value-type="float" office:value="2003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3099"/>
          <table:table-cell office:value-type="float" office:value="2003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3100"/>
          <table:table-cell office:value-type="float" office:value="2003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3101"/>
          <table:table-cell office:value-type="float" office:value="2003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3103"/>
          <table:table-cell office:value-type="float" office:value="2003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04"/>
          <table:table-cell office:value-type="float" office:value="2003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3105"/>
          <table:table-cell office:value-type="float" office:value="2003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6"/>
          <table:table-cell office:value-type="float" office:value="2003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7"/>
          <table:table-cell office:value-type="float" office:value="2003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3108"/>
          <table:table-cell office:value-type="float" office:value="2003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9"/>
          <table:table-cell office:value-type="float" office:value="2003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3110"/>
          <table:table-cell office:value-type="float" office:value="2003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3111"/>
          <table:table-cell office:value-type="float" office:value="2003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3117"/>
          <table:table-cell office:value-type="float" office:value="2003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18"/>
          <table:table-cell office:value-type="float" office:value="2003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119"/>
          <table:table-cell office:value-type="float" office:value="2003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3"/>
          <table:table-cell office:value-type="float" office:value="2003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4"/>
          <table:table-cell office:value-type="float" office:value="2003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3127"/>
          <table:table-cell office:value-type="float" office:value="2003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3128"/>
          <table:table-cell office:value-type="float" office:value="2003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36"/>
          <table:table-cell office:value-type="float" office:value="2003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3138"/>
          <table:table-cell office:value-type="float" office:value="2003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3139"/>
          <table:table-cell office:value-type="float" office:value="2003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3140"/>
          <table:table-cell office:value-type="float" office:value="2003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3141"/>
          <table:table-cell office:value-type="float" office:value="2003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3142"/>
          <table:table-cell office:value-type="float" office:value="2003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3143"/>
          <table:table-cell office:value-type="float" office:value="2003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3144"/>
          <table:table-cell office:value-type="float" office:value="2003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5"/>
          <table:table-cell office:value-type="float" office:value="2003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6"/>
          <table:table-cell office:value-type="float" office:value="2003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3147"/>
          <table:table-cell office:value-type="float" office:value="2003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8"/>
          <table:table-cell office:value-type="float" office:value="2003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9"/>
          <table:table-cell office:value-type="float" office:value="2003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0"/>
          <table:table-cell office:value-type="float" office:value="2003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2"/>
          <table:table-cell office:value-type="float" office:value="2003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3153"/>
          <table:table-cell office:value-type="float" office:value="2003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5"/>
          <table:table-cell office:value-type="float" office:value="2003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6"/>
          <table:table-cell office:value-type="float" office:value="2003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7"/>
          <table:table-cell office:value-type="float" office:value="2003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8"/>
          <table:table-cell office:value-type="float" office:value="2003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3160"/>
          <table:table-cell office:value-type="float" office:value="2003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1"/>
          <table:table-cell office:value-type="float" office:value="2003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2"/>
          <table:table-cell office:value-type="float" office:value="2003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3163"/>
          <table:table-cell office:value-type="float" office:value="2003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3164"/>
          <table:table-cell office:value-type="float" office:value="2003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5"/>
          <table:table-cell office:value-type="float" office:value="2003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6"/>
          <table:table-cell office:value-type="float" office:value="2003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167"/>
          <table:table-cell office:value-type="float" office:value="2003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3168"/>
          <table:table-cell office:value-type="float" office:value="2003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3169"/>
          <table:table-cell office:value-type="float" office:value="2003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70"/>
          <table:table-cell office:value-type="float" office:value="2003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3171"/>
          <table:table-cell office:value-type="float" office:value="2003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4001"/>
          <table:table-cell office:value-type="float" office:value="2004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4002"/>
          <table:table-cell office:value-type="float" office:value="2004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4003"/>
          <table:table-cell office:value-type="float" office:value="2004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4004"/>
          <table:table-cell office:value-type="float" office:value="2004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05"/>
          <table:table-cell office:value-type="float" office:value="2004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4006"/>
          <table:table-cell office:value-type="float" office:value="2004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4007"/>
          <table:table-cell office:value-type="float" office:value="2004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4008"/>
          <table:table-cell office:value-type="float" office:value="2004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009"/>
          <table:table-cell office:value-type="float" office:value="2004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010"/>
          <table:table-cell office:value-type="float" office:value="2004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4011"/>
          <table:table-cell office:value-type="float" office:value="2004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4012"/>
          <table:table-cell office:value-type="float" office:value="2004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4013"/>
          <table:table-cell office:value-type="float" office:value="2004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4015"/>
          <table:table-cell office:value-type="float" office:value="2004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4016"/>
          <table:table-cell office:value-type="float" office:value="2004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4017"/>
          <table:table-cell office:value-type="float" office:value="2004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18"/>
          <table:table-cell office:value-type="float" office:value="2004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19"/>
          <table:table-cell office:value-type="float" office:value="2004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20"/>
          <table:table-cell office:value-type="float" office:value="2004"/>
          <table:table-cell office:value-type="float" office:value="20"/>
          <table:table-cell office:value-type="float" office:value="7450"/>
          <table:table-cell office:value-type="float" office:value="3"/>
          <table:table-cell table:number-columns-repeated="16379"/>
        </table:table-row>
        <table:table-row>
          <table:table-cell office:value-type="float" office:value="2004021"/>
          <table:table-cell office:value-type="float" office:value="2004"/>
          <table:table-cell office:value-type="float" office:value="21"/>
          <table:table-cell office:value-type="float" office:value="9458"/>
          <table:table-cell office:value-type="float" office:value="2"/>
          <table:table-cell table:number-columns-repeated="16379"/>
        </table:table-row>
        <table:table-row>
          <table:table-cell office:value-type="float" office:value="2004022"/>
          <table:table-cell office:value-type="float" office:value="2004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23"/>
          <table:table-cell office:value-type="float" office:value="2004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4024"/>
          <table:table-cell office:value-type="float" office:value="2004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4025"/>
          <table:table-cell office:value-type="float" office:value="2004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4027"/>
          <table:table-cell office:value-type="float" office:value="2004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4028"/>
          <table:table-cell office:value-type="float" office:value="2004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4029"/>
          <table:table-cell office:value-type="float" office:value="2004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4030"/>
          <table:table-cell office:value-type="float" office:value="2004"/>
          <table:table-cell office:value-type="float" office:value="30"/>
          <table:table-cell office:value-type="float" office:value="7251"/>
          <table:table-cell office:value-type="float" office:value="3"/>
          <table:table-cell table:number-columns-repeated="16379"/>
        </table:table-row>
        <table:table-row>
          <table:table-cell office:value-type="float" office:value="2004031"/>
          <table:table-cell office:value-type="float" office:value="2004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4032"/>
          <table:table-cell office:value-type="float" office:value="2004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4033"/>
          <table:table-cell office:value-type="float" office:value="2004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4034"/>
          <table:table-cell office:value-type="float" office:value="2004"/>
          <table:table-cell office:value-type="float" office:value="34"/>
          <table:table-cell office:value-type="float" office:value="36758"/>
          <table:table-cell office:value-type="float" office:value="3"/>
          <table:table-cell table:number-columns-repeated="16379"/>
        </table:table-row>
        <table:table-row>
          <table:table-cell office:value-type="float" office:value="2004035"/>
          <table:table-cell office:value-type="float" office:value="2004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36"/>
          <table:table-cell office:value-type="float" office:value="2004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4037"/>
          <table:table-cell office:value-type="float" office:value="2004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4038"/>
          <table:table-cell office:value-type="float" office:value="2004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4039"/>
          <table:table-cell office:value-type="float" office:value="2004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0"/>
          <table:table-cell office:value-type="float" office:value="2004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4041"/>
          <table:table-cell office:value-type="float" office:value="2004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2"/>
          <table:table-cell office:value-type="float" office:value="2004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3"/>
          <table:table-cell office:value-type="float" office:value="2004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4044"/>
          <table:table-cell office:value-type="float" office:value="2004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4045"/>
          <table:table-cell office:value-type="float" office:value="2004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4046"/>
          <table:table-cell office:value-type="float" office:value="2004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4047"/>
          <table:table-cell office:value-type="float" office:value="2004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8"/>
          <table:table-cell office:value-type="float" office:value="2004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9"/>
          <table:table-cell office:value-type="float" office:value="2004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4051"/>
          <table:table-cell office:value-type="float" office:value="2004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4053"/>
          <table:table-cell office:value-type="float" office:value="2004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4054"/>
          <table:table-cell office:value-type="float" office:value="2004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4055"/>
          <table:table-cell office:value-type="float" office:value="2004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4056"/>
          <table:table-cell office:value-type="float" office:value="2004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4057"/>
          <table:table-cell office:value-type="float" office:value="2004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58"/>
          <table:table-cell office:value-type="float" office:value="2004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4060"/>
          <table:table-cell office:value-type="float" office:value="2004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4061"/>
          <table:table-cell office:value-type="float" office:value="2004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4062"/>
          <table:table-cell office:value-type="float" office:value="2004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4063"/>
          <table:table-cell office:value-type="float" office:value="2004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4064"/>
          <table:table-cell office:value-type="float" office:value="2004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4066"/>
          <table:table-cell office:value-type="float" office:value="2004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67"/>
          <table:table-cell office:value-type="float" office:value="2004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4068"/>
          <table:table-cell office:value-type="float" office:value="2004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0"/>
          <table:table-cell office:value-type="float" office:value="2004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4071"/>
          <table:table-cell office:value-type="float" office:value="2004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2"/>
          <table:table-cell office:value-type="float" office:value="2004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3"/>
          <table:table-cell office:value-type="float" office:value="2004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4074"/>
          <table:table-cell office:value-type="float" office:value="2004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4075"/>
          <table:table-cell office:value-type="float" office:value="2004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6"/>
          <table:table-cell office:value-type="float" office:value="2004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4079"/>
          <table:table-cell office:value-type="float" office:value="2004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95"/>
          <table:table-cell office:value-type="float" office:value="2004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4096"/>
          <table:table-cell office:value-type="float" office:value="2004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4097"/>
          <table:table-cell office:value-type="float" office:value="2004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4098"/>
          <table:table-cell office:value-type="float" office:value="2004"/>
          <table:table-cell office:value-type="float" office:value="98"/>
          <table:table-cell office:value-type="float" office:value="10552"/>
          <table:table-cell office:value-type="float" office:value="5"/>
          <table:table-cell table:number-columns-repeated="16379"/>
        </table:table-row>
        <table:table-row>
          <table:table-cell office:value-type="float" office:value="2004099"/>
          <table:table-cell office:value-type="float" office:value="2004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4100"/>
          <table:table-cell office:value-type="float" office:value="2004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4101"/>
          <table:table-cell office:value-type="float" office:value="2004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4103"/>
          <table:table-cell office:value-type="float" office:value="2004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04"/>
          <table:table-cell office:value-type="float" office:value="2004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4105"/>
          <table:table-cell office:value-type="float" office:value="2004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6"/>
          <table:table-cell office:value-type="float" office:value="2004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7"/>
          <table:table-cell office:value-type="float" office:value="2004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4108"/>
          <table:table-cell office:value-type="float" office:value="2004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9"/>
          <table:table-cell office:value-type="float" office:value="2004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4110"/>
          <table:table-cell office:value-type="float" office:value="2004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4111"/>
          <table:table-cell office:value-type="float" office:value="2004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4117"/>
          <table:table-cell office:value-type="float" office:value="2004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18"/>
          <table:table-cell office:value-type="float" office:value="2004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119"/>
          <table:table-cell office:value-type="float" office:value="2004"/>
          <table:table-cell office:value-type="float" office:value="11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2004123"/>
          <table:table-cell office:value-type="float" office:value="2004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24"/>
          <table:table-cell office:value-type="float" office:value="2004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4127"/>
          <table:table-cell office:value-type="float" office:value="2004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4128"/>
          <table:table-cell office:value-type="float" office:value="2004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36"/>
          <table:table-cell office:value-type="float" office:value="2004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4138"/>
          <table:table-cell office:value-type="float" office:value="2004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4139"/>
          <table:table-cell office:value-type="float" office:value="2004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4140"/>
          <table:table-cell office:value-type="float" office:value="2004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4141"/>
          <table:table-cell office:value-type="float" office:value="2004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4142"/>
          <table:table-cell office:value-type="float" office:value="2004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4143"/>
          <table:table-cell office:value-type="float" office:value="2004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4144"/>
          <table:table-cell office:value-type="float" office:value="2004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5"/>
          <table:table-cell office:value-type="float" office:value="2004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6"/>
          <table:table-cell office:value-type="float" office:value="2004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4147"/>
          <table:table-cell office:value-type="float" office:value="2004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8"/>
          <table:table-cell office:value-type="float" office:value="2004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9"/>
          <table:table-cell office:value-type="float" office:value="2004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0"/>
          <table:table-cell office:value-type="float" office:value="2004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2"/>
          <table:table-cell office:value-type="float" office:value="2004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4153"/>
          <table:table-cell office:value-type="float" office:value="2004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5"/>
          <table:table-cell office:value-type="float" office:value="2004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6"/>
          <table:table-cell office:value-type="float" office:value="2004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7"/>
          <table:table-cell office:value-type="float" office:value="2004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8"/>
          <table:table-cell office:value-type="float" office:value="2004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4160"/>
          <table:table-cell office:value-type="float" office:value="2004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1"/>
          <table:table-cell office:value-type="float" office:value="2004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2"/>
          <table:table-cell office:value-type="float" office:value="2004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4163"/>
          <table:table-cell office:value-type="float" office:value="2004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4164"/>
          <table:table-cell office:value-type="float" office:value="2004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5"/>
          <table:table-cell office:value-type="float" office:value="2004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6"/>
          <table:table-cell office:value-type="float" office:value="2004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167"/>
          <table:table-cell office:value-type="float" office:value="2004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4168"/>
          <table:table-cell office:value-type="float" office:value="2004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4169"/>
          <table:table-cell office:value-type="float" office:value="2004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70"/>
          <table:table-cell office:value-type="float" office:value="2004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4171"/>
          <table:table-cell office:value-type="float" office:value="2004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5001"/>
          <table:table-cell office:value-type="float" office:value="2005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5002"/>
          <table:table-cell office:value-type="float" office:value="2005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5003"/>
          <table:table-cell office:value-type="float" office:value="2005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5005"/>
          <table:table-cell office:value-type="float" office:value="2005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5006"/>
          <table:table-cell office:value-type="float" office:value="2005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5007"/>
          <table:table-cell office:value-type="float" office:value="2005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5008"/>
          <table:table-cell office:value-type="float" office:value="2005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5009"/>
          <table:table-cell office:value-type="float" office:value="2005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5010"/>
          <table:table-cell office:value-type="float" office:value="2005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5011"/>
          <table:table-cell office:value-type="float" office:value="2005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5012"/>
          <table:table-cell office:value-type="float" office:value="2005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5013"/>
          <table:table-cell office:value-type="float" office:value="2005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5015"/>
          <table:table-cell office:value-type="float" office:value="2005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5016"/>
          <table:table-cell office:value-type="float" office:value="2005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5017"/>
          <table:table-cell office:value-type="float" office:value="2005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5019"/>
          <table:table-cell office:value-type="float" office:value="2005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5020"/>
          <table:table-cell office:value-type="float" office:value="2005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5021"/>
          <table:table-cell office:value-type="float" office:value="2005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5023"/>
          <table:table-cell office:value-type="float" office:value="2005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5024"/>
          <table:table-cell office:value-type="float" office:value="2005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5025"/>
          <table:table-cell office:value-type="float" office:value="2005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5027"/>
          <table:table-cell office:value-type="float" office:value="2005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5028"/>
          <table:table-cell office:value-type="float" office:value="2005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5029"/>
          <table:table-cell office:value-type="float" office:value="2005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5030"/>
          <table:table-cell office:value-type="float" office:value="2005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5031"/>
          <table:table-cell office:value-type="float" office:value="2005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5032"/>
          <table:table-cell office:value-type="float" office:value="2005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5033"/>
          <table:table-cell office:value-type="float" office:value="2005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5034"/>
          <table:table-cell office:value-type="float" office:value="2005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5036"/>
          <table:table-cell office:value-type="float" office:value="2005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5037"/>
          <table:table-cell office:value-type="float" office:value="2005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5038"/>
          <table:table-cell office:value-type="float" office:value="2005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5039"/>
          <table:table-cell office:value-type="float" office:value="2005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5040"/>
          <table:table-cell office:value-type="float" office:value="2005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5043"/>
          <table:table-cell office:value-type="float" office:value="2005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5044"/>
          <table:table-cell office:value-type="float" office:value="2005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5045"/>
          <table:table-cell office:value-type="float" office:value="2005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5046"/>
          <table:table-cell office:value-type="float" office:value="2005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5047"/>
          <table:table-cell office:value-type="float" office:value="2005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5049"/>
          <table:table-cell office:value-type="float" office:value="2005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5051"/>
          <table:table-cell office:value-type="float" office:value="2005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5053"/>
          <table:table-cell office:value-type="float" office:value="2005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5054"/>
          <table:table-cell office:value-type="float" office:value="2005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5055"/>
          <table:table-cell office:value-type="float" office:value="2005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5057"/>
          <table:table-cell office:value-type="float" office:value="2005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5058"/>
          <table:table-cell office:value-type="float" office:value="2005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5060"/>
          <table:table-cell office:value-type="float" office:value="2005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5061"/>
          <table:table-cell office:value-type="float" office:value="2005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5062"/>
          <table:table-cell office:value-type="float" office:value="2005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5064"/>
          <table:table-cell office:value-type="float" office:value="2005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5066"/>
          <table:table-cell office:value-type="float" office:value="2005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5067"/>
          <table:table-cell office:value-type="float" office:value="2005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5068"/>
          <table:table-cell office:value-type="float" office:value="2005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5073"/>
          <table:table-cell office:value-type="float" office:value="2005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5074"/>
          <table:table-cell office:value-type="float" office:value="2005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5076"/>
          <table:table-cell office:value-type="float" office:value="2005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5095"/>
          <table:table-cell office:value-type="float" office:value="2005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5096"/>
          <table:table-cell office:value-type="float" office:value="2005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5097"/>
          <table:table-cell office:value-type="float" office:value="2005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5098"/>
          <table:table-cell office:value-type="float" office:value="2005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5099"/>
          <table:table-cell office:value-type="float" office:value="2005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5101"/>
          <table:table-cell office:value-type="float" office:value="2005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5104"/>
          <table:table-cell office:value-type="float" office:value="2005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5105"/>
          <table:table-cell office:value-type="float" office:value="2005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5106"/>
          <table:table-cell office:value-type="float" office:value="2005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5108"/>
          <table:table-cell office:value-type="float" office:value="2005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5109"/>
          <table:table-cell office:value-type="float" office:value="2005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5110"/>
          <table:table-cell office:value-type="float" office:value="2005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5124"/>
          <table:table-cell office:value-type="float" office:value="2005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5127"/>
          <table:table-cell office:value-type="float" office:value="2005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5136"/>
          <table:table-cell office:value-type="float" office:value="2005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5140"/>
          <table:table-cell office:value-type="float" office:value="2005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5141"/>
          <table:table-cell office:value-type="float" office:value="2005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5142"/>
          <table:table-cell office:value-type="float" office:value="2005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5143"/>
          <table:table-cell office:value-type="float" office:value="2005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5152"/>
          <table:table-cell office:value-type="float" office:value="2005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5158"/>
          <table:table-cell office:value-type="float" office:value="2005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5162"/>
          <table:table-cell office:value-type="float" office:value="2005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5163"/>
          <table:table-cell office:value-type="float" office:value="2005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5166"/>
          <table:table-cell office:value-type="float" office:value="2005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5167"/>
          <table:table-cell office:value-type="float" office:value="2005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5170"/>
          <table:table-cell office:value-type="float" office:value="2005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5171"/>
          <table:table-cell office:value-type="float" office:value="2005"/>
          <table:table-cell office:value-type="float" office:value="171"/>
          <table:table-cell office:value-type="float" office:value="20469.52974501696"/>
          <table:table-cell office:value-type="float" office:value="3"/>
          <table:table-cell table:number-columns-repeated="16379"/>
        </table:table-row>
        <table:table-row>
          <table:table-cell office:value-type="float" office:value="2005172"/>
          <table:table-cell office:value-type="float" office:value="2005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5173"/>
          <table:table-cell office:value-type="float" office:value="2005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5174"/>
          <table:table-cell office:value-type="float" office:value="2005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5176"/>
          <table:table-cell office:value-type="float" office:value="2005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5178"/>
          <table:table-cell office:value-type="float" office:value="2005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5179"/>
          <table:table-cell office:value-type="float" office:value="2005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6001"/>
          <table:table-cell office:value-type="float" office:value="2006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6002"/>
          <table:table-cell office:value-type="float" office:value="2006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6003"/>
          <table:table-cell office:value-type="float" office:value="2006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6005"/>
          <table:table-cell office:value-type="float" office:value="2006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6006"/>
          <table:table-cell office:value-type="float" office:value="2006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6007"/>
          <table:table-cell office:value-type="float" office:value="2006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6008"/>
          <table:table-cell office:value-type="float" office:value="2006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6009"/>
          <table:table-cell office:value-type="float" office:value="2006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6010"/>
          <table:table-cell office:value-type="float" office:value="2006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6011"/>
          <table:table-cell office:value-type="float" office:value="2006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6012"/>
          <table:table-cell office:value-type="float" office:value="2006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6013"/>
          <table:table-cell office:value-type="float" office:value="2006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6015"/>
          <table:table-cell office:value-type="float" office:value="2006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6016"/>
          <table:table-cell office:value-type="float" office:value="2006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6017"/>
          <table:table-cell office:value-type="float" office:value="2006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6019"/>
          <table:table-cell office:value-type="float" office:value="2006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6020"/>
          <table:table-cell office:value-type="float" office:value="2006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6021"/>
          <table:table-cell office:value-type="float" office:value="2006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6023"/>
          <table:table-cell office:value-type="float" office:value="2006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6024"/>
          <table:table-cell office:value-type="float" office:value="2006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6025"/>
          <table:table-cell office:value-type="float" office:value="2006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6027"/>
          <table:table-cell office:value-type="float" office:value="2006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6028"/>
          <table:table-cell office:value-type="float" office:value="2006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6029"/>
          <table:table-cell office:value-type="float" office:value="2006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6030"/>
          <table:table-cell office:value-type="float" office:value="2006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6031"/>
          <table:table-cell office:value-type="float" office:value="2006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6032"/>
          <table:table-cell office:value-type="float" office:value="2006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6033"/>
          <table:table-cell office:value-type="float" office:value="2006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6034"/>
          <table:table-cell office:value-type="float" office:value="2006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6036"/>
          <table:table-cell office:value-type="float" office:value="2006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6037"/>
          <table:table-cell office:value-type="float" office:value="2006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6038"/>
          <table:table-cell office:value-type="float" office:value="2006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6039"/>
          <table:table-cell office:value-type="float" office:value="2006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6040"/>
          <table:table-cell office:value-type="float" office:value="2006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6043"/>
          <table:table-cell office:value-type="float" office:value="2006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6044"/>
          <table:table-cell office:value-type="float" office:value="2006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6045"/>
          <table:table-cell office:value-type="float" office:value="2006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6046"/>
          <table:table-cell office:value-type="float" office:value="2006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6047"/>
          <table:table-cell office:value-type="float" office:value="2006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6049"/>
          <table:table-cell office:value-type="float" office:value="2006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6051"/>
          <table:table-cell office:value-type="float" office:value="2006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6053"/>
          <table:table-cell office:value-type="float" office:value="2006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6054"/>
          <table:table-cell office:value-type="float" office:value="2006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6055"/>
          <table:table-cell office:value-type="float" office:value="2006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6057"/>
          <table:table-cell office:value-type="float" office:value="2006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6058"/>
          <table:table-cell office:value-type="float" office:value="2006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6060"/>
          <table:table-cell office:value-type="float" office:value="2006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6061"/>
          <table:table-cell office:value-type="float" office:value="2006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6062"/>
          <table:table-cell office:value-type="float" office:value="2006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6064"/>
          <table:table-cell office:value-type="float" office:value="2006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6066"/>
          <table:table-cell office:value-type="float" office:value="2006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6067"/>
          <table:table-cell office:value-type="float" office:value="2006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6068"/>
          <table:table-cell office:value-type="float" office:value="2006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6070"/>
          <table:table-cell office:value-type="float" office:value="2006"/>
          <table:table-cell office:value-type="float" office:value="70"/>
          <table:table-cell office:value-type="float" office:value="49479.462611000003"/>
          <table:table-cell office:value-type="float" office:value="0"/>
          <table:table-cell table:number-columns-repeated="16379"/>
        </table:table-row>
        <table:table-row>
          <table:table-cell office:value-type="float" office:value="2006073"/>
          <table:table-cell office:value-type="float" office:value="2006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6074"/>
          <table:table-cell office:value-type="float" office:value="2006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6076"/>
          <table:table-cell office:value-type="float" office:value="2006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6095"/>
          <table:table-cell office:value-type="float" office:value="2006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6096"/>
          <table:table-cell office:value-type="float" office:value="2006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6097"/>
          <table:table-cell office:value-type="float" office:value="2006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6098"/>
          <table:table-cell office:value-type="float" office:value="2006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6099"/>
          <table:table-cell office:value-type="float" office:value="2006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6101"/>
          <table:table-cell office:value-type="float" office:value="2006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6104"/>
          <table:table-cell office:value-type="float" office:value="2006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6105"/>
          <table:table-cell office:value-type="float" office:value="2006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6106"/>
          <table:table-cell office:value-type="float" office:value="2006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6108"/>
          <table:table-cell office:value-type="float" office:value="2006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6109"/>
          <table:table-cell office:value-type="float" office:value="2006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6110"/>
          <table:table-cell office:value-type="float" office:value="2006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6124"/>
          <table:table-cell office:value-type="float" office:value="2006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6127"/>
          <table:table-cell office:value-type="float" office:value="2006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6136"/>
          <table:table-cell office:value-type="float" office:value="2006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6140"/>
          <table:table-cell office:value-type="float" office:value="2006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6141"/>
          <table:table-cell office:value-type="float" office:value="2006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6142"/>
          <table:table-cell office:value-type="float" office:value="2006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6143"/>
          <table:table-cell office:value-type="float" office:value="2006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6152"/>
          <table:table-cell office:value-type="float" office:value="2006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6158"/>
          <table:table-cell office:value-type="float" office:value="2006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6162"/>
          <table:table-cell office:value-type="float" office:value="2006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6163"/>
          <table:table-cell office:value-type="float" office:value="2006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6166"/>
          <table:table-cell office:value-type="float" office:value="2006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6167"/>
          <table:table-cell office:value-type="float" office:value="2006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6170"/>
          <table:table-cell office:value-type="float" office:value="2006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6171"/>
          <table:table-cell office:value-type="float" office:value="2006"/>
          <table:table-cell office:value-type="float" office:value="171"/>
          <table:table-cell office:value-type="float" office:value="20469.529745017"/>
          <table:table-cell office:value-type="float" office:value="3"/>
          <table:table-cell table:number-columns-repeated="16379"/>
        </table:table-row>
        <table:table-row>
          <table:table-cell office:value-type="float" office:value="2006172"/>
          <table:table-cell office:value-type="float" office:value="2006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6173"/>
          <table:table-cell office:value-type="float" office:value="2006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6174"/>
          <table:table-cell office:value-type="float" office:value="2006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6176"/>
          <table:table-cell office:value-type="float" office:value="2006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6178"/>
          <table:table-cell office:value-type="float" office:value="2006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6179"/>
          <table:table-cell office:value-type="float" office:value="2006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7001"/>
          <table:table-cell office:value-type="float" office:value="2007"/>
          <table:table-cell office:value-type="float" office:value="1"/>
          <table:table-cell office:value-type="float" office:value="793772"/>
          <table:table-cell office:value-type="float" office:value="1"/>
          <table:table-cell table:number-columns-repeated="16379"/>
        </table:table-row>
        <table:table-row>
          <table:table-cell office:value-type="float" office:value="2007002"/>
          <table:table-cell office:value-type="float" office:value="2007"/>
          <table:table-cell office:value-type="float" office:value="2"/>
          <table:table-cell office:value-type="float" office:value="74051"/>
          <table:table-cell office:value-type="float" office:value="4"/>
          <table:table-cell table:number-columns-repeated="16379"/>
        </table:table-row>
        <table:table-row>
          <table:table-cell office:value-type="float" office:value="2007003"/>
          <table:table-cell office:value-type="float" office:value="2007"/>
          <table:table-cell office:value-type="float" office:value="3"/>
          <table:table-cell office:value-type="float" office:value="67007"/>
          <table:table-cell office:value-type="float" office:value="2"/>
          <table:table-cell table:number-columns-repeated="16379"/>
        </table:table-row>
        <table:table-row>
          <table:table-cell office:value-type="float" office:value="2007005"/>
          <table:table-cell office:value-type="float" office:value="2007"/>
          <table:table-cell office:value-type="float" office:value="5"/>
          <table:table-cell office:value-type="float" office:value="60601"/>
          <table:table-cell office:value-type="float" office:value="2"/>
          <table:table-cell table:number-columns-repeated="16379"/>
        </table:table-row>
        <table:table-row>
          <table:table-cell office:value-type="float" office:value="2007006"/>
          <table:table-cell office:value-type="float" office:value="2007"/>
          <table:table-cell office:value-type="float" office:value="6"/>
          <table:table-cell office:value-type="float" office:value="42373"/>
          <table:table-cell office:value-type="float" office:value="2"/>
          <table:table-cell table:number-columns-repeated="16379"/>
        </table:table-row>
        <table:table-row>
          <table:table-cell office:value-type="float" office:value="2007007"/>
          <table:table-cell office:value-type="float" office:value="2007"/>
          <table:table-cell office:value-type="float" office:value="7"/>
          <table:table-cell office:value-type="float" office:value="218884"/>
          <table:table-cell office:value-type="float" office:value="2"/>
          <table:table-cell table:number-columns-repeated="16379"/>
        </table:table-row>
        <table:table-row>
          <table:table-cell office:value-type="float" office:value="2007008"/>
          <table:table-cell office:value-type="float" office:value="2007"/>
          <table:table-cell office:value-type="float" office:value="8"/>
          <table:table-cell office:value-type="float" office:value="91613"/>
          <table:table-cell office:value-type="float" office:value="2"/>
          <table:table-cell table:number-columns-repeated="16379"/>
        </table:table-row>
        <table:table-row>
          <table:table-cell office:value-type="float" office:value="2007009"/>
          <table:table-cell office:value-type="float" office:value="2007"/>
          <table:table-cell office:value-type="float" office:value="9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2007010"/>
          <table:table-cell office:value-type="float" office:value="2007"/>
          <table:table-cell office:value-type="float" office:value="10"/>
          <table:table-cell office:value-type="float" office:value="76359"/>
          <table:table-cell office:value-type="float" office:value="4"/>
          <table:table-cell table:number-columns-repeated="16379"/>
        </table:table-row>
        <table:table-row>
          <table:table-cell office:value-type="float" office:value="2007011"/>
          <table:table-cell office:value-type="float" office:value="2007"/>
          <table:table-cell office:value-type="float" office:value="11"/>
          <table:table-cell office:value-type="float" office:value="11499"/>
          <table:table-cell office:value-type="float" office:value="4"/>
          <table:table-cell table:number-columns-repeated="16379"/>
        </table:table-row>
        <table:table-row>
          <table:table-cell office:value-type="float" office:value="2007012"/>
          <table:table-cell office:value-type="float" office:value="2007"/>
          <table:table-cell office:value-type="float" office:value="12"/>
          <table:table-cell office:value-type="float" office:value="20137"/>
          <table:table-cell office:value-type="float" office:value="5"/>
          <table:table-cell table:number-columns-repeated="16379"/>
        </table:table-row>
        <table:table-row>
          <table:table-cell office:value-type="float" office:value="2007013"/>
          <table:table-cell office:value-type="float" office:value="2007"/>
          <table:table-cell office:value-type="float" office:value="13"/>
          <table:table-cell office:value-type="float" office:value="6441"/>
          <table:table-cell office:value-type="float" office:value="5"/>
          <table:table-cell table:number-columns-repeated="16379"/>
        </table:table-row>
        <table:table-row>
          <table:table-cell office:value-type="float" office:value="2007015"/>
          <table:table-cell office:value-type="float" office:value="2007"/>
          <table:table-cell office:value-type="float" office:value="15"/>
          <table:table-cell office:value-type="float" office:value="19405"/>
          <table:table-cell office:value-type="float" office:value="3"/>
          <table:table-cell table:number-columns-repeated="16379"/>
        </table:table-row>
        <table:table-row>
          <table:table-cell office:value-type="float" office:value="2007016"/>
          <table:table-cell office:value-type="float" office:value="2007"/>
          <table:table-cell office:value-type="float" office:value="16"/>
          <table:table-cell office:value-type="float" office:value="12075"/>
          <table:table-cell office:value-type="float" office:value="3"/>
          <table:table-cell table:number-columns-repeated="16379"/>
        </table:table-row>
        <table:table-row>
          <table:table-cell office:value-type="float" office:value="2007017"/>
          <table:table-cell office:value-type="float" office:value="2007"/>
          <table:table-cell office:value-type="float" office:value="17"/>
          <table:table-cell office:value-type="float" office:value="16929"/>
          <table:table-cell office:value-type="float" office:value="3"/>
          <table:table-cell table:number-columns-repeated="16379"/>
        </table:table-row>
        <table:table-row>
          <table:table-cell office:value-type="float" office:value="2007019"/>
          <table:table-cell office:value-type="float" office:value="2007"/>
          <table:table-cell office:value-type="float" office:value="19"/>
          <table:table-cell office:value-type="float" office:value="42510"/>
          <table:table-cell office:value-type="float" office:value="3"/>
          <table:table-cell table:number-columns-repeated="16379"/>
        </table:table-row>
        <table:table-row>
          <table:table-cell office:value-type="float" office:value="2007020"/>
          <table:table-cell office:value-type="float" office:value="2007"/>
          <table:table-cell office:value-type="float" office:value="20"/>
          <table:table-cell office:value-type="float" office:value="31075"/>
          <table:table-cell office:value-type="float" office:value="3"/>
          <table:table-cell table:number-columns-repeated="16379"/>
        </table:table-row>
        <table:table-row>
          <table:table-cell office:value-type="float" office:value="2007021"/>
          <table:table-cell office:value-type="float" office:value="2007"/>
          <table:table-cell office:value-type="float" office:value="21"/>
          <table:table-cell office:value-type="float" office:value="20811"/>
          <table:table-cell office:value-type="float" office:value="2"/>
          <table:table-cell table:number-columns-repeated="16379"/>
        </table:table-row>
        <table:table-row>
          <table:table-cell office:value-type="float" office:value="2007023"/>
          <table:table-cell office:value-type="float" office:value="2007"/>
          <table:table-cell office:value-type="float" office:value="23"/>
          <table:table-cell office:value-type="float" office:value="25242"/>
          <table:table-cell office:value-type="float" office:value="3"/>
          <table:table-cell table:number-columns-repeated="16379"/>
        </table:table-row>
        <table:table-row>
          <table:table-cell office:value-type="float" office:value="2007024"/>
          <table:table-cell office:value-type="float" office:value="2007"/>
          <table:table-cell office:value-type="float" office:value="24"/>
          <table:table-cell office:value-type="float" office:value="63267"/>
          <table:table-cell office:value-type="float" office:value="3"/>
          <table:table-cell table:number-columns-repeated="16379"/>
        </table:table-row>
        <table:table-row>
          <table:table-cell office:value-type="float" office:value="2007025"/>
          <table:table-cell office:value-type="float" office:value="2007"/>
          <table:table-cell office:value-type="float" office:value="25"/>
          <table:table-cell office:value-type="float" office:value="18027"/>
          <table:table-cell office:value-type="float" office:value="3"/>
          <table:table-cell table:number-columns-repeated="16379"/>
        </table:table-row>
        <table:table-row>
          <table:table-cell office:value-type="float" office:value="2007027"/>
          <table:table-cell office:value-type="float" office:value="2007"/>
          <table:table-cell office:value-type="float" office:value="27"/>
          <table:table-cell office:value-type="float" office:value="15543"/>
          <table:table-cell office:value-type="float" office:value="3"/>
          <table:table-cell table:number-columns-repeated="16379"/>
        </table:table-row>
        <table:table-row>
          <table:table-cell office:value-type="float" office:value="2007028"/>
          <table:table-cell office:value-type="float" office:value="2007"/>
          <table:table-cell office:value-type="float" office:value="28"/>
          <table:table-cell office:value-type="float" office:value="24919"/>
          <table:table-cell office:value-type="float" office:value="3"/>
          <table:table-cell table:number-columns-repeated="16379"/>
        </table:table-row>
        <table:table-row>
          <table:table-cell office:value-type="float" office:value="2007029"/>
          <table:table-cell office:value-type="float" office:value="2007"/>
          <table:table-cell office:value-type="float" office:value="29"/>
          <table:table-cell office:value-type="float" office:value="43999"/>
          <table:table-cell office:value-type="float" office:value="3"/>
          <table:table-cell table:number-columns-repeated="16379"/>
        </table:table-row>
        <table:table-row>
          <table:table-cell office:value-type="float" office:value="2007030"/>
          <table:table-cell office:value-type="float" office:value="2007"/>
          <table:table-cell office:value-type="float" office:value="30"/>
          <table:table-cell office:value-type="float" office:value="10858"/>
          <table:table-cell office:value-type="float" office:value="3"/>
          <table:table-cell table:number-columns-repeated="16379"/>
        </table:table-row>
        <table:table-row>
          <table:table-cell office:value-type="float" office:value="2007031"/>
          <table:table-cell office:value-type="float" office:value="2007"/>
          <table:table-cell office:value-type="float" office:value="31"/>
          <table:table-cell office:value-type="float" office:value="50437"/>
          <table:table-cell office:value-type="float" office:value="3"/>
          <table:table-cell table:number-columns-repeated="16379"/>
        </table:table-row>
        <table:table-row>
          <table:table-cell office:value-type="float" office:value="2007032"/>
          <table:table-cell office:value-type="float" office:value="2007"/>
          <table:table-cell office:value-type="float" office:value="32"/>
          <table:table-cell office:value-type="float" office:value="33427"/>
          <table:table-cell office:value-type="float" office:value="3"/>
          <table:table-cell table:number-columns-repeated="16379"/>
        </table:table-row>
        <table:table-row>
          <table:table-cell office:value-type="float" office:value="2007033"/>
          <table:table-cell office:value-type="float" office:value="2007"/>
          <table:table-cell office:value-type="float" office:value="33"/>
          <table:table-cell office:value-type="float" office:value="23233"/>
          <table:table-cell office:value-type="float" office:value="3"/>
          <table:table-cell table:number-columns-repeated="16379"/>
        </table:table-row>
        <table:table-row>
          <table:table-cell office:value-type="float" office:value="2007034"/>
          <table:table-cell office:value-type="float" office:value="2007"/>
          <table:table-cell office:value-type="float" office:value="34"/>
          <table:table-cell office:value-type="float" office:value="45472"/>
          <table:table-cell office:value-type="float" office:value="3"/>
          <table:table-cell table:number-columns-repeated="16379"/>
        </table:table-row>
        <table:table-row>
          <table:table-cell office:value-type="float" office:value="2007036"/>
          <table:table-cell office:value-type="float" office:value="2007"/>
          <table:table-cell office:value-type="float" office:value="36"/>
          <table:table-cell office:value-type="float" office:value="30989"/>
          <table:table-cell office:value-type="float" office:value="3"/>
          <table:table-cell table:number-columns-repeated="16379"/>
        </table:table-row>
        <table:table-row>
          <table:table-cell office:value-type="float" office:value="2007037"/>
          <table:table-cell office:value-type="float" office:value="2007"/>
          <table:table-cell office:value-type="float" office:value="37"/>
          <table:table-cell office:value-type="float" office:value="40614"/>
          <table:table-cell office:value-type="float" office:value="3"/>
          <table:table-cell table:number-columns-repeated="16379"/>
        </table:table-row>
        <table:table-row>
          <table:table-cell office:value-type="float" office:value="2007038"/>
          <table:table-cell office:value-type="float" office:value="2007"/>
          <table:table-cell office:value-type="float" office:value="38"/>
          <table:table-cell office:value-type="float" office:value="37283"/>
          <table:table-cell office:value-type="float" office:value="3"/>
          <table:table-cell table:number-columns-repeated="16379"/>
        </table:table-row>
        <table:table-row>
          <table:table-cell office:value-type="float" office:value="2007039"/>
          <table:table-cell office:value-type="float" office:value="2007"/>
          <table:table-cell office:value-type="float" office:value="39"/>
          <table:table-cell office:value-type="float" office:value="22334"/>
          <table:table-cell office:value-type="float" office:value="3"/>
          <table:table-cell table:number-columns-repeated="16379"/>
        </table:table-row>
        <table:table-row>
          <table:table-cell office:value-type="float" office:value="2007040"/>
          <table:table-cell office:value-type="float" office:value="2007"/>
          <table:table-cell office:value-type="float" office:value="40"/>
          <table:table-cell office:value-type="float" office:value="15988"/>
          <table:table-cell office:value-type="float" office:value="3"/>
          <table:table-cell table:number-columns-repeated="16379"/>
        </table:table-row>
        <table:table-row>
          <table:table-cell office:value-type="float" office:value="2007043"/>
          <table:table-cell office:value-type="float" office:value="2007"/>
          <table:table-cell office:value-type="float" office:value="43"/>
          <table:table-cell office:value-type="float" office:value="33270"/>
          <table:table-cell office:value-type="float" office:value="3"/>
          <table:table-cell table:number-columns-repeated="16379"/>
        </table:table-row>
        <table:table-row>
          <table:table-cell office:value-type="float" office:value="2007044"/>
          <table:table-cell office:value-type="float" office:value="2007"/>
          <table:table-cell office:value-type="float" office:value="44"/>
          <table:table-cell office:value-type="float" office:value="14114"/>
          <table:table-cell office:value-type="float" office:value="3"/>
          <table:table-cell table:number-columns-repeated="16379"/>
        </table:table-row>
        <table:table-row>
          <table:table-cell office:value-type="float" office:value="2007045"/>
          <table:table-cell office:value-type="float" office:value="2007"/>
          <table:table-cell office:value-type="float" office:value="45"/>
          <table:table-cell office:value-type="float" office:value="12813"/>
          <table:table-cell office:value-type="float" office:value="3"/>
          <table:table-cell table:number-columns-repeated="16379"/>
        </table:table-row>
        <table:table-row>
          <table:table-cell office:value-type="float" office:value="2007046"/>
          <table:table-cell office:value-type="float" office:value="2007"/>
          <table:table-cell office:value-type="float" office:value="46"/>
          <table:table-cell office:value-type="float" office:value="16498"/>
          <table:table-cell office:value-type="float" office:value="3"/>
          <table:table-cell table:number-columns-repeated="16379"/>
        </table:table-row>
        <table:table-row>
          <table:table-cell office:value-type="float" office:value="2007047"/>
          <table:table-cell office:value-type="float" office:value="2007"/>
          <table:table-cell office:value-type="float" office:value="47"/>
          <table:table-cell office:value-type="float" office:value="32778"/>
          <table:table-cell office:value-type="float" office:value="3"/>
          <table:table-cell table:number-columns-repeated="16379"/>
        </table:table-row>
        <table:table-row>
          <table:table-cell office:value-type="float" office:value="2007049"/>
          <table:table-cell office:value-type="float" office:value="2007"/>
          <table:table-cell office:value-type="float" office:value="49"/>
          <table:table-cell office:value-type="float" office:value="39509"/>
          <table:table-cell office:value-type="float" office:value="3"/>
          <table:table-cell table:number-columns-repeated="16379"/>
        </table:table-row>
        <table:table-row>
          <table:table-cell office:value-type="float" office:value="2007051"/>
          <table:table-cell office:value-type="float" office:value="2007"/>
          <table:table-cell office:value-type="float" office:value="51"/>
          <table:table-cell office:value-type="float" office:value="17328"/>
          <table:table-cell office:value-type="float" office:value="5"/>
          <table:table-cell table:number-columns-repeated="16379"/>
        </table:table-row>
        <table:table-row>
          <table:table-cell office:value-type="float" office:value="2007053"/>
          <table:table-cell office:value-type="float" office:value="2007"/>
          <table:table-cell office:value-type="float" office:value="53"/>
          <table:table-cell office:value-type="float" office:value="7188"/>
          <table:table-cell office:value-type="float" office:value="3"/>
          <table:table-cell table:number-columns-repeated="16379"/>
        </table:table-row>
        <table:table-row>
          <table:table-cell office:value-type="float" office:value="2007054"/>
          <table:table-cell office:value-type="float" office:value="2007"/>
          <table:table-cell office:value-type="float" office:value="54"/>
          <table:table-cell office:value-type="float" office:value="25232"/>
          <table:table-cell office:value-type="float" office:value="3"/>
          <table:table-cell table:number-columns-repeated="16379"/>
        </table:table-row>
        <table:table-row>
          <table:table-cell office:value-type="float" office:value="2007055"/>
          <table:table-cell office:value-type="float" office:value="2007"/>
          <table:table-cell office:value-type="float" office:value="55"/>
          <table:table-cell office:value-type="float" office:value="36124"/>
          <table:table-cell office:value-type="float" office:value="3"/>
          <table:table-cell table:number-columns-repeated="16379"/>
        </table:table-row>
        <table:table-row>
          <table:table-cell office:value-type="float" office:value="2007057"/>
          <table:table-cell office:value-type="float" office:value="2007"/>
          <table:table-cell office:value-type="float" office:value="57"/>
          <table:table-cell office:value-type="float" office:value="23378"/>
          <table:table-cell office:value-type="float" office:value="3"/>
          <table:table-cell table:number-columns-repeated="16379"/>
        </table:table-row>
        <table:table-row>
          <table:table-cell office:value-type="float" office:value="2007058"/>
          <table:table-cell office:value-type="float" office:value="2007"/>
          <table:table-cell office:value-type="float" office:value="58"/>
          <table:table-cell office:value-type="float" office:value="16640"/>
          <table:table-cell office:value-type="float" office:value="3"/>
          <table:table-cell table:number-columns-repeated="16379"/>
        </table:table-row>
        <table:table-row>
          <table:table-cell office:value-type="float" office:value="2007060"/>
          <table:table-cell office:value-type="float" office:value="2007"/>
          <table:table-cell office:value-type="float" office:value="60"/>
          <table:table-cell office:value-type="float" office:value="18631"/>
          <table:table-cell office:value-type="float" office:value="2"/>
          <table:table-cell table:number-columns-repeated="16379"/>
        </table:table-row>
        <table:table-row>
          <table:table-cell office:value-type="float" office:value="2007061"/>
          <table:table-cell office:value-type="float" office:value="2007"/>
          <table:table-cell office:value-type="float" office:value="61"/>
          <table:table-cell office:value-type="float" office:value="25213"/>
          <table:table-cell office:value-type="float" office:value="2"/>
          <table:table-cell table:number-columns-repeated="16379"/>
        </table:table-row>
        <table:table-row>
          <table:table-cell office:value-type="float" office:value="2007062"/>
          <table:table-cell office:value-type="float" office:value="2007"/>
          <table:table-cell office:value-type="float" office:value="62"/>
          <table:table-cell office:value-type="float" office:value="18734"/>
          <table:table-cell office:value-type="float" office:value="3"/>
          <table:table-cell table:number-columns-repeated="16379"/>
        </table:table-row>
        <table:table-row>
          <table:table-cell office:value-type="float" office:value="2007064"/>
          <table:table-cell office:value-type="float" office:value="2007"/>
          <table:table-cell office:value-type="float" office:value="64"/>
          <table:table-cell office:value-type="float" office:value="25650"/>
          <table:table-cell office:value-type="float" office:value="3"/>
          <table:table-cell table:number-columns-repeated="16379"/>
        </table:table-row>
        <table:table-row>
          <table:table-cell office:value-type="float" office:value="2007066"/>
          <table:table-cell office:value-type="float" office:value="2007"/>
          <table:table-cell office:value-type="float" office:value="66"/>
          <table:table-cell office:value-type="float" office:value="37963"/>
          <table:table-cell office:value-type="float" office:value="3"/>
          <table:table-cell table:number-columns-repeated="16379"/>
        </table:table-row>
        <table:table-row>
          <table:table-cell office:value-type="float" office:value="2007067"/>
          <table:table-cell office:value-type="float" office:value="2007"/>
          <table:table-cell office:value-type="float" office:value="67"/>
          <table:table-cell office:value-type="float" office:value="24252"/>
          <table:table-cell office:value-type="float" office:value="3"/>
          <table:table-cell table:number-columns-repeated="16379"/>
        </table:table-row>
        <table:table-row>
          <table:table-cell office:value-type="float" office:value="2007068"/>
          <table:table-cell office:value-type="float" office:value="2007"/>
          <table:table-cell office:value-type="float" office:value="68"/>
          <table:table-cell office:value-type="float" office:value="23621"/>
          <table:table-cell office:value-type="float" office:value="3"/>
          <table:table-cell table:number-columns-repeated="16379"/>
        </table:table-row>
        <table:table-row>
          <table:table-cell office:value-type="float" office:value="2007071"/>
          <table:table-cell office:value-type="float" office:value="2007"/>
          <table:table-cell office:value-type="float" office:value="71"/>
          <table:table-cell office:value-type="float" office:value="17250"/>
          <table:table-cell office:value-type="float" office:value="3"/>
          <table:table-cell table:number-columns-repeated="16379"/>
        </table:table-row>
        <table:table-row>
          <table:table-cell office:value-type="float" office:value="2007073"/>
          <table:table-cell office:value-type="float" office:value="2007"/>
          <table:table-cell office:value-type="float" office:value="73"/>
          <table:table-cell office:value-type="float" office:value="47237"/>
          <table:table-cell office:value-type="float" office:value="3"/>
          <table:table-cell table:number-columns-repeated="16379"/>
        </table:table-row>
        <table:table-row>
          <table:table-cell office:value-type="float" office:value="2007074"/>
          <table:table-cell office:value-type="float" office:value="2007"/>
          <table:table-cell office:value-type="float" office:value="74"/>
          <table:table-cell office:value-type="float" office:value="9022"/>
          <table:table-cell office:value-type="float" office:value="3"/>
          <table:table-cell table:number-columns-repeated="16379"/>
        </table:table-row>
        <table:table-row>
          <table:table-cell office:value-type="float" office:value="2007076"/>
          <table:table-cell office:value-type="float" office:value="2007"/>
          <table:table-cell office:value-type="float" office:value="76"/>
          <table:table-cell office:value-type="float" office:value="8506"/>
          <table:table-cell office:value-type="float" office:value="3"/>
          <table:table-cell table:number-columns-repeated="16379"/>
        </table:table-row>
        <table:table-row>
          <table:table-cell office:value-type="float" office:value="2007095"/>
          <table:table-cell office:value-type="float" office:value="2007"/>
          <table:table-cell office:value-type="float" office:value="95"/>
          <table:table-cell office:value-type="float" office:value="28102"/>
          <table:table-cell office:value-type="float" office:value="3"/>
          <table:table-cell table:number-columns-repeated="16379"/>
        </table:table-row>
        <table:table-row>
          <table:table-cell office:value-type="float" office:value="2007097"/>
          <table:table-cell office:value-type="float" office:value="2007"/>
          <table:table-cell office:value-type="float" office:value="97"/>
          <table:table-cell office:value-type="float" office:value="21078"/>
          <table:table-cell office:value-type="float" office:value="3"/>
          <table:table-cell table:number-columns-repeated="16379"/>
        </table:table-row>
        <table:table-row>
          <table:table-cell office:value-type="float" office:value="2007098"/>
          <table:table-cell office:value-type="float" office:value="2007"/>
          <table:table-cell office:value-type="float" office:value="98"/>
          <table:table-cell office:value-type="float" office:value="11744"/>
          <table:table-cell office:value-type="float" office:value="5"/>
          <table:table-cell table:number-columns-repeated="16379"/>
        </table:table-row>
        <table:table-row>
          <table:table-cell office:value-type="float" office:value="2007099"/>
          <table:table-cell office:value-type="float" office:value="2007"/>
          <table:table-cell office:value-type="float" office:value="99"/>
          <table:table-cell office:value-type="float" office:value="12934"/>
          <table:table-cell office:value-type="float" office:value="3"/>
          <table:table-cell table:number-columns-repeated="16379"/>
        </table:table-row>
        <table:table-row>
          <table:table-cell office:value-type="float" office:value="2007101"/>
          <table:table-cell office:value-type="float" office:value="2007"/>
          <table:table-cell office:value-type="float" office:value="101"/>
          <table:table-cell office:value-type="float" office:value="24126"/>
          <table:table-cell office:value-type="float" office:value="4"/>
          <table:table-cell table:number-columns-repeated="16379"/>
        </table:table-row>
        <table:table-row>
          <table:table-cell office:value-type="float" office:value="2007104"/>
          <table:table-cell office:value-type="float" office:value="2007"/>
          <table:table-cell office:value-type="float" office:value="104"/>
          <table:table-cell office:value-type="float" office:value="24487"/>
          <table:table-cell office:value-type="float" office:value="4"/>
          <table:table-cell table:number-columns-repeated="16379"/>
        </table:table-row>
        <table:table-row>
          <table:table-cell office:value-type="float" office:value="2007106"/>
          <table:table-cell office:value-type="float" office:value="2007"/>
          <table:table-cell office:value-type="float" office:value="106"/>
          <table:table-cell office:value-type="float" office:value="21514"/>
          <table:table-cell office:value-type="float" office:value="4"/>
          <table:table-cell table:number-columns-repeated="16379"/>
        </table:table-row>
        <table:table-row>
          <table:table-cell office:value-type="float" office:value="2007107"/>
          <table:table-cell office:value-type="float" office:value="2007"/>
          <table:table-cell office:value-type="float" office:value="107"/>
          <table:table-cell office:value-type="float" office:value="9220"/>
          <table:table-cell office:value-type="float" office:value="4"/>
          <table:table-cell table:number-columns-repeated="16379"/>
        </table:table-row>
        <table:table-row>
          <table:table-cell office:value-type="float" office:value="2007108"/>
          <table:table-cell office:value-type="float" office:value="2007"/>
          <table:table-cell office:value-type="float" office:value="108"/>
          <table:table-cell office:value-type="float" office:value="12768"/>
          <table:table-cell office:value-type="float" office:value="4"/>
          <table:table-cell table:number-columns-repeated="16379"/>
        </table:table-row>
        <table:table-row>
          <table:table-cell office:value-type="float" office:value="2007109"/>
          <table:table-cell office:value-type="float" office:value="2007"/>
          <table:table-cell office:value-type="float" office:value="109"/>
          <table:table-cell office:value-type="float" office:value="23286"/>
          <table:table-cell office:value-type="float" office:value="4"/>
          <table:table-cell table:number-columns-repeated="16379"/>
        </table:table-row>
        <table:table-row>
          <table:table-cell office:value-type="float" office:value="2007110"/>
          <table:table-cell office:value-type="float" office:value="2007"/>
          <table:table-cell office:value-type="float" office:value="110"/>
          <table:table-cell office:value-type="float" office:value="4935"/>
          <table:table-cell office:value-type="float" office:value="4"/>
          <table:table-cell table:number-columns-repeated="16379"/>
        </table:table-row>
        <table:table-row>
          <table:table-cell office:value-type="float" office:value="2007124"/>
          <table:table-cell office:value-type="float" office:value="2007"/>
          <table:table-cell office:value-type="float" office:value="124"/>
          <table:table-cell office:value-type="float" office:value="8993"/>
          <table:table-cell office:value-type="float" office:value="3"/>
          <table:table-cell table:number-columns-repeated="16379"/>
        </table:table-row>
        <table:table-row>
          <table:table-cell office:value-type="float" office:value="2007127"/>
          <table:table-cell office:value-type="float" office:value="2007"/>
          <table:table-cell office:value-type="float" office:value="127"/>
          <table:table-cell office:value-type="float" office:value="9549"/>
          <table:table-cell office:value-type="float" office:value="3"/>
          <table:table-cell table:number-columns-repeated="16379"/>
        </table:table-row>
        <table:table-row>
          <table:table-cell office:value-type="float" office:value="2007136"/>
          <table:table-cell office:value-type="float" office:value="2007"/>
          <table:table-cell office:value-type="float" office:value="136"/>
          <table:table-cell office:value-type="float" office:value="6186"/>
          <table:table-cell office:value-type="float" office:value="2"/>
          <table:table-cell table:number-columns-repeated="16379"/>
        </table:table-row>
        <table:table-row>
          <table:table-cell office:value-type="float" office:value="2007140"/>
          <table:table-cell office:value-type="float" office:value="2007"/>
          <table:table-cell office:value-type="float" office:value="140"/>
          <table:table-cell office:value-type="float" office:value="6679"/>
          <table:table-cell office:value-type="float" office:value="2"/>
          <table:table-cell table:number-columns-repeated="16379"/>
        </table:table-row>
        <table:table-row>
          <table:table-cell office:value-type="float" office:value="2007141"/>
          <table:table-cell office:value-type="float" office:value="2007"/>
          <table:table-cell office:value-type="float" office:value="141"/>
          <table:table-cell office:value-type="float" office:value="39720"/>
          <table:table-cell office:value-type="float" office:value="2"/>
          <table:table-cell table:number-columns-repeated="16379"/>
        </table:table-row>
        <table:table-row>
          <table:table-cell office:value-type="float" office:value="2007142"/>
          <table:table-cell office:value-type="float" office:value="2007"/>
          <table:table-cell office:value-type="float" office:value="142"/>
          <table:table-cell office:value-type="float" office:value="4681"/>
          <table:table-cell office:value-type="float" office:value="2"/>
          <table:table-cell table:number-columns-repeated="16379"/>
        </table:table-row>
        <table:table-row>
          <table:table-cell office:value-type="float" office:value="2007143"/>
          <table:table-cell office:value-type="float" office:value="2007"/>
          <table:table-cell office:value-type="float" office:value="143"/>
          <table:table-cell office:value-type="float" office:value="54448"/>
          <table:table-cell office:value-type="float" office:value="3"/>
          <table:table-cell table:number-columns-repeated="16379"/>
        </table:table-row>
        <table:table-row>
          <table:table-cell office:value-type="float" office:value="2007152"/>
          <table:table-cell office:value-type="float" office:value="2007"/>
          <table:table-cell office:value-type="float" office:value="152"/>
          <table:table-cell office:value-type="float" office:value="2492"/>
          <table:table-cell office:value-type="float" office:value="5"/>
          <table:table-cell table:number-columns-repeated="16379"/>
        </table:table-row>
        <table:table-row>
          <table:table-cell office:value-type="float" office:value="2007158"/>
          <table:table-cell office:value-type="float" office:value="2007"/>
          <table:table-cell office:value-type="float" office:value="158"/>
          <table:table-cell office:value-type="float" office:value="58825"/>
          <table:table-cell office:value-type="float" office:value="2"/>
          <table:table-cell table:number-columns-repeated="16379"/>
        </table:table-row>
        <table:table-row>
          <table:table-cell office:value-type="float" office:value="2007162"/>
          <table:table-cell office:value-type="float" office:value="2007"/>
          <table:table-cell office:value-type="float" office:value="162"/>
          <table:table-cell office:value-type="float" office:value="536"/>
          <table:table-cell office:value-type="float" office:value="5"/>
          <table:table-cell table:number-columns-repeated="16379"/>
        </table:table-row>
        <table:table-row>
          <table:table-cell office:value-type="float" office:value="2007163"/>
          <table:table-cell office:value-type="float" office:value="2007"/>
          <table:table-cell office:value-type="float" office:value="163"/>
          <table:table-cell office:value-type="float" office:value="729"/>
          <table:table-cell office:value-type="float" office:value="5"/>
          <table:table-cell table:number-columns-repeated="16379"/>
        </table:table-row>
        <table:table-row>
          <table:table-cell office:value-type="float" office:value="2007166"/>
          <table:table-cell office:value-type="float" office:value="2007"/>
          <table:table-cell office:value-type="float" office:value="166"/>
          <table:table-cell office:value-type="float" office:value="3865"/>
          <table:table-cell office:value-type="float" office:value="2"/>
          <table:table-cell table:number-columns-repeated="16379"/>
        </table:table-row>
        <table:table-row>
          <table:table-cell office:value-type="float" office:value="2007170"/>
          <table:table-cell office:value-type="float" office:value="2007"/>
          <table:table-cell office:value-type="float" office:value="170"/>
          <table:table-cell office:value-type="float" office:value="7529"/>
          <table:table-cell office:value-type="float" office:value="3"/>
          <table:table-cell table:number-columns-repeated="16379"/>
        </table:table-row>
        <table:table-row>
          <table:table-cell office:value-type="float" office:value="2007171"/>
          <table:table-cell office:value-type="float" office:value="2007"/>
          <table:table-cell office:value-type="float" office:value="171"/>
          <table:table-cell office:value-type="float" office:value="20553"/>
          <table:table-cell office:value-type="float" office:value="3"/>
          <table:table-cell table:number-columns-repeated="16379"/>
        </table:table-row>
        <table:table-row>
          <table:table-cell office:value-type="float" office:value="2007172"/>
          <table:table-cell office:value-type="float" office:value="2007"/>
          <table:table-cell office:value-type="float" office:value="172"/>
          <table:table-cell office:value-type="float" office:value="92047"/>
          <table:table-cell office:value-type="float" office:value="2"/>
          <table:table-cell table:number-columns-repeated="16379"/>
        </table:table-row>
        <table:table-row>
          <table:table-cell office:value-type="float" office:value="2007173"/>
          <table:table-cell office:value-type="float" office:value="2007"/>
          <table:table-cell office:value-type="float" office:value="173"/>
          <table:table-cell office:value-type="float" office:value="17488"/>
          <table:table-cell office:value-type="float" office:value="5"/>
          <table:table-cell table:number-columns-repeated="16379"/>
        </table:table-row>
        <table:table-row>
          <table:table-cell office:value-type="float" office:value="2007174"/>
          <table:table-cell office:value-type="float" office:value="2007"/>
          <table:table-cell office:value-type="float" office:value="174"/>
          <table:table-cell office:value-type="float" office:value="49681"/>
          <table:table-cell office:value-type="float" office:value="3"/>
          <table:table-cell table:number-columns-repeated="16379"/>
        </table:table-row>
        <table:table-row>
          <table:table-cell office:value-type="float" office:value="2007176"/>
          <table:table-cell office:value-type="float" office:value="2007"/>
          <table:table-cell office:value-type="float" office:value="176"/>
          <table:table-cell office:value-type="float" office:value="13798"/>
          <table:table-cell office:value-type="float" office:value="3"/>
          <table:table-cell table:number-columns-repeated="16379"/>
        </table:table-row>
        <table:table-row>
          <table:table-cell office:value-type="float" office:value="2007178"/>
          <table:table-cell office:value-type="float" office:value="2007"/>
          <table:table-cell office:value-type="float" office:value="178"/>
          <table:table-cell office:value-type="float" office:value="936"/>
          <table:table-cell office:value-type="float" office:value="5"/>
          <table:table-cell table:number-columns-repeated="16379"/>
        </table:table-row>
        <table:table-row>
          <table:table-cell office:value-type="float" office:value="2007179"/>
          <table:table-cell office:value-type="float" office:value="2007"/>
          <table:table-cell office:value-type="float" office:value="179"/>
          <table:table-cell office:value-type="float" office:value="590"/>
          <table:table-cell office:value-type="float" office:value="5"/>
          <table:table-cell table:number-columns-repeated="16379"/>
        </table:table-row>
        <table:table-row>
          <table:table-cell office:value-type="float" office:value="2008001"/>
          <table:table-cell office:value-type="float" office:value="2008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8002"/>
          <table:table-cell office:value-type="float" office:value="2008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003"/>
          <table:table-cell office:value-type="float" office:value="2008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8005"/>
          <table:table-cell office:value-type="float" office:value="2008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8006"/>
          <table:table-cell office:value-type="float" office:value="2008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8007"/>
          <table:table-cell office:value-type="float" office:value="2008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8008"/>
          <table:table-cell office:value-type="float" office:value="2008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8009"/>
          <table:table-cell office:value-type="float" office:value="2008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0"/>
          <table:table-cell office:value-type="float" office:value="2008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8011"/>
          <table:table-cell office:value-type="float" office:value="2008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2"/>
          <table:table-cell office:value-type="float" office:value="2008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8013"/>
          <table:table-cell office:value-type="float" office:value="2008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8015"/>
          <table:table-cell office:value-type="float" office:value="2008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8016"/>
          <table:table-cell office:value-type="float" office:value="2008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8017"/>
          <table:table-cell office:value-type="float" office:value="2008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8019"/>
          <table:table-cell office:value-type="float" office:value="2008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8020"/>
          <table:table-cell office:value-type="float" office:value="2008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21"/>
          <table:table-cell office:value-type="float" office:value="2008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8023"/>
          <table:table-cell office:value-type="float" office:value="2008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4"/>
          <table:table-cell office:value-type="float" office:value="2008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8025"/>
          <table:table-cell office:value-type="float" office:value="2008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7"/>
          <table:table-cell office:value-type="float" office:value="2008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8028"/>
          <table:table-cell office:value-type="float" office:value="2008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8029"/>
          <table:table-cell office:value-type="float" office:value="2008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8030"/>
          <table:table-cell office:value-type="float" office:value="2008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8031"/>
          <table:table-cell office:value-type="float" office:value="2008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8032"/>
          <table:table-cell office:value-type="float" office:value="2008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8033"/>
          <table:table-cell office:value-type="float" office:value="2008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8034"/>
          <table:table-cell office:value-type="float" office:value="2008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8036"/>
          <table:table-cell office:value-type="float" office:value="2008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8037"/>
          <table:table-cell office:value-type="float" office:value="2008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8"/>
          <table:table-cell office:value-type="float" office:value="2008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9"/>
          <table:table-cell office:value-type="float" office:value="2008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8040"/>
          <table:table-cell office:value-type="float" office:value="2008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3"/>
          <table:table-cell office:value-type="float" office:value="2008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8044"/>
          <table:table-cell office:value-type="float" office:value="2008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5"/>
          <table:table-cell office:value-type="float" office:value="2008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46"/>
          <table:table-cell office:value-type="float" office:value="2008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47"/>
          <table:table-cell office:value-type="float" office:value="2008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8049"/>
          <table:table-cell office:value-type="float" office:value="2008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51"/>
          <table:table-cell office:value-type="float" office:value="2008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8053"/>
          <table:table-cell office:value-type="float" office:value="2008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8054"/>
          <table:table-cell office:value-type="float" office:value="2008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8055"/>
          <table:table-cell office:value-type="float" office:value="2008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8056"/>
          <table:table-cell office:value-type="float" office:value="2008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057"/>
          <table:table-cell office:value-type="float" office:value="2008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8058"/>
          <table:table-cell office:value-type="float" office:value="2008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8060"/>
          <table:table-cell office:value-type="float" office:value="2008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8061"/>
          <table:table-cell office:value-type="float" office:value="2008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8062"/>
          <table:table-cell office:value-type="float" office:value="2008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8064"/>
          <table:table-cell office:value-type="float" office:value="2008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8066"/>
          <table:table-cell office:value-type="float" office:value="2008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8067"/>
          <table:table-cell office:value-type="float" office:value="2008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8068"/>
          <table:table-cell office:value-type="float" office:value="2008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8071"/>
          <table:table-cell office:value-type="float" office:value="2008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73"/>
          <table:table-cell office:value-type="float" office:value="2008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076"/>
          <table:table-cell office:value-type="float" office:value="2008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8095"/>
          <table:table-cell office:value-type="float" office:value="2008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96"/>
          <table:table-cell office:value-type="float" office:value="2008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097"/>
          <table:table-cell office:value-type="float" office:value="2008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8098"/>
          <table:table-cell office:value-type="float" office:value="2008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8099"/>
          <table:table-cell office:value-type="float" office:value="2008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8100"/>
          <table:table-cell office:value-type="float" office:value="2008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01"/>
          <table:table-cell office:value-type="float" office:value="2008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8104"/>
          <table:table-cell office:value-type="float" office:value="2008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105"/>
          <table:table-cell office:value-type="float" office:value="2008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8106"/>
          <table:table-cell office:value-type="float" office:value="2008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7"/>
          <table:table-cell office:value-type="float" office:value="2008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8"/>
          <table:table-cell office:value-type="float" office:value="2008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8109"/>
          <table:table-cell office:value-type="float" office:value="2008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0"/>
          <table:table-cell office:value-type="float" office:value="2008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8"/>
          <table:table-cell office:value-type="float" office:value="2008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124"/>
          <table:table-cell office:value-type="float" office:value="2008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8127"/>
          <table:table-cell office:value-type="float" office:value="2008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8136"/>
          <table:table-cell office:value-type="float" office:value="2008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8140"/>
          <table:table-cell office:value-type="float" office:value="2008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8141"/>
          <table:table-cell office:value-type="float" office:value="2008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8142"/>
          <table:table-cell office:value-type="float" office:value="2008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8143"/>
          <table:table-cell office:value-type="float" office:value="2008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58"/>
          <table:table-cell office:value-type="float" office:value="2008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8162"/>
          <table:table-cell office:value-type="float" office:value="2008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8163"/>
          <table:table-cell office:value-type="float" office:value="2008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8166"/>
          <table:table-cell office:value-type="float" office:value="2008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8168"/>
          <table:table-cell office:value-type="float" office:value="2008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0"/>
          <table:table-cell office:value-type="float" office:value="2008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8171"/>
          <table:table-cell office:value-type="float" office:value="2008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8172"/>
          <table:table-cell office:value-type="float" office:value="2008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8173"/>
          <table:table-cell office:value-type="float" office:value="2008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4"/>
          <table:table-cell office:value-type="float" office:value="2008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8176"/>
          <table:table-cell office:value-type="float" office:value="2008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8178"/>
          <table:table-cell office:value-type="float" office:value="2008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8179"/>
          <table:table-cell office:value-type="float" office:value="2008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8180"/>
          <table:table-cell office:value-type="float" office:value="2008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8181"/>
          <table:table-cell office:value-type="float" office:value="2008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182"/>
          <table:table-cell office:value-type="float" office:value="2008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8183"/>
          <table:table-cell office:value-type="float" office:value="2008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09001"/>
          <table:table-cell office:value-type="float" office:value="2009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9002"/>
          <table:table-cell office:value-type="float" office:value="2009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003"/>
          <table:table-cell office:value-type="float" office:value="2009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9005"/>
          <table:table-cell office:value-type="float" office:value="2009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9006"/>
          <table:table-cell office:value-type="float" office:value="2009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9007"/>
          <table:table-cell office:value-type="float" office:value="2009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9008"/>
          <table:table-cell office:value-type="float" office:value="2009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9009"/>
          <table:table-cell office:value-type="float" office:value="2009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0"/>
          <table:table-cell office:value-type="float" office:value="2009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9011"/>
          <table:table-cell office:value-type="float" office:value="2009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2"/>
          <table:table-cell office:value-type="float" office:value="2009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9013"/>
          <table:table-cell office:value-type="float" office:value="2009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9015"/>
          <table:table-cell office:value-type="float" office:value="2009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9016"/>
          <table:table-cell office:value-type="float" office:value="2009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9017"/>
          <table:table-cell office:value-type="float" office:value="2009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9019"/>
          <table:table-cell office:value-type="float" office:value="2009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9020"/>
          <table:table-cell office:value-type="float" office:value="2009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21"/>
          <table:table-cell office:value-type="float" office:value="2009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9023"/>
          <table:table-cell office:value-type="float" office:value="2009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4"/>
          <table:table-cell office:value-type="float" office:value="2009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9025"/>
          <table:table-cell office:value-type="float" office:value="2009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7"/>
          <table:table-cell office:value-type="float" office:value="2009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9028"/>
          <table:table-cell office:value-type="float" office:value="2009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9029"/>
          <table:table-cell office:value-type="float" office:value="2009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9030"/>
          <table:table-cell office:value-type="float" office:value="2009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9031"/>
          <table:table-cell office:value-type="float" office:value="2009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9032"/>
          <table:table-cell office:value-type="float" office:value="2009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9033"/>
          <table:table-cell office:value-type="float" office:value="2009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9034"/>
          <table:table-cell office:value-type="float" office:value="2009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9036"/>
          <table:table-cell office:value-type="float" office:value="2009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9037"/>
          <table:table-cell office:value-type="float" office:value="2009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8"/>
          <table:table-cell office:value-type="float" office:value="2009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9"/>
          <table:table-cell office:value-type="float" office:value="2009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9040"/>
          <table:table-cell office:value-type="float" office:value="2009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3"/>
          <table:table-cell office:value-type="float" office:value="2009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9044"/>
          <table:table-cell office:value-type="float" office:value="2009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5"/>
          <table:table-cell office:value-type="float" office:value="2009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46"/>
          <table:table-cell office:value-type="float" office:value="2009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47"/>
          <table:table-cell office:value-type="float" office:value="2009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9049"/>
          <table:table-cell office:value-type="float" office:value="2009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51"/>
          <table:table-cell office:value-type="float" office:value="2009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9053"/>
          <table:table-cell office:value-type="float" office:value="2009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9054"/>
          <table:table-cell office:value-type="float" office:value="2009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9055"/>
          <table:table-cell office:value-type="float" office:value="2009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9056"/>
          <table:table-cell office:value-type="float" office:value="2009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057"/>
          <table:table-cell office:value-type="float" office:value="2009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9058"/>
          <table:table-cell office:value-type="float" office:value="2009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9060"/>
          <table:table-cell office:value-type="float" office:value="2009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9061"/>
          <table:table-cell office:value-type="float" office:value="2009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9062"/>
          <table:table-cell office:value-type="float" office:value="2009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9064"/>
          <table:table-cell office:value-type="float" office:value="2009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9066"/>
          <table:table-cell office:value-type="float" office:value="2009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9067"/>
          <table:table-cell office:value-type="float" office:value="2009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9068"/>
          <table:table-cell office:value-type="float" office:value="2009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9071"/>
          <table:table-cell office:value-type="float" office:value="2009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73"/>
          <table:table-cell office:value-type="float" office:value="2009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076"/>
          <table:table-cell office:value-type="float" office:value="2009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9095"/>
          <table:table-cell office:value-type="float" office:value="2009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96"/>
          <table:table-cell office:value-type="float" office:value="2009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097"/>
          <table:table-cell office:value-type="float" office:value="2009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9098"/>
          <table:table-cell office:value-type="float" office:value="2009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9099"/>
          <table:table-cell office:value-type="float" office:value="2009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9100"/>
          <table:table-cell office:value-type="float" office:value="2009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01"/>
          <table:table-cell office:value-type="float" office:value="2009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9104"/>
          <table:table-cell office:value-type="float" office:value="2009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105"/>
          <table:table-cell office:value-type="float" office:value="2009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9106"/>
          <table:table-cell office:value-type="float" office:value="2009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7"/>
          <table:table-cell office:value-type="float" office:value="2009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8"/>
          <table:table-cell office:value-type="float" office:value="2009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9109"/>
          <table:table-cell office:value-type="float" office:value="2009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0"/>
          <table:table-cell office:value-type="float" office:value="2009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8"/>
          <table:table-cell office:value-type="float" office:value="2009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124"/>
          <table:table-cell office:value-type="float" office:value="2009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9127"/>
          <table:table-cell office:value-type="float" office:value="2009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9136"/>
          <table:table-cell office:value-type="float" office:value="2009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9140"/>
          <table:table-cell office:value-type="float" office:value="2009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9141"/>
          <table:table-cell office:value-type="float" office:value="2009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9142"/>
          <table:table-cell office:value-type="float" office:value="2009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9143"/>
          <table:table-cell office:value-type="float" office:value="2009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58"/>
          <table:table-cell office:value-type="float" office:value="2009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9162"/>
          <table:table-cell office:value-type="float" office:value="2009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9163"/>
          <table:table-cell office:value-type="float" office:value="2009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9166"/>
          <table:table-cell office:value-type="float" office:value="2009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9168"/>
          <table:table-cell office:value-type="float" office:value="2009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0"/>
          <table:table-cell office:value-type="float" office:value="2009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9171"/>
          <table:table-cell office:value-type="float" office:value="2009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9172"/>
          <table:table-cell office:value-type="float" office:value="2009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9173"/>
          <table:table-cell office:value-type="float" office:value="2009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4"/>
          <table:table-cell office:value-type="float" office:value="2009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9176"/>
          <table:table-cell office:value-type="float" office:value="2009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9178"/>
          <table:table-cell office:value-type="float" office:value="2009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9179"/>
          <table:table-cell office:value-type="float" office:value="2009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9180"/>
          <table:table-cell office:value-type="float" office:value="2009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9181"/>
          <table:table-cell office:value-type="float" office:value="2009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182"/>
          <table:table-cell office:value-type="float" office:value="2009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9183"/>
          <table:table-cell office:value-type="float" office:value="2009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10001"/>
          <table:table-cell office:value-type="float" office:value="2010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10002"/>
          <table:table-cell office:value-type="float" office:value="2010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003"/>
          <table:table-cell office:value-type="float" office:value="2010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10005"/>
          <table:table-cell office:value-type="float" office:value="2010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10006"/>
          <table:table-cell office:value-type="float" office:value="2010"/>
          <table:table-cell office:value-type="float" office:value="6"/>
          <table:table-cell office:value-type="float" office:value="31423.927599999999"/>
          <table:table-cell office:value-type="float" office:value="2"/>
          <table:table-cell table:number-columns-repeated="16379"/>
        </table:table-row>
        <table:table-row>
          <table:table-cell office:value-type="float" office:value="2010007"/>
          <table:table-cell office:value-type="float" office:value="2010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10008"/>
          <table:table-cell office:value-type="float" office:value="2010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10009"/>
          <table:table-cell office:value-type="float" office:value="2010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10010"/>
          <table:table-cell office:value-type="float" office:value="2010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10011"/>
          <table:table-cell office:value-type="float" office:value="2010"/>
          <table:table-cell office:value-type="float" office:value="11"/>
          <table:table-cell office:value-type="float" office:value="9364.1236000000008"/>
          <table:table-cell office:value-type="float" office:value="4"/>
          <table:table-cell table:number-columns-repeated="16379"/>
        </table:table-row>
        <table:table-row>
          <table:table-cell office:value-type="float" office:value="2010012"/>
          <table:table-cell office:value-type="float" office:value="2010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10013"/>
          <table:table-cell office:value-type="float" office:value="2010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10015"/>
          <table:table-cell office:value-type="float" office:value="2010"/>
          <table:table-cell office:value-type="float" office:value="15"/>
          <table:table-cell office:value-type="float" office:value="11934.27068"/>
          <table:table-cell office:value-type="float" office:value="3"/>
          <table:table-cell table:number-columns-repeated="16379"/>
        </table:table-row>
        <table:table-row>
          <table:table-cell office:value-type="float" office:value="2010016"/>
          <table:table-cell office:value-type="float" office:value="2010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10017"/>
          <table:table-cell office:value-type="float" office:value="2010"/>
          <table:table-cell office:value-type="float" office:value="17"/>
          <table:table-cell office:value-type="float" office:value="6584.4311799999996"/>
          <table:table-cell office:value-type="float" office:value="3"/>
          <table:table-cell table:number-columns-repeated="16379"/>
        </table:table-row>
        <table:table-row>
          <table:table-cell office:value-type="float" office:value="2010019"/>
          <table:table-cell office:value-type="float" office:value="2010"/>
          <table:table-cell office:value-type="float" office:value="19"/>
          <table:table-cell office:value-type="float" office:value="16555.772949999999"/>
          <table:table-cell office:value-type="float" office:value="3"/>
          <table:table-cell table:number-columns-repeated="16379"/>
        </table:table-row>
        <table:table-row>
          <table:table-cell office:value-type="float" office:value="2010020"/>
          <table:table-cell office:value-type="float" office:value="2010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21"/>
          <table:table-cell office:value-type="float" office:value="2010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10023"/>
          <table:table-cell office:value-type="float" office:value="2010"/>
          <table:table-cell office:value-type="float" office:value="23"/>
          <table:table-cell office:value-type="float" office:value="13009.6410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4"/>
          <table:table-cell office:value-type="float" office:value="2010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10025"/>
          <table:table-cell office:value-type="float" office:value="2010"/>
          <table:table-cell office:value-type="float" office:value="25"/>
          <table:table-cell office:value-type="float" office:value="10239.0258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7"/>
          <table:table-cell office:value-type="float" office:value="2010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10028"/>
          <table:table-cell office:value-type="float" office:value="2010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10029"/>
          <table:table-cell office:value-type="float" office:value="2010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10030"/>
          <table:table-cell office:value-type="float" office:value="2010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10031"/>
          <table:table-cell office:value-type="float" office:value="2010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10032"/>
          <table:table-cell office:value-type="float" office:value="2010"/>
          <table:table-cell office:value-type="float" office:value="32"/>
          <table:table-cell office:value-type="float" office:value="27623.431369999998"/>
          <table:table-cell office:value-type="float" office:value="3"/>
          <table:table-cell table:number-columns-repeated="16379"/>
        </table:table-row>
        <table:table-row>
          <table:table-cell office:value-type="float" office:value="2010033"/>
          <table:table-cell office:value-type="float" office:value="2010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10034"/>
          <table:table-cell office:value-type="float" office:value="2010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10036"/>
          <table:table-cell office:value-type="float" office:value="2010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10037"/>
          <table:table-cell office:value-type="float" office:value="2010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8"/>
          <table:table-cell office:value-type="float" office:value="2010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9"/>
          <table:table-cell office:value-type="float" office:value="2010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10040"/>
          <table:table-cell office:value-type="float" office:value="2010"/>
          <table:table-cell office:value-type="float" office:value="40"/>
          <table:table-cell office:value-type="float" office:value="11429.44254"/>
          <table:table-cell office:value-type="float" office:value="3"/>
          <table:table-cell table:number-columns-repeated="16379"/>
        </table:table-row>
        <table:table-row>
          <table:table-cell office:value-type="float" office:value="2010043"/>
          <table:table-cell office:value-type="float" office:value="2010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10044"/>
          <table:table-cell office:value-type="float" office:value="2010"/>
          <table:table-cell office:value-type="float" office:value="44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45"/>
          <table:table-cell office:value-type="float" office:value="2010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46"/>
          <table:table-cell office:value-type="float" office:value="2010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47"/>
          <table:table-cell office:value-type="float" office:value="2010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10049"/>
          <table:table-cell office:value-type="float" office:value="2010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51"/>
          <table:table-cell office:value-type="float" office:value="2010"/>
          <table:table-cell office:value-type="float" office:value="51"/>
          <table:table-cell office:value-type="float" office:value="21178.261020000002"/>
          <table:table-cell office:value-type="float" office:value="5"/>
          <table:table-cell table:number-columns-repeated="16379"/>
        </table:table-row>
        <table:table-row>
          <table:table-cell office:value-type="float" office:value="2010053"/>
          <table:table-cell office:value-type="float" office:value="2010"/>
          <table:table-cell office:value-type="float" office:value="53"/>
          <table:table-cell office:value-type="float" office:value="7598.4541300000001"/>
          <table:table-cell office:value-type="float" office:value="3"/>
          <table:table-cell table:number-columns-repeated="16379"/>
        </table:table-row>
        <table:table-row>
          <table:table-cell office:value-type="float" office:value="2010054"/>
          <table:table-cell office:value-type="float" office:value="2010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10055"/>
          <table:table-cell office:value-type="float" office:value="2010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10056"/>
          <table:table-cell office:value-type="float" office:value="2010"/>
          <table:table-cell office:value-type="float" office:value="56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057"/>
          <table:table-cell office:value-type="float" office:value="2010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10058"/>
          <table:table-cell office:value-type="float" office:value="2010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10060"/>
          <table:table-cell office:value-type="float" office:value="2010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10061"/>
          <table:table-cell office:value-type="float" office:value="2010"/>
          <table:table-cell office:value-type="float" office:value="61"/>
          <table:table-cell office:value-type="float" office:value="27394.162639999999"/>
          <table:table-cell office:value-type="float" office:value="2"/>
          <table:table-cell table:number-columns-repeated="16379"/>
        </table:table-row>
        <table:table-row>
          <table:table-cell office:value-type="float" office:value="2010062"/>
          <table:table-cell office:value-type="float" office:value="2010"/>
          <table:table-cell office:value-type="float" office:value="62"/>
          <table:table-cell office:value-type="float" office:value="14966.950279999999"/>
          <table:table-cell office:value-type="float" office:value="3"/>
          <table:table-cell table:number-columns-repeated="16379"/>
        </table:table-row>
        <table:table-row>
          <table:table-cell office:value-type="float" office:value="2010064"/>
          <table:table-cell office:value-type="float" office:value="2010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10066"/>
          <table:table-cell office:value-type="float" office:value="2010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10067"/>
          <table:table-cell office:value-type="float" office:value="2010"/>
          <table:table-cell office:value-type="float" office:value="67"/>
          <table:table-cell office:value-type="float" office:value="8428.6286099999998"/>
          <table:table-cell office:value-type="float" office:value="3"/>
          <table:table-cell table:number-columns-repeated="16379"/>
        </table:table-row>
        <table:table-row>
          <table:table-cell office:value-type="float" office:value="2010068"/>
          <table:table-cell office:value-type="float" office:value="2010"/>
          <table:table-cell office:value-type="float" office:value="68"/>
          <table:table-cell office:value-type="float" office:value="16338.248369999999"/>
          <table:table-cell office:value-type="float" office:value="3"/>
          <table:table-cell table:number-columns-repeated="16379"/>
        </table:table-row>
        <table:table-row>
          <table:table-cell office:value-type="float" office:value="2010071"/>
          <table:table-cell office:value-type="float" office:value="2010"/>
          <table:table-cell office:value-type="float" office:value="71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73"/>
          <table:table-cell office:value-type="float" office:value="2010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076"/>
          <table:table-cell office:value-type="float" office:value="2010"/>
          <table:table-cell office:value-type="float" office:value="76"/>
          <table:table-cell office:value-type="float" office:value="7735.0888500000001"/>
          <table:table-cell office:value-type="float" office:value="3"/>
          <table:table-cell table:number-columns-repeated="16379"/>
        </table:table-row>
        <table:table-row>
          <table:table-cell office:value-type="float" office:value="2010095"/>
          <table:table-cell office:value-type="float" office:value="2010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96"/>
          <table:table-cell office:value-type="float" office:value="2010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097"/>
          <table:table-cell office:value-type="float" office:value="2010"/>
          <table:table-cell office:value-type="float" office:value="97"/>
          <table:table-cell office:value-type="float" office:value="10508.70219"/>
          <table:table-cell office:value-type="float" office:value="3"/>
          <table:table-cell table:number-columns-repeated="16379"/>
        </table:table-row>
        <table:table-row>
          <table:table-cell office:value-type="float" office:value="2010098"/>
          <table:table-cell office:value-type="float" office:value="2010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10099"/>
          <table:table-cell office:value-type="float" office:value="2010"/>
          <table:table-cell office:value-type="float" office:value="99"/>
          <table:table-cell office:value-type="float" office:value="11051.304539999999"/>
          <table:table-cell office:value-type="float" office:value="3"/>
          <table:table-cell table:number-columns-repeated="16379"/>
        </table:table-row>
        <table:table-row>
          <table:table-cell office:value-type="float" office:value="2010100"/>
          <table:table-cell office:value-type="float" office:value="2010"/>
          <table:table-cell office:value-type="float" office:value="100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01"/>
          <table:table-cell office:value-type="float" office:value="2010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10104"/>
          <table:table-cell office:value-type="float" office:value="2010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105"/>
          <table:table-cell office:value-type="float" office:value="2010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10106"/>
          <table:table-cell office:value-type="float" office:value="2010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7"/>
          <table:table-cell office:value-type="float" office:value="2010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8"/>
          <table:table-cell office:value-type="float" office:value="2010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10109"/>
          <table:table-cell office:value-type="float" office:value="2010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0"/>
          <table:table-cell office:value-type="float" office:value="2010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8"/>
          <table:table-cell office:value-type="float" office:value="2010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124"/>
          <table:table-cell office:value-type="float" office:value="2010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10127"/>
          <table:table-cell office:value-type="float" office:value="2010"/>
          <table:table-cell office:value-type="float" office:value="127"/>
          <table:table-cell office:value-type="float" office:value="5060.1177399999997"/>
          <table:table-cell office:value-type="float" office:value="3"/>
          <table:table-cell table:number-columns-repeated="16379"/>
        </table:table-row>
        <table:table-row>
          <table:table-cell office:value-type="float" office:value="2010136"/>
          <table:table-cell office:value-type="float" office:value="2010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10140"/>
          <table:table-cell office:value-type="float" office:value="2010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10141"/>
          <table:table-cell office:value-type="float" office:value="2010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10142"/>
          <table:table-cell office:value-type="float" office:value="2010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10143"/>
          <table:table-cell office:value-type="float" office:value="2010"/>
          <table:table-cell office:value-type="float" office:value="143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58"/>
          <table:table-cell office:value-type="float" office:value="2010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10162"/>
          <table:table-cell office:value-type="float" office:value="2010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10163"/>
          <table:table-cell office:value-type="float" office:value="2010"/>
          <table:table-cell office:value-type="float" office:value="163"/>
          <table:table-cell office:value-type="float" office:value="487.81295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66"/>
          <table:table-cell office:value-type="float" office:value="2010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10168"/>
          <table:table-cell office:value-type="float" office:value="2010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0"/>
          <table:table-cell office:value-type="float" office:value="2010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10171"/>
          <table:table-cell office:value-type="float" office:value="2010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10172"/>
          <table:table-cell office:value-type="float" office:value="2010"/>
          <table:table-cell office:value-type="float" office:value="172"/>
          <table:table-cell office:value-type="float" office:value="65879.080799999996"/>
          <table:table-cell office:value-type="float" office:value="2"/>
          <table:table-cell table:number-columns-repeated="16379"/>
        </table:table-row>
        <table:table-row>
          <table:table-cell office:value-type="float" office:value="2010173"/>
          <table:table-cell office:value-type="float" office:value="2010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4"/>
          <table:table-cell office:value-type="float" office:value="2010"/>
          <table:table-cell office:value-type="float" office:value="174"/>
          <table:table-cell office:value-type="float" office:value="32856.281349999997"/>
          <table:table-cell office:value-type="float" office:value="3"/>
          <table:table-cell table:number-columns-repeated="16379"/>
        </table:table-row>
        <table:table-row>
          <table:table-cell office:value-type="float" office:value="2010176"/>
          <table:table-cell office:value-type="float" office:value="2010"/>
          <table:table-cell office:value-type="float" office:value="176"/>
          <table:table-cell office:value-type="float" office:value="8772.0097999999998"/>
          <table:table-cell office:value-type="float" office:value="3"/>
          <table:table-cell table:number-columns-repeated="16379"/>
        </table:table-row>
        <table:table-row>
          <table:table-cell office:value-type="float" office:value="2010178"/>
          <table:table-cell office:value-type="float" office:value="2010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10179"/>
          <table:table-cell office:value-type="float" office:value="2010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10180"/>
          <table:table-cell office:value-type="float" office:value="2010"/>
          <table:table-cell office:value-type="float" office:value="180"/>
          <table:table-cell office:value-type="float" office:value="437.13119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81"/>
          <table:table-cell office:value-type="float" office:value="2010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182"/>
          <table:table-cell office:value-type="float" office:value="2010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10183"/>
          <table:table-cell office:value-type="float" office:value="2010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 table:number-rows-repeated="1046789">
          <table:table-cell table:number-columns-repeated="16379"/>
        </table:table-row>
      </table:table>
      <table:table table:name="'file://fs4/TS_GroupsI$/COMC/11_Buses/01_Data/c_Fares/11-10%20Revisions/indices%20calc.xls'#contacts" table:style-name="ta3">
        <table:table-source xlink:href="file://fs4/TS_GroupsI$/COMC/11_Buses/01_Data/c_Fares/11-10%20Revisions/indices%20calc.xls" table:table-name="contact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office:value-type="string" office:string-value="Name"/>
          <table:table-cell office:value-type="string" office:string-value="Address 2"/>
          <table:table-cell office:value-type="string" office:string-value="Address 3"/>
          <table:table-cell office:value-type="string" office:string-value="Address 4"/>
          <table:table-cell office:value-type="string" office:string-value="Address 5"/>
          <table:table-cell office:value-type="string" office:string-value="Postcode"/>
          <table:table-cell office:value-type="string" office:string-value="Comments"/>
          <table:table-cell office:value-type="string" office:string-value="Fares Area"/>
          <table:table-cell office:value-type="string" office:string-value="Email"/>
          <table:table-cell office:value-type="string" office:string-value="Email address"/>
          <table:table-cell office:value-type="string" office:string-value="TelNumber"/>
          <table:table-cell office:value-type="string" office:string-value="Included?"/>
          <table:table-cell office:value-type="string" office:string-value="ResponseDate"/>
          <table:table-cell office:value-type="string" office:string-value="Last Respdate"/>
          <table:table-cell office:value-type="string" office:string-value="PaperForm"/>
          <table:table-cell/>
          <table:table-cell office:value-type="string" office:string-value="Count of Name"/>
          <table:table-cell table:number-columns-repeated="16363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office:value-type="string" office:string-value="Anne Wheeler"/>
          <table:table-cell office:value-type="string" office:string-value="Transport for London"/>
          <table:table-cell office:value-type="string" office:string-value="4th Floor Windsor House"/>
          <table:table-cell office:value-type="string" office:string-value="42-50 Victoria Street"/>
          <table:table-cell office:value-type="string" office:string-value="London"/>
          <table:table-cell office:value-type="string" office:string-value="SW1H 0TL"/>
          <table:table-cell/>
          <table:table-cell office:value-type="string" office:string-value="Greater London"/>
          <table:table-cell office:value-type="string" office:string-value="Y"/>
          <table:table-cell office:value-type="string" office:string-value="annewheeler@tfl.gov.uk"/>
          <table:table-cell office:value-type="string" office:string-value="7126 4078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ame"/>
          <table:table-cell office:value-type="string" office:string-value="Total"/>
          <table:table-cell table:number-columns-repeated="16362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office:value-type="string" office:string-value="Cameron Broadfoot"/>
          <table:table-cell office:value-type="string" office:string-value="First Glasgow (No 1)"/>
          <table:table-cell office:value-type="string" office:string-value="197 Victoria Road"/>
          <table:table-cell office:value-type="string" office:string-value="Glasgow"/>
          <table:table-cell/>
          <table:table-cell office:value-type="string" office:string-value="G42 7AD"/>
          <table:table-cell office:value-type="string" office:string-value="Was Michael Milne. RM 28/07/2008&#10;Probably nil, but checking. RM 18/11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A.J. Evans &amp; J.E. Long"/>
          <table:table-cell office:value-type="float" office:value="1"/>
          <table:table-cell table:number-columns-repeated="16362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office:value-type="string" office:string-value="Nichola Orduh"/>
          <table:table-cell office:value-type="string" office:string-value="First Manchester"/>
          <table:table-cell office:value-type="string" office:string-value="Walshaw Street"/>
          <table:table-cell office:value-type="string" office:string-value="Oldham"/>
          <table:table-cell office:value-type="string" office:string-value="Lancashire"/>
          <table:table-cell office:value-type="string" office:string-value="OL1 3TR"/>
          <table:table-cell office:value-type="string" office:string-value="David Nixon has left. Sent email 15/08/2007 RM Was Alistair Dearnley. RM 10/11/2008"/>
          <table:table-cell office:value-type="string" office:string-value="Greater Manchester"/>
          <table:table-cell office:value-type="string" office:string-value="Y"/>
          <table:table-cell office:value-type="string" office:string-value="Nichola.Orduh@firstgroup.com"/>
          <table:table-cell office:value-type="string" office:string-value="0161 627 7235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Alan Paterson"/>
          <table:table-cell office:value-type="float" office:value="1"/>
          <table:table-cell table:number-columns-repeated="16362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office:value-type="string" office:string-value="Graham Hogg"/>
          <table:table-cell office:value-type="string" office:string-value="First South Yorkshire"/>
          <table:table-cell office:value-type="string" office:string-value="Midland Road Depot"/>
          <table:table-cell office:value-type="string" office:string-value="Midland Road"/>
          <table:table-cell office:value-type="string" office:string-value="Rotherham"/>
          <table:table-cell office:value-type="string" office:string-value="S61 1TF"/>
          <table:table-cell/>
          <table:table-cell office:value-type="string" office:string-value="South Yorkshire"/>
          <table:table-cell/>
          <table:table-cell office:value-type="string" office:string-value="graham.hogg@firstgroup.com"/>
          <table:table-cell office:value-type="string" office:string-value="01709 56602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Alisdair Goodall"/>
          <table:table-cell office:value-type="float" office:value="1"/>
          <table:table-cell table:number-columns-repeated="16362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office:value-type="string" office:string-value="W L R Woodward"/>
          <table:table-cell office:value-type="string" office:string-value="Stagecoach North East"/>
          <table:table-cell office:value-type="string" office:string-value="Wheatsheaf"/>
          <table:table-cell office:value-type="string" office:string-value="Sunderland"/>
          <table:table-cell office:value-type="string" office:string-value="Tyne &amp; Wear"/>
          <table:table-cell office:value-type="string" office:string-value="SR5 1AQ"/>
          <table:table-cell office:value-type="string" office:string-value="Will be replying before Friday. 08/08/2007"/>
          <table:table-cell office:value-type="string" office:string-value="Tyne and Wear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Anne Wheeler"/>
          <table:table-cell office:value-type="float" office:value="1"/>
          <table:table-cell table:number-columns-repeated="16362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office:value-type="string" office:string-value="R Rampton"/>
          <table:table-cell office:value-type="string" office:string-value="Travel West Midlands"/>
          <table:table-cell office:value-type="string" office:string-value="51 Bordesley Green"/>
          <table:table-cell office:value-type="string" office:string-value="Birmingham"/>
          <table:table-cell/>
          <table:table-cell office:value-type="string" office:string-value="B9 4BZ"/>
          <table:table-cell/>
          <table:table-cell office:value-type="string" office:string-value="West Midlands"/>
          <table:table-cell/>
          <table:table-cell office:value-type="string" office:string-value="richardrampton@travelwm.co.uk"/>
          <table:table-cell office:value-type="string" office:string-value="0121 254 6330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Austin Birks"/>
          <table:table-cell office:value-type="float" office:value="1"/>
          <table:table-cell table:number-columns-repeated="16362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office:value-type="string" office:string-value="R Harris"/>
          <table:table-cell office:value-type="string" office:string-value="First Leeds"/>
          <table:table-cell office:value-type="string" office:string-value="Kirstall Road"/>
          <table:table-cell office:value-type="string" office:string-value="Leeds"/>
          <table:table-cell office:value-type="string" office:string-value="West Yorkshire"/>
          <table:table-cell office:value-type="string" office:string-value="LS3 1LH"/>
          <table:table-cell/>
          <table:table-cell office:value-type="string" office:string-value="West Yorkshire"/>
          <table:table-cell/>
          <table:table-cell office:value-type="string" office:string-value="Richard.Harris@firstgroup.com"/>
          <table:table-cell office:value-type="string" office:string-value="0113 381 5074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Ben Cole"/>
          <table:table-cell office:value-type="float" office:value="1"/>
          <table:table-cell table:number-columns-repeated="16362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office:value-type="string" office:string-value="Alan Paterson"/>
          <table:table-cell office:value-type="string" office:string-value="First Aberdeen"/>
          <table:table-cell office:value-type="string" office:string-value="First Aberdeen"/>
          <table:table-cell office:value-type="string" office:string-value="395 King Street"/>
          <table:table-cell office:value-type="string" office:string-value="Aberdeen"/>
          <table:table-cell office:value-type="string" office:string-value="AB31 3HT"/>
          <table:table-cell office:value-type="string" office:string-value="Alan has left. Replacement not answering. Switchboard number 650000. From website seems 16 March last change. RM 06/08/2008 Left message. RM 08/08/2008 Martin McCombie. Emailed. 08/08/2008 RM"/>
          <table:table-cell office:value-type="string" office:string-value="Scotland"/>
          <table:table-cell/>
          <table:table-cell office:value-type="string" office:string-value="Alan.Paterson@firstgroup.com"/>
          <table:table-cell office:value-type="string" office:string-value="01224 650016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Bob Rackley"/>
          <table:table-cell office:value-type="float" office:value="1"/>
          <table:table-cell table:number-columns-repeated="16362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office:value-type="string" office:string-value="Nigel Serafini"/>
          <table:table-cell office:value-type="string" office:string-value="Lothian Buses"/>
          <table:table-cell office:value-type="string" office:string-value="55 Annandale Street"/>
          <table:table-cell office:value-type="string" office:string-value="Edinburgh"/>
          <table:table-cell/>
          <table:table-cell office:value-type="string" office:string-value="EH7 4AZ"/>
          <table:table-cell/>
          <table:table-cell office:value-type="string" office:string-value="Scotland"/>
          <table:table-cell office:value-type="string" office:string-value="Y"/>
          <table:table-cell office:value-type="string" office:string-value="nserafini@lothianbuses.co.uk"/>
          <table:table-cell office:value-type="string" office:string-value="0131 475 0142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Brian Drury"/>
          <table:table-cell office:value-type="float" office:value="1"/>
          <table:table-cell table:number-columns-repeated="16362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office:value-type="string" office:string-value="Elsie Turbyne"/>
          <table:table-cell office:value-type="string" office:string-value="Travel Dundee"/>
          <table:table-cell office:value-type="string" office:string-value="44-48 East Dock Street"/>
          <table:table-cell office:value-type="string" office:string-value="Dundee"/>
          <table:table-cell/>
          <table:table-cell office:value-type="string" office:string-value="DD1 3JS"/>
          <table:table-cell/>
          <table:table-cell office:value-type="string" office:string-value="Scotland"/>
          <table:table-cell/>
          <table:table-cell office:value-type="string" office:string-value="elsieturbyne@traveldundee.co.uk"/>
          <table:table-cell office:value-type="string" office:string-value="01382 340023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Brian Schofield"/>
          <table:table-cell office:value-type="float" office:value="1"/>
          <table:table-cell table:number-columns-repeated="16362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office:value-type="string" office:string-value="Peter Heath"/>
          <table:table-cell office:value-type="string" office:string-value="Cardiff City Transport"/>
          <table:table-cell office:value-type="string" office:string-value="Sloper Road"/>
          <table:table-cell office:value-type="string" office:string-value="Leckwith"/>
          <table:table-cell office:value-type="string" office:string-value="Cardiff"/>
          <table:table-cell office:value-type="string" office:string-value="CF11 8TB"/>
          <table:table-cell/>
          <table:table-cell office:value-type="string" office:string-value="Wales"/>
          <table:table-cell/>
          <table:table-cell office:value-type="string" office:string-value="pheath@cardiffbus.com"/>
          <table:table-cell office:value-type="string" office:string-value="029 20787710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 Clemmence"/>
          <table:table-cell office:value-type="float" office:value="1"/>
          <table:table-cell table:number-columns-repeated="16362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office:value-type="string" office:string-value="Trevor Roberts"/>
          <table:table-cell office:value-type="string" office:string-value="Newport Transport"/>
          <table:table-cell office:value-type="string" office:string-value="160 Corporation Road"/>
          <table:table-cell office:value-type="string" office:string-value="Newport"/>
          <table:table-cell office:value-type="string" office:string-value="Gwent"/>
          <table:table-cell office:value-type="string" office:string-value="NP19 0WF"/>
          <table:table-cell/>
          <table:table-cell office:value-type="string" office:string-value="Wales"/>
          <table:table-cell office:value-type="string" office:string-value="Y"/>
          <table:table-cell office:value-type="string" office:string-value="trevor.roberts@newporttransport.co.uk"/>
          <table:table-cell office:value-type="string" office:string-value="01633 670563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ameron Broadfoot"/>
          <table:table-cell office:value-type="float" office:value="2"/>
          <table:table-cell table:number-columns-repeated="16362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office:value-type="string" office:string-value="Oliver Howarth"/>
          <table:table-cell office:value-type="string" office:string-value="Blackpool Transport Services"/>
          <table:table-cell office:value-type="string" office:string-value="Rigby Road"/>
          <table:table-cell office:value-type="string" office:string-value="Blackpool"/>
          <table:table-cell/>
          <table:table-cell office:value-type="string" office:string-value="FY1 5DD"/>
          <table:table-cell office:value-type="string" office:string-value="Was Guy Thornton. RM 01/08/2007"/>
          <table:table-cell office:value-type="string" office:string-value="Lancashire"/>
          <table:table-cell office:value-type="string" office:string-value="Y"/>
          <table:table-cell office:value-type="string" office:string-value="oliver.howarth@blackpooltransport.com"/>
          <table:table-cell office:value-type="string" office:string-value="01253 473032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Cheryl Fleming"/>
          <table:table-cell office:value-type="float" office:value="1"/>
          <table:table-cell table:number-columns-repeated="16362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office:value-type="string" office:string-value="Marc West"/>
          <table:table-cell office:value-type="string" office:string-value="Bournemouth Transport"/>
          <table:table-cell office:value-type="string" office:string-value="Yeomans Way"/>
          <table:table-cell/>
          <table:table-cell office:value-type="string" office:string-value="Bournemouth"/>
          <table:table-cell office:value-type="string" office:string-value="BH8 0BQ"/>
          <table:table-cell office:value-type="string" office:string-value="Will return form in next couple of days - is off on Friday. 07/08/2007 RM"/>
          <table:table-cell office:value-type="string" office:string-value="All services"/>
          <table:table-cell office:value-type="string" office:string-value="Y"/>
          <table:table-cell office:value-type="string" office:string-value="Mwest@yellowbuses.co.uk"/>
          <table:table-cell office:value-type="string" office:string-value="01202 636015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Colin Napier"/>
          <table:table-cell office:value-type="float" office:value="1"/>
          <table:table-cell table:number-columns-repeated="16362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office:value-type="string" office:string-value="Brian Schofield"/>
          <table:table-cell office:value-type="string" office:string-value="Transdev Burnley &amp; Pendle"/>
          <table:table-cell office:value-type="string" office:string-value="Queensgate"/>
          <table:table-cell office:value-type="string" office:string-value="Colne Road"/>
          <table:table-cell office:value-type="string" office:string-value="Burnley"/>
          <table:table-cell office:value-type="string" office:string-value="BB10 1HH"/>
          <table:table-cell office:value-type="string" office:string-value="Includes Lancashire United, Burnley and Pendle Travel and Blackburn Transport. Was Brian Schofield / Transdev Lancashire. RM 17/10/2008"/>
          <table:table-cell office:value-type="string" office:string-value="Lancashire"/>
          <table:table-cell office:value-type="string" office:string-value="Y"/>
          <table:table-cell office:value-type="string" office:string-value="brianS@burnleyandpendle.co.uk"/>
          <table:table-cell office:value-type="string" office:string-value="01282 478085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Damon Swatridge"/>
          <table:table-cell office:value-type="float" office:value="1"/>
          <table:table-cell table:number-columns-repeated="16362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office:value-type="string" office:string-value="W L R Woodward"/>
          <table:table-cell office:value-type="string" office:string-value="Stagecoach North East"/>
          <table:table-cell office:value-type="string" office:string-value="North Bridge Street"/>
          <table:table-cell office:value-type="string" office:string-value="Whetasheaf"/>
          <table:table-cell office:value-type="string" office:string-value="Sunderland"/>
          <table:table-cell office:value-type="string" office:string-value="SR5 1AQ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Dave Fletcher"/>
          <table:table-cell office:value-type="float" office:value="1"/>
          <table:table-cell table:number-columns-repeated="16362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Derby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/>
          <table:table-cell office:value-type="string" office:string-value="All services"/>
          <table:table-cell office:value-type="string" office:string-value="N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David Fletcher"/>
          <table:table-cell office:value-type="float" office:value="3"/>
          <table:table-cell table:number-columns-repeated="16362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office:value-type="string" office:string-value="Les Burton"/>
          <table:table-cell office:value-type="string" office:string-value="Stagecoach Merseyside"/>
          <table:table-cell office:value-type="string" office:string-value="Gillmoss Bus Depot"/>
          <table:table-cell office:value-type="string" office:string-value="East Lancashire Road"/>
          <table:table-cell office:value-type="string" office:string-value="Gillmoss"/>
          <table:table-cell office:value-type="string" office:string-value="L11 0B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Les.burton@stagecoachbus.com"/>
          <table:table-cell office:value-type="string" office:string-value="0151 5452551"/>
          <table:table-cell office:value-type="string" office:string-value="Y"/>
          <table:table-cell/>
          <table:table-cell office:value-type="float" office:value="39672"/>
          <table:table-cell table:number-columns-repeated="2"/>
          <table:table-cell office:value-type="string" office:string-value="David Morgan"/>
          <table:table-cell office:value-type="float" office:value="1"/>
          <table:table-cell table:number-columns-repeated="16362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office:value-type="string" office:string-value="Neil Beasley"/>
          <table:table-cell office:value-type="string" office:string-value="First Leicester"/>
          <table:table-cell office:value-type="string" office:string-value="Abbey Lane"/>
          <table:table-cell office:value-type="string" office:string-value="Leicester"/>
          <table:table-cell/>
          <table:table-cell office:value-type="string" office:string-value="LE4 0DA"/>
          <table:table-cell office:value-type="string" office:string-value="Also reports for 170. Has left. Email to Steve Zanker commercial director for delegation. 06/08/2008 RM Steve on A/L, forwarded to Ady Culpin. RM 08/08/2008"/>
          <table:table-cell office:value-type="string" office:string-value="All services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table:number-columns-repeated="4"/>
          <table:table-cell office:value-type="string" office:string-value="David Skepper"/>
          <table:table-cell office:value-type="float" office:value="1"/>
          <table:table-cell table:number-columns-repeated="16362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office:value-type="string" office:string-value="Rob Hicklin"/>
          <table:table-cell office:value-type="string" office:string-value="Nottingham City Transport"/>
          <table:table-cell office:value-type="string" office:string-value="Lower Parliament Street"/>
          <table:table-cell office:value-type="string" office:string-value="Nottingham"/>
          <table:table-cell/>
          <table:table-cell office:value-type="string" office:string-value="NG1 1GG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ob.hicklin@nctx.co.uk"/>
          <table:table-cell office:value-type="string" office:string-value="0115 9766703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Derek Bowes"/>
          <table:table-cell office:value-type="float" office:value="3"/>
          <table:table-cell table:number-columns-repeated="16362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office:value-type="string" office:string-value="Peter Oliver"/>
          <table:table-cell office:value-type="string" office:string-value="Plymouth City Bus"/>
          <table:table-cell office:value-type="string" office:string-value="Milehouse"/>
          <table:table-cell office:value-type="string" office:string-value="Plymouth"/>
          <table:table-cell office:value-type="string" office:string-value="Devon"/>
          <table:table-cell office:value-type="string" office:string-value="PL3 4AA"/>
          <table:table-cell office:value-type="string" office:string-value="Also have overall fares increases on website. RM 31/07/2008"/>
          <table:table-cell office:value-type="string" office:string-value="All services"/>
          <table:table-cell office:value-type="string" office:string-value="Y"/>
          <table:table-cell office:value-type="string" office:string-value="hq@plymouthbus.co.uk"/>
          <table:table-cell office:value-type="string" office:string-value="01752 264241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Donald Eric Hugh Jones"/>
          <table:table-cell office:value-type="float" office:value="1"/>
          <table:table-cell table:number-columns-repeated="16362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office:value-type="string" office:string-value="Margaret Ingram"/>
          <table:table-cell office:value-type="string" office:string-value="Preston Bus"/>
          <table:table-cell office:value-type="string" office:string-value="221 Deepdale Road"/>
          <table:table-cell office:value-type="string" office:string-value="Preston"/>
          <table:table-cell/>
          <table:table-cell office:value-type="string" office:string-value="PR1 6NY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margaret.ingram@prestonbus.co.uk"/>
          <table:table-cell office:value-type="string" office:string-value="01772 253 671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Elsie Turbyne"/>
          <table:table-cell office:value-type="float" office:value="1"/>
          <table:table-cell table:number-columns-repeated="16362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office:value-type="string" office:string-value="Owen Lovelock"/>
          <table:table-cell office:value-type="string" office:string-value="Reading/Newbury Buses"/>
          <table:table-cell office:value-type="string" office:string-value="Great Knollys Street"/>
          <table:table-cell office:value-type="string" office:string-value="Reading"/>
          <table:table-cell office:value-type="string" office:string-value="Berkshire"/>
          <table:table-cell office:value-type="string" office:string-value="RG1 7HH"/>
          <table:table-cell/>
          <table:table-cell office:value-type="string" office:string-value="Berks, Bucks"/>
          <table:table-cell office:value-type="string" office:string-value="Y"/>
          <table:table-cell office:value-type="string" office:string-value="olovelock@reading-buses.co.uk"/>
          <table:table-cell office:value-type="string" office:string-value="0118 959 4000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G Frost"/>
          <table:table-cell office:value-type="float" office:value="1"/>
          <table:table-cell table:number-columns-repeated="16362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office:value-type="string" office:string-value="G Frost"/>
          <table:table-cell office:value-type="string" office:string-value="First Hampshire"/>
          <table:table-cell office:value-type="string" office:string-value="226 Portswood Road"/>
          <table:table-cell office:value-type="string" office:string-value="Southampton"/>
          <table:table-cell office:value-type="string" office:string-value="Hampshire"/>
          <table:table-cell office:value-type="string" office:string-value="SO17 2BE"/>
          <table:table-cell/>
          <table:table-cell office:value-type="string" office:string-value="All services"/>
          <table:table-cell/>
          <table:table-cell office:value-type="string" office:string-value="gordon.frost@firstgroup.com"/>
          <table:table-cell office:value-type="string" office:string-value="023 8057 0820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G Lomax"/>
          <table:table-cell office:value-type="float" office:value="1"/>
          <table:table-cell table:number-columns-repeated="16362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office:value-type="string" office:string-value="Damon Swatridge"/>
          <table:table-cell office:value-type="string" office:string-value="Thamesdown Transport"/>
          <table:table-cell office:value-type="string" office:string-value="Barnfield Road"/>
          <table:table-cell office:value-type="string" office:string-value="Swindon"/>
          <table:table-cell/>
          <table:table-cell office:value-type="string" office:string-value="SN2 2DJ"/>
          <table:table-cell/>
          <table:table-cell office:value-type="string" office:string-value="All services"/>
          <table:table-cell/>
          <table:table-cell office:value-type="string" office:string-value="d.swatridge@thamesdown-transport.co.uk"/>
          <table:table-cell office:value-type="string" office:string-value="01793 42840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G Sutton"/>
          <table:table-cell office:value-type="float" office:value="2"/>
          <table:table-cell table:number-columns-repeated="16362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office:value-type="string" office:string-value="P S Woodgate"/>
          <table:table-cell office:value-type="string" office:string-value="Brighton &amp; Hove Bus Company"/>
          <table:table-cell office:value-type="string" office:string-value="43 Conway Street"/>
          <table:table-cell office:value-type="string" office:string-value="Hove"/>
          <table:table-cell office:value-type="string" office:string-value="East Sussex"/>
          <table:table-cell office:value-type="string" office:string-value="BN3 3LT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philip.woodgate@buses.co.uk"/>
          <table:table-cell office:value-type="string" office:string-value="01273 886213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Gavin Hunter"/>
          <table:table-cell office:value-type="float" office:value="1"/>
          <table:table-cell table:number-columns-repeated="16362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office:value-type="string" office:string-value="Gavin Roome"/>
          <table:table-cell office:value-type="string" office:string-value="First Somerset and Avon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Gavin Roome"/>
          <table:table-cell office:value-type="float" office:value="2"/>
          <table:table-cell table:number-columns-repeated="16362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office:value-type="string" office:string-value="Robert Jones"/>
          <table:table-cell office:value-type="string" office:string-value="City of Oxford Motor Services"/>
          <table:table-cell office:value-type="string" office:string-value="Oxford Bus Co."/>
          <table:table-cell office:value-type="string" office:string-value="Cowley House"/>
          <table:table-cell office:value-type="string" office:string-value="Watlington Road   Oxford"/>
          <table:table-cell office:value-type="string" office:string-value="OX4 6GA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obert.jones@oxfordbus.co.uk"/>
          <table:table-cell office:value-type="string" office:string-value="01865 785413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Graham Hogg"/>
          <table:table-cell office:value-type="float" office:value="1"/>
          <table:table-cell table:number-columns-repeated="16362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office:value-type="string" office:string-value="Gavin Roome"/>
          <table:table-cell office:value-type="string" office:string-value="First Bristol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/>
          <table:table-cell office:value-type="string" office:string-value="All services"/>
          <table:table-cell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I Hill"/>
          <table:table-cell office:value-type="float" office:value="2"/>
          <table:table-cell table:number-columns-repeated="16362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office:value-type="string" office:string-value="Iain Rankine"/>
          <table:table-cell office:value-type="string" office:string-value="First Eastern Counties"/>
          <table:table-cell office:value-type="string" office:string-value="Rouen House"/>
          <table:table-cell office:value-type="string" office:string-value="Rouen Road"/>
          <table:table-cell office:value-type="string" office:string-value="Norwich"/>
          <table:table-cell office:value-type="string" office:string-value="NR1 1R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iain.rankine@firstgroup.com"/>
          <table:table-cell office:value-type="string" office:string-value="01603 218404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I MacDonald"/>
          <table:table-cell office:value-type="float" office:value="1"/>
          <table:table-cell table:number-columns-repeated="16362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office:value-type="string" office:string-value="David Morgan"/>
          <table:table-cell office:value-type="string" office:string-value="Stagecoach East Kent"/>
          <table:table-cell office:value-type="string" office:string-value="The Bus Station"/>
          <table:table-cell office:value-type="string" office:string-value="Bouverie Square"/>
          <table:table-cell office:value-type="string" office:string-value="Folkestone"/>
          <table:table-cell office:value-type="string" office:string-value="CT20 1BA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david.morgan@stagecoachbus.com"/>
          <table:table-cell office:value-type="string" office:string-value="01303 212225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Iain Rankine"/>
          <table:table-cell office:value-type="float" office:value="1"/>
          <table:table-cell table:number-columns-repeated="16362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office:value-type="string" office:string-value="Julian Elliott"/>
          <table:table-cell office:value-type="string" office:string-value="First Essex Buses"/>
          <table:table-cell office:value-type="string" office:string-value="Westway"/>
          <table:table-cell office:value-type="string" office:string-value="Chelmsford"/>
          <table:table-cell office:value-type="string" office:string-value="Essex"/>
          <table:table-cell office:value-type="string" office:string-value="CM1 3AR"/>
          <table:table-cell office:value-type="string" office:string-value="Contact details updated. Was Bob Dorr. 31/07/2007 RM Julian Elliott is commercial manager."/>
          <table:table-cell office:value-type="string" office:string-value="All services"/>
          <table:table-cell office:value-type="string" office:string-value="Y"/>
          <table:table-cell office:value-type="string" office:string-value="julian.elliott@firstgroup.com"/>
          <table:table-cell office:value-type="string" office:string-value="01245 293447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Ian Hill"/>
          <table:table-cell office:value-type="float" office:value="1"/>
          <table:table-cell table:number-columns-repeated="16362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office:value-type="string" office:string-value="Bob Rackley"/>
          <table:table-cell office:value-type="string" office:string-value="East Yorkshire Motor Services"/>
          <table:table-cell office:value-type="string" office:string-value="252 Anlaby Road"/>
          <table:table-cell office:value-type="string" office:string-value="Hull"/>
          <table:table-cell office:value-type="string" office:string-value="North Humberside"/>
          <table:table-cell office:value-type="string" office:string-value="HU3 2RS"/>
          <table:table-cell/>
          <table:table-cell office:value-type="string" office:string-value="Humberside, North Yorkshire"/>
          <table:table-cell office:value-type="string" office:string-value="Y"/>
          <table:table-cell office:value-type="string" office:string-value="rackleyb@eyms.co.uk"/>
          <table:table-cell office:value-type="string" office:string-value="01482 32714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J Bannister"/>
          <table:table-cell office:value-type="float" office:value="1"/>
          <table:table-cell table:number-columns-repeated="16362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office:value-type="string" office:string-value="David Skepper"/>
          <table:table-cell office:value-type="string" office:string-value="Stagecoach Lincolnshire"/>
          <table:table-cell office:value-type="string" office:string-value="Po Box 15"/>
          <table:table-cell office:value-type="string" office:string-value="Deacon Road"/>
          <table:table-cell office:value-type="string" office:string-value="Lincoln"/>
          <table:table-cell office:value-type="string" office:string-value="LN2 4JB"/>
          <table:table-cell office:value-type="string" office:string-value="Was Gary Nolan. 02/11/2007 Was Paul McNamara. RM 18/11/2008 Sent email to David.RM 18/11/2008"/>
          <table:table-cell office:value-type="string" office:string-value="Lincolnshire"/>
          <table:table-cell office:value-type="string" office:string-value="N"/>
          <table:table-cell office:value-type="string" office:string-value="dave.skepper@stagecoachbus.com"/>
          <table:table-cell office:value-type="string" office:string-value="01522 522255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James Mellor"/>
          <table:table-cell office:value-type="float" office:value="1"/>
          <table:table-cell table:number-columns-repeated="16362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office:value-type="string" office:string-value="Ian Hill"/>
          <table:table-cell office:value-type="string" office:string-value="Arriva Midlands North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/>
          <table:table-cell office:value-type="string" office:string-value="All o/s West Midlands"/>
          <table:table-cell office:value-type="string" office:string-value="Y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Joanna Jones"/>
          <table:table-cell office:value-type="float" office:value="1"/>
          <table:table-cell table:number-columns-repeated="16362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ay Ramsey"/>
          <table:table-cell office:value-type="string" office:string-value="Stagecoach Midland Red"/>
          <table:table-cell office:value-type="string" office:string-value="Railway Terrace"/>
          <table:table-cell office:value-type="string" office:string-value="Rugby"/>
          <table:table-cell office:value-type="string" office:string-value="Warks"/>
          <table:table-cell office:value-type="string" office:string-value="CV21 3HS"/>
          <table:table-cell office:value-type="string" office:string-value="Assumed revenue is 45% of Group_149, i.e. non-Oxfordshire receipts. KM 16/05/2007 Contact was Clive Jones Ext. 068. RM 13/08/2007"/>
          <table:table-cell office:value-type="string" office:string-value="All o/s West Midlands"/>
          <table:table-cell/>
          <table:table-cell office:value-type="string" office:string-value="ray.ramsey@stagecoachbus.com"/>
          <table:table-cell office:value-type="string" office:string-value="01788 566072"/>
          <table:table-cell office:value-type="string" office:string-value="Y"/>
          <table:table-cell/>
          <table:table-cell office:value-type="float" office:value="39666"/>
          <table:table-cell table:number-columns-repeated="2"/>
          <table:table-cell office:value-type="string" office:string-value="John McCluskie"/>
          <table:table-cell office:value-type="float" office:value="1"/>
          <table:table-cell table:number-columns-repeated="16362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Fox County"/>
          <table:table-cell office:value-type="string" office:string-value="P O Box 613"/>
          <table:table-cell office:value-type="string" office:string-value="Leicester"/>
          <table:table-cell/>
          <table:table-cell office:value-type="string" office:string-value="LE4 6ZN"/>
          <table:table-cell office:value-type="string" office:string-value="Left message with Steve Buckley (?) KM 14/05/2007"/>
          <table:table-cell office:value-type="string" office:string-value="All services"/>
          <table:table-cell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Julian Elliott"/>
          <table:table-cell office:value-type="float" office:value="1"/>
          <table:table-cell table:number-columns-repeated="16362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office:value-type="string" office:string-value="Marie Wilson"/>
          <table:table-cell office:value-type="string" office:string-value="First Midland Red"/>
          <table:table-cell office:value-type="string" office:string-value="Heron Lodge"/>
          <table:table-cell office:value-type="string" office:string-value="London Road"/>
          <table:table-cell office:value-type="string" office:string-value="Worcester"/>
          <table:table-cell office:value-type="string" office:string-value="WR5 2EW"/>
          <table:table-cell office:value-type="string" office:string-value="Was Shaun Simpson. RM 06/08/2007"/>
          <table:table-cell office:value-type="string" office:string-value="Herefordshire, Worcester, Shropshire"/>
          <table:table-cell office:value-type="string" office:string-value="N"/>
          <table:table-cell office:value-type="string" office:string-value="marie.wilson@firstgroup.com"/>
          <table:table-cell office:value-type="string" office:string-value="0116 268 9162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Justin Thomson"/>
          <table:table-cell office:value-type="float" office:value="1"/>
          <table:table-cell table:number-columns-repeated="16362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office:value-type="string" office:string-value="P J Cartwright"/>
          <table:table-cell office:value-type="string" office:string-value="Stagecoach in Chesterfield"/>
          <table:table-cell office:value-type="string" office:string-value="Stonegravels Depot"/>
          <table:table-cell office:value-type="string" office:string-value="Sheffield Road"/>
          <table:table-cell office:value-type="string" office:string-value="Chesterfield"/>
          <table:table-cell office:value-type="string" office:string-value="S41 7JW"/>
          <table:table-cell office:value-type="string" office:string-value="Change of address, etc.. KM 08/05/2007"/>
          <table:table-cell office:value-type="string" office:string-value="Notts, Derbys"/>
          <table:table-cell office:value-type="string" office:string-value="Y"/>
          <table:table-cell office:value-type="string" office:string-value="phillip.cartwright@stagecoachbus.com"/>
          <table:table-cell office:value-type="string" office:string-value="01246 207103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Ken Wilson"/>
          <table:table-cell office:value-type="float" office:value="2"/>
          <table:table-cell table:number-columns-repeated="16362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office:value-type="string" office:string-value="James Mellor"/>
          <table:table-cell office:value-type="string" office:string-value="Stagecoach North West"/>
          <table:table-cell office:value-type="string" office:string-value="Central Bus Station"/>
          <table:table-cell office:value-type="string" office:string-value="Preston"/>
          <table:table-cell office:value-type="string" office:string-value="Lancashire"/>
          <table:table-cell office:value-type="string" office:string-value="PR1 1YU"/>
          <table:table-cell/>
          <table:table-cell office:value-type="string" office:string-value="Cumbria"/>
          <table:table-cell office:value-type="string" office:string-value="Y"/>
          <table:table-cell office:value-type="string" office:string-value="james.mellor@stagecoachbus.com"/>
          <table:table-cell office:value-type="string" office:string-value="01772 25575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Kevin Barrows"/>
          <table:table-cell office:value-type="float" office:value="1"/>
          <table:table-cell table:number-columns-repeated="16362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office:value-type="string" office:string-value="Paul Evans"/>
          <table:table-cell office:value-type="string" office:string-value="First Cymru"/>
          <table:table-cell office:value-type="string" office:string-value="Heol Gwyrosydd"/>
          <table:table-cell office:value-type="string" office:string-value="Penlan"/>
          <table:table-cell office:value-type="string" office:string-value="Swansea"/>
          <table:table-cell office:value-type="string" office:string-value="SA5 7BN"/>
          <table:table-cell office:value-type="string" office:string-value="formerly 51/148 Previously Tony McNiff.RM 06/08/2007 Phone to Paul - ignore return from Huw Davies. Nil return. RM 05/08/2008"/>
          <table:table-cell office:value-type="string" office:string-value="Wales"/>
          <table:table-cell office:value-type="string" office:string-value="Y"/>
          <table:table-cell office:value-type="string" office:string-value="Paul.evans@firstgroup.com"/>
          <table:table-cell office:value-type="string" office:string-value="01792 572223"/>
          <table:table-cell office:value-type="string" office:string-value="Y"/>
          <table:table-cell/>
          <table:table-cell office:value-type="float" office:value="39665"/>
          <table:table-cell table:number-columns-repeated="2"/>
          <table:table-cell office:value-type="string" office:string-value="Kim Stewart"/>
          <table:table-cell office:value-type="float" office:value="1"/>
          <table:table-cell table:number-columns-repeated="16362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office:value-type="string" office:string-value="P Wheeler"/>
          <table:table-cell office:value-type="string" office:string-value="Southern Vectis Omnibus Co"/>
          <table:table-cell office:value-type="string" office:string-value="Nelson Road"/>
          <table:table-cell office:value-type="string" office:string-value="Newport"/>
          <table:table-cell office:value-type="string" office:string-value="Isle of Wight"/>
          <table:table-cell office:value-type="string" office:string-value="PO30 1RD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p.wheeler@southernvectis.com"/>
          <table:table-cell office:value-type="string" office:string-value="01983 827002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Les Burton"/>
          <table:table-cell office:value-type="float" office:value="1"/>
          <table:table-cell table:number-columns-repeated="16362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office:value-type="string" office:string-value="G Sutton"/>
          <table:table-cell office:value-type="string" office:string-value="Trent Buses"/>
          <table:table-cell office:value-type="string" office:string-value="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M G Robins"/>
          <table:table-cell office:value-type="float" office:value="1"/>
          <table:table-cell table:number-columns-repeated="16362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/>
          <table:table-cell office:value-type="string" office:string-value="Staffs, Cheshir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M Robson"/>
          <table:table-cell office:value-type="float" office:value="1"/>
          <table:table-cell table:number-columns-repeated="16362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Tees &amp; District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06; Dropped on 16/02, this is now included in 143 (shires) (SG)"/>
          <table:table-cell office:value-type="string" office:string-value="Durham, North Yorkshire"/>
          <table:table-cell office:value-type="string" office:string-value="Y"/>
          <table:table-cell office:value-type="string" office:string-value="FletcherD@arriva.co.uk"/>
          <table:table-cell/>
          <table:table-cell office:value-type="string" office:string-value="N"/>
          <table:table-cell table:number-columns-repeated="4"/>
          <table:table-cell office:value-type="string" office:string-value="Marc West"/>
          <table:table-cell office:value-type="float" office:value="1"/>
          <table:table-cell table:number-columns-repeated="16362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office:value-type="string" office:string-value="Max Jones"/>
          <table:table-cell office:value-type="string" office:string-value="Stagecoach East (Northampton)"/>
          <table:table-cell office:value-type="string" office:string-value="Rothersthorpe Avenue"/>
          <table:table-cell office:value-type="string" office:string-value="Northampton"/>
          <table:table-cell/>
          <table:table-cell office:value-type="string" office:string-value="NN4 8UT"/>
          <table:table-cell office:value-type="string" office:string-value="Sent copy of reminder email 08/08/2007"/>
          <table:table-cell office:value-type="string" office:string-value="All services"/>
          <table:table-cell office:value-type="string" office:string-value="Y"/>
          <table:table-cell office:value-type="string" office:string-value="maxwell.jones@stagecoachbus.com"/>
          <table:table-cell office:value-type="string" office:string-value="01604 662278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Margaret Ingram"/>
          <table:table-cell office:value-type="float" office:value="1"/>
          <table:table-cell table:number-columns-repeated="16362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office:value-type="string" office:string-value="Neale Murphy"/>
          <table:table-cell office:value-type="string" office:string-value="First York"/>
          <table:table-cell office:value-type="string" office:string-value="7 James Street"/>
          <table:table-cell office:value-type="string" office:string-value="York"/>
          <table:table-cell office:value-type="string" office:string-value="North Yorkshire"/>
          <table:table-cell office:value-type="string" office:string-value="YO10 3WW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neale.murphy@firstgroup.com"/>
          <table:table-cell office:value-type="string" office:string-value="01904 883050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arie Wilson"/>
          <table:table-cell office:value-type="float" office:value="1"/>
          <table:table-cell table:number-columns-repeated="16362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office:value-type="string" office:string-value="Peter Hudson"/>
          <table:table-cell office:value-type="string" office:string-value="Stagecoach Yorkshire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Was The Yorkshire Traction Co Ltd RM 23/07/2008"/>
          <table:table-cell office:value-type="string" office:string-value="South and West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697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ark Turner"/>
          <table:table-cell office:value-type="float" office:value="1"/>
          <table:table-cell table:number-columns-repeated="16362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office:value-type="string" office:string-value="Kevin Barrows"/>
          <table:table-cell office:value-type="string" office:string-value="Arriva Yorkshire Buses"/>
          <table:table-cell office:value-type="string" office:string-value="24 Barnsley Road"/>
          <table:table-cell office:value-type="string" office:string-value="Wakefield"/>
          <table:table-cell office:value-type="string" office:string-value="West Yorkshire"/>
          <table:table-cell office:value-type="string" office:string-value="WF1 5JX"/>
          <table:table-cell/>
          <table:table-cell office:value-type="string" office:string-value="South and west yorkshire"/>
          <table:table-cell office:value-type="string" office:string-value="Y"/>
          <table:table-cell office:value-type="string" office:string-value="barrowsk.yorkbus@arriva.co.uk"/>
          <table:table-cell office:value-type="string" office:string-value="01924 231300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Max Jones"/>
          <table:table-cell office:value-type="float" office:value="1"/>
          <table:table-cell table:number-columns-repeated="16362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office:value-type="string" office:string-value="Neil Hammacott"/>
          <table:table-cell office:value-type="string" office:string-value="First Devon &amp; Cornwall"/>
          <table:table-cell office:value-type="string" office:string-value="The Ride"/>
          <table:table-cell office:value-type="string" office:string-value="Chelson Meadow"/>
          <table:table-cell office:value-type="string" office:string-value="Plymouth"/>
          <table:table-cell office:value-type="string" office:string-value="PL9 7JT"/>
          <table:table-cell/>
          <table:table-cell office:value-type="string" office:string-value="All services"/>
          <table:table-cell/>
          <table:table-cell office:value-type="string" office:string-value="Neil.Hammacott@firstgroup.com"/>
          <table:table-cell office:value-type="string" office:string-value="01752 495239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Mike Conroy"/>
          <table:table-cell office:value-type="float" office:value="1"/>
          <table:table-cell table:number-columns-repeated="16362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office:value-type="string" office:string-value="Richard Stevens"/>
          <table:table-cell office:value-type="string" office:string-value="Stagecoach Devon"/>
          <table:table-cell office:value-type="string" office:string-value="Belgrave Road"/>
          <table:table-cell office:value-type="string" office:string-value="Exeter"/>
          <table:table-cell office:value-type="string" office:string-value="Devon"/>
          <table:table-cell office:value-type="string" office:string-value="EX1 2LB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richard.stevens@stagecoachbus.com"/>
          <table:table-cell office:value-type="string" office:string-value="07803 888 676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r Marteine Richards"/>
          <table:table-cell office:value-type="float" office:value="1"/>
          <table:table-cell table:number-columns-repeated="16362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office:value-type="string" office:string-value="Mark Turner"/>
          <table:table-cell office:value-type="string" office:string-value="Stagecoach South"/>
          <table:table-cell office:value-type="string" office:string-value="Bus Station"/>
          <table:table-cell office:value-type="string" office:string-value="Southgate"/>
          <table:table-cell office:value-type="string" office:string-value="Chichester"/>
          <table:table-cell office:value-type="string" office:string-value="PO19 8DG"/>
          <table:table-cell office:value-type="string" office:string-value="Was Jim Mortimore RM 08/05/2009"/>
          <table:table-cell office:value-type="string" office:string-value="All services"/>
          <table:table-cell/>
          <table:table-cell office:value-type="string" office:string-value="mark.turner@stagecoachbus.com"/>
          <table:table-cell office:value-type="string" office:string-value="01243 536161 Ext 12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Murray Rogers"/>
          <table:table-cell office:value-type="float" office:value="1"/>
          <table:table-cell table:number-columns-repeated="16362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office:value-type="string" office:string-value="M G Robins"/>
          <table:table-cell office:value-type="string" office:string-value="Wilts &amp; Dorset Bus Co"/>
          <table:table-cell office:value-type="string" office:string-value="Towngate House"/>
          <table:table-cell office:value-type="string" office:string-value="2-8 Parkstone Rd"/>
          <table:table-cell office:value-type="string" office:string-value="Poole"/>
          <table:table-cell office:value-type="string" office:string-value="BH15 2PR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mrobins@wdbus.co.uk"/>
          <table:table-cell office:value-type="string" office:string-value="01202 688732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eale Murphy"/>
          <table:table-cell office:value-type="float" office:value="1"/>
          <table:table-cell table:number-columns-repeated="16362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office:value-type="string" office:string-value="Ben Cole"/>
          <table:table-cell office:value-type="string" office:string-value="Stagecoach West"/>
          <table:table-cell office:value-type="string" office:string-value="3rd Floor"/>
          <table:table-cell office:value-type="string" office:string-value="65 London Road"/>
          <table:table-cell office:value-type="string" office:string-value="Gloucester"/>
          <table:table-cell office:value-type="string" office:string-value="GL1 3HF"/>
          <table:table-cell/>
          <table:table-cell office:value-type="string" office:string-value="All services"/>
          <table:table-cell office:value-type="string" office:string-value="Y"/>
          <table:table-cell office:value-type="string" office:string-value="ben.cole@stagecoachbus.com"/>
          <table:table-cell office:value-type="string" office:string-value="01452 718637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Neil Beasley"/>
          <table:table-cell office:value-type="float" office:value="2"/>
          <table:table-cell table:number-columns-repeated="16362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obert Williams"/>
          <table:table-cell office:value-type="string" office:string-value="Stagecoach in Oxfordshire"/>
          <table:table-cell office:value-type="string" office:string-value="Horspath Road"/>
          <table:table-cell office:value-type="string" office:string-value="Cowley"/>
          <table:table-cell office:value-type="string" office:string-value="Oxford"/>
          <table:table-cell office:value-type="string" office:string-value="OX4 2RY"/>
          <table:table-cell office:value-type="string" office:string-value="Assumed revenue is 55% of Group_149, i.e. Oxfordshire receipts. KM 16/05/2007&#10;Old contact/firm were Martin Sutton/Thames Transit 01/08/2007 RM"/>
          <table:table-cell office:value-type="string" office:string-value="Oxfordshire"/>
          <table:table-cell office:value-type="string" office:string-value="Y"/>
          <table:table-cell office:value-type="string" office:string-value="robert.williams@stagecoachbus.com"/>
          <table:table-cell office:value-type="string" office:string-value="01865 405510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Neil Hammacott"/>
          <table:table-cell office:value-type="float" office:value="1"/>
          <table:table-cell table:number-columns-repeated="16362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Brian Drury"/>
          <table:table-cell office:value-type="string" office:string-value="Arriva the Shires &amp; Essex"/>
          <table:table-cell office:value-type="string" office:string-value="Commercial Director"/>
          <table:table-cell office:value-type="string" office:string-value="487 Dunstable Road"/>
          <table:table-cell office:value-type="string" office:string-value="Luton   Beds"/>
          <table:table-cell office:value-type="string" office:string-value="LU4 8DS"/>
          <table:table-cell office:value-type="string" office:string-value="Replaces 118 which wrongly included London services. KM 11/05/2007 Sent email. RM 08/08/2008"/>
          <table:table-cell office:value-type="string" office:string-value="All ex London"/>
          <table:table-cell/>
          <table:table-cell office:value-type="string" office:string-value="briandrury@arriva-shires.com"/>
          <table:table-cell office:value-type="string" office:string-value="01582 587000"/>
          <table:table-cell office:value-type="string" office:string-value="Y"/>
          <table:table-cell/>
          <table:table-cell office:value-type="float" office:value="39668"/>
          <table:table-cell office:value-type="string" office:string-value="Y"/>
          <table:table-cell/>
          <table:table-cell office:value-type="string" office:string-value="Nichola Orduh"/>
          <table:table-cell office:value-type="float" office:value="1"/>
          <table:table-cell table:number-columns-repeated="16362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office:value-type="string" office:string-value="Mike Conroy"/>
          <table:table-cell office:value-type="string" office:string-value="M K Metro"/>
          <table:table-cell office:value-type="string" office:string-value="Unit 3-4 Arden Park"/>
          <table:table-cell office:value-type="string" office:string-value="Old Wolverton Road"/>
          <table:table-cell office:value-type="string" office:string-value="Old Wolverton"/>
          <table:table-cell office:value-type="string" office:string-value="MK12 5RN"/>
          <table:table-cell office:value-type="string" office:string-value="Now supplied by Brian Drury with Arriva Shires - OpID73. RM 08/08/2008"/>
          <table:table-cell office:value-type="string" office:string-value="All services"/>
          <table:table-cell/>
          <table:table-cell office:value-type="string" office:string-value="mikeconroy@arriva-shires.com"/>
          <table:table-cell office:value-type="string" office:string-value="01908 225 100"/>
          <table:table-cell office:value-type="string" office:string-value="N"/>
          <table:table-cell table:number-columns-repeated="4"/>
          <table:table-cell office:value-type="string" office:string-value="Nick Hill"/>
          <table:table-cell office:value-type="float" office:value="1"/>
          <table:table-cell table:number-columns-repeated="16362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office:value-type="string" office:string-value="R Wells"/>
          <table:table-cell office:value-type="string" office:string-value="First Beeline Buses"/>
          <table:table-cell office:value-type="string" office:string-value="Coldborough House"/>
          <table:table-cell office:value-type="string" office:string-value="Market Street"/>
          <table:table-cell office:value-type="string" office:string-value="Bracknell"/>
          <table:table-cell office:value-type="string" office:string-value="RG12 1JA"/>
          <table:table-cell office:value-type="string" office:string-value="Left phone message. 15/11/2007 RM"/>
          <table:table-cell office:value-type="string" office:string-value="All services o/s London"/>
          <table:table-cell office:value-type="string" office:string-value="Y"/>
          <table:table-cell office:value-type="string" office:string-value="dick.wells@firstgroup.com"/>
          <table:table-cell office:value-type="string" office:string-value="01344 782232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Nigel Serafini"/>
          <table:table-cell office:value-type="float" office:value="1"/>
          <table:table-cell table:number-columns-repeated="16362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office:value-type="string" office:string-value="Philip Norwell"/>
          <table:table-cell office:value-type="string" office:string-value="Stagecoach Cambridgeshire"/>
          <table:table-cell office:value-type="string" office:string-value="100 Cowley Road"/>
          <table:table-cell office:value-type="string" office:string-value="Cambridge"/>
          <table:table-cell/>
          <table:table-cell office:value-type="string" office:string-value="CB4 0DN"/>
          <table:table-cell office:value-type="string" office:string-value="Was Philip Norwell."/>
          <table:table-cell office:value-type="string" office:string-value="All services"/>
          <table:table-cell office:value-type="string" office:string-value="Y"/>
          <table:table-cell office:value-type="string" office:string-value="ross.burton@stagecoachbus.com"/>
          <table:table-cell office:value-type="string" office:string-value="01223 450544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Oliver Howarth"/>
          <table:table-cell office:value-type="float" office:value="1"/>
          <table:table-cell table:number-columns-repeated="16362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Philip Curtis"/>
          <table:table-cell office:value-type="string" office:string-value="Solent Blue Line"/>
          <table:table-cell office:value-type="string" office:string-value="Barton Park"/>
          <table:table-cell office:value-type="string" office:string-value="Chickenhall Lane"/>
          <table:table-cell office:value-type="string" office:string-value="Eastleigh"/>
          <table:table-cell office:value-type="string" office:string-value="SO50 6RR"/>
          <table:table-cell office:value-type="string" office:string-value="Dropped on 12/02/2007"/>
          <table:table-cell office:value-type="string" office:string-value="All services"/>
          <table:table-cell office:value-type="string" office:string-value="Y"/>
          <table:table-cell office:value-type="string" office:string-value="enquiries@solentblueline.com"/>
          <table:table-cell/>
          <table:table-cell office:value-type="string" office:string-value="N"/>
          <table:table-cell table:number-columns-repeated="4"/>
          <table:table-cell office:value-type="string" office:string-value="Owen Lovelock"/>
          <table:table-cell office:value-type="float" office:value="1"/>
          <table:table-cell table:number-columns-repeated="16362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/>
          <table:table-cell office:value-type="string" office:string-value="Cheshire and Lancs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P J Cartwright"/>
          <table:table-cell office:value-type="float" office:value="1"/>
          <table:table-cell table:number-columns-repeated="16362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/>
          <table:table-cell office:value-type="string" office:string-value="Wales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P S Woodgate"/>
          <table:table-cell office:value-type="float" office:value="1"/>
          <table:table-cell table:number-columns-repeated="16362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office:value-type="string" office:string-value="G Sutton"/>
          <table:table-cell office:value-type="string" office:string-value="Barton Buses"/>
          <table:table-cell office:value-type="string" office:string-value="88a 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Left message with person. 06/08/2008 RM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 Wheeler"/>
          <table:table-cell office:value-type="float" office:value="1"/>
          <table:table-cell table:number-columns-repeated="16362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Durham County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2006;Dropped on 16/02, this is now included in 143 (shires) (SG)"/>
          <table:table-cell office:value-type="string" office:string-value="Cleveland, North Yorkshire"/>
          <table:table-cell office:value-type="string" office:string-value="Y"/>
          <table:table-cell office:value-type="string" office:string-value="FletcherD@arriva.co.uk"/>
          <table:table-cell/>
          <table:table-cell office:value-type="string" office:string-value="N"/>
          <table:table-cell table:number-columns-repeated="4"/>
          <table:table-cell office:value-type="string" office:string-value="Paul Evans"/>
          <table:table-cell office:value-type="float" office:value="1"/>
          <table:table-cell table:number-columns-repeated="16362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office:value-type="string" office:string-value="Cheryl Fleming"/>
          <table:table-cell office:value-type="string" office:string-value="First Scotland East Limited"/>
          <table:table-cell office:value-type="string" office:string-value="Carmuirs House"/>
          <table:table-cell office:value-type="string" office:string-value="300 Stirling Road"/>
          <table:table-cell office:value-type="string" office:string-value="Larbert, Stirlingshire"/>
          <table:table-cell office:value-type="string" office:string-value="FK5 3NJ"/>
          <table:table-cell office:value-type="string" office:string-value="Was Alison Hall 01324 602201 09/08/2007 RM"/>
          <table:table-cell office:value-type="string" office:string-value="Scotland"/>
          <table:table-cell office:value-type="string" office:string-value="Y"/>
          <table:table-cell office:value-type="string" office:string-value="Cheryl.Fleming@firstgroup.com"/>
          <table:table-cell office:value-type="string" office:string-value="01324 602200"/>
          <table:table-cell office:value-type="string" office:string-value="Y"/>
          <table:table-cell/>
          <table:table-cell office:value-type="float" office:value="39658"/>
          <table:table-cell table:number-columns-repeated="2"/>
          <table:table-cell office:value-type="string" office:string-value="Paul Woolmore"/>
          <table:table-cell office:value-type="float" office:value="1"/>
          <table:table-cell table:number-columns-repeated="16362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office:value-type="string" office:string-value="John McCluskie"/>
          <table:table-cell office:value-type="string" office:string-value="Stagecoach West Scotland"/>
          <table:table-cell office:value-type="string" office:string-value="The Bus Station"/>
          <table:table-cell office:value-type="string" office:string-value="Sandgate"/>
          <table:table-cell office:value-type="string" office:string-value="Ayr"/>
          <table:table-cell office:value-type="string" office:string-value="KA7 1OO"/>
          <table:table-cell/>
          <table:table-cell office:value-type="string" office:string-value="Scotland"/>
          <table:table-cell office:value-type="string" office:string-value="Y"/>
          <table:table-cell office:value-type="string" office:string-value="john.mccluskie@stagecoachbus.com"/>
          <table:table-cell office:value-type="string" office:string-value="01292 613524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eter Heath"/>
          <table:table-cell office:value-type="float" office:value="1"/>
          <table:table-cell table:number-columns-repeated="16362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office:value-type="string" office:string-value="Alisdair Goodall"/>
          <table:table-cell office:value-type="string" office:string-value="Rapsons Coaches Ltd"/>
          <table:table-cell office:value-type="string" office:string-value="1 Seafield Road"/>
          <table:table-cell office:value-type="string" office:string-value="Longman Industrial Estate"/>
          <table:table-cell office:value-type="string" office:string-value="Inverness"/>
          <table:table-cell office:value-type="string" office:string-value="IV1 1TN"/>
          <table:table-cell office:value-type="string" office:string-value="Dropped on 12/02/2007"/>
          <table:table-cell office:value-type="string" office:string-value="Scotland"/>
          <table:table-cell table:number-columns-repeated="3"/>
          <table:table-cell office:value-type="string" office:string-value="N"/>
          <table:table-cell table:number-columns-repeated="4"/>
          <table:table-cell office:value-type="string" office:string-value="Peter Hudson"/>
          <table:table-cell office:value-type="float" office:value="2"/>
          <table:table-cell table:number-columns-repeated="16362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en Wilson"/>
          <table:table-cell office:value-type="string" office:string-value="Fife Scottish Omnibuses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Assumed to account for 70% of Group_144 passenger receipts KM 16/05/2007 Is completing April form. 18/08/2008 RM&#10;&#10;&#10;&#10;&#10;&#10;&#10;&#10;&#10;&#10;&#10;&#10;&#10;&#10;&#10;&#10;&#10;&#10;&#10;&#10;&#10;&#10;&#10;&#10;&#10;&#10;&#10;&#10;&#10;&#10;&#10;&#10;&#10;&#10;&#10;&#10;&#10;&#10;&#10;&#10;&#10;&#10;&#10;Steve Walker's. 07/08/2007 08/08/2007 left message."/>
          <table:table-cell office:value-type="string" office:string-value="Scotland"/>
          <table:table-cell office:value-type="string" office:string-value="Y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Peter Oliver"/>
          <table:table-cell office:value-type="float" office:value="1"/>
          <table:table-cell table:number-columns-repeated="16362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im Stewart"/>
          <table:table-cell office:value-type="string" office:string-value="Stagecoach Bluebird"/>
          <table:table-cell office:value-type="string" office:string-value="Bus Station"/>
          <table:table-cell office:value-type="string" office:string-value="Guild Street"/>
          <table:table-cell office:value-type="string" office:string-value="Aberdeen"/>
          <table:table-cell office:value-type="string" office:string-value="AB11 6GR"/>
          <table:table-cell office:value-type="string" office:string-value="Assumed to account for 30% of Group_144 passenger receipts KM 16/05/2007"/>
          <table:table-cell office:value-type="string" office:string-value="Scotland"/>
          <table:table-cell office:value-type="string" office:string-value="Y"/>
          <table:table-cell office:value-type="string" office:string-value="kim.stewart@stagecoachbus.com"/>
          <table:table-cell office:value-type="string" office:string-value="01224 597551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Phil Kelsall"/>
          <table:table-cell office:value-type="float" office:value="2"/>
          <table:table-cell table:number-columns-repeated="16362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office:value-type="string" office:string-value="Murray Rogers"/>
          <table:table-cell office:value-type="string" office:string-value="Arriva Scotland West"/>
          <table:table-cell office:value-type="string" office:string-value="Greenock Road"/>
          <table:table-cell office:value-type="string" office:string-value="Inchinnan"/>
          <table:table-cell office:value-type="string" office:string-value="Renfrewshire"/>
          <table:table-cell office:value-type="string" office:string-value="PA4 9PG"/>
          <table:table-cell office:value-type="string" office:string-value="On leave till 18th August. No info on website. RM 06/08/2008"/>
          <table:table-cell office:value-type="string" office:string-value="Scotland"/>
          <table:table-cell/>
          <table:table-cell office:value-type="string" office:string-value="rogersm.scotlandwest@arriva.co.uk"/>
          <table:table-cell office:value-type="string" office:string-value="0141 561 7357"/>
          <table:table-cell office:value-type="string" office:string-value="Y"/>
          <table:table-cell table:number-columns-repeated="4"/>
          <table:table-cell office:value-type="string" office:string-value="Philip Curtis"/>
          <table:table-cell office:value-type="float" office:value="1"/>
          <table:table-cell table:number-columns-repeated="16362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office:value-type="string" office:string-value="Cameron Broadfoot"/>
          <table:table-cell office:value-type="string" office:string-value="First Glasgow (No 2)"/>
          <table:table-cell office:value-type="string" office:string-value="197 Victoria Road"/>
          <table:table-cell office:value-type="string" office:string-value="Glasgow"/>
          <table:table-cell/>
          <table:table-cell office:value-type="string" office:string-value="G42 7AD"/>
          <table:table-cell office:value-type="string" office:string-value="Was Michael Milne. RM 28/07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Philip Norwell"/>
          <table:table-cell office:value-type="float" office:value="1"/>
          <table:table-cell table:number-columns-repeated="16362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office:value-type="string" office:string-value="Ken Wilson"/>
          <table:table-cell office:value-type="string" office:string-value="Stagecoach Strathtay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Was Martin Hall.&#10;Is completing April form. 18/08/2008 RM"/>
          <table:table-cell office:value-type="string" office:string-value="Scotland"/>
          <table:table-cell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R Cossins"/>
          <table:table-cell office:value-type="float" office:value="1"/>
          <table:table-cell table:number-columns-repeated="16362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Paul Woolmore"/>
          <table:table-cell office:value-type="string" office:string-value="Arriva East Herts &amp; Essex Ltd"/>
          <table:table-cell office:value-type="string" office:string-value="487 Dunstable Rd"/>
          <table:table-cell office:value-type="string" office:string-value="Luton"/>
          <table:table-cell/>
          <table:table-cell office:value-type="string" office:string-value="LU4 8DS"/>
          <table:table-cell office:value-type="string" office:string-value="Dropped as faulty and including services in London? KMM 11/05/2007"/>
          <table:table-cell office:value-type="string" office:string-value="All services"/>
          <table:table-cell office:value-type="string" office:string-value="N"/>
          <table:table-cell table:number-columns-repeated="2"/>
          <table:table-cell office:value-type="string" office:string-value="N"/>
          <table:table-cell table:number-columns-repeated="4"/>
          <table:table-cell office:value-type="string" office:string-value="R Harris"/>
          <table:table-cell office:value-type="float" office:value="1"/>
          <table:table-cell table:number-columns-repeated="16362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office:value-type="string" office:string-value="M Robson"/>
          <table:table-cell office:value-type="string" office:string-value="Ipswich Buses"/>
          <table:table-cell office:value-type="string" office:string-value="7 Constantine Road"/>
          <table:table-cell office:value-type="string" office:string-value="Ipswich"/>
          <table:table-cell/>
          <table:table-cell office:value-type="string" office:string-value="IP1 2DL"/>
          <table:table-cell office:value-type="string" office:string-value="Emailed form to Sandra, fax not working. RM 21/10/2008"/>
          <table:table-cell office:value-type="string" office:string-value="Ipswich"/>
          <table:table-cell office:value-type="string" office:string-value="Y"/>
          <table:table-cell office:value-type="string" office:string-value="malcolm@ipswichbuses.co.uk"/>
          <table:table-cell office:value-type="string" office:string-value="01473 232600"/>
          <table:table-cell office:value-type="string" office:string-value="Y"/>
          <table:table-cell/>
          <table:table-cell office:value-type="float" office:value="39664"/>
          <table:table-cell office:value-type="string" office:string-value="Y"/>
          <table:table-cell/>
          <table:table-cell office:value-type="string" office:string-value="R Rampton"/>
          <table:table-cell office:value-type="float" office:value="1"/>
          <table:table-cell table:number-columns-repeated="16362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office:value-type="string" office:string-value="J Bannister"/>
          <table:table-cell office:value-type="string" office:string-value="Warrington  Borough Transport"/>
          <table:table-cell office:value-type="string" office:string-value="Wilderspool Causeway"/>
          <table:table-cell office:value-type="string" office:string-value="Warrington"/>
          <table:table-cell office:value-type="string" office:string-value="Cheshire"/>
          <table:table-cell office:value-type="string" office:string-value="WA4 6PT"/>
          <table:table-cell/>
          <table:table-cell office:value-type="string" office:string-value="Cheshire"/>
          <table:table-cell office:value-type="string" office:string-value="Y"/>
          <table:table-cell office:value-type="string" office:string-value="john.bannister@warringtonboroughtransport.co.uk"/>
          <table:table-cell office:value-type="string" office:string-value="01925 634296"/>
          <table:table-cell office:value-type="string" office:string-value="Y"/>
          <table:table-cell/>
          <table:table-cell office:value-type="float" office:value="39651"/>
          <table:table-cell table:number-columns-repeated="2"/>
          <table:table-cell office:value-type="string" office:string-value="R Wells"/>
          <table:table-cell office:value-type="float" office:value="1"/>
          <table:table-cell table:number-columns-repeated="16362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office:value-type="string" office:string-value="G Lomax"/>
          <table:table-cell office:value-type="string" office:string-value="Keighley &amp; District Travel"/>
          <table:table-cell office:value-type="string" office:string-value="Blazefield House"/>
          <table:table-cell office:value-type="string" office:string-value="Russell Street"/>
          <table:table-cell office:value-type="string" office:string-value="Keighley"/>
          <table:table-cell office:value-type="string" office:string-value="BD21 2JX"/>
          <table:table-cell/>
          <table:table-cell office:value-type="string" office:string-value="West Yorkshire"/>
          <table:table-cell office:value-type="string" office:string-value="Y"/>
          <table:table-cell office:value-type="string" office:string-value="geoff.lomax@blazefieldholdings.co.uk"/>
          <table:table-cell office:value-type="string" office:string-value="01535 664031"/>
          <table:table-cell office:value-type="string" office:string-value="Y"/>
          <table:table-cell/>
          <table:table-cell office:value-type="float" office:value="39664"/>
          <table:table-cell table:number-columns-repeated="2"/>
          <table:table-cell office:value-type="string" office:string-value="Ray Ramsey"/>
          <table:table-cell office:value-type="float" office:value="1"/>
          <table:table-cell table:number-columns-repeated="16362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office:value-type="string" office:string-value="Dave Fletcher"/>
          <table:table-cell office:value-type="string" office:string-value="Arriva North East (PTE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/>
          <table:table-cell office:value-type="string" office:string-value="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Richard Stevens"/>
          <table:table-cell office:value-type="float" office:value="1"/>
          <table:table-cell table:number-columns-repeated="16362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office:value-type="string" office:string-value="Stephen King"/>
          <table:table-cell office:value-type="string" office:string-value="Go North East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Now includes 157. Have emails but need further explanation. Not answering phone. RM 08/08/2008"/>
          <table:table-cell office:value-type="string" office:string-value="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/>
          <table:table-cell office:value-type="float" office:value="39668"/>
          <table:table-cell table:number-columns-repeated="2"/>
          <table:table-cell office:value-type="string" office:string-value="Rob Hicklin"/>
          <table:table-cell office:value-type="float" office:value="1"/>
          <table:table-cell table:number-columns-repeated="16362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Used to be David Astill. 02/11/2007 RM"/>
          <table:table-cell office:value-type="string" office:string-value="Merseysid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/>
          <table:table-cell office:value-type="float" office:value="39653"/>
          <table:table-cell table:number-columns-repeated="2"/>
          <table:table-cell office:value-type="string" office:string-value="Robert Jones"/>
          <table:table-cell office:value-type="float" office:value="1"/>
          <table:table-cell table:number-columns-repeated="16362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North East (Shires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/>
          <table:table-cell office:value-type="string" office:string-value="All services o/s 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/>
          <table:table-cell office:value-type="float" office:value="39657"/>
          <table:table-cell table:number-columns-repeated="2"/>
          <table:table-cell office:value-type="string" office:string-value="Robert Williams"/>
          <table:table-cell office:value-type="float" office:value="1"/>
          <table:table-cell table:number-columns-repeated="16362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office:value-type="string" office:string-value="Justin Thomson"/>
          <table:table-cell office:value-type="string" office:string-value="Veolia Transport Cymru (part)"/>
          <table:table-cell office:value-type="string" office:string-value="Unit 12, Crofty Industrial Estate"/>
          <table:table-cell office:value-type="string" office:string-value="Pendawdd"/>
          <table:table-cell office:value-type="string" office:string-value="Swansea"/>
          <table:table-cell office:value-type="string" office:string-value="SA4 3RS"/>
          <table:table-cell office:value-type="string" office:string-value="Company taken over by Bebb travel (Parent company Veolia.) AI. 30/04/2007. Now reporting for both Veolia bits. On A/L back Monday RM 06/08/2008 Has seen, is doing. 11/08/2008 Spoke to Roger - has been increase, but don't kow what it is. 14/08/2008"/>
          <table:table-cell office:value-type="string" office:string-value="Wales"/>
          <table:table-cell office:value-type="string" office:string-value="Y"/>
          <table:table-cell office:value-type="string" office:string-value="Justin.Thomson@veolia-transport.co.uk"/>
          <table:table-cell office:value-type="string" office:string-value="01792 851569"/>
          <table:table-cell office:value-type="string" office:string-value="Y"/>
          <table:table-cell table:number-columns-repeated="4"/>
          <table:table-cell office:value-type="string" office:string-value="Serge Segiou (?)"/>
          <table:table-cell office:value-type="float" office:value="1"/>
          <table:table-cell table:number-columns-repeated="16362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office:value-type="string" office:string-value="R Cossins"/>
          <table:table-cell office:value-type="string" office:string-value="Stagecoach Manchester"/>
          <table:table-cell office:value-type="string" office:string-value="Comercial Director"/>
          <table:table-cell office:value-type="string" office:string-value="Stagecoach Manchester"/>
          <table:table-cell office:value-type="string" office:string-value="Hyde Road"/>
          <table:table-cell office:value-type="string" office:string-value="M12 6JS"/>
          <table:table-cell/>
          <table:table-cell office:value-type="string" office:string-value="Greater Manchester"/>
          <table:table-cell office:value-type="string" office:string-value="Y"/>
          <table:table-cell office:value-type="string" office:string-value="ray.cossins@stagecoachbus.com"/>
          <table:table-cell office:value-type="string" office:string-value="0161 276 2507"/>
          <table:table-cell office:value-type="string" office:string-value="Y"/>
          <table:table-cell/>
          <table:table-cell office:value-type="float" office:value="39652"/>
          <table:table-cell table:number-columns-repeated="2"/>
          <table:table-cell office:value-type="string" office:string-value="Stephen King"/>
          <table:table-cell office:value-type="float" office:value="2"/>
          <table:table-cell table:number-columns-repeated="16362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office:value-type="string" office:string-value="Stephen Minton"/>
          <table:table-cell office:value-type="string" office:string-value="Veolia Transport Cymru"/>
          <table:table-cell office:value-type="string" office:string-value="Coach Station"/>
          <table:table-cell office:value-type="string" office:string-value="Llantwit Fardre"/>
          <table:table-cell office:value-type="string" office:string-value="Pontypridd"/>
          <table:table-cell office:value-type="string" office:string-value="CF38 2HB"/>
          <table:table-cell office:value-type="string" office:string-value="Only reporting for core bit of Group_228. Now reporting with 152. 12/05/2008 RM"/>
          <table:table-cell office:value-type="string" office:string-value="Wales"/>
          <table:table-cell office:value-type="string" office:string-value="Y"/>
          <table:table-cell office:value-type="string" office:string-value="steve.minton@veolia-transport.co.uk"/>
          <table:table-cell office:value-type="string" office:string-value="01443 215100"/>
          <table:table-cell office:value-type="string" office:string-value="N"/>
          <table:table-cell table:number-columns-repeated="4"/>
          <table:table-cell office:value-type="string" office:string-value="Stephen Minton"/>
          <table:table-cell office:value-type="float" office:value="1"/>
          <table:table-cell table:number-columns-repeated="16362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office:value-type="string" office:string-value="Donald Eric Hugh Jones"/>
          <table:table-cell office:value-type="string" office:string-value="Islwyn Borough Transport"/>
          <table:table-cell office:value-type="string" office:string-value="Penmaen Depot"/>
          <table:table-cell office:value-type="string" office:string-value="Penmaen Road"/>
          <table:table-cell office:value-type="string" office:string-value="Blackwood"/>
          <table:table-cell office:value-type="string" office:string-value="NP12 2DY"/>
          <table:table-cell office:value-type="string" office:string-value="09/08/2007 RM Prefers to receive form by post."/>
          <table:table-cell office:value-type="string" office:string-value="Wales"/>
          <table:table-cell office:value-type="string" office:string-value="N"/>
          <table:table-cell/>
          <table:table-cell office:value-type="string" office:string-value="01495 235708"/>
          <table:table-cell office:value-type="string" office:string-value="Y"/>
          <table:table-cell table:number-columns-repeated="2"/>
          <table:table-cell office:value-type="string" office:string-value="Y"/>
          <table:table-cell/>
          <table:table-cell office:value-type="string" office:string-value="Stephen Wren"/>
          <table:table-cell office:value-type="float" office:value="1"/>
          <table:table-cell table:number-columns-repeated="16362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office:value-type="string" office:string-value="Austin Birks"/>
          <table:table-cell office:value-type="string" office:string-value="Diamond Bus (Rotala)"/>
          <table:table-cell office:value-type="string" office:string-value="Cross Quays Business Park"/>
          <table:table-cell office:value-type="string" office:string-value="Hallbridge Way"/>
          <table:table-cell office:value-type="string" office:string-value="Tipton Road"/>
          <table:table-cell office:value-type="string" office:string-value="B69 3HY"/>
          <table:table-cell office:value-type="string" office:string-value="Was GoWestMidlands. RM 05/08/2008&#10;Reports for Diamond Bus (Exactly matches GoWestMidlands.) Rest of Rotala is Ian Pollard. RM 14/08/2008"/>
          <table:table-cell office:value-type="string" office:string-value="West Midlands"/>
          <table:table-cell office:value-type="string" office:string-value="Y"/>
          <table:table-cell office:value-type="string" office:string-value="austin.birks@rotala.co.uk"/>
          <table:table-cell office:value-type="string" office:string-value="0121 557 7337"/>
          <table:table-cell office:value-type="string" office:string-value="Y"/>
          <table:table-cell/>
          <table:table-cell office:value-type="float" office:value="39674"/>
          <table:table-cell table:number-columns-repeated="2"/>
          <table:table-cell office:value-type="string" office:string-value="Trevor Roberts"/>
          <table:table-cell office:value-type="float" office:value="1"/>
          <table:table-cell table:number-columns-repeated="16362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office:value-type="string" office:string-value="A.J. Evans &amp; J.E. Long"/>
          <table:table-cell office:value-type="string" office:string-value="J W Long &amp; Son"/>
          <table:table-cell office:value-type="string" office:string-value="Rheolau Garage"/>
          <table:table-cell office:value-type="string" office:string-value="3 Heol Rhelau"/>
          <table:table-cell office:value-type="string" office:string-value="Abercrave"/>
          <table:table-cell office:value-type="string" office:string-value="SA9 1TB"/>
          <table:table-cell office:value-type="string" office:string-value="Dropped on 12/02/2007"/>
          <table:table-cell office:value-type="string" office:string-value="Wales"/>
          <table:table-cell table:number-columns-repeated="3"/>
          <table:table-cell office:value-type="string" office:string-value="N"/>
          <table:table-cell table:number-columns-repeated="4"/>
          <table:table-cell office:value-type="string" office:string-value="W L R Woodward"/>
          <table:table-cell office:value-type="float" office:value="2"/>
          <table:table-cell table:number-columns-repeated="16362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I MacDonald"/>
          <table:table-cell office:value-type="string" office:string-value="Crosskeys Coach Hire Ltd"/>
          <table:table-cell office:value-type="string" office:string-value="Pennar Halt Garage"/>
          <table:table-cell office:value-type="string" office:string-value="Pennar Halt"/>
          <table:table-cell office:value-type="string" office:string-value="Pentwynmawr"/>
          <table:table-cell office:value-type="string" office:string-value="NP1 4GT"/>
          <table:table-cell office:value-type="string" office:string-value="Now included in 161."/>
          <table:table-cell office:value-type="string" office:string-value="Wales"/>
          <table:table-cell office:value-type="string" office:string-value="N"/>
          <table:table-cell table:number-columns-repeated="2"/>
          <table:table-cell office:value-type="string" office:string-value="N"/>
          <table:table-cell table:number-columns-repeated="4"/>
          <table:table-cell office:value-type="string" office:string-value="(blank)"/>
          <table:table-cell table:number-columns-repeated="16363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office:value-type="string" office:string-value="Neil Beasley"/>
          <table:table-cell office:value-type="string" office:string-value="First Northampton Transport"/>
          <table:table-cell office:value-type="string" office:string-value="c/o Leicester Address"/>
          <table:table-cell table:number-columns-repeated="3"/>
          <table:table-cell office:value-type="string" office:string-value="See 23. Was Neil Beasley, have sent email to commercial director Steve Zanker. 06/08/2008 RM Steve on A/L, forwarded to Ady Culpin. RM 08/08/2008"/>
          <table:table-cell office:value-type="string" office:string-value="Northampton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table:number-columns-repeated="4"/>
          <table:table-cell office:value-type="string" office:string-value="Grand Total"/>
          <table:table-cell office:value-type="float" office:value="99"/>
          <table:table-cell table:number-columns-repeated="16362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office:value-type="string" office:string-value="Stephen King"/>
          <table:table-cell office:value-type="string" office:string-value="Go Northern Ltd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formerly 48/156/171 Have emails but need further explanation. Not answering phone. RM 08/08/2008"/>
          <table:table-cell office:value-type="string" office:string-value="All services o/s 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/>
          <table:table-cell office:value-type="string" office:string-value="L9 5AE"/>
          <table:table-cell office:value-type="string" office:string-value="formerly 4/138/139; previously recorded under 4"/>
          <table:table-cell office:value-type="string" office:string-value="Merseyside"/>
          <table:table-cell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/>
          <table:table-cell office:value-type="float" office:value="39653"/>
          <table:table-cell table:number-columns-repeated="16366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Stephen Wren"/>
          <table:table-cell office:value-type="string" office:string-value="Stagecoach in South Wales"/>
          <table:table-cell office:value-type="string" office:string-value="Aberrhondda Road"/>
          <table:table-cell office:value-type="string" office:string-value="Porth"/>
          <table:table-cell office:value-type="string" office:string-value="Rhondda"/>
          <table:table-cell office:value-type="string" office:string-value="CF39 0LN"/>
          <table:table-cell office:value-type="string" office:string-value="includes Parfitts and Red &amp; White; formerly 146/153; previously recorded under 146; Includes 168 (SG, 12/02/2007)&#10;On A/L. Answered by Richard Davies. RM 06/08/2008"/>
          <table:table-cell office:value-type="string" office:string-value="Wales"/>
          <table:table-cell/>
          <table:table-cell office:value-type="string" office:string-value="Stephen.Wren@stagecoachbus.com"/>
          <table:table-cell office:value-type="string" office:string-value="01443 687682"/>
          <table:table-cell office:value-type="string" office:string-value="Y"/>
          <table:table-cell/>
          <table:table-cell office:value-type="float" office:value="39666"/>
          <table:table-cell table:number-columns-repeated="16366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office:value-type="string" office:string-value="C Clemmence"/>
          <table:table-cell office:value-type="string" office:string-value="Arriva Southern Counties"/>
          <table:table-cell office:value-type="string" office:string-value="Invicta House"/>
          <table:table-cell office:value-type="string" office:string-value="Armstrong Road"/>
          <table:table-cell office:value-type="string" office:string-value="Maidstone"/>
          <table:table-cell office:value-type="string" office:string-value="ME15 6TX"/>
          <table:table-cell office:value-type="string" office:string-value="Was G Hempstead. RM 06/11/2008"/>
          <table:table-cell office:value-type="string" office:string-value="All services"/>
          <table:table-cell office:value-type="string" office:string-value="Y"/>
          <table:table-cell office:value-type="string" office:string-value="clemmencec.sc@arriva.co.uk"/>
          <table:table-cell office:value-type="string" office:string-value="01622 697008"/>
          <table:table-cell office:value-type="string" office:string-value="Y"/>
          <table:table-cell/>
          <table:table-cell office:value-type="float" office:value="39664"/>
          <table:table-cell table:number-columns-repeated="16366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office:value-type="string" office:string-value="Nick Hill"/>
          <table:table-cell office:value-type="string" office:string-value="Metrobus"/>
          <table:table-cell office:value-type="string" office:string-value="Wheatstone Close"/>
          <table:table-cell office:value-type="string" office:string-value="Crawley"/>
          <table:table-cell office:value-type="string" office:string-value="West Sussex"/>
          <table:table-cell office:value-type="string" office:string-value="RH10 9UA"/>
          <table:table-cell office:value-type="string" office:string-value="Created on 12/02/2007 (SG)&#10;Previous respondent Kevin Lavender. RM 30/07/2007"/>
          <table:table-cell office:value-type="string" office:string-value="All services o/s London"/>
          <table:table-cell office:value-type="string" office:string-value="Y"/>
          <table:table-cell office:value-type="string" office:string-value="nick.hill@metrobus.co.uk"/>
          <table:table-cell office:value-type="string" office:string-value="01293 518315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office:value-type="string" office:string-value="Serge Segiou (?)"/>
          <table:table-cell office:value-type="string" office:string-value="G H A Coaches"/>
          <table:table-cell office:value-type="string" office:string-value="Gatewen"/>
          <table:table-cell office:value-type="string" office:string-value="New Broughton"/>
          <table:table-cell office:value-type="string" office:string-value="Wrexham"/>
          <table:table-cell office:value-type="string" office:string-value="LL11 6YA"/>
          <table:table-cell office:value-type="string" office:string-value="Spoke to Serge and have resent original email. RM 08/08/2008"/>
          <table:table-cell office:value-type="string" office:string-value="Wales"/>
          <table:table-cell office:value-type="string" office:string-value="Y"/>
          <table:table-cell office:value-type="string" office:string-value="serge@GHAcoaches.co.uk"/>
          <table:table-cell office:value-type="string" office:string-value="01978 820820"/>
          <table:table-cell office:value-type="string" office:string-value="Y"/>
          <table:table-cell table:number-columns-repeated="16368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office:value-type="string" office:string-value="Joanna Jones"/>
          <table:table-cell office:value-type="string" office:string-value="Silcox Motor Coach Co"/>
          <table:table-cell office:value-type="string" office:string-value="Waterloo Garage"/>
          <table:table-cell office:value-type="string" office:string-value="Pembroke Dock"/>
          <table:table-cell office:value-type="string" office:string-value="Dyfed"/>
          <table:table-cell office:value-type="string" office:string-value="SA72 4RR"/>
          <table:table-cell office:value-type="string" office:string-value="Created on 12/02/2007 (SG)&#10;Only update fares in April. 22/01/2008 RM"/>
          <table:table-cell office:value-type="string" office:string-value="Wales"/>
          <table:table-cell/>
          <table:table-cell office:value-type="string" office:string-value="jo@silcoxcoaches.co.uk"/>
          <table:table-cell office:value-type="string" office:string-value="01646 683143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office:value-type="string" office:string-value="Mr Marteine Richards"/>
          <table:table-cell office:value-type="string" office:string-value="Richards Bros"/>
          <table:table-cell office:value-type="string" office:string-value="Moylgrove Garage"/>
          <table:table-cell office:value-type="string" office:string-value="Pentwood Industrial Estate"/>
          <table:table-cell office:value-type="string" office:string-value="Cardigan"/>
          <table:table-cell office:value-type="string" office:string-value="SA43 3AG"/>
          <table:table-cell office:value-type="string" office:string-value="Added 16/04/2008 RM Fax number 01239 615193"/>
          <table:table-cell office:value-type="string" office:string-value="Wales"/>
          <table:table-cell office:value-type="string" office:string-value="Y"/>
          <table:table-cell office:value-type="string" office:string-value="enquiries@richardsbros.co.uk"/>
          <table:table-cell office:value-type="string" office:string-value="01239 613 756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Gavin Hunter"/>
          <table:table-cell office:value-type="string" office:string-value="Solent Blue Line"/>
          <table:table-cell office:value-type="string" office:string-value="Towngate House"/>
          <table:table-cell office:value-type="string" office:string-value="2-8 Parkstone Road"/>
          <table:table-cell office:value-type="string" office:string-value="Poole"/>
          <table:table-cell office:value-type="string" office:string-value="BH15 2PR"/>
          <table:table-cell office:value-type="string" office:string-value="Added 16/04/2008 RM&#10;May be included in other group. 12/05/2008 RM"/>
          <table:table-cell office:value-type="string" office:string-value="All Services"/>
          <table:table-cell office:value-type="string" office:string-value="Y"/>
          <table:table-cell office:value-type="string" office:string-value="ghunter@wdbus.co.uk"/>
          <table:table-cell office:value-type="string" office:string-value="01202 680888"/>
          <table:table-cell office:value-type="string" office:string-value="N"/>
          <table:table-cell table:number-columns-repeated="16368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office:value-type="string" office:string-value="Peter Hudson"/>
          <table:table-cell office:value-type="string" office:string-value="Stagecoach Sheffield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/>
          <table:table-cell office:value-type="string" office:string-value="South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:6987"/>
          <table:table-cell office:value-type="string" office:string-value="Y"/>
          <table:table-cell/>
          <table:table-cell office:value-type="float" office:value="39651"/>
          <table:table-cell table:number-columns-repeated="16366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office:value-type="string" office:string-value="Colin Napier"/>
          <table:table-cell office:value-type="string" office:string-value="Mckindless Buses"/>
          <table:table-cell office:value-type="string" office:string-value="101 Main Street"/>
          <table:table-cell office:value-type="string" office:string-value="Bogside"/>
          <table:table-cell office:value-type="string" office:string-value="Wishaw"/>
          <table:table-cell office:value-type="string" office:string-value="ML2 9BG"/>
          <table:table-cell office:value-type="string" office:string-value="Added 16/04/2008 RM Left message. 08/08/2008 RM Probably Nil. RM 18/11/2008"/>
          <table:table-cell office:value-type="string" office:string-value="Scotland"/>
          <table:table-cell office:value-type="string" office:string-value="Y"/>
          <table:table-cell office:value-type="string" office:string-value="c.napier@mckindless.com"/>
          <table:table-cell office:value-type="string" office:string-value="0141 550 5960"/>
          <table:table-cell office:value-type="string" office:string-value="Y"/>
          <table:table-cell/>
          <table:table-cell office:value-type="float" office:value="39668"/>
          <table:table-cell table:number-columns-repeated="16366"/>
        </table:table-row>
        <table:table-row table:number-rows-repeated="1048476">
          <table:table-cell table:number-columns-repeated="16366"/>
        </table:table-row>
      </table:table>
      <table:table table:name="'file://fs4/TS_GroupsI$/COMC/11_Buses/01_Data/c_Fares/11-10%20Revisions/indices%20calc.xls'#calcs2" table:style-name="ta3">
        <table:table-source xlink:href="file://fs4/TS_GroupsI$/COMC/11_Buses/01_Data/c_Fares/11-10%20Revisions/indices%20calc.xls" table:table-name="cal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calcs" table:style-name="ta3">
        <table:table-source xlink:href="file://fs4/TS_GroupsI$/COMC/11_Buses/01_Data/c_Fares/11-10%20Revisions/indices%20calc.xls" table:table-name="cal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" table:style-name="ta3">
        <table:table-source xlink:href="file://fs4/TS_GroupsI$/COMC/11_Buses/01_Data/c_Fares/11-10%20Revisions/indices%20calc.xls" table:table-name="revised_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" table:style-name="ta3">
        <table:table-source xlink:href="file://fs4/TS_GroupsI$/COMC/11_Buses/01_Data/c_Fares/11-10%20Revisions/indices%20calc.xls" table:table-name="revised_cal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" table:style-name="ta3">
        <table:table-source xlink:href="file://fs4/TS_GroupsI$/COMC/11_Buses/01_Data/c_Fares/11-10%20Revisions/indices%20calc.xls" table:table-name="revised_cal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3" table:style-name="ta3">
        <table:table-source xlink:href="file://fs4/TS_GroupsI$/COMC/11_Buses/01_Data/c_Fares/11-10%20Revisions/indices%20calc.xls" table:table-name="revised_cal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4" table:style-name="ta3">
        <table:table-source xlink:href="file://fs4/TS_GroupsI$/COMC/11_Buses/01_Data/c_Fares/11-10%20Revisions/indices%20calc.xls" table:table-name="revised_cal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7" table:style-name="ta3">
        <table:table-source xlink:href="file://fs4/TS_GroupsI$/COMC/11_Buses/01_Data/c_Fares/11-10%20Revisions/indices%20calc.xls" table:table-name="revised_cal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5" table:style-name="ta3">
        <table:table-source xlink:href="file://fs4/TS_GroupsI$/COMC/11_Buses/01_Data/c_Fares/11-10%20Revisions/indices%20calc.xls" table:table-name="revised_cal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6" table:style-name="ta3">
        <table:table-source xlink:href="file://fs4/TS_GroupsI$/COMC/11_Buses/01_Data/c_Fares/11-10%20Revisions/indices%20calc.xls" table:table-name="revised_cal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8" table:style-name="ta3">
        <table:table-source xlink:href="file://fs4/TS_GroupsI$/COMC/11_Buses/01_Data/c_Fares/11-10%20Revisions/indices%20calc.xls" table:table-name="revised_cal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9" table:style-name="ta3">
        <table:table-source xlink:href="file://fs4/TS_GroupsI$/COMC/11_Buses/01_Data/c_Fares/11-10%20Revisions/indices%20calc.xls" table:table-name="revised_cal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0" table:style-name="ta3">
        <table:table-source xlink:href="file://fs4/TS_GroupsI$/COMC/11_Buses/01_Data/c_Fares/11-10%20Revisions/indices%20calc.xls" table:table-name="revised_cal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3" table:style-name="ta3">
        <table:table-source xlink:href="file://fs4/TS_GroupsI$/COMC/11_Buses/01_Data/c_Fares/11-10%20Revisions/indices%20calc.xls" table:table-name="revised_cal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1" table:style-name="ta3">
        <table:table-source xlink:href="file://fs4/TS_GroupsI$/COMC/11_Buses/01_Data/c_Fares/11-10%20Revisions/indices%20calc.xls" table:table-name="revised_cal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2" table:style-name="ta3">
        <table:table-source xlink:href="file://fs4/TS_GroupsI$/COMC/11_Buses/01_Data/c_Fares/11-10%20Revisions/indices%20calc.xls" table:table-name="revised_cal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6" table:style-name="ta3">
        <table:table-source xlink:href="file://fs4/TS_GroupsI$/COMC/11_Buses/01_Data/c_Fares/11-10%20Revisions/indices%20calc.xls" table:table-name="revised_cal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4" table:style-name="ta3">
        <table:table-source xlink:href="file://fs4/TS_GroupsI$/COMC/11_Buses/01_Data/c_Fares/11-10%20Revisions/indices%20calc.xls" table:table-name="revised_cal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5" table:style-name="ta3">
        <table:table-source xlink:href="file://fs4/TS_GroupsI$/COMC/11_Buses/01_Data/c_Fares/11-10%20Revisions/indices%20calc.xls" table:table-name="revised_cal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7" table:style-name="ta3">
        <table:table-source xlink:href="file://fs4/TS_GroupsI$/COMC/11_Buses/01_Data/c_Fares/11-10%20Revisions/indices%20calc.xls" table:table-name="revised_cal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5" table:style-name="ta3">
        <table:table-source xlink:href="file://fs4/TS_GroupsI$/COMC/11_Buses/01_Data/c_Fares/11-10%20Revisions/indices%20calc.xls" table:table-name="revised_cal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4" table:style-name="ta3">
        <table:table-source xlink:href="file://fs4/TS_GroupsI$/COMC/11_Buses/01_Data/c_Fares/11-10%20Revisions/indices%20calc.xls" table:table-name="revised_cal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9" table:style-name="ta3">
        <table:table-source xlink:href="file://fs4/TS_GroupsI$/COMC/11_Buses/01_Data/c_Fares/11-10%20Revisions/indices%20calc.xls" table:table-name="revised_cal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0" table:style-name="ta3">
        <table:table-source xlink:href="file://fs4/TS_GroupsI$/COMC/11_Buses/01_Data/c_Fares/11-10%20Revisions/indices%20calc.xls" table:table-name="revised_cal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1" table:style-name="ta3">
        <table:table-source xlink:href="file://fs4/TS_GroupsI$/COMC/11_Buses/01_Data/c_Fares/11-10%20Revisions/indices%20calc.xls" table:table-name="revised_cal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2" table:style-name="ta3">
        <table:table-source xlink:href="file://fs4/TS_GroupsI$/COMC/11_Buses/01_Data/c_Fares/11-10%20Revisions/indices%20calc.xls" table:table-name="revised_cal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3" table:style-name="ta3">
        <table:table-source xlink:href="file://fs4/TS_GroupsI$/COMC/11_Buses/01_Data/c_Fares/11-10%20Revisions/indices%20calc.xls" table:table-name="revised_cal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opid_map" table:style-name="ta3">
        <table:table-source xlink:href="file://fs4/TS_GroupsI$/COMC/11_Buses/01_Data/c_Fares/11-10%20Revisions/fares%20sample.xls" table:table-name="opid_map" table:mode="copy-results-only"/>
        <table:table-column/>
        <table:table-row>
          <table:table-cell office:value-type="string" office:string-value="OpLicNum"/>
          <table:table-cell office:value-type="string" office:string-value="MainAreaID"/>
          <table:table-cell office:value-type="string" office:string-value="OpID"/>
          <table:table-cell office:value-type="string" office:string-value="Area"/>
          <table:table-cell table:number-columns-repeated="16380"/>
        </table:table-row>
        <table:table-row>
          <table:table-cell office:value-type="string" office:string-value="Group_104"/>
          <table:table-cell office:value-type="float" office:value="3"/>
          <table:table-cell office:value-type="float" office:value="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3"/>
          <table:table-cell office:value-type="float" office:value="9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5"/>
          <table:table-cell office:value-type="float" office:value="9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2"/>
          <table:table-cell office:value-type="float" office:value="17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07"/>
          <table:table-cell office:value-type="float" office:value="3"/>
          <table:table-cell office:value-type="float" office:value="1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7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11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9"/>
          <table:table-cell office:value-type="float" office:value="2"/>
          <table:table-cell office:value-type="float" office:value="6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12"/>
          <table:table-cell office:value-type="float" office:value="3"/>
          <table:table-cell office:value-type="float" office:value="9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13"/>
          <table:table-cell office:value-type="float" office:value="2"/>
          <table:table-cell office:value-type="float" office:value="16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4"/>
          <table:table-cell office:value-type="float" office:value="4"/>
          <table:table-cell office:value-type="float" office:value="10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25"/>
          <table:table-cell office:value-type="float" office:value="2"/>
          <table:table-cell office:value-type="float" office:value="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2"/>
          <table:table-cell office:value-type="float" office:value="14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3"/>
          <table:table-cell office:value-type="float" office:value="1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35"/>
          <table:table-cell office:value-type="float" office:value="3"/>
          <table:table-cell office:value-type="float" office:value="4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3"/>
          <table:table-cell office:value-type="float" office:value="5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2"/>
          <table:table-cell office:value-type="float" office:value="14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3"/>
          <table:table-cell office:value-type="float" office:value="3"/>
          <table:table-cell office:value-type="float" office:value="4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6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7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5"/>
          <table:table-cell office:value-type="float" office:value="3"/>
          <table:table-cell office:value-type="float" office:value="6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2"/>
          <table:table-cell office:value-type="float" office:value="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3"/>
          <table:table-cell office:value-type="float" office:value="1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8"/>
          <table:table-cell office:value-type="float" office:value="3"/>
          <table:table-cell office:value-type="float" office:value="4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4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6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7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1"/>
          <table:table-cell office:value-type="float" office:value="4"/>
          <table:table-cell office:value-type="float" office:value="104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52"/>
          <table:table-cell office:value-type="float" office:value="3"/>
          <table:table-cell office:value-type="float" office:value="6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5"/>
          <table:table-cell office:value-type="float" office:value="3"/>
          <table:table-cell office:value-type="float" office:value="5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9"/>
          <table:table-cell office:value-type="float" office:value="4"/>
          <table:table-cell office:value-type="float" office:value="183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5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0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2"/>
          <table:table-cell office:value-type="float" office:value="14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2"/>
          <table:table-cell office:value-type="float" office:value="3"/>
          <table:table-cell office:value-type="float" office:value="6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5"/>
          <table:table-cell office:value-type="float" office:value="4"/>
          <table:table-cell office:value-type="float" office:value="105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7"/>
          <table:table-cell office:value-type="float" office:value="2"/>
          <table:table-cell office:value-type="float" office:value="3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83"/>
          <table:table-cell office:value-type="float" office:value="3"/>
          <table:table-cell office:value-type="float" office:value="3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6"/>
          <table:table-cell office:value-type="float" office:value="3"/>
          <table:table-cell office:value-type="float" office:value="9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7"/>
          <table:table-cell office:value-type="float" office:value="3"/>
          <table:table-cell office:value-type="float" office:value="3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9"/>
          <table:table-cell office:value-type="float" office:value="4"/>
          <table:table-cell office:value-type="float" office:value="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225"/>
          <table:table-cell office:value-type="float" office:value="3"/>
          <table:table-cell office:value-type="float" office:value="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28"/>
          <table:table-cell office:value-type="float" office:value="5"/>
          <table:table-cell office:value-type="float" office:value="16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B0000092"/>
          <table:table-cell office:value-type="float" office:value="2"/>
          <table:table-cell office:value-type="float" office:value="6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0328"/>
          <table:table-cell office:value-type="float" office:value="3"/>
          <table:table-cell office:value-type="float" office:value="3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423"/>
          <table:table-cell office:value-type="float" office:value="2"/>
          <table:table-cell office:value-type="float" office:value="18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1747"/>
          <table:table-cell office:value-type="float" office:value="3"/>
          <table:table-cell office:value-type="float" office:value="5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748"/>
          <table:table-cell office:value-type="float" office:value="2"/>
          <table:table-cell office:value-type="float" office:value="13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07"/>
          <table:table-cell office:value-type="float" office:value="2"/>
          <table:table-cell office:value-type="float" office:value="5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62"/>
          <table:table-cell office:value-type="float" office:value="3"/>
          <table:table-cell office:value-type="float" office:value="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061"/>
          <table:table-cell office:value-type="float" office:value="3"/>
          <table:table-cell office:value-type="float" office:value="1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777"/>
          <table:table-cell office:value-type="float" office:value="3"/>
          <table:table-cell office:value-type="float" office:value="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977"/>
          <table:table-cell office:value-type="float" office:value="3"/>
          <table:table-cell office:value-type="float" office:value="1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3681"/>
          <table:table-cell office:value-type="float" office:value="2"/>
          <table:table-cell office:value-type="float" office:value="15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C0005249"/>
          <table:table-cell office:value-type="float" office:value="3"/>
          <table:table-cell office:value-type="float" office:value="1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1033334"/>
          <table:table-cell office:value-type="float" office:value="2"/>
          <table:table-cell office:value-type="float" office:value="2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D0000480"/>
          <table:table-cell office:value-type="float" office:value="3"/>
          <table:table-cell office:value-type="float" office:value="4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D0001111"/>
          <table:table-cell office:value-type="float" office:value="2"/>
          <table:table-cell office:value-type="float" office:value="7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F0000147"/>
          <table:table-cell office:value-type="float" office:value="3"/>
          <table:table-cell office:value-type="float" office:value="1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323"/>
          <table:table-cell office:value-type="float" office:value="3"/>
          <table:table-cell office:value-type="float" office:value="3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599"/>
          <table:table-cell office:value-type="float" office:value="3"/>
          <table:table-cell office:value-type="float" office:value="3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5074"/>
          <table:table-cell office:value-type="float" office:value="3"/>
          <table:table-cell office:value-type="float" office:value="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35"/>
          <table:table-cell office:value-type="float" office:value="3"/>
          <table:table-cell office:value-type="float" office:value="2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45"/>
          <table:table-cell office:value-type="float" office:value="3"/>
          <table:table-cell office:value-type="float" office:value="17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71"/>
          <table:table-cell office:value-type="float" office:value="3"/>
          <table:table-cell office:value-type="float" office:value="5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2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4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G0000273"/>
          <table:table-cell office:value-type="float" office:value="5"/>
          <table:table-cell office:value-type="float" office:value="1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397"/>
          <table:table-cell office:value-type="float" office:value="5"/>
          <table:table-cell office:value-type="float" office:value="1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21"/>
          <table:table-cell office:value-type="float" office:value="5"/>
          <table:table-cell office:value-type="float" office:value="51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42"/>
          <table:table-cell office:value-type="float" office:value="5"/>
          <table:table-cell office:value-type="float" office:value="16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4902"/>
          <table:table-cell office:value-type="float" office:value="5"/>
          <table:table-cell office:value-type="float" office:value="179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5878"/>
          <table:table-cell office:value-type="float" office:value="5"/>
          <table:table-cell office:value-type="float" office:value="180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6557"/>
          <table:table-cell office:value-type="float" office:value="5"/>
          <table:table-cell office:value-type="float" office:value="15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7243"/>
          <table:table-cell office:value-type="float" office:value="5"/>
          <table:table-cell office:value-type="float" office:value="17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1035428"/>
          <table:table-cell office:value-type="float" office:value="5"/>
          <table:table-cell office:value-type="float" office:value="167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H0000132"/>
          <table:table-cell office:value-type="float" office:value="3"/>
          <table:table-cell office:value-type="float" office:value="3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0135"/>
          <table:table-cell office:value-type="float" office:value="3"/>
          <table:table-cell office:value-type="float" office:value="2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1301"/>
          <table:table-cell office:value-type="float" office:value="3"/>
          <table:table-cell office:value-type="float" office:value="3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4983"/>
          <table:table-cell office:value-type="float" office:value="3"/>
          <table:table-cell office:value-type="float" office:value="6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070"/>
          <table:table-cell office:value-type="float" office:value="3"/>
          <table:table-cell office:value-type="float" office:value="1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727"/>
          <table:table-cell office:value-type="float" office:value="3"/>
          <table:table-cell office:value-type="float" office:value="3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856"/>
          <table:table-cell office:value-type="float" office:value="3"/>
          <table:table-cell office:value-type="float" office:value="2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9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18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8"/>
          <table:table-cell office:value-type="float" office:value="3"/>
          <table:table-cell office:value-type="float" office:value="5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9"/>
          <table:table-cell office:value-type="float" office:value="3"/>
          <table:table-cell office:value-type="float" office:value="2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1020951"/>
          <table:table-cell office:value-type="float" office:value="3"/>
          <table:table-cell office:value-type="float" office:value="6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1213"/>
          <table:table-cell office:value-type="float" office:value="3"/>
          <table:table-cell office:value-type="float" office:value="3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2125"/>
          <table:table-cell office:value-type="float" office:value="3"/>
          <table:table-cell office:value-type="float" office:value="1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M0000001"/>
          <table:table-cell office:value-type="float" office:value="4"/>
          <table:table-cell office:value-type="float" office:value="2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006"/>
          <table:table-cell office:value-type="float" office:value="4"/>
          <table:table-cell office:value-type="float" office:value="10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631"/>
          <table:table-cell office:value-type="float" office:value="4"/>
          <table:table-cell office:value-type="float" office:value="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25"/>
          <table:table-cell office:value-type="float" office:value="4"/>
          <table:table-cell office:value-type="float" office:value="108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3"/>
          <table:table-cell office:value-type="float" office:value="4"/>
          <table:table-cell office:value-type="float" office:value="1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9"/>
          <table:table-cell office:value-type="float" office:value="4"/>
          <table:table-cell office:value-type="float" office:value="1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TfL"/>
          <table:table-cell office:value-type="float" office:value="1"/>
          <table:table-cell office:value-type="float" office:value="1"/>
          <table:table-cell office:value-type="string" office:string-value="London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fares%20sample.xls'#no_discs18" table:style-name="ta3">
        <table:table-source xlink:href="file://fs4/TS_GroupsI$/COMC/11_Buses/01_Data/c_Fares/11-10%20Revisions/fares%20sample.xls" table:table-name="no_disc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5" table:style-name="ta3">
        <table:table-source xlink:href="file://fs4/TS_GroupsI$/COMC/11_Buses/01_Data/c_Fares/11-10%20Revisions/fares%20sample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8" table:style-name="ta3">
        <table:table-source xlink:href="file://fs4/TS_GroupsI$/COMC/11_Buses/01_Data/c_Fares/11-10%20Revisions/fares%20sample.xls" table:table-name="revenue_sum_0708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7" table:style-name="ta3">
        <table:table-source xlink:href="file://fs4/TS_GroupsI$/COMC/11_Buses/01_Data/c_Fares/11-10%20Revisions/fares%20sample.xls" table:table-name="Shee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809" table:style-name="ta3">
        <table:table-source xlink:href="file://fs4/TS_GroupsI$/COMC/11_Buses/01_Data/c_Fares/11-10%20Revisions/fares%20sample.xls" table:table-name="rev08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v2" table:style-name="ta3">
        <table:table-source xlink:href="file://fs4/TS_GroupsI$/COMC/11_Buses/01_Data/c_Fares/11-10%20Revisions/fares%20sample.xls" table:table-name="rev0708v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" table:style-name="ta3">
        <table:table-source xlink:href="file://fs4/TS_GroupsI$/COMC/11_Buses/01_Data/c_Fares/11-10%20Revisions/fares%20sample.xls" table:table-name="rev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" table:style-name="ta3">
        <table:table-source xlink:href="file://fs4/TS_GroupsI$/COMC/11_Buses/01_Data/c_Fares/11-10%20Revisions/fares%20sample.xls" table:table-name="no_dis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" table:style-name="ta3">
        <table:table-source xlink:href="file://fs4/TS_GroupsI$/COMC/11_Buses/01_Data/c_Fares/11-10%20Revisions/fares%20sample.xls" table:table-name="revenue_sum_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" table:style-name="ta3">
        <table:table-source xlink:href="file://fs4/TS_GroupsI$/COMC/11_Buses/01_Data/c_Fares/11-10%20Revisions/fares%20sample.xls" table:table-name="no_disc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" table:style-name="ta3">
        <table:table-source xlink:href="file://fs4/TS_GroupsI$/COMC/11_Buses/01_Data/c_Fares/11-10%20Revisions/fares%20sample.xls" table:table-name="revenue_sum_0708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" table:style-name="ta3">
        <table:table-source xlink:href="file://fs4/TS_GroupsI$/COMC/11_Buses/01_Data/c_Fares/11-10%20Revisions/fares%20sample.xls" table:table-name="no_dis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" table:style-name="ta3">
        <table:table-source xlink:href="file://fs4/TS_GroupsI$/COMC/11_Buses/01_Data/c_Fares/11-10%20Revisions/fares%20sample.xls" table:table-name="revenue_sum_070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3" table:style-name="ta3">
        <table:table-source xlink:href="file://fs4/TS_GroupsI$/COMC/11_Buses/01_Data/c_Fares/11-10%20Revisions/fares%20sample.xls" table:table-name="no_disc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3" table:style-name="ta3">
        <table:table-source xlink:href="file://fs4/TS_GroupsI$/COMC/11_Buses/01_Data/c_Fares/11-10%20Revisions/fares%20sample.xls" table:table-name="revenue_sum_0708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4" table:style-name="ta3">
        <table:table-source xlink:href="file://fs4/TS_GroupsI$/COMC/11_Buses/01_Data/c_Fares/11-10%20Revisions/fares%20sample.xls" table:table-name="no_disc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4" table:style-name="ta3">
        <table:table-source xlink:href="file://fs4/TS_GroupsI$/COMC/11_Buses/01_Data/c_Fares/11-10%20Revisions/fares%20sample.xls" table:table-name="revenue_sum_0708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7" table:style-name="ta3">
        <table:table-source xlink:href="file://fs4/TS_GroupsI$/COMC/11_Buses/01_Data/c_Fares/11-10%20Revisions/fares%20sample.xls" table:table-name="no_disc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7" table:style-name="ta3">
        <table:table-source xlink:href="file://fs4/TS_GroupsI$/COMC/11_Buses/01_Data/c_Fares/11-10%20Revisions/fares%20sample.xls" table:table-name="revenue_sum_0708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5" table:style-name="ta3">
        <table:table-source xlink:href="file://fs4/TS_GroupsI$/COMC/11_Buses/01_Data/c_Fares/11-10%20Revisions/fares%20sample.xls" table:table-name="no_disc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5" table:style-name="ta3">
        <table:table-source xlink:href="file://fs4/TS_GroupsI$/COMC/11_Buses/01_Data/c_Fares/11-10%20Revisions/fares%20sample.xls" table:table-name="revenue_sum_0708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6" table:style-name="ta3">
        <table:table-source xlink:href="file://fs4/TS_GroupsI$/COMC/11_Buses/01_Data/c_Fares/11-10%20Revisions/fares%20sample.xls" table:table-name="no_disc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6" table:style-name="ta3">
        <table:table-source xlink:href="file://fs4/TS_GroupsI$/COMC/11_Buses/01_Data/c_Fares/11-10%20Revisions/fares%20sample.xls" table:table-name="revenue_sum_0708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8" table:style-name="ta3">
        <table:table-source xlink:href="file://fs4/TS_GroupsI$/COMC/11_Buses/01_Data/c_Fares/11-10%20Revisions/fares%20sample.xls" table:table-name="no_disc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8" table:style-name="ta3">
        <table:table-source xlink:href="file://fs4/TS_GroupsI$/COMC/11_Buses/01_Data/c_Fares/11-10%20Revisions/fares%20sample.xls" table:table-name="revenue_sum_0708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9" table:style-name="ta3">
        <table:table-source xlink:href="file://fs4/TS_GroupsI$/COMC/11_Buses/01_Data/c_Fares/11-10%20Revisions/fares%20sample.xls" table:table-name="no_disc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9" table:style-name="ta3">
        <table:table-source xlink:href="file://fs4/TS_GroupsI$/COMC/11_Buses/01_Data/c_Fares/11-10%20Revisions/fares%20sample.xls" table:table-name="revenue_sum_0708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0" table:style-name="ta3">
        <table:table-source xlink:href="file://fs4/TS_GroupsI$/COMC/11_Buses/01_Data/c_Fares/11-10%20Revisions/fares%20sample.xls" table:table-name="no_disc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0" table:style-name="ta3">
        <table:table-source xlink:href="file://fs4/TS_GroupsI$/COMC/11_Buses/01_Data/c_Fares/11-10%20Revisions/fares%20sample.xls" table:table-name="revenue_sum_0708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3" table:style-name="ta3">
        <table:table-source xlink:href="file://fs4/TS_GroupsI$/COMC/11_Buses/01_Data/c_Fares/11-10%20Revisions/fares%20sample.xls" table:table-name="no_disc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3" table:style-name="ta3">
        <table:table-source xlink:href="file://fs4/TS_GroupsI$/COMC/11_Buses/01_Data/c_Fares/11-10%20Revisions/fares%20sample.xls" table:table-name="revenue_sum_0708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1" table:style-name="ta3">
        <table:table-source xlink:href="file://fs4/TS_GroupsI$/COMC/11_Buses/01_Data/c_Fares/11-10%20Revisions/fares%20sample.xls" table:table-name="no_disc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1" table:style-name="ta3">
        <table:table-source xlink:href="file://fs4/TS_GroupsI$/COMC/11_Buses/01_Data/c_Fares/11-10%20Revisions/fares%20sample.xls" table:table-name="revenue_sum_0708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2" table:style-name="ta3">
        <table:table-source xlink:href="file://fs4/TS_GroupsI$/COMC/11_Buses/01_Data/c_Fares/11-10%20Revisions/fares%20sample.xls" table:table-name="no_disc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2" table:style-name="ta3">
        <table:table-source xlink:href="file://fs4/TS_GroupsI$/COMC/11_Buses/01_Data/c_Fares/11-10%20Revisions/fares%20sample.xls" table:table-name="revenue_sum_0708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6" table:style-name="ta3">
        <table:table-source xlink:href="file://fs4/TS_GroupsI$/COMC/11_Buses/01_Data/c_Fares/11-10%20Revisions/fares%20sample.xls" table:table-name="no_disc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6" table:style-name="ta3">
        <table:table-source xlink:href="file://fs4/TS_GroupsI$/COMC/11_Buses/01_Data/c_Fares/11-10%20Revisions/fares%20sample.xls" table:table-name="revenue_sum_0708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4" table:style-name="ta3">
        <table:table-source xlink:href="file://fs4/TS_GroupsI$/COMC/11_Buses/01_Data/c_Fares/11-10%20Revisions/fares%20sample.xls" table:table-name="no_disc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4" table:style-name="ta3">
        <table:table-source xlink:href="file://fs4/TS_GroupsI$/COMC/11_Buses/01_Data/c_Fares/11-10%20Revisions/fares%20sample.xls" table:table-name="revenue_sum_0708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5" table:style-name="ta3">
        <table:table-source xlink:href="file://fs4/TS_GroupsI$/COMC/11_Buses/01_Data/c_Fares/11-10%20Revisions/fares%20sample.xls" table:table-name="no_disc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5" table:style-name="ta3">
        <table:table-source xlink:href="file://fs4/TS_GroupsI$/COMC/11_Buses/01_Data/c_Fares/11-10%20Revisions/fares%20sample.xls" table:table-name="revenue_sum_0708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7" table:style-name="ta3">
        <table:table-source xlink:href="file://fs4/TS_GroupsI$/COMC/11_Buses/01_Data/c_Fares/11-10%20Revisions/fares%20sample.xls" table:table-name="no_disc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7" table:style-name="ta3">
        <table:table-source xlink:href="file://fs4/TS_GroupsI$/COMC/11_Buses/01_Data/c_Fares/11-10%20Revisions/fares%20sample.xls" table:table-name="revenue_sum_0708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5" table:style-name="ta3">
        <table:table-source xlink:href="file://fs4/TS_GroupsI$/COMC/11_Buses/01_Data/c_Fares/11-10%20Revisions/fares%20sample.xls" table:table-name="no_disc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5" table:style-name="ta3">
        <table:table-source xlink:href="file://fs4/TS_GroupsI$/COMC/11_Buses/01_Data/c_Fares/11-10%20Revisions/fares%20sample.xls" table:table-name="revenue_sum_0708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4" table:style-name="ta3">
        <table:table-source xlink:href="file://fs4/TS_GroupsI$/COMC/11_Buses/01_Data/c_Fares/11-10%20Revisions/fares%20sample.xls" table:table-name="no_disc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4" table:style-name="ta3">
        <table:table-source xlink:href="file://fs4/TS_GroupsI$/COMC/11_Buses/01_Data/c_Fares/11-10%20Revisions/fares%20sample.xls" table:table-name="revenue_sum_0708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9" table:style-name="ta3">
        <table:table-source xlink:href="file://fs4/TS_GroupsI$/COMC/11_Buses/01_Data/c_Fares/11-10%20Revisions/fares%20sample.xls" table:table-name="no_disc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9" table:style-name="ta3">
        <table:table-source xlink:href="file://fs4/TS_GroupsI$/COMC/11_Buses/01_Data/c_Fares/11-10%20Revisions/fares%20sample.xls" table:table-name="revenue_sum_0708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0" table:style-name="ta3">
        <table:table-source xlink:href="file://fs4/TS_GroupsI$/COMC/11_Buses/01_Data/c_Fares/11-10%20Revisions/fares%20sample.xls" table:table-name="no_disc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0" table:style-name="ta3">
        <table:table-source xlink:href="file://fs4/TS_GroupsI$/COMC/11_Buses/01_Data/c_Fares/11-10%20Revisions/fares%20sample.xls" table:table-name="revenue_sum_0708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1" table:style-name="ta3">
        <table:table-source xlink:href="file://fs4/TS_GroupsI$/COMC/11_Buses/01_Data/c_Fares/11-10%20Revisions/fares%20sample.xls" table:table-name="no_disc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1" table:style-name="ta3">
        <table:table-source xlink:href="file://fs4/TS_GroupsI$/COMC/11_Buses/01_Data/c_Fares/11-10%20Revisions/fares%20sample.xls" table:table-name="revenue_sum_0708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2" table:style-name="ta3">
        <table:table-source xlink:href="file://fs4/TS_GroupsI$/COMC/11_Buses/01_Data/c_Fares/11-10%20Revisions/fares%20sample.xls" table:table-name="no_disc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2" table:style-name="ta3">
        <table:table-source xlink:href="file://fs4/TS_GroupsI$/COMC/11_Buses/01_Data/c_Fares/11-10%20Revisions/fares%20sample.xls" table:table-name="revenue_sum_0708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3" table:style-name="ta3">
        <table:table-source xlink:href="file://fs4/TS_GroupsI$/COMC/11_Buses/01_Data/c_Fares/11-10%20Revisions/fares%20sample.xls" table:table-name="no_disc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3" table:style-name="ta3">
        <table:table-source xlink:href="file://fs4/TS_GroupsI$/COMC/11_Buses/01_Data/c_Fares/11-10%20Revisions/fares%20sample.xls" table:table-name="revenue_sum_07082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2" table:style-name="ta3">
        <table:table-source xlink:href="http://assets.dft.gov.uk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3" table:style-name="ta3">
        <table:table-source xlink:href="http://assets.dft.gov.uk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5" table:style-name="ta3">
        <table:table-source xlink:href="http://assets.dft.gov.uk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1" table:style-name="ta3">
        <table:table-source xlink:href="http://assets.dft.gov.uk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table table:name="'file://virago.internal.dtlr.gov.uk/data/IRHS/EXCEL/RORO/bulletins/2003/SA%20Changes/SA%20Changes%20to%20bulletin%20-%20draft.xls'#CommentarySA" table:style-name="ta3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3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3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3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3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3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3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3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3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3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3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3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BUS0405a.$A$1"/>
        <table:named-expression table:name="\a" table:expression="of:=[.#REF!]" table:base-cell-address="BUS0405a.$A$1"/>
        <table:named-expression table:name="\b" table:expression="of:=#N/A" table:base-cell-address="BUS0405a.$A$1"/>
        <table:named-expression table:name="\p" table:expression="of:=[.#REF!]" table:base-cell-address="BUS0405a.$A$1"/>
        <table:named-expression table:name="\s" table:expression="of:=[.#REF!]" table:base-cell-address="BUS0405a.$A$1"/>
        <table:named-range table:name="\t" table:cell-range-address="'file://virago.internal.dtlr.gov.uk/data/2005Publications/RoRo%20Q2_2005/Bulletin205draft.xls'#TABLE1a.$U$3" table:base-cell-address="BUS0405a.$A$1"/>
        <table:named-expression table:name="\z" table:expression="of:=[.#REF!]" table:base-cell-address="BUS0405a.$A$1"/>
        <table:named-expression table:name="_1.2__Average_distance_travelled_by_mode_of_travel__1975_76__1985_86_and_1993_95" table:expression="of:=[.#REF!]" table:base-cell-address="BUS0405a.$A$1"/>
        <table:named-expression table:name="_PRv2" table:expression="of:=[.#REF!]" table:base-cell-address="BUS0405a.$A$1"/>
        <table:named-expression table:name="_PUv2" table:expression="of:=[.#REF!]" table:base-cell-address="BUS0405a.$A$1"/>
        <table:named-expression table:name="_TAB2" table:expression="of:=[.#REF!]" table:base-cell-address="BUS0405a.$A$1"/>
        <table:named-expression table:name="_TAB9" table:expression="of:=[.#REF!]" table:base-cell-address="BUS0405a.$A$1"/>
        <table:named-expression table:name="_TRv2" table:expression="of:=[.#REF!]" table:base-cell-address="BUS0405a.$A$1"/>
        <table:named-expression table:name="_tuv2" table:expression="of:=[.#REF!]" table:base-cell-address="BUS0405a.$A$1"/>
        <table:named-expression table:name="activeCell" table:expression="of:=[.#REF!]" table:base-cell-address="BUS0405a.$A$1"/>
        <table:named-expression table:name="ALL" table:expression="of:=#N/A" table:base-cell-address="BUS0405a.$A$1"/>
        <table:named-range table:name="ANNBELGIUM" table:cell-range-address="'file://virago.internal.dtlr.gov.uk/data/2005Publications/RoRo%20Q2_2005/Bulletin205draft.xls'#TABLE5.$D$5:TABLE5.$D$12" table:base-cell-address="BUS0405a.$A$1"/>
        <table:named-range table:name="ANNDVR" table:cell-range-address="'file://virago.internal.dtlr.gov.uk/data/2005Publications/RoRo%20Q2_2005/Bulletin205draft.xls'#TABLE4AL.$D$6:TABLE4AL.$D$12" table:base-cell-address="BUS0405a.$A$1"/>
        <table:named-range table:name="ANNENG" table:cell-range-address="'file://virago.internal.dtlr.gov.uk/data/2005Publications/RoRo%20Q2_2005/Bulletin205draft.xls'#TABLE4AL.$F$6:TABLE4AL.$F$12" table:base-cell-address="BUS0405a.$A$1"/>
        <table:named-range table:name="ANNFORIEGN" table:cell-range-address="'file://virago.internal.dtlr.gov.uk/data/2005Publications/RoRo%20Q2_2005/Bulletin205draft.xls'#TABLE1a.$P$37" table:base-cell-address="BUS0405a.$A$1"/>
        <table:named-range table:name="ANNFRANCE" table:cell-range-address="'file://virago.internal.dtlr.gov.uk/data/2005Publications/RoRo%20Q2_2005/Bulletin205draft.xls'#TABLE5.$B$5:TABLE5.$B$12" table:base-cell-address="BUS0405a.$A$1"/>
        <table:named-range table:name="ANNL" table:cell-range-address="'file://virago.internal.dtlr.gov.uk/data/2005Publications/RoRo%20Q2_2005/Bulletin205draft.xls'#TABLE5.$F$5:TABLE5.$F$12" table:base-cell-address="BUS0405a.$A$1"/>
        <table:named-range table:name="ANNOTHER" table:cell-range-address="'file://virago.internal.dtlr.gov.uk/data/2005Publications/RoRo%20Q2_2005/Bulletin205draft.xls'#TABLE5.$J$5:TABLE5.$J$12" table:base-cell-address="BUS0405a.$A$1"/>
        <table:named-range table:name="ANNSE" table:cell-range-address="'file://virago.internal.dtlr.gov.uk/data/2005Publications/RoRo%20Q2_2005/Bulletin205draft.xls'#TABLE4AL.$B$6:TABLE4AL.$B$12" table:base-cell-address="BUS0405a.$A$1"/>
        <table:named-expression table:name="ANNUAL" table:expression="of:=[.#REF!]" table:base-cell-address="BUS0405a.$A$1"/>
        <table:named-range table:name="ANNUK" table:cell-range-address="'file://virago.internal.dtlr.gov.uk/data/2005Publications/RoRo%20Q2_2005/Bulletin205draft.xls'#TABLE1a.$E$8:TABLE1a.$E$14" table:base-cell-address="BUS0405a.$A$1"/>
        <table:named-range table:name="ANNUT" table:cell-range-address="'file://virago.internal.dtlr.gov.uk/data/2005Publications/RoRo%20Q2_2005/Bulletin205draft.xls'#TABLE1a.$M$8:TABLE1a.$M$14" table:base-cell-address="BUS0405a.$A$1"/>
        <table:named-expression table:name="area" table:expression="of:=[.#REF!]" table:base-cell-address="BUS0405a.$A$1"/>
        <table:named-expression table:name="BARQTR" table:expression="of:=[.#REF!]" table:base-cell-address="BUS0405a.$A$1"/>
        <table:named-expression table:name="BELGIUM" table:expression="of:=[.#REF!]" table:base-cell-address="BUS0405a.$A$1"/>
        <table:named-expression table:name="BOTO" table:expression="of:=[.#REF!]" table:base-cell-address="BUS0405a.$A$1"/>
        <table:named-expression table:name="BOTO2" table:expression="of:=[.#REF!]" table:base-cell-address="BUS0405a.$A$1"/>
        <table:named-expression table:name="BULL" table:expression="of:=#N/A" table:base-cell-address="BUS0405a.$A$1"/>
        <table:named-range table:name="CAMARA" table:cell-range-address="'file://virago.internal.dtlr.gov.uk/data/2005Publications/RoRo%20Q2_2005/Bulletin205draft.xls'#TABLE1a.$P$4" table:base-cell-address="BUS0405a.$A$1"/>
        <table:named-expression table:name="CategoryTitle" table:expression="of:=[.#REF!]" table:base-cell-address="BUS0405a.$A$1"/>
        <table:named-range table:name="CLONE" table:cell-range-address="'file://virago.internal.dtlr.gov.uk/data/2005Publications/RoRo%20Q2_2005/Bulletin205draft.xls'#TABLE1a.$P$6" table:base-cell-address="BUS0405a.$A$1"/>
        <table:named-range table:name="contacts" table:cell-range-address="'file://fs4/TS_GroupsI$/COMC/11_Buses/01_Data/c_Fares/11-10%20Revisions/indices%20calc.xls'#contacts.$A$1:contacts.$IV$1048576" table:base-cell-address="BUS0405a.$A$1"/>
        <table:named-expression table:name="DASH" table:expression="of:=[.#REF!]" table:base-cell-address="BUS0405a.$A$1"/>
        <table:named-expression table:name="Data_col1" table:expression="of:=[.#REF!]" table:base-cell-address="BUS0405a.$A$1"/>
        <table:named-expression table:name="dgdsfyh" table:expression="of:=[.#REF!]" table:base-cell-address="BUS0405a.$A$1"/>
        <table:named-expression table:name="DK" table:expression="of:=[.#REF!]" table:base-cell-address="BUS0405a.$A$1"/>
        <table:named-expression table:name="DNK_D" table:expression="of:=[.#REF!]" table:base-cell-address="BUS0405a.$A$1"/>
        <table:named-expression table:name="DOVER" table:expression="of:=#N/A" table:base-cell-address="BUS0405a.$A$1"/>
        <table:named-expression table:name="DSD" table:expression="of:=[.#REF!]" table:base-cell-address="BUS0405a.$A$1"/>
        <table:named-expression table:name="EIRE" table:expression="of:=[.#REF!]" table:base-cell-address="BUS0405a.$A$1"/>
        <table:named-expression table:name="ENGLISH" table:expression="of:=#N/A" table:base-cell-address="BUS0405a.$A$1"/>
        <table:named-expression table:name="exchange_rate" table:expression="of:=[.#REF!]" table:base-cell-address="BUS0405a.$A$1"/>
        <table:named-expression table:name="fendyear" table:expression="of:=[.#REF!]" table:base-cell-address="BUS0405a.$A$1"/>
        <table:named-expression table:name="FL" table:expression="of:=[.#REF!]" table:base-cell-address="BUS0405a.$A$1"/>
        <table:named-expression table:name="Footnotes" table:expression="of:=[.#REF!]" table:base-cell-address="BUS0405a.$A$1"/>
        <table:named-range table:name="FOREIGN" table:cell-range-address="'file://virago.internal.dtlr.gov.uk/data/2005Publications/RoRo%20Q2_2005/Bulletin205draft.xls'#TABLE1a.$P$38:TABLE1a.$P$52" table:base-cell-address="BUS0405a.$A$1"/>
        <table:named-expression table:name="FRANCE" table:expression="of:=[.#REF!]" table:base-cell-address="BUS0405a.$A$1"/>
        <table:named-expression table:name="fyear" table:expression="of:=[.#REF!]" table:base-cell-address="BUS0405a.$A$1"/>
        <table:named-expression table:name="GERMANY" table:expression="of:=[.#REF!]" table:base-cell-address="BUS0405a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BUS0405a.$A$1"/>
        <table:named-expression table:name="GraphTitle" table:expression="of:=[.#REF!]" table:base-cell-address="BUS0405a.$A$1"/>
        <table:named-expression table:name="ITALY" table:expression="of:=[.#REF!]" table:base-cell-address="BUS0405a.$A$1"/>
        <table:named-range table:name="mainarea" table:cell-range-address="'file://fs4/TS_GroupsI$/COMC/11_Buses/01_Data/c_Fares/11-10%20Revisions/indices%20calc.xls'#operators.$A$1:operators.$D$65536" table:base-cell-address="BUS0405a.$A$1"/>
        <table:named-expression table:name="MIN" table:expression="of:=[.#REF!]" table:base-cell-address="BUS0405a.$A$1"/>
        <table:named-expression table:name="mincheck" table:expression="of:=[.#REF!]" table:base-cell-address="BUS0405a.$A$1"/>
        <table:named-expression table:name="name" table:expression="of:=[.#REF!]" table:base-cell-address="BUS0405a.$A$1"/>
        <table:named-expression table:name="NLS" table:expression="of:=[.#REF!]" table:base-cell-address="BUS0405a.$A$1"/>
        <table:named-expression table:name="NONEC" table:expression="of:=[.#REF!]" table:base-cell-address="BUS0405a.$A$1"/>
        <table:named-expression table:name="NORTHSEA" table:expression="of:=#N/A" table:base-cell-address="BUS0405a.$A$1"/>
        <table:named-expression table:name="OldData" table:expression="of:=[.#REF!]" table:base-cell-address="BUS0405a.$A$1"/>
        <table:named-range table:name="op_rev" table:cell-range-address="'file://fs4/TS_GroupsI$/COMC/11_Buses/01_Data/c_Fares/11-10%20Revisions/indices%20calc.xls'#revenue.$A$1:revenue.$E$65536" table:base-cell-address="BUS0405a.$A$1"/>
        <table:named-range table:name="opid_map" table:cell-range-address="'file://fs4/TS_GroupsI$/COMC/11_Buses/01_Data/c_Fares/11-10%20Revisions/fares%20sample.xls'#opid_map.$A$1:opid_map.$D$65536" table:base-cell-address="BUS0405a.$A$1"/>
        <table:named-expression table:name="other" table:expression="of:=[.#REF!]" table:base-cell-address="BUS0405a.$A$1"/>
        <table:named-expression table:name="OTHEREC" table:expression="of:=[.#REF!]" table:base-cell-address="BUS0405a.$A$1"/>
        <table:named-expression table:name="PIE" table:expression="of:=[.#REF!]" table:base-cell-address="BUS0405a.$A$1"/>
        <table:named-range table:name="PM" table:cell-range-address="'http://assets.dft.gov.uk/temp/Working%20files/6.11.9%20DW%20LHA%20&amp;%20HA%20roads%20casulties_1WIP.xls'#Sheet1.$K$1:Sheet1.$S$13" table:base-cell-address="BUS0405a.$A$1"/>
        <table:named-expression table:name="PR" table:expression="of:=[.#REF!]" table:base-cell-address="BUS0405a.$A$1"/>
        <table:named-expression table:name="Print_Area" table:expression="of:=[.#REF!]" table:base-cell-address="BUS0405a.$A$1"/>
        <table:named-range table:name="Print_Area_MI" table:cell-range-address="'file://virago.internal.dtlr.gov.uk/data/2005Publications/RoRo%20Q2_2005/Bulletin205draft.xls'#TABLE1a.$A$1:TABLE1a.$O$37" table:base-cell-address="BUS0405a.$A$1"/>
        <table:named-expression table:name="PU" table:expression="of:=[.#REF!]" table:base-cell-address="BUS0405a.$A$1"/>
        <table:named-expression table:name="PUBLISH_Print_Area" table:expression="of:=[.#REF!]" table:base-cell-address="BUS0405a.$A$1"/>
        <table:named-expression table:name="PUBLISH1998_Print_Area" table:expression="of:=[.#REF!]" table:base-cell-address="BUS0405a.$A$1"/>
        <table:named-expression table:name="qryNonEUBreakdown" table:expression="of:=[.#REF!]" table:base-cell-address="BUS0405a.$A$1"/>
        <table:named-expression table:name="QUARTER" table:expression="of:=[.#REF!]" table:base-cell-address="BUS0405a.$A$1"/>
        <table:named-expression table:name="R_" table:expression="of:=[.#REF!]" table:base-cell-address="BUS0405a.$A$1"/>
        <table:named-expression table:name="region" table:expression="of:=[.#REF!]" table:base-cell-address="BUS0405a.$A$1"/>
        <table:named-expression table:name="SPAIN" table:expression="of:=[.#REF!]" table:base-cell-address="BUS0405a.$A$1"/>
        <table:named-range table:name="tab" table:cell-range-address="'file://virago.internal.dtlr.gov.uk/data/IRHS/EXCEL/RORO/bulletins/2003/SA%20Changes/SA%20Changes%20to%20bulletin%20-%20draft.xls'#TABLE1a.$U$3" table:base-cell-address="BUS0405a.$A$1"/>
        <table:named-expression table:name="TAB4ALL" table:expression="of:=#N/A" table:base-cell-address="BUS0405a.$A$1"/>
        <table:named-expression table:name="TAB4PV" table:expression="of:=#N/A" table:base-cell-address="BUS0405a.$A$1"/>
        <table:named-expression table:name="TAB4UT" table:expression="of:=#N/A" table:base-cell-address="BUS0405a.$A$1"/>
        <table:named-expression table:name="TAB5cQT" table:expression="of:=[.#REF!]" table:base-cell-address="BUS0405a.$A$1"/>
        <table:named-expression table:name="TableTitle" table:expression="of:=[.#REF!]" table:base-cell-address="BUS0405a.$A$1"/>
        <table:named-expression table:name="taj" table:expression="of:=[.#REF!]" table:base-cell-address="BUS0405a.$A$1"/>
        <table:named-expression table:name="TB6a_bik" table:expression="of:=[.#REF!]" table:base-cell-address="BUS0405a.$A$1"/>
        <table:named-expression table:name="TB6a_car" table:expression="of:=[.#REF!]" table:base-cell-address="BUS0405a.$A$1"/>
        <table:named-expression table:name="TB6a_cyc" table:expression="of:=[.#REF!]" table:base-cell-address="BUS0405a.$A$1"/>
        <table:named-expression table:name="TB6a_ped" table:expression="of:=[.#REF!]" table:base-cell-address="BUS0405a.$A$1"/>
        <table:named-expression table:name="TB6b_bik" table:expression="of:=[.#REF!]" table:base-cell-address="BUS0405a.$A$1"/>
        <table:named-expression table:name="TB6b_car" table:expression="of:=[.#REF!]" table:base-cell-address="BUS0405a.$A$1"/>
        <table:named-expression table:name="TB6b_cyc" table:expression="of:=[.#REF!]" table:base-cell-address="BUS0405a.$A$1"/>
        <table:named-expression table:name="TB6b_ped" table:expression="of:=[.#REF!]" table:base-cell-address="BUS0405a.$A$1"/>
        <table:named-expression table:name="TB6c_bik" table:expression="of:=[.#REF!]" table:base-cell-address="BUS0405a.$A$1"/>
        <table:named-expression table:name="TB6c_car" table:expression="of:=[.#REF!]" table:base-cell-address="BUS0405a.$A$1"/>
        <table:named-expression table:name="TB6c_cyc" table:expression="of:=[.#REF!]" table:base-cell-address="BUS0405a.$A$1"/>
        <table:named-expression table:name="TB6c_ped" table:expression="of:=[.#REF!]" table:base-cell-address="BUS0405a.$A$1"/>
        <table:named-expression table:name="test" table:expression="of:=[.#REF!]" table:base-cell-address="BUS0405a.$A$1"/>
        <table:named-expression table:name="test1" table:expression="of:=[.#REF!]" table:base-cell-address="BUS0405a.$A$1"/>
        <table:named-expression table:name="test2" table:expression="of:=[.#REF!]" table:base-cell-address="BUS0405a.$A$1"/>
        <table:named-expression table:name="testing" table:expression="of:=[.#REF!]" table:base-cell-address="BUS0405a.$A$1"/>
        <table:named-range table:name="TM" table:cell-range-address="'http://assets.dft.gov.uk/temp/Working%20files/6.11.9%20DW%20LHA%20&amp;%20HA%20roads%20casulties_1WIP.xls'#Sheet1.$A$1:Sheet1.$I$119" table:base-cell-address="BUS0405a.$A$1"/>
        <table:named-expression table:name="TOP" table:expression="of:=[.#REF!]" table:base-cell-address="BUS0405a.$A$1"/>
        <table:named-range table:name="TR" table:cell-range-address="'http://assets.dft.gov.uk/temp/Working%20files/6.11.9%20DW%20LHA%20&amp;%20HA%20roads%20casulties_1WIP.xls'#Sheet1.$U$1:Sheet1.$AB$146" table:base-cell-address="BUS0405a.$A$1"/>
        <table:named-range table:name="TU" table:cell-range-address="'http://assets.dft.gov.uk/temp/Working%20files/6.11.9%20DW%20LHA%20&amp;%20HA%20roads%20casulties_1WIP.xls'#Sheet1.$AC$1:Sheet1.$AJ$133" table:base-cell-address="BUS0405a.$A$1"/>
        <table:named-expression table:name="UK" table:expression="of:=#N/A" table:base-cell-address="BUS0405a.$A$1"/>
        <table:named-expression table:name="UT" table:expression="of:=#N/A" table:base-cell-address="BUS0405a.$A$1"/>
        <table:named-expression table:name="v" table:expression="of:=[.#REF!]" table:base-cell-address="BUS0405a.$A$1"/>
        <table:named-expression table:name="ValueTitle" table:expression="of:=[.#REF!]" table:base-cell-address="BUS0405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1" number:min-integer-digits="1"/>
      <number:text> </number:text>
    </number:number-style>
    <number:number-style style:name="N39">
      <number:number number:decimal-places="0" number:min-integer-digits="1">
        <number:embedded-text number:position="0"> </number:embedded-text>
      </number:number>
    </number:number-style>
    <number:number-style style:name="N40">
      <number:number number:decimal-places="1" number:min-integer-digits="1" number:grouping="true"/>
    </number:number-style>
    <number:percentage-style style:name="N41">
      <number:number number:decimal-places="1" number:min-integer-digits="1"/>
      <number:text>%</number:text>
    </number:percentage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BusWorking-04-CostsRev_32__40_current_41_" style:display-name="Hyperlink_BusWorking-04-CostsRev (current)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rcus O'Brien</meta:initial-creator>
    <dc:creator>Kiran</dc:creator>
    <meta:creation-date>2019-06-19T14:33:14Z</meta:creation-date>
    <dc:date>2020-04-24T15:22:00Z</dc:date>
    <meta:editing-duration>PT0S</meta:editing-duration>
  </office:meta>
</office:document-meta>
</file>